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fo:color="#000000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utlog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u235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.1425E+020" calcext:value-type="float">
            <text:p>5.1425E+020</text:p>
          </table:table-cell>
          <table:table-cell table:style-name="Default" office:value-type="float" office:value="1.99235E+021" calcext:value-type="float">
            <text:p>1.99235E+021</text:p>
          </table:table-cell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.31099E+020" calcext:value-type="float">
            <text:p>3.31099E+020</text:p>
          </table:table-cell>
          <table:table-cell table:style-name="Default" office:value-type="float" office:value="1.19378E+021" calcext:value-type="float">
            <text:p>1.19378E+021</text:p>
          </table:table-cell>
          <table:table-cell/>
          <table:table-cell table:formula="of:=(1+[.A6])*[.C6]" office:value-type="float" office:value="1.19378E+021" calcext:value-type="float">
            <text:p>1.19378E+021</text:p>
          </table:table-cell>
          <table:table-cell table:formula="of:=[.E6]/100000/[.$I$6]" office:value-type="float" office:value="0.681381278538813" calcext:value-type="float">
            <text:p>0.681381278538813</text:p>
          </table:table-cell>
          <table:table-cell table:number-columns-repeated="2"/>
          <table:table-cell table:style-name="ce1" office:value-type="float" office:value="1.752E+016" calcext:value-type="float">
            <text:p>1.75E+1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.51887E+020" calcext:value-type="float">
            <text:p>2.51887E+020</text:p>
          </table:table-cell>
          <table:table-cell table:style-name="Default" office:value-type="float" office:value="8.74731E+020" calcext:value-type="float">
            <text:p>8.74731E+020</text:p>
          </table:table-cell>
          <table:table-cell/>
          <table:table-cell table:formula="of:=(1+[.A7])*[.C7]" office:value-type="float" office:value="1.749462E+021" calcext:value-type="float">
            <text:p>1.749462E+021</text:p>
          </table:table-cell>
          <table:table-cell table:formula="of:=[.E7]/100000/[.$I$6]" office:value-type="float" office:value="0.998551369863014" calcext:value-type="float">
            <text:p>0.998551369863014</text:p>
          </table:table-cell>
          <table:table-cell table:number-columns-repeated="2"/>
          <table:table-cell table:style-name="ce1" office:value-type="float" office:value="3.1358E+016" calcext:value-type="float">
            <text:p>3.14E+16</text:p>
          </table:table-cell>
          <table:table-cell table:style-name="ce1" office:value-type="float" office:value="1.79E+016" calcext:value-type="float">
            <text:p>1.79E+16</text:p>
          </table:table-cell>
          <table:table-cell office:value-type="float" office:value="1.752E+016" calcext:value-type="float">
            <text:p>1.75E+1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04062E+020" calcext:value-type="float">
            <text:p>2.04062E+020</text:p>
          </table:table-cell>
          <table:table-cell table:style-name="Default" office:value-type="float" office:value="6.90944E+020" calcext:value-type="float">
            <text:p>6.90944E+020</text:p>
          </table:table-cell>
          <table:table-cell/>
          <table:table-cell table:formula="of:=(1+[.A8])*[.C8]" office:value-type="float" office:value="2.072832E+021" calcext:value-type="float">
            <text:p>2.072832E+021</text:p>
          </table:table-cell>
          <table:table-cell table:formula="of:=[.E8]/100000/[.$I$6]" office:value-type="float" office:value="1.18312328767123" calcext:value-type="float">
            <text:p>1.18312328767123</text:p>
          </table:table-cell>
          <table:table-cell table:number-columns-repeated="2"/>
          <table:table-cell table:formula="of:=30000000000000*584.192" office:value-type="float" office:value="1.752576E+016" calcext:value-type="float">
            <text:p>1.752576E+01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.71578E+020" calcext:value-type="float">
            <text:p>1.71578E+020</text:p>
          </table:table-cell>
          <table:table-cell table:style-name="Default" office:value-type="float" office:value="5.70622E+020" calcext:value-type="float">
            <text:p>5.70622E+020</text:p>
          </table:table-cell>
          <table:table-cell/>
          <table:table-cell table:formula="of:=(1+[.A9])*[.C9]" office:value-type="float" office:value="2.282488E+021" calcext:value-type="float">
            <text:p>2.282488E+021</text:p>
          </table:table-cell>
          <table:table-cell table:formula="of:=[.E9]/100000/[.$I$6]" office:value-type="float" office:value="1.3027899543379" calcext:value-type="float">
            <text:p>1.302789954337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.47921E+020" calcext:value-type="float">
            <text:p>1.47921E+020</text:p>
          </table:table-cell>
          <table:table-cell table:style-name="Default" office:value-type="float" office:value="4.85358E+020" calcext:value-type="float">
            <text:p>4.85358E+020</text:p>
          </table:table-cell>
          <table:table-cell/>
          <table:table-cell table:formula="of:=(1+[.A10])*[.C10]" office:value-type="float" office:value="2.42679E+021" calcext:value-type="float">
            <text:p>2.42679E+021</text:p>
          </table:table-cell>
          <table:table-cell table:formula="of:=[.E10]/100000/[.$I$6]" office:value-type="float" office:value="1.38515410958904" calcext:value-type="float">
            <text:p>1.3851541095890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.29864E+020" calcext:value-type="float">
            <text:p>1.29864E+020</text:p>
          </table:table-cell>
          <table:table-cell table:style-name="Default" office:value-type="float" office:value="4.21527E+020" calcext:value-type="float">
            <text:p>4.21527E+020</text:p>
          </table:table-cell>
          <table:table-cell/>
          <table:table-cell table:formula="of:=(1+[.A11])*[.C11]" office:value-type="float" office:value="2.529162E+021" calcext:value-type="float">
            <text:p>2.529162E+021</text:p>
          </table:table-cell>
          <table:table-cell table:formula="of:=[.E11]/100000/[.$I$6]" office:value-type="float" office:value="1.44358561643836" calcext:value-type="float">
            <text:p>1.4435856164383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.15605E+020" calcext:value-type="float">
            <text:p>1.15605E+020</text:p>
          </table:table-cell>
          <table:table-cell table:style-name="Default" office:value-type="float" office:value="3.71804E+020" calcext:value-type="float">
            <text:p>3.71804E+020</text:p>
          </table:table-cell>
          <table:table-cell/>
          <table:table-cell table:formula="of:=(1+[.A12])*[.C12]" office:value-type="float" office:value="2.602628E+021" calcext:value-type="float">
            <text:p>2.602628E+021</text:p>
          </table:table-cell>
          <table:table-cell table:formula="of:=[.E12]/100000/[.$I$6]" office:value-type="float" office:value="1.48551826484018" calcext:value-type="float">
            <text:p>1.4855182648401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.04051E+020" calcext:value-type="float">
            <text:p>1.04051E+020</text:p>
          </table:table-cell>
          <table:table-cell table:style-name="Default" office:value-type="float" office:value="3.31905E+020" calcext:value-type="float">
            <text:p>3.31905E+020</text:p>
          </table:table-cell>
          <table:table-cell/>
          <table:table-cell table:formula="of:=(1+[.A13])*[.C13]" office:value-type="float" office:value="2.65524E+021" calcext:value-type="float">
            <text:p>2.65524E+021</text:p>
          </table:table-cell>
          <table:table-cell table:formula="of:=[.E13]/100000/[.$I$6]" office:value-type="float" office:value="1.51554794520548" calcext:value-type="float">
            <text:p>1.5155479452054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.44959E+019" calcext:value-type="float">
            <text:p>9.44959E+019</text:p>
          </table:table-cell>
          <table:table-cell table:style-name="Default" office:value-type="float" office:value="2.99154E+020" calcext:value-type="float">
            <text:p>2.99154E+020</text:p>
          </table:table-cell>
          <table:table-cell/>
          <table:table-cell table:formula="of:=(1+[.A14])*[.C14]" office:value-type="float" office:value="2.692386E+021" calcext:value-type="float">
            <text:p>2.692386E+021</text:p>
          </table:table-cell>
          <table:table-cell table:formula="of:=[.E14]/100000/[.$I$6]" office:value-type="float" office:value="1.53675" calcext:value-type="float">
            <text:p>1.5367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.64625E+019" calcext:value-type="float">
            <text:p>8.64625E+019</text:p>
          </table:table-cell>
          <table:table-cell table:style-name="Default" office:value-type="float" office:value="2.71786E+020" calcext:value-type="float">
            <text:p>2.71786E+020</text:p>
          </table:table-cell>
          <table:table-cell/>
          <table:table-cell table:formula="of:=(1+[.A15])*[.C15]" office:value-type="float" office:value="2.71786E+021" calcext:value-type="float">
            <text:p>2.71786E+021</text:p>
          </table:table-cell>
          <table:table-cell table:formula="of:=[.E15]/100000/[.$I$6]" office:value-type="float" office:value="1.5512899543379" calcext:value-type="float">
            <text:p>1.551289954337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7.37096E+019" calcext:value-type="float">
            <text:p>7.37096E+019</text:p>
          </table:table-cell>
          <table:table-cell table:style-name="Default" office:value-type="float" office:value="2.2868E+020" calcext:value-type="float">
            <text:p>2.2868E+020</text:p>
          </table:table-cell>
          <table:table-cell/>
          <table:table-cell table:formula="of:=(1+[.A16])*[.C16]" office:value-type="float" office:value="2.74416E+021" calcext:value-type="float">
            <text:p>2.74416E+021</text:p>
          </table:table-cell>
          <table:table-cell table:formula="of:=[.E16]/100000/[.$I$6]" office:value-type="float" office:value="1.56630136986301" calcext:value-type="float">
            <text:p>1.56630136986301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6.40502E+019" calcext:value-type="float">
            <text:p>6.40502E+019</text:p>
          </table:table-cell>
          <table:table-cell table:style-name="Default" office:value-type="float" office:value="1.96374E+020" calcext:value-type="float">
            <text:p>1.96374E+020</text:p>
          </table:table-cell>
          <table:table-cell/>
          <table:table-cell table:formula="of:=(1+[.A17])*[.C17]" office:value-type="float" office:value="2.749236E+021" calcext:value-type="float">
            <text:p>2.749236E+021</text:p>
          </table:table-cell>
          <table:table-cell table:formula="of:=[.E17]/100000/[.$I$6]" office:value-type="float" office:value="1.56919863013699" calcext:value-type="float">
            <text:p>1.5691986301369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5.64965E+019" calcext:value-type="float">
            <text:p>5.64965E+019</text:p>
          </table:table-cell>
          <table:table-cell table:style-name="Default" office:value-type="float" office:value="1.71391E+020" calcext:value-type="float">
            <text:p>1.71391E+020</text:p>
          </table:table-cell>
          <table:table-cell/>
          <table:table-cell table:formula="of:=(1+[.A18])*[.C18]" office:value-type="float" office:value="2.742256E+021" calcext:value-type="float">
            <text:p>2.742256E+021</text:p>
          </table:table-cell>
          <table:table-cell table:formula="of:=[.E18]/100000/[.$I$6]" office:value-type="float" office:value="1.56521461187215" calcext:value-type="float">
            <text:p>1.5652146118721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5.04454E+019" calcext:value-type="float">
            <text:p>5.04454E+019</text:p>
          </table:table-cell>
          <table:table-cell table:style-name="Default" office:value-type="float" office:value="1.51613E+020" calcext:value-type="float">
            <text:p>1.51613E+020</text:p>
          </table:table-cell>
          <table:table-cell/>
          <table:table-cell table:formula="of:=(1+[.A19])*[.C19]" office:value-type="float" office:value="2.729034E+021" calcext:value-type="float">
            <text:p>2.729034E+021</text:p>
          </table:table-cell>
          <table:table-cell table:formula="of:=[.E19]/100000/[.$I$6]" office:value-type="float" office:value="1.55766780821918" calcext:value-type="float">
            <text:p>1.5576678082191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4.55056E+019" calcext:value-type="float">
            <text:p>4.55056E+019</text:p>
          </table:table-cell>
          <table:table-cell table:style-name="Default" office:value-type="float" office:value="1.35665E+020" calcext:value-type="float">
            <text:p>1.35665E+020</text:p>
          </table:table-cell>
          <table:table-cell/>
          <table:table-cell table:formula="of:=(1+[.A20])*[.C20]" office:value-type="float" office:value="2.7133E+021" calcext:value-type="float">
            <text:p>2.7133E+021</text:p>
          </table:table-cell>
          <table:table-cell table:formula="of:=[.E20]/100000/[.$I$6]" office:value-type="float" office:value="1.54868721461187" calcext:value-type="float">
            <text:p>1.5486872146118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office:value-type="float" office:value="3.31099E+020" calcext:value-type="float">
            <text:p>3.31099E+020</text:p>
          </table:table-cell>
          <table:table-cell office:value-type="float" office:value="1.99548E+021" calcext:value-type="float">
            <text:p>2.00E+21</text:p>
          </table:table-cell>
          <table:table-cell/>
          <table:table-cell table:formula="of:=(1+[.A26])*[.C26]" office:value-type="float" office:value="1.99548E+021" calcext:value-type="float">
            <text:p>1.99548E+021</text:p>
          </table:table-cell>
          <table:table-cell table:formula="of:=[.E26]/100000/[.$I$6]" office:value-type="float" office:value="1.13897260273973" calcext:value-type="float">
            <text:p>1.13897260273973</text:p>
          </table:table-cell>
          <table:table-cell table:number-columns-repeated="2"/>
          <table:table-cell table:style-name="ce2" office:value-type="float" office:value="2.3368E+016" calcext:value-type="float">
            <text:p>2.34E+16</text:p>
          </table:table-cell>
          <table:table-cell office:value-type="float" office:value="0" calcext:value-type="float">
            <text:p>0</text:p>
          </table:table-cell>
          <table:table-cell office:value-type="float" office:value="3.31613E+020" calcext:value-type="float">
            <text:p>3.32E+20</text:p>
          </table:table-cell>
          <table:table-cell table:style-name="ce1" office:value-type="float" office:value="1.19564E+021" calcext:value-type="float">
            <text:p>1.20E+2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.51887E+020" calcext:value-type="float">
            <text:p>2.51887E+020</text:p>
          </table:table-cell>
          <table:table-cell office:value-type="float" office:value="1.19564E+021" calcext:value-type="float">
            <text:p>1.20E+21</text:p>
          </table:table-cell>
          <table:table-cell/>
          <table:table-cell table:formula="of:=(1+[.A27])*[.C27]" office:value-type="float" office:value="2.39128E+021" calcext:value-type="float">
            <text:p>2.39128E+021</text:p>
          </table:table-cell>
          <table:table-cell table:formula="of:=[.E27]/100000/[.$I$6]" office:value-type="float" office:value="1.36488584474886" calcext:value-type="float">
            <text:p>1.364885844748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2276E+020" calcext:value-type="float">
            <text:p>2.52E+20</text:p>
          </table:table-cell>
          <table:table-cell table:style-name="ce1" office:value-type="float" office:value="8.76079E+020" calcext:value-type="float">
            <text:p>8.76E+2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04062E+020" calcext:value-type="float">
            <text:p>2.04062E+020</text:p>
          </table:table-cell>
          <table:table-cell office:value-type="float" office:value="8.76079E+020" calcext:value-type="float">
            <text:p>8.76E+20</text:p>
          </table:table-cell>
          <table:table-cell/>
          <table:table-cell table:formula="of:=(1+[.A28])*[.C28]" office:value-type="float" office:value="2.628237E+021" calcext:value-type="float">
            <text:p>2.628237E+021</text:p>
          </table:table-cell>
          <table:table-cell table:formula="of:=[.E28]/100000/[.$I$6]" office:value-type="float" office:value="1.5001352739726" calcext:value-type="float">
            <text:p>1.50013527397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04375E+020" calcext:value-type="float">
            <text:p>2.04E+20</text:p>
          </table:table-cell>
          <table:table-cell table:style-name="ce1" office:value-type="float" office:value="6.92003E+020" calcext:value-type="float">
            <text:p>6.92E+2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.71578E+020" calcext:value-type="float">
            <text:p>1.71578E+020</text:p>
          </table:table-cell>
          <table:table-cell office:value-type="float" office:value="6.92003E+020" calcext:value-type="float">
            <text:p>6.92E+20</text:p>
          </table:table-cell>
          <table:table-cell/>
          <table:table-cell table:formula="of:=(1+[.A29])*[.C29]" office:value-type="float" office:value="2.768012E+021" calcext:value-type="float">
            <text:p>2.768012E+021</text:p>
          </table:table-cell>
          <table:table-cell table:formula="of:=[.E29]/100000/[.$I$6]" office:value-type="float" office:value="1.57991552511416" calcext:value-type="float">
            <text:p>1.579915525114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.71841E+020" calcext:value-type="float">
            <text:p>1.72E+20</text:p>
          </table:table-cell>
          <table:table-cell table:style-name="ce1" office:value-type="float" office:value="5.71492E+020" calcext:value-type="float">
            <text:p>5.71E+2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.47921E+020" calcext:value-type="float">
            <text:p>1.47921E+020</text:p>
          </table:table-cell>
          <table:table-cell office:value-type="float" office:value="5.71492E+020" calcext:value-type="float">
            <text:p>5.71E+20</text:p>
          </table:table-cell>
          <table:table-cell/>
          <table:table-cell table:formula="of:=(1+[.A30])*[.C30]" office:value-type="float" office:value="2.85746E+021" calcext:value-type="float">
            <text:p>2.85746E+021</text:p>
          </table:table-cell>
          <table:table-cell table:formula="of:=[.E30]/100000/[.$I$6]" office:value-type="float" office:value="1.6309703196347" calcext:value-type="float">
            <text:p>1.630970319634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48147E+020" calcext:value-type="float">
            <text:p>1.48E+20</text:p>
          </table:table-cell>
          <table:table-cell table:style-name="ce1" office:value-type="float" office:value="4.86096E+020" calcext:value-type="float">
            <text:p>4.86E+2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.29864E+020" calcext:value-type="float">
            <text:p>1.29864E+020</text:p>
          </table:table-cell>
          <table:table-cell office:value-type="float" office:value="4.86096E+020" calcext:value-type="float">
            <text:p>4.86E+20</text:p>
          </table:table-cell>
          <table:table-cell/>
          <table:table-cell table:formula="of:=(1+[.A31])*[.C31]" office:value-type="float" office:value="2.916576E+021" calcext:value-type="float">
            <text:p>2.916576E+021</text:p>
          </table:table-cell>
          <table:table-cell table:formula="of:=[.E31]/100000/[.$I$6]" office:value-type="float" office:value="1.66471232876712" calcext:value-type="float">
            <text:p>1.664712328767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.30061E+020" calcext:value-type="float">
            <text:p>1.30E+20</text:p>
          </table:table-cell>
          <table:table-cell table:style-name="ce1" office:value-type="float" office:value="4.22167E+020" calcext:value-type="float">
            <text:p>4.22E+2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.15605E+020" calcext:value-type="float">
            <text:p>1.15605E+020</text:p>
          </table:table-cell>
          <table:table-cell office:value-type="float" office:value="4.22167E+020" calcext:value-type="float">
            <text:p>4.22E+20</text:p>
          </table:table-cell>
          <table:table-cell/>
          <table:table-cell table:formula="of:=(1+[.A32])*[.C32]" office:value-type="float" office:value="2.955169E+021" calcext:value-type="float">
            <text:p>2.955169E+021</text:p>
          </table:table-cell>
          <table:table-cell table:formula="of:=[.E32]/100000/[.$I$6]" office:value-type="float" office:value="1.68674029680365" calcext:value-type="float">
            <text:p>1.686740296803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.1578E+020" calcext:value-type="float">
            <text:p>1.16E+20</text:p>
          </table:table-cell>
          <table:table-cell table:style-name="ce1" office:value-type="float" office:value="3.72367E+020" calcext:value-type="float">
            <text:p>3.72E+2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.04051E+020" calcext:value-type="float">
            <text:p>1.04051E+020</text:p>
          </table:table-cell>
          <table:table-cell office:value-type="float" office:value="3.72367E+020" calcext:value-type="float">
            <text:p>3.72E+20</text:p>
          </table:table-cell>
          <table:table-cell/>
          <table:table-cell table:formula="of:=(1+[.A33])*[.C33]" office:value-type="float" office:value="2.978936E+021" calcext:value-type="float">
            <text:p>2.978936E+021</text:p>
          </table:table-cell>
          <table:table-cell table:formula="of:=[.E33]/100000/[.$I$6]" office:value-type="float" office:value="1.70030593607306" calcext:value-type="float">
            <text:p>1.700305936073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04208E+020" calcext:value-type="float">
            <text:p>1.04E+20</text:p>
          </table:table-cell>
          <table:table-cell table:style-name="ce1" office:value-type="float" office:value="3.32407E+020" calcext:value-type="float">
            <text:p>3.32E+2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.44959E+019" calcext:value-type="float">
            <text:p>9.44959E+019</text:p>
          </table:table-cell>
          <table:table-cell office:value-type="float" office:value="3.32407E+020" calcext:value-type="float">
            <text:p>3.32E+20</text:p>
          </table:table-cell>
          <table:table-cell/>
          <table:table-cell table:formula="of:=(1+[.A34])*[.C34]" office:value-type="float" office:value="2.991663E+021" calcext:value-type="float">
            <text:p>2.991663E+021</text:p>
          </table:table-cell>
          <table:table-cell table:formula="of:=[.E34]/100000/[.$I$6]" office:value-type="float" office:value="1.70757020547945" calcext:value-type="float">
            <text:p>1.707570205479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.46391E+019" calcext:value-type="float">
            <text:p>9.46E+19</text:p>
          </table:table-cell>
          <table:table-cell table:style-name="ce1" office:value-type="float" office:value="2.99606E+020" calcext:value-type="float">
            <text:p>3.00E+2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.64625E+019" calcext:value-type="float">
            <text:p>8.64625E+019</text:p>
          </table:table-cell>
          <table:table-cell office:value-type="float" office:value="2.99606E+020" calcext:value-type="float">
            <text:p>3.00E+20</text:p>
          </table:table-cell>
          <table:table-cell/>
          <table:table-cell table:formula="of:=(1+[.A35])*[.C35]" office:value-type="float" office:value="2.99606E+021" calcext:value-type="float">
            <text:p>2.99606E+021</text:p>
          </table:table-cell>
          <table:table-cell table:formula="of:=[.E35]/100000/[.$I$6]" office:value-type="float" office:value="1.7100799086758" calcext:value-type="float">
            <text:p>1.71007990867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.65934E+019" calcext:value-type="float">
            <text:p>8.66E+19</text:p>
          </table:table-cell>
          <table:table-cell table:style-name="ce1" office:value-type="float" office:value="2.72196E+020" calcext:value-type="float">
            <text:p>2.72E+2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7.37096E+019" calcext:value-type="float">
            <text:p>7.37096E+019</text:p>
          </table:table-cell>
          <table:table-cell office:value-type="float" office:value="2.72196E+020" calcext:value-type="float">
            <text:p>2.72E+20</text:p>
          </table:table-cell>
          <table:table-cell/>
          <table:table-cell table:formula="of:=(1+[.A36])*[.C36]" office:value-type="float" office:value="2.994156E+021" calcext:value-type="float">
            <text:p>2.994156E+021</text:p>
          </table:table-cell>
          <table:table-cell table:formula="of:=[.E36]/100000/[.$I$6]" office:value-type="float" office:value="1.70899315068493" calcext:value-type="float">
            <text:p>1.708993150684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.97352E+019" calcext:value-type="float">
            <text:p>7.97E+19</text:p>
          </table:table-cell>
          <table:table-cell table:style-name="ce1" office:value-type="float" office:value="2.48959E+020" calcext:value-type="float">
            <text:p>2.49E+2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.40502E+019" calcext:value-type="float">
            <text:p>6.40502E+019</text:p>
          </table:table-cell>
          <table:table-cell office:value-type="float" office:value="2.48959E+020" calcext:value-type="float">
            <text:p>2.49E+20</text:p>
          </table:table-cell>
          <table:table-cell/>
          <table:table-cell table:formula="of:=(1+[.A37])*[.C37]" office:value-type="float" office:value="2.987508E+021" calcext:value-type="float">
            <text:p>2.987508E+021</text:p>
          </table:table-cell>
          <table:table-cell table:formula="of:=[.E37]/100000/[.$I$6]" office:value-type="float" office:value="1.70519863013699" calcext:value-type="float">
            <text:p>1.705198630136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.38211E+019" calcext:value-type="float">
            <text:p>7.38E+19</text:p>
          </table:table-cell>
          <table:table-cell table:style-name="ce1" office:value-type="float" office:value="2.29025E+020" calcext:value-type="float">
            <text:p>2.29E+2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5.64965E+019" calcext:value-type="float">
            <text:p>5.64965E+019</text:p>
          </table:table-cell>
          <table:table-cell office:value-type="float" office:value="2.29025E+020" calcext:value-type="float">
            <text:p>2.29E+20</text:p>
          </table:table-cell>
          <table:table-cell/>
          <table:table-cell table:formula="of:=(1+[.A38])*[.C38]" office:value-type="float" office:value="2.977325E+021" calcext:value-type="float">
            <text:p>2.977325E+021</text:p>
          </table:table-cell>
          <table:table-cell table:formula="of:=[.E38]/100000/[.$I$6]" office:value-type="float" office:value="1.69938641552511" calcext:value-type="float">
            <text:p>1.699386415525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.86705E+019" calcext:value-type="float">
            <text:p>6.87E+19</text:p>
          </table:table-cell>
          <table:table-cell table:style-name="ce1" office:value-type="float" office:value="2.11756E+020" calcext:value-type="float">
            <text:p>2.12E+2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5.04454E+019" calcext:value-type="float">
            <text:p>5.04454E+019</text:p>
          </table:table-cell>
          <table:table-cell office:value-type="float" office:value="2.11756E+020" calcext:value-type="float">
            <text:p>2.12E+20</text:p>
          </table:table-cell>
          <table:table-cell/>
          <table:table-cell table:formula="of:=(1+[.A39])*[.C39]" office:value-type="float" office:value="2.964584E+021" calcext:value-type="float">
            <text:p>2.964584E+021</text:p>
          </table:table-cell>
          <table:table-cell table:formula="of:=[.E39]/100000/[.$I$6]" office:value-type="float" office:value="1.69211415525114" calcext:value-type="float">
            <text:p>1.6921141552511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.4147E+019" calcext:value-type="float">
            <text:p>6.41E+19</text:p>
          </table:table-cell>
          <table:table-cell table:style-name="ce1" office:value-type="float" office:value="1.9667E+020" calcext:value-type="float">
            <text:p>1.97E+2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.55056E+019" calcext:value-type="float">
            <text:p>4.55056E+019</text:p>
          </table:table-cell>
          <table:table-cell office:value-type="float" office:value="1.9667E+020" calcext:value-type="float">
            <text:p>1.97E+20</text:p>
          </table:table-cell>
          <table:table-cell/>
          <table:table-cell table:formula="of:=(1+[.A40])*[.C40]" office:value-type="float" office:value="2.95005E+021" calcext:value-type="float">
            <text:p>2.95005E+021</text:p>
          </table:table-cell>
          <table:table-cell table:formula="of:=[.E40]/100000/[.$I$6]" office:value-type="float" office:value="1.68381849315069" calcext:value-type="float">
            <text:p>1.6838184931506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.0145E+019" calcext:value-type="float">
            <text:p>6.01E+19</text:p>
          </table:table-cell>
          <table:table-cell table:style-name="ce1" office:value-type="float" office:value="1.83398E+020" calcext:value-type="float">
            <text:p>1.83E+2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.83398E+020" calcext:value-type="float">
            <text:p>1.83E+20</text:p>
          </table:table-cell>
          <table:table-cell/>
          <table:table-cell table:formula="of:=(1+[.A41])*[.C41]" office:value-type="float" office:value="2.934368E+021" calcext:value-type="float">
            <text:p>2.934368E+021</text:p>
          </table:table-cell>
          <table:table-cell table:formula="of:=[.E41]/100000/[.$I$6]" office:value-type="float" office:value="1.67486757990868" calcext:value-type="float">
            <text:p>1.6748675799086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.65818E+019" calcext:value-type="float">
            <text:p>5.66E+19</text:p>
          </table:table-cell>
          <table:table-cell table:style-name="ce1" office:value-type="float" office:value="1.71649E+020" calcext:value-type="float">
            <text:p>1.72E+2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.71649E+020" calcext:value-type="float">
            <text:p>1.72E+20</text:p>
          </table:table-cell>
          <table:table-cell/>
          <table:table-cell table:formula="of:=(1+[.A42])*[.C42]" office:value-type="float" office:value="2.918033E+021" calcext:value-type="float">
            <text:p>2.918033E+021</text:p>
          </table:table-cell>
          <table:table-cell table:formula="of:=[.E42]/100000/[.$I$6]" office:value-type="float" office:value="1.66554394977169" calcext:value-type="float">
            <text:p>1.6655439497716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.33917E+019" calcext:value-type="float">
            <text:p>5.34E+19</text:p>
          </table:table-cell>
          <table:table-cell table:style-name="ce1" office:value-type="float" office:value="1.61193E+020" calcext:value-type="float">
            <text:p>1.61E+2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.61193E+020" calcext:value-type="float">
            <text:p>1.61E+20</text:p>
          </table:table-cell>
          <table:table-cell/>
          <table:table-cell table:formula="of:=(1+[.A43])*[.C43]" office:value-type="float" office:value="2.901474E+021" calcext:value-type="float">
            <text:p>2.901474E+021</text:p>
          </table:table-cell>
          <table:table-cell table:formula="of:=[.E43]/100000/[.$I$6]" office:value-type="float" office:value="1.65609246575342" calcext:value-type="float">
            <text:p>1.6560924657534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.05215E+019" calcext:value-type="float">
            <text:p>5.05E+19</text:p>
          </table:table-cell>
          <table:table-cell table:style-name="ce1" office:value-type="float" office:value="1.51842E+020" calcext:value-type="float">
            <text:p>1.52E+2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.51842E+020" calcext:value-type="float">
            <text:p>1.52E+20</text:p>
          </table:table-cell>
          <table:table-cell/>
          <table:table-cell table:formula="of:=(1+[.A44])*[.C44]" office:value-type="float" office:value="2.884998E+021" calcext:value-type="float">
            <text:p>2.884998E+021</text:p>
          </table:table-cell>
          <table:table-cell table:formula="of:=[.E44]/100000/[.$I$6]" office:value-type="float" office:value="1.64668835616438" calcext:value-type="float">
            <text:p>1.6466883561643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79276E+019" calcext:value-type="float">
            <text:p>4.79E+19</text:p>
          </table:table-cell>
          <table:table-cell table:style-name="ce1" office:value-type="float" office:value="1.43443E+020" calcext:value-type="float">
            <text:p>1.43E+20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.43443E+020" calcext:value-type="float">
            <text:p>1.43E+20</text:p>
          </table:table-cell>
          <table:table-cell/>
          <table:table-cell table:formula="of:=(1+[.A45])*[.C45]" office:value-type="float" office:value="2.86886E+021" calcext:value-type="float">
            <text:p>2.86886E+021</text:p>
          </table:table-cell>
          <table:table-cell table:formula="of:=[.E45]/100000/[.$I$6]" office:value-type="float" office:value="1.63747716894977" calcext:value-type="float">
            <text:p>1.6374771689497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55742E+019" calcext:value-type="float">
            <text:p>4.56E+19</text:p>
          </table:table-cell>
          <table:table-cell table:style-name="ce1" office:value-type="float" office:value="1.3587E+020" calcext:value-type="float">
            <text:p>1.36E+2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.3587E+020" calcext:value-type="float">
            <text:p>1.36E+20</text:p>
          </table:table-cell>
          <table:table-cell/>
          <table:table-cell table:formula="of:=(1+[.A46])*[.C46]" office:value-type="float" office:value="2.85327E+021" calcext:value-type="float">
            <text:p>2.85327E+021</text:p>
          </table:table-cell>
          <table:table-cell table:formula="of:=[.E46]/100000/[.$I$6]" office:value-type="float" office:value="1.62857876712329" calcext:value-type="float">
            <text:p>1.6285787671232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.34312E+019" calcext:value-type="float">
            <text:p>4.34E+19</text:p>
          </table:table-cell>
          <table:table-cell table:style-name="ce1" office:value-type="float" office:value="1.29016E+020" calcext:value-type="float">
            <text:p>1.29E+2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.29016E+020" calcext:value-type="float">
            <text:p>1.29E+20</text:p>
          </table:table-cell>
          <table:table-cell/>
          <table:table-cell table:formula="of:=(1+[.A47])*[.C47]" office:value-type="float" office:value="2.838352E+021" calcext:value-type="float">
            <text:p>2.838352E+021</text:p>
          </table:table-cell>
          <table:table-cell table:formula="of:=[.E47]/100000/[.$I$6]" office:value-type="float" office:value="1.62006392694064" calcext:value-type="float">
            <text:p>1.6200639269406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.14732E+019" calcext:value-type="float">
            <text:p>4.15E+19</text:p>
          </table:table-cell>
          <table:table-cell table:style-name="ce1" office:value-type="float" office:value="1.22793E+020" calcext:value-type="float">
            <text:p>1.23E+20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.22793E+020" calcext:value-type="float">
            <text:p>1.23E+20</text:p>
          </table:table-cell>
          <table:table-cell/>
          <table:table-cell table:formula="of:=(1+[.A48])*[.C48]" office:value-type="float" office:value="2.824239E+021" calcext:value-type="float">
            <text:p>2.824239E+021</text:p>
          </table:table-cell>
          <table:table-cell table:formula="of:=[.E48]/100000/[.$I$6]" office:value-type="float" office:value="1.61200856164384" calcext:value-type="float">
            <text:p>1.6120085616438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.96787E+019" calcext:value-type="float">
            <text:p>3.97E+19</text:p>
          </table:table-cell>
          <table:table-cell table:style-name="ce1" office:value-type="float" office:value="1.17123E+020" calcext:value-type="float">
            <text:p>1.17E+2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.17123E+020" calcext:value-type="float">
            <text:p>1.17E+20</text:p>
          </table:table-cell>
          <table:table-cell/>
          <table:table-cell table:formula="of:=(1+[.A49])*[.C49]" office:value-type="float" office:value="2.810952E+021" calcext:value-type="float">
            <text:p>2.810952E+021</text:p>
          </table:table-cell>
          <table:table-cell table:formula="of:=[.E49]/100000/[.$I$6]" office:value-type="float" office:value="1.60442465753425" calcext:value-type="float">
            <text:p>1.6044246575342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.80292E+019" calcext:value-type="float">
            <text:p>3.80E+19</text:p>
          </table:table-cell>
          <table:table-cell table:style-name="ce1" office:value-type="float" office:value="1.11943E+020" calcext:value-type="float">
            <text:p>1.12E+20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.11943E+020" calcext:value-type="float">
            <text:p>1.12E+20</text:p>
          </table:table-cell>
          <table:table-cell/>
          <table:table-cell table:formula="of:=(1+[.A50])*[.C50]" office:value-type="float" office:value="2.798575E+021" calcext:value-type="float">
            <text:p>2.798575E+021</text:p>
          </table:table-cell>
          <table:table-cell table:formula="of:=[.E50]/100000/[.$I$6]" office:value-type="float" office:value="1.59736015981735" calcext:value-type="float">
            <text:p>1.5973601598173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.65089E+019" calcext:value-type="float">
            <text:p>3.65E+19</text:p>
          </table:table-cell>
          <table:table-cell table:style-name="ce1" office:value-type="float" office:value="1.07195E+020" calcext:value-type="float">
            <text:p>1.07E+2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.07195E+020" calcext:value-type="float">
            <text:p>1.07E+20</text:p>
          </table:table-cell>
          <table:table-cell/>
          <table:table-cell table:formula="of:=(1+[.A51])*[.C51]" office:value-type="float" office:value="2.78707E+021" calcext:value-type="float">
            <text:p>2.78707E+021</text:p>
          </table:table-cell>
          <table:table-cell table:formula="of:=[.E51]/100000/[.$I$6]" office:value-type="float" office:value="1.59079337899543" calcext:value-type="float">
            <text:p>1.5907933789954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.51041E+019" calcext:value-type="float">
            <text:p>3.51E+19</text:p>
          </table:table-cell>
          <table:table-cell table:style-name="ce1" office:value-type="float" office:value="1.02832E+020" calcext:value-type="float">
            <text:p>1.03E+2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.02832E+020" calcext:value-type="float">
            <text:p>1.03E+20</text:p>
          </table:table-cell>
          <table:table-cell/>
          <table:table-cell table:formula="of:=(1+[.A52])*[.C52]" office:value-type="float" office:value="2.776464E+021" calcext:value-type="float">
            <text:p>2.776464E+021</text:p>
          </table:table-cell>
          <table:table-cell table:formula="of:=[.E52]/100000/[.$I$6]" office:value-type="float" office:value="1.5847397260274" calcext:value-type="float">
            <text:p>1.584739726027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.38026E+019" calcext:value-type="float">
            <text:p>3.38E+19</text:p>
          </table:table-cell>
          <table:table-cell table:style-name="ce1" office:value-type="float" office:value="9.88119E+019" calcext:value-type="float">
            <text:p>9.88E+19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9.88119E+019" calcext:value-type="float">
            <text:p>9.88E+19</text:p>
          </table:table-cell>
          <table:table-cell/>
          <table:table-cell table:formula="of:=(1+[.A53])*[.C53]" office:value-type="float" office:value="2.7667332E+021" calcext:value-type="float">
            <text:p>2.7667332E+021</text:p>
          </table:table-cell>
          <table:table-cell table:formula="of:=[.E53]/100000/[.$I$6]" office:value-type="float" office:value="1.57918561643836" calcext:value-type="float">
            <text:p>1.5791856164383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.2594E+019" calcext:value-type="float">
            <text:p>3.26E+19</text:p>
          </table:table-cell>
          <table:table-cell table:style-name="ce1" office:value-type="float" office:value="9.50974E+019" calcext:value-type="float">
            <text:p>9.51E+19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9.50974E+019" calcext:value-type="float">
            <text:p>9.51E+19</text:p>
          </table:table-cell>
          <table:table-cell/>
          <table:table-cell table:formula="of:=(1+[.A54])*[.C54]" office:value-type="float" office:value="2.7578246E+021" calcext:value-type="float">
            <text:p>2.7578246E+021</text:p>
          </table:table-cell>
          <table:table-cell table:formula="of:=[.E54]/100000/[.$I$6]" office:value-type="float" office:value="1.57410079908676" calcext:value-type="float">
            <text:p>1.5741007990867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.14692E+019" calcext:value-type="float">
            <text:p>3.15E+19</text:p>
          </table:table-cell>
          <table:table-cell table:style-name="ce1" office:value-type="float" office:value="9.1657E+019" calcext:value-type="float">
            <text:p>9.17E+19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9.1657E+019" calcext:value-type="float">
            <text:p>9.17E+19</text:p>
          </table:table-cell>
          <table:table-cell/>
          <table:table-cell table:formula="of:=(1+[.A55])*[.C55]" office:value-type="float" office:value="2.74971E+021" calcext:value-type="float">
            <text:p>2.74971E+021</text:p>
          </table:table-cell>
          <table:table-cell table:formula="of:=[.E55]/100000/[.$I$6]" office:value-type="float" office:value="1.56946917808219" calcext:value-type="float">
            <text:p>1.5694691780821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.042E+019" calcext:value-type="float">
            <text:p>3.04E+19</text:p>
          </table:table-cell>
          <table:table-cell table:style-name="ce1" office:value-type="float" office:value="8.84625E+019" calcext:value-type="float">
            <text:p>8.85E+1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8.84625E+019" calcext:value-type="float">
            <text:p>8.85E+19</text:p>
          </table:table-cell>
          <table:table-cell/>
          <table:table-cell table:formula="of:=(1+[.A56])*[.C56]" office:value-type="float" office:value="2.7423375E+021" calcext:value-type="float">
            <text:p>2.7423375E+021</text:p>
          </table:table-cell>
          <table:table-cell table:formula="of:=[.E56]/100000/[.$I$6]" office:value-type="float" office:value="1.56526113013699" calcext:value-type="float">
            <text:p>1.5652611301369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.31099E+020" calcext:value-type="float">
            <text:p>3.31099E+020</text:p>
          </table:table-cell>
          <table:table-cell office:value-type="float" office:value="2.55544E+021" calcext:value-type="float">
            <text:p>2.56E+21</text:p>
          </table:table-cell>
          <table:table-cell/>
          <table:table-cell table:style-name="ce1" office:value-type="float" office:value="3.46444E+021" calcext:value-type="float">
            <text:p>3.46E+21</text:p>
          </table:table-cell>
          <table:table-cell table:formula="of:=[.E63]/100000/[.$I$6]" office:value-type="float" office:value="1.9774200913242" calcext:value-type="float">
            <text:p>1.97742009132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.38558E+020" calcext:value-type="float">
            <text:p>6.39E+20</text:p>
          </table:table-cell>
          <table:table-cell office:value-type="float" office:value="2.2939E+021" calcext:value-type="float">
            <text:p>2.29E+2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.51887E+020" calcext:value-type="float">
            <text:p>2.51887E+020</text:p>
          </table:table-cell>
          <table:table-cell office:value-type="float" office:value="2.2939E+021" calcext:value-type="float">
            <text:p>2.29E+21</text:p>
          </table:table-cell>
          <table:table-cell/>
          <table:table-cell table:formula="of:=(1+[.A64])*[.C64]" office:value-type="float" office:value="4.5878E+021" calcext:value-type="float">
            <text:p>4.5878E+021</text:p>
          </table:table-cell>
          <table:table-cell table:formula="of:=[.E64]/100000/[.$I$6]" office:value-type="float" office:value="2.61860730593607" calcext:value-type="float">
            <text:p>2.618607305936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4.94431E+020" calcext:value-type="float">
            <text:p>4.94E+20</text:p>
          </table:table-cell>
          <table:table-cell office:value-type="float" office:value="1.72358E+021" calcext:value-type="float">
            <text:p>1.72E+2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04062E+020" calcext:value-type="float">
            <text:p>2.04062E+020</text:p>
          </table:table-cell>
          <table:table-cell office:value-type="float" office:value="1.72358E+021" calcext:value-type="float">
            <text:p>1.72E+21</text:p>
          </table:table-cell>
          <table:table-cell/>
          <table:table-cell table:formula="of:=(1+[.A65])*[.C65]" office:value-type="float" office:value="5.17074E+021" calcext:value-type="float">
            <text:p>5.17074E+021</text:p>
          </table:table-cell>
          <table:table-cell table:formula="of:=[.E65]/100000/[.$I$6]" office:value-type="float" office:value="2.95133561643836" calcext:value-type="float">
            <text:p>2.951335616438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4.036E+020" calcext:value-type="float">
            <text:p>4.04E+20</text:p>
          </table:table-cell>
          <table:table-cell office:value-type="float" office:value="1.37646E+021" calcext:value-type="float">
            <text:p>1.38E+2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.71578E+020" calcext:value-type="float">
            <text:p>1.71578E+020</text:p>
          </table:table-cell>
          <table:table-cell office:value-type="float" office:value="1.37646E+021" calcext:value-type="float">
            <text:p>1.38E+21</text:p>
          </table:table-cell>
          <table:table-cell/>
          <table:table-cell table:formula="of:=(1+[.A66])*[.C66]" office:value-type="float" office:value="5.50584E+021" calcext:value-type="float">
            <text:p>5.50584E+021</text:p>
          </table:table-cell>
          <table:table-cell table:formula="of:=[.E66]/100000/[.$I$6]" office:value-type="float" office:value="3.14260273972603" calcext:value-type="float">
            <text:p>3.142602739726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3.40433E+020" calcext:value-type="float">
            <text:p>3.40E+20</text:p>
          </table:table-cell>
          <table:table-cell office:value-type="float" office:value="1.14156E+021" calcext:value-type="float">
            <text:p>1.14E+2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.47921E+020" calcext:value-type="float">
            <text:p>1.47921E+020</text:p>
          </table:table-cell>
          <table:table-cell office:value-type="float" office:value="1.14156E+021" calcext:value-type="float">
            <text:p>1.14E+21</text:p>
          </table:table-cell>
          <table:table-cell/>
          <table:table-cell table:formula="of:=(1+[.A67])*[.C67]" office:value-type="float" office:value="5.7078E+021" calcext:value-type="float">
            <text:p>5.7078E+021</text:p>
          </table:table-cell>
          <table:table-cell table:formula="of:=[.E67]/100000/[.$I$6]" office:value-type="float" office:value="3.25787671232877" calcext:value-type="float">
            <text:p>3.257876712328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2.93807E+020" calcext:value-type="float">
            <text:p>2.94E+20</text:p>
          </table:table-cell>
          <table:table-cell office:value-type="float" office:value="9.71652E+020" calcext:value-type="float">
            <text:p>9.72E+2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.29864E+020" calcext:value-type="float">
            <text:p>1.29864E+020</text:p>
          </table:table-cell>
          <table:table-cell office:value-type="float" office:value="9.71652E+020" calcext:value-type="float">
            <text:p>9.72E+20</text:p>
          </table:table-cell>
          <table:table-cell/>
          <table:table-cell table:formula="of:=(1+[.A68])*[.C68]" office:value-type="float" office:value="5.829912E+021" calcext:value-type="float">
            <text:p>5.829912E+021</text:p>
          </table:table-cell>
          <table:table-cell table:formula="of:=[.E68]/100000/[.$I$6]" office:value-type="float" office:value="3.32757534246575" calcext:value-type="float">
            <text:p>3.327575342465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2.57955E+020" calcext:value-type="float">
            <text:p>2.58E+20</text:p>
          </table:table-cell>
          <table:table-cell office:value-type="float" office:value="8.42934E+020" calcext:value-type="float">
            <text:p>8.43E+2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.15605E+020" calcext:value-type="float">
            <text:p>1.15605E+020</text:p>
          </table:table-cell>
          <table:table-cell office:value-type="float" office:value="8.42934E+020" calcext:value-type="float">
            <text:p>8.43E+20</text:p>
          </table:table-cell>
          <table:table-cell/>
          <table:table-cell table:formula="of:=(1+[.A69])*[.C69]" office:value-type="float" office:value="5.900538E+021" calcext:value-type="float">
            <text:p>5.900538E+021</text:p>
          </table:table-cell>
          <table:table-cell table:formula="of:=[.E69]/100000/[.$I$6]" office:value-type="float" office:value="3.36788698630137" calcext:value-type="float">
            <text:p>3.367886986301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2.2955E+020" calcext:value-type="float">
            <text:p>2.30E+20</text:p>
          </table:table-cell>
          <table:table-cell office:value-type="float" office:value="7.42087E+020" calcext:value-type="float">
            <text:p>7.42E+2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.04051E+020" calcext:value-type="float">
            <text:p>1.04051E+020</text:p>
          </table:table-cell>
          <table:table-cell office:value-type="float" office:value="7.42087E+020" calcext:value-type="float">
            <text:p>7.42E+20</text:p>
          </table:table-cell>
          <table:table-cell/>
          <table:table-cell table:formula="of:=(1+[.A70])*[.C70]" office:value-type="float" office:value="5.936696E+021" calcext:value-type="float">
            <text:p>5.936696E+021</text:p>
          </table:table-cell>
          <table:table-cell table:formula="of:=[.E70]/100000/[.$I$6]" office:value-type="float" office:value="3.38852511415525" calcext:value-type="float">
            <text:p>3.388525114155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2.06517E+020" calcext:value-type="float">
            <text:p>2.07E+20</text:p>
          </table:table-cell>
          <table:table-cell office:value-type="float" office:value="6.61038E+020" calcext:value-type="float">
            <text:p>6.61E+2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.44959E+019" calcext:value-type="float">
            <text:p>9.44959E+019</text:p>
          </table:table-cell>
          <table:table-cell office:value-type="float" office:value="6.61038E+020" calcext:value-type="float">
            <text:p>6.61E+20</text:p>
          </table:table-cell>
          <table:table-cell/>
          <table:table-cell table:formula="of:=(1+[.A71])*[.C71]" office:value-type="float" office:value="5.949342E+021" calcext:value-type="float">
            <text:p>5.949342E+021</text:p>
          </table:table-cell>
          <table:table-cell table:formula="of:=[.E71]/100000/[.$I$6]" office:value-type="float" office:value="3.39574315068493" calcext:value-type="float">
            <text:p>3.395743150684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1.8749E+020" calcext:value-type="float">
            <text:p>1.87E+20</text:p>
          </table:table-cell>
          <table:table-cell office:value-type="float" office:value="5.9459E+020" calcext:value-type="float">
            <text:p>5.95E+2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.64625E+019" calcext:value-type="float">
            <text:p>8.64625E+019</text:p>
          </table:table-cell>
          <table:table-cell office:value-type="float" office:value="5.9459E+020" calcext:value-type="float">
            <text:p>5.95E+20</text:p>
          </table:table-cell>
          <table:table-cell/>
          <table:table-cell table:formula="of:=(1+[.A72])*[.C72]" office:value-type="float" office:value="5.9459E+021" calcext:value-type="float">
            <text:p>5.9459E+021</text:p>
          </table:table-cell>
          <table:table-cell table:formula="of:=[.E72]/100000/[.$I$6]" office:value-type="float" office:value="3.39377853881278" calcext:value-type="float">
            <text:p>3.3937785388127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1.71527E+020" calcext:value-type="float">
            <text:p>1.72E+20</text:p>
          </table:table-cell>
          <table:table-cell office:value-type="float" office:value="5.39225E+020" calcext:value-type="float">
            <text:p>5.39E+2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7.37096E+019" calcext:value-type="float">
            <text:p>7.37096E+019</text:p>
          </table:table-cell>
          <table:table-cell office:value-type="float" office:value="5.39225E+020" calcext:value-type="float">
            <text:p>5.39E+20</text:p>
          </table:table-cell>
          <table:table-cell/>
          <table:table-cell table:formula="of:=(1+[.A73])*[.C73]" office:value-type="float" office:value="6.4707E+021" calcext:value-type="float">
            <text:p>6.4707E+021</text:p>
          </table:table-cell>
          <table:table-cell table:formula="of:=[.E73]/100000/[.$I$6]" office:value-type="float" office:value="3.69332191780822" calcext:value-type="float">
            <text:p>3.693321917808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1.57959E+020" calcext:value-type="float">
            <text:p>1.58E+20</text:p>
          </table:table-cell>
          <table:table-cell office:value-type="float" office:value="4.92475E+020" calcext:value-type="float">
            <text:p>4.92E+20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6.40502E+019" calcext:value-type="float">
            <text:p>6.40502E+019</text:p>
          </table:table-cell>
          <table:table-cell office:value-type="float" office:value="4.92475E+020" calcext:value-type="float">
            <text:p>4.92E+20</text:p>
          </table:table-cell>
          <table:table-cell/>
          <table:table-cell table:formula="of:=(1+[.A74])*[.C74]" office:value-type="float" office:value="6.402175E+021" calcext:value-type="float">
            <text:p>6.402175E+021</text:p>
          </table:table-cell>
          <table:table-cell table:formula="of:=[.E74]/100000/[.$I$6]" office:value-type="float" office:value="3.65420947488585" calcext:value-type="float">
            <text:p>3.654209474885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1.46296E+020" calcext:value-type="float">
            <text:p>1.46E+20</text:p>
          </table:table-cell>
          <table:table-cell office:value-type="float" office:value="4.52551E+020" calcext:value-type="float">
            <text:p>4.53E+20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5.64965E+019" calcext:value-type="float">
            <text:p>5.64965E+019</text:p>
          </table:table-cell>
          <table:table-cell office:value-type="float" office:value="4.52551E+020" calcext:value-type="float">
            <text:p>4.53E+20</text:p>
          </table:table-cell>
          <table:table-cell/>
          <table:table-cell table:formula="of:=(1+[.A75])*[.C75]" office:value-type="float" office:value="6.335714E+021" calcext:value-type="float">
            <text:p>6.335714E+021</text:p>
          </table:table-cell>
          <table:table-cell table:formula="of:=[.E75]/100000/[.$I$6]" office:value-type="float" office:value="3.61627511415525" calcext:value-type="float">
            <text:p>3.616275114155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1.36174E+020" calcext:value-type="float">
            <text:p>1.36E+20</text:p>
          </table:table-cell>
          <table:table-cell office:value-type="float" office:value="4.18127E+020" calcext:value-type="float">
            <text:p>4.18E+20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5.04454E+019" calcext:value-type="float">
            <text:p>5.04454E+019</text:p>
          </table:table-cell>
          <table:table-cell office:value-type="float" office:value="4.18127E+020" calcext:value-type="float">
            <text:p>4.18E+20</text:p>
          </table:table-cell>
          <table:table-cell/>
          <table:table-cell table:formula="of:=(1+[.A76])*[.C76]" office:value-type="float" office:value="6.271905E+021" calcext:value-type="float">
            <text:p>6.271905E+021</text:p>
          </table:table-cell>
          <table:table-cell table:formula="of:=[.E76]/100000/[.$I$6]" office:value-type="float" office:value="3.57985445205479" calcext:value-type="float">
            <text:p>3.579854452054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1.27314E+020" calcext:value-type="float">
            <text:p>1.27E+20</text:p>
          </table:table-cell>
          <table:table-cell office:value-type="float" office:value="3.88195E+020" calcext:value-type="float">
            <text:p>3.88E+20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.55056E+019" calcext:value-type="float">
            <text:p>4.55056E+019</text:p>
          </table:table-cell>
          <table:table-cell office:value-type="float" office:value="3.88195E+020" calcext:value-type="float">
            <text:p>3.88E+20</text:p>
          </table:table-cell>
          <table:table-cell/>
          <table:table-cell table:formula="of:=(1+[.A77])*[.C77]" office:value-type="float" office:value="6.21112E+021" calcext:value-type="float">
            <text:p>6.21112E+021</text:p>
          </table:table-cell>
          <table:table-cell table:formula="of:=[.E77]/100000/[.$I$6]" office:value-type="float" office:value="3.5451598173516" calcext:value-type="float">
            <text:p>3.54515981735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1.19501E+020" calcext:value-type="float">
            <text:p>1.20E+20</text:p>
          </table:table-cell>
          <table:table-cell office:value-type="float" office:value="3.61978E+020" calcext:value-type="float">
            <text:p>3.62E+20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.61978E+020" calcext:value-type="float">
            <text:p>3.62E+20</text:p>
          </table:table-cell>
          <table:table-cell/>
          <table:table-cell table:formula="of:=(1+[.A78])*[.C78]" office:value-type="float" office:value="6.153626E+021" calcext:value-type="float">
            <text:p>6.153626E+021</text:p>
          </table:table-cell>
          <table:table-cell table:formula="of:=[.E78]/100000/[.$I$6]" office:value-type="float" office:value="3.51234360730594" calcext:value-type="float">
            <text:p>3.5123436073059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.12566E+020" calcext:value-type="float">
            <text:p>1.13E+20</text:p>
          </table:table-cell>
          <table:table-cell office:value-type="float" office:value="3.38867E+020" calcext:value-type="float">
            <text:p>3.39E+20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.38867E+020" calcext:value-type="float">
            <text:p>3.39E+20</text:p>
          </table:table-cell>
          <table:table-cell/>
          <table:table-cell table:formula="of:=(1+[.A79])*[.C79]" office:value-type="float" office:value="6.099606E+021" calcext:value-type="float">
            <text:p>6.099606E+021</text:p>
          </table:table-cell>
          <table:table-cell table:formula="of:=[.E79]/100000/[.$I$6]" office:value-type="float" office:value="3.4815102739726" calcext:value-type="float">
            <text:p>3.48151027397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1.06374E+020" calcext:value-type="float">
            <text:p>1.06E+20</text:p>
          </table:table-cell>
          <table:table-cell office:value-type="float" office:value="3.18374E+020" calcext:value-type="float">
            <text:p>3.18E+20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3.18374E+020" calcext:value-type="float">
            <text:p>3.18E+20</text:p>
          </table:table-cell>
          <table:table-cell/>
          <table:table-cell table:formula="of:=(1+[.A80])*[.C80]" office:value-type="float" office:value="6.049106E+021" calcext:value-type="float">
            <text:p>6.049106E+021</text:p>
          </table:table-cell>
          <table:table-cell table:formula="of:=[.E80]/100000/[.$I$6]" office:value-type="float" office:value="3.45268607305936" calcext:value-type="float">
            <text:p>3.4526860730593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1.00815E+020" calcext:value-type="float">
            <text:p>1.01E+20</text:p>
          </table:table-cell>
          <table:table-cell office:value-type="float" office:value="3.00108E+020" calcext:value-type="float">
            <text:p>3.00E+20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.00108E+020" calcext:value-type="float">
            <text:p>3.00E+20</text:p>
          </table:table-cell>
          <table:table-cell/>
          <table:table-cell table:formula="of:=(1+[.A81])*[.C81]" office:value-type="float" office:value="6.00216E+021" calcext:value-type="float">
            <text:p>6.00216E+021</text:p>
          </table:table-cell>
          <table:table-cell table:formula="of:=[.E81]/100000/[.$I$6]" office:value-type="float" office:value="3.4258904109589" calcext:value-type="float">
            <text:p>3.425890410958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9.58027E+019" calcext:value-type="float">
            <text:p>9.58E+19</text:p>
          </table:table-cell>
          <table:table-cell office:value-type="float" office:value="2.8375E+020" calcext:value-type="float">
            <text:p>2.84E+20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.8375E+020" calcext:value-type="float">
            <text:p>2.84E+20</text:p>
          </table:table-cell>
          <table:table-cell/>
          <table:table-cell table:formula="of:=(1+[.A82])*[.C82]" office:value-type="float" office:value="5.95875E+021" calcext:value-type="float">
            <text:p>5.95875E+021</text:p>
          </table:table-cell>
          <table:table-cell table:formula="of:=[.E82]/100000/[.$I$6]" office:value-type="float" office:value="3.40111301369863" calcext:value-type="float">
            <text:p>3.4011130136986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" office:value-type="float" office:value="9.12624E+019" calcext:value-type="float">
            <text:p>9.13E+19</text:p>
          </table:table-cell>
          <table:table-cell office:value-type="float" office:value="2.69037E+020" calcext:value-type="float">
            <text:p>2.69E+20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.69037E+020" calcext:value-type="float">
            <text:p>2.69E+20</text:p>
          </table:table-cell>
          <table:table-cell/>
          <table:table-cell table:formula="of:=(1+[.A83])*[.C83]" office:value-type="float" office:value="5.918814E+021" calcext:value-type="float">
            <text:p>5.918814E+021</text:p>
          </table:table-cell>
          <table:table-cell table:formula="of:=[.E83]/100000/[.$I$6]" office:value-type="float" office:value="3.37831849315068" calcext:value-type="float">
            <text:p>3.3783184931506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float" office:value="8.71336E+019" calcext:value-type="float">
            <text:p>8.71E+19</text:p>
          </table:table-cell>
          <table:table-cell office:value-type="float" office:value="2.55748E+020" calcext:value-type="float">
            <text:p>2.56E+20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.55748E+020" calcext:value-type="float">
            <text:p>2.56E+20</text:p>
          </table:table-cell>
          <table:table-cell/>
          <table:table-cell table:formula="of:=(1+[.A84])*[.C84]" office:value-type="float" office:value="5.882204E+021" calcext:value-type="float">
            <text:p>5.882204E+021</text:p>
          </table:table-cell>
          <table:table-cell table:formula="of:=[.E84]/100000/[.$I$6]" office:value-type="float" office:value="3.35742237442922" calcext:value-type="float">
            <text:p>3.3574223744292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8.33652E+019" calcext:value-type="float">
            <text:p>8.34E+19</text:p>
          </table:table-cell>
          <table:table-cell office:value-type="float" office:value="2.43701E+020" calcext:value-type="float">
            <text:p>2.44E+20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.43701E+020" calcext:value-type="float">
            <text:p>2.44E+20</text:p>
          </table:table-cell>
          <table:table-cell/>
          <table:table-cell table:formula="of:=(1+[.A85])*[.C85]" office:value-type="float" office:value="5.848824E+021" calcext:value-type="float">
            <text:p>5.848824E+021</text:p>
          </table:table-cell>
          <table:table-cell table:formula="of:=[.E85]/100000/[.$I$6]" office:value-type="float" office:value="3.3383698630137" calcext:value-type="float">
            <text:p>3.338369863013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float" office:value="7.99142E+019" calcext:value-type="float">
            <text:p>7.99E+19</text:p>
          </table:table-cell>
          <table:table-cell office:value-type="float" office:value="2.3274E+020" calcext:value-type="float">
            <text:p>2.33E+20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.3274E+020" calcext:value-type="float">
            <text:p>2.33E+20</text:p>
          </table:table-cell>
          <table:table-cell/>
          <table:table-cell table:formula="of:=(1+[.A86])*[.C86]" office:value-type="float" office:value="5.8185E+021" calcext:value-type="float">
            <text:p>5.8185E+021</text:p>
          </table:table-cell>
          <table:table-cell table:formula="of:=[.E86]/100000/[.$I$6]" office:value-type="float" office:value="3.32106164383562" calcext:value-type="float">
            <text:p>3.3210616438356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float" office:value="7.67436E+019" calcext:value-type="float">
            <text:p>7.67E+19</text:p>
          </table:table-cell>
          <table:table-cell office:value-type="float" office:value="2.22733E+020" calcext:value-type="float">
            <text:p>2.23E+20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.22733E+020" calcext:value-type="float">
            <text:p>2.23E+20</text:p>
          </table:table-cell>
          <table:table-cell/>
          <table:table-cell table:formula="of:=(1+[.A87])*[.C87]" office:value-type="float" office:value="5.791058E+021" calcext:value-type="float">
            <text:p>5.791058E+021</text:p>
          </table:table-cell>
          <table:table-cell table:formula="of:=[.E87]/100000/[.$I$6]" office:value-type="float" office:value="3.30539840182648" calcext:value-type="float">
            <text:p>3.3053984018264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7.38218E+019" calcext:value-type="float">
            <text:p>7.38E+19</text:p>
          </table:table-cell>
          <table:table-cell office:value-type="float" office:value="2.13568E+020" calcext:value-type="float">
            <text:p>2.14E+20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.13568E+020" calcext:value-type="float">
            <text:p>2.14E+20</text:p>
          </table:table-cell>
          <table:table-cell/>
          <table:table-cell table:formula="of:=(1+[.A88])*[.C88]" office:value-type="float" office:value="5.766336E+021" calcext:value-type="float">
            <text:p>5.766336E+021</text:p>
          </table:table-cell>
          <table:table-cell table:formula="of:=[.E88]/100000/[.$I$6]" office:value-type="float" office:value="3.29128767123288" calcext:value-type="float">
            <text:p>3.2912876712328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" office:value-type="float" office:value="7.11218E+019" calcext:value-type="float">
            <text:p>7.11E+19</text:p>
          </table:table-cell>
          <table:table-cell office:value-type="float" office:value="2.05148E+020" calcext:value-type="float">
            <text:p>2.05E+20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.05148E+020" calcext:value-type="float">
            <text:p>2.05E+20</text:p>
          </table:table-cell>
          <table:table-cell/>
          <table:table-cell table:formula="of:=(1+[.A89])*[.C89]" office:value-type="float" office:value="5.744144E+021" calcext:value-type="float">
            <text:p>5.744144E+021</text:p>
          </table:table-cell>
          <table:table-cell table:formula="of:=[.E89]/100000/[.$I$6]" office:value-type="float" office:value="3.27862100456621" calcext:value-type="float">
            <text:p>3.2786210045662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float" office:value="6.86199E+019" calcext:value-type="float">
            <text:p>6.86E+19</text:p>
          </table:table-cell>
          <table:table-cell office:value-type="float" office:value="1.9739E+020" calcext:value-type="float">
            <text:p>1.97E+20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.9739E+020" calcext:value-type="float">
            <text:p>1.97E+20</text:p>
          </table:table-cell>
          <table:table-cell/>
          <table:table-cell table:formula="of:=(1+[.A90])*[.C90]" office:value-type="float" office:value="5.72431E+021" calcext:value-type="float">
            <text:p>5.72431E+021</text:p>
          </table:table-cell>
          <table:table-cell table:formula="of:=[.E90]/100000/[.$I$6]" office:value-type="float" office:value="3.2673002283105" calcext:value-type="float">
            <text:p>3.267300228310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" office:value-type="float" office:value="6.62957E+019" calcext:value-type="float">
            <text:p>6.63E+19</text:p>
          </table:table-cell>
          <table:table-cell office:value-type="float" office:value="1.9022E+020" calcext:value-type="float">
            <text:p>1.90E+20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.9022E+020" calcext:value-type="float">
            <text:p>1.90E+20</text:p>
          </table:table-cell>
          <table:table-cell/>
          <table:table-cell table:formula="of:=(1+[.A91])*[.C91]" office:value-type="float" office:value="5.7066E+021" calcext:value-type="float">
            <text:p>5.7066E+021</text:p>
          </table:table-cell>
          <table:table-cell table:formula="of:=[.E91]/100000/[.$I$6]" office:value-type="float" office:value="3.25719178082192" calcext:value-type="float">
            <text:p>3.2571917808219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" office:value-type="float" office:value="6.41311E+019" calcext:value-type="float">
            <text:p>6.41E+19</text:p>
          </table:table-cell>
          <table:table-cell office:value-type="float" office:value="1.83577E+020" calcext:value-type="float">
            <text:p>1.84E+20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.83577E+020" calcext:value-type="float">
            <text:p>1.84E+20</text:p>
          </table:table-cell>
          <table:table-cell/>
          <table:table-cell table:formula="of:=(1+[.A92])*[.C92]" office:value-type="float" office:value="5.690887E+021" calcext:value-type="float">
            <text:p>5.690887E+021</text:p>
          </table:table-cell>
          <table:table-cell table:formula="of:=[.E92]/100000/[.$I$6]" office:value-type="float" office:value="3.24822317351598" calcext:value-type="float">
            <text:p>3.2482231735159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" office:value-type="float" office:value="6.21106E+019" calcext:value-type="float">
            <text:p>6.21E+19</text:p>
          </table:table-cell>
          <table:table-cell office:value-type="float" office:value="1.77405E+020" calcext:value-type="float">
            <text:p>1.77E+20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.77405E+020" calcext:value-type="float">
            <text:p>1.77E+20</text:p>
          </table:table-cell>
          <table:table-cell/>
          <table:table-cell table:formula="of:=(1+[.A93])*[.C93]" office:value-type="float" office:value="5.67696E+021" calcext:value-type="float">
            <text:p>5.67696E+021</text:p>
          </table:table-cell>
          <table:table-cell table:formula="of:=[.E93]/100000/[.$I$6]" office:value-type="float" office:value="3.24027397260274" calcext:value-type="float">
            <text:p>3.2402739726027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number-columns-repeated="10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.31099E+020" calcext:value-type="float">
            <text:p>3.31099E+020</text:p>
          </table:table-cell>
          <table:table-cell office:value-type="float" office:value="1.52687E+021" calcext:value-type="float">
            <text:p>1.53E+21</text:p>
          </table:table-cell>
          <table:table-cell/>
          <table:table-cell table:style-name="ce1" office:value-type="float" office:value="1.52687E+021" calcext:value-type="float">
            <text:p>1.53E+21</text:p>
          </table:table-cell>
          <table:table-cell table:formula="of:=[.E97]/100000/[.$I$6]" office:value-type="float" office:value="0.871501141552511" calcext:value-type="float">
            <text:p>0.87150114155251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.51887E+020" calcext:value-type="float">
            <text:p>2.51887E+020</text:p>
          </table:table-cell>
          <table:table-cell office:value-type="float" office:value="9.1484E+020" calcext:value-type="float">
            <text:p>9.15E+20</text:p>
          </table:table-cell>
          <table:table-cell/>
          <table:table-cell table:formula="of:=(1+[.A98])*[.C98]" office:value-type="float" office:value="1.82968E+021" calcext:value-type="float">
            <text:p>1.82968E+021</text:p>
          </table:table-cell>
          <table:table-cell table:formula="of:=[.E98]/100000/[.$I$6]" office:value-type="float" office:value="1.04433789954338" calcext:value-type="float">
            <text:p>1.0443378995433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04062E+020" calcext:value-type="float">
            <text:p>2.04062E+020</text:p>
          </table:table-cell>
          <table:table-cell office:value-type="float" office:value="6.7033E+020" calcext:value-type="float">
            <text:p>6.70E+20</text:p>
          </table:table-cell>
          <table:table-cell/>
          <table:table-cell table:formula="of:=(1+[.A99])*[.C99]" office:value-type="float" office:value="2.01099E+021" calcext:value-type="float">
            <text:p>2.01099E+021</text:p>
          </table:table-cell>
          <table:table-cell table:formula="of:=[.E99]/100000/[.$I$6]" office:value-type="float" office:value="1.14782534246575" calcext:value-type="float">
            <text:p>1.1478253424657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.71578E+020" calcext:value-type="float">
            <text:p>1.71578E+020</text:p>
          </table:table-cell>
          <table:table-cell office:value-type="float" office:value="5.29483E+020" calcext:value-type="float">
            <text:p>5.29E+20</text:p>
          </table:table-cell>
          <table:table-cell/>
          <table:table-cell table:formula="of:=(1+[.A100])*[.C100]" office:value-type="float" office:value="2.117932E+021" calcext:value-type="float">
            <text:p>2.117932E+021</text:p>
          </table:table-cell>
          <table:table-cell table:formula="of:=[.E100]/100000/[.$I$6]" office:value-type="float" office:value="1.20886529680365" calcext:value-type="float">
            <text:p>1.2088652968036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.47921E+020" calcext:value-type="float">
            <text:p>1.47921E+020</text:p>
          </table:table-cell>
          <table:table-cell office:value-type="float" office:value="4.37274E+020" calcext:value-type="float">
            <text:p>4.37E+20</text:p>
          </table:table-cell>
          <table:table-cell/>
          <table:table-cell table:formula="of:=(1+[.A101])*[.C101]" office:value-type="float" office:value="2.18637E+021" calcext:value-type="float">
            <text:p>2.18637E+021</text:p>
          </table:table-cell>
          <table:table-cell table:formula="of:=[.E101]/100000/[.$I$6]" office:value-type="float" office:value="1.24792808219178" calcext:value-type="float">
            <text:p>1.2479280821917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.29864E+020" calcext:value-type="float">
            <text:p>1.29864E+020</text:p>
          </table:table-cell>
          <table:table-cell office:value-type="float" office:value="3.71933E+020" calcext:value-type="float">
            <text:p>3.72E+20</text:p>
          </table:table-cell>
          <table:table-cell/>
          <table:table-cell table:formula="of:=(1+[.A102])*[.C102]" office:value-type="float" office:value="2.231598E+021" calcext:value-type="float">
            <text:p>2.231598E+021</text:p>
          </table:table-cell>
          <table:table-cell table:formula="of:=[.E102]/100000/[.$I$6]" office:value-type="float" office:value="1.27374315068493" calcext:value-type="float">
            <text:p>1.2737431506849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.15605E+020" calcext:value-type="float">
            <text:p>1.15605E+020</text:p>
          </table:table-cell>
          <table:table-cell office:value-type="float" office:value="3.23018E+020" calcext:value-type="float">
            <text:p>3.23E+20</text:p>
          </table:table-cell>
          <table:table-cell/>
          <table:table-cell table:formula="of:=(1+[.A103])*[.C103]" office:value-type="float" office:value="2.261126E+021" calcext:value-type="float">
            <text:p>2.261126E+021</text:p>
          </table:table-cell>
          <table:table-cell table:formula="of:=[.E103]/100000/[.$I$6]" office:value-type="float" office:value="1.29059703196347" calcext:value-type="float">
            <text:p>1.29059703196347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.04051E+020" calcext:value-type="float">
            <text:p>1.04051E+020</text:p>
          </table:table-cell>
          <table:table-cell office:value-type="float" office:value="2.84914E+020" calcext:value-type="float">
            <text:p>2.85E+20</text:p>
          </table:table-cell>
          <table:table-cell/>
          <table:table-cell table:formula="of:=(1+[.A104])*[.C104]" office:value-type="float" office:value="2.279312E+021" calcext:value-type="float">
            <text:p>2.279312E+021</text:p>
          </table:table-cell>
          <table:table-cell table:formula="of:=[.E104]/100000/[.$I$6]" office:value-type="float" office:value="1.30097716894977" calcext:value-type="float">
            <text:p>1.30097716894977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.44959E+019" calcext:value-type="float">
            <text:p>9.44959E+019</text:p>
          </table:table-cell>
          <table:table-cell office:value-type="float" office:value="2.54339E+020" calcext:value-type="float">
            <text:p>2.54E+20</text:p>
          </table:table-cell>
          <table:table-cell/>
          <table:table-cell table:formula="of:=(1+[.A105])*[.C105]" office:value-type="float" office:value="2.289051E+021" calcext:value-type="float">
            <text:p>2.289051E+021</text:p>
          </table:table-cell>
          <table:table-cell table:formula="of:=[.E105]/100000/[.$I$6]" office:value-type="float" office:value="1.30653595890411" calcext:value-type="float">
            <text:p>1.3065359589041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.64625E+019" calcext:value-type="float">
            <text:p>8.64625E+019</text:p>
          </table:table-cell>
          <table:table-cell office:value-type="float" office:value="2.29241E+020" calcext:value-type="float">
            <text:p>2.29E+20</text:p>
          </table:table-cell>
          <table:table-cell/>
          <table:table-cell table:formula="of:=(1+[.A106])*[.C106]" office:value-type="float" office:value="2.29241E+021" calcext:value-type="float">
            <text:p>2.29241E+021</text:p>
          </table:table-cell>
          <table:table-cell table:formula="of:=[.E106]/100000/[.$I$6]" office:value-type="float" office:value="1.30845319634703" calcext:value-type="float">
            <text:p>1.3084531963470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7.37096E+019" calcext:value-type="float">
            <text:p>7.37096E+019</text:p>
          </table:table-cell>
          <table:table-cell office:value-type="float" office:value="2.08269E+020" calcext:value-type="float">
            <text:p>2.08E+20</text:p>
          </table:table-cell>
          <table:table-cell/>
          <table:table-cell table:formula="of:=(1+[.A107])*[.C107]" office:value-type="float" office:value="2.499228E+021" calcext:value-type="float">
            <text:p>2.499228E+021</text:p>
          </table:table-cell>
          <table:table-cell table:formula="of:=[.E107]/100000/[.$I$6]" office:value-type="float" office:value="1.4265" calcext:value-type="float">
            <text:p>1.426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6.40502E+019" calcext:value-type="float">
            <text:p>6.40502E+019</text:p>
          </table:table-cell>
          <table:table-cell office:value-type="float" office:value="1.90489E+020" calcext:value-type="float">
            <text:p>1.90E+20</text:p>
          </table:table-cell>
          <table:table-cell/>
          <table:table-cell table:formula="of:=(1+[.A108])*[.C108]" office:value-type="float" office:value="2.476357E+021" calcext:value-type="float">
            <text:p>2.476357E+021</text:p>
          </table:table-cell>
          <table:table-cell table:formula="of:=[.E108]/100000/[.$I$6]" office:value-type="float" office:value="1.41344577625571" calcext:value-type="float">
            <text:p>1.4134457762557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5.64965E+019" calcext:value-type="float">
            <text:p>5.64965E+019</text:p>
          </table:table-cell>
          <table:table-cell office:value-type="float" office:value="1.75236E+020" calcext:value-type="float">
            <text:p>1.75E+20</text:p>
          </table:table-cell>
          <table:table-cell/>
          <table:table-cell table:formula="of:=(1+[.A109])*[.C109]" office:value-type="float" office:value="2.453304E+021" calcext:value-type="float">
            <text:p>2.453304E+021</text:p>
          </table:table-cell>
          <table:table-cell table:formula="of:=[.E109]/100000/[.$I$6]" office:value-type="float" office:value="1.40028767123288" calcext:value-type="float">
            <text:p>1.4002876712328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5.04454E+019" calcext:value-type="float">
            <text:p>5.04454E+019</text:p>
          </table:table-cell>
          <table:table-cell office:value-type="float" office:value="1.62023E+020" calcext:value-type="float">
            <text:p>1.62E+20</text:p>
          </table:table-cell>
          <table:table-cell/>
          <table:table-cell table:formula="of:=(1+[.A110])*[.C110]" office:value-type="float" office:value="2.430345E+021" calcext:value-type="float">
            <text:p>2.430345E+021</text:p>
          </table:table-cell>
          <table:table-cell table:formula="of:=[.E110]/100000/[.$I$6]" office:value-type="float" office:value="1.38718321917808" calcext:value-type="float">
            <text:p>1.3871832191780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.55056E+019" calcext:value-type="float">
            <text:p>4.55056E+019</text:p>
          </table:table-cell>
          <table:table-cell office:value-type="float" office:value="1.5048E+020" calcext:value-type="float">
            <text:p>1.50E+20</text:p>
          </table:table-cell>
          <table:table-cell/>
          <table:table-cell table:formula="of:=(1+[.A111])*[.C111]" office:value-type="float" office:value="2.40768E+021" calcext:value-type="float">
            <text:p>2.40768E+021</text:p>
          </table:table-cell>
          <table:table-cell table:formula="of:=[.E111]/100000/[.$I$6]" office:value-type="float" office:value="1.37424657534247" calcext:value-type="float">
            <text:p>1.37424657534247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.40325E+020" calcext:value-type="float">
            <text:p>1.40E+20</text:p>
          </table:table-cell>
          <table:table-cell/>
          <table:table-cell table:formula="of:=(1+[.A112])*[.C112]" office:value-type="float" office:value="2.385525E+021" calcext:value-type="float">
            <text:p>2.385525E+021</text:p>
          </table:table-cell>
          <table:table-cell table:formula="of:=[.E112]/100000/[.$I$6]" office:value-type="float" office:value="1.36160102739726" calcext:value-type="float">
            <text:p>1.36160102739726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.31336E+020" calcext:value-type="float">
            <text:p>1.31E+20</text:p>
          </table:table-cell>
          <table:table-cell/>
          <table:table-cell table:formula="of:=(1+[.A113])*[.C113]" office:value-type="float" office:value="2.364048E+021" calcext:value-type="float">
            <text:p>2.364048E+021</text:p>
          </table:table-cell>
          <table:table-cell table:formula="of:=[.E113]/100000/[.$I$6]" office:value-type="float" office:value="1.34934246575343" calcext:value-type="float">
            <text:p>1.3493424657534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.23335E+020" calcext:value-type="float">
            <text:p>1.23E+20</text:p>
          </table:table-cell>
          <table:table-cell/>
          <table:table-cell table:formula="of:=(1+[.A114])*[.C114]" office:value-type="float" office:value="2.343365E+021" calcext:value-type="float">
            <text:p>2.343365E+021</text:p>
          </table:table-cell>
          <table:table-cell table:formula="of:=[.E114]/100000/[.$I$6]" office:value-type="float" office:value="1.33753710045662" calcext:value-type="float">
            <text:p>1.33753710045662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.1618E+020" calcext:value-type="float">
            <text:p>1.16E+20</text:p>
          </table:table-cell>
          <table:table-cell/>
          <table:table-cell table:formula="of:=(1+[.A115])*[.C115]" office:value-type="float" office:value="2.3236E+021" calcext:value-type="float">
            <text:p>2.3236E+021</text:p>
          </table:table-cell>
          <table:table-cell table:formula="of:=[.E115]/100000/[.$I$6]" office:value-type="float" office:value="1.32625570776256" calcext:value-type="float">
            <text:p>1.32625570776256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.09754E+020" calcext:value-type="float">
            <text:p>1.10E+20</text:p>
          </table:table-cell>
          <table:table-cell/>
          <table:table-cell table:formula="of:=(1+[.A116])*[.C116]" office:value-type="float" office:value="2.304834E+021" calcext:value-type="float">
            <text:p>2.304834E+021</text:p>
          </table:table-cell>
          <table:table-cell table:formula="of:=[.E116]/100000/[.$I$6]" office:value-type="float" office:value="1.31554452054795" calcext:value-type="float">
            <text:p>1.3155445205479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.0396E+020" calcext:value-type="float">
            <text:p>1.04E+20</text:p>
          </table:table-cell>
          <table:table-cell/>
          <table:table-cell table:formula="of:=(1+[.A117])*[.C117]" office:value-type="float" office:value="2.28712E+021" calcext:value-type="float">
            <text:p>2.28712E+021</text:p>
          </table:table-cell>
          <table:table-cell table:formula="of:=[.E117]/100000/[.$I$6]" office:value-type="float" office:value="1.30543378995434" calcext:value-type="float">
            <text:p>1.30543378995434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9.87157E+019" calcext:value-type="float">
            <text:p>9.87E+19</text:p>
          </table:table-cell>
          <table:table-cell/>
          <table:table-cell table:formula="of:=(1+[.A118])*[.C118]" office:value-type="float" office:value="2.2704611E+021" calcext:value-type="float">
            <text:p>2.2704611E+021</text:p>
          </table:table-cell>
          <table:table-cell table:formula="of:=[.E118]/100000/[.$I$6]" office:value-type="float" office:value="1.29592528538813" calcext:value-type="float">
            <text:p>1.2959252853881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9.39538E+019" calcext:value-type="float">
            <text:p>9.40E+19</text:p>
          </table:table-cell>
          <table:table-cell/>
          <table:table-cell table:formula="of:=(1+[.A119])*[.C119]" office:value-type="float" office:value="2.2548912E+021" calcext:value-type="float">
            <text:p>2.2548912E+021</text:p>
          </table:table-cell>
          <table:table-cell table:formula="of:=[.E119]/100000/[.$I$6]" office:value-type="float" office:value="1.28703835616438" calcext:value-type="float">
            <text:p>1.2870383561643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8.96159E+019" calcext:value-type="float">
            <text:p>8.96E+19</text:p>
          </table:table-cell>
          <table:table-cell/>
          <table:table-cell table:formula="of:=(1+[.A120])*[.C120]" office:value-type="float" office:value="2.2403975E+021" calcext:value-type="float">
            <text:p>2.2403975E+021</text:p>
          </table:table-cell>
          <table:table-cell table:formula="of:=[.E120]/100000/[.$I$6]" office:value-type="float" office:value="1.27876569634703" calcext:value-type="float">
            <text:p>1.2787656963470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.5652E+019" calcext:value-type="float">
            <text:p>8.57E+19</text:p>
          </table:table-cell>
          <table:table-cell/>
          <table:table-cell table:formula="of:=(1+[.A121])*[.C121]" office:value-type="float" office:value="2.226952E+021" calcext:value-type="float">
            <text:p>2.226952E+021</text:p>
          </table:table-cell>
          <table:table-cell table:formula="of:=[.E121]/100000/[.$I$6]" office:value-type="float" office:value="1.27109132420091" calcext:value-type="float">
            <text:p>1.2710913242009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8.20194E+019" calcext:value-type="float">
            <text:p>8.20E+19</text:p>
          </table:table-cell>
          <table:table-cell/>
          <table:table-cell table:formula="of:=(1+[.A122])*[.C122]" office:value-type="float" office:value="2.2145238E+021" calcext:value-type="float">
            <text:p>2.2145238E+021</text:p>
          </table:table-cell>
          <table:table-cell table:formula="of:=[.E122]/100000/[.$I$6]" office:value-type="float" office:value="1.26399760273973" calcext:value-type="float">
            <text:p>1.2639976027397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.86811E+019" calcext:value-type="float">
            <text:p>7.87E+19</text:p>
          </table:table-cell>
          <table:table-cell/>
          <table:table-cell table:formula="of:=(1+[.A123])*[.C123]" office:value-type="float" office:value="2.2030708E+021" calcext:value-type="float">
            <text:p>2.2030708E+021</text:p>
          </table:table-cell>
          <table:table-cell table:formula="of:=[.E123]/100000/[.$I$6]" office:value-type="float" office:value="1.25746050228311" calcext:value-type="float">
            <text:p>1.2574605022831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7.56049E+019" calcext:value-type="float">
            <text:p>7.56E+19</text:p>
          </table:table-cell>
          <table:table-cell/>
          <table:table-cell table:formula="of:=(1+[.A124])*[.C124]" office:value-type="float" office:value="2.1925421E+021" calcext:value-type="float">
            <text:p>2.1925421E+021</text:p>
          </table:table-cell>
          <table:table-cell table:formula="of:=[.E124]/100000/[.$I$6]" office:value-type="float" office:value="1.25145097031963" calcext:value-type="float">
            <text:p>1.2514509703196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7.27629E+019" calcext:value-type="float">
            <text:p>7.28E+19</text:p>
          </table:table-cell>
          <table:table-cell/>
          <table:table-cell table:formula="of:=(1+[.A125])*[.C125]" office:value-type="float" office:value="2.182887E+021" calcext:value-type="float">
            <text:p>2.182887E+021</text:p>
          </table:table-cell>
          <table:table-cell table:formula="of:=[.E125]/100000/[.$I$6]" office:value-type="float" office:value="1.24594006849315" calcext:value-type="float">
            <text:p>1.2459400684931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7.01305E+019" calcext:value-type="float">
            <text:p>7.01E+19</text:p>
          </table:table-cell>
          <table:table-cell/>
          <table:table-cell table:formula="of:=(1+[.A126])*[.C126]" office:value-type="float" office:value="2.1740455E+021" calcext:value-type="float">
            <text:p>2.1740455E+021</text:p>
          </table:table-cell>
          <table:table-cell table:formula="of:=[.E126]/100000/[.$I$6]" office:value-type="float" office:value="1.24089355022831" calcext:value-type="float">
            <text:p>1.2408935502283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6.76862E+019" calcext:value-type="float">
            <text:p>6.77E+19</text:p>
          </table:table-cell>
          <table:table-cell/>
          <table:table-cell table:formula="of:=(1+[.A127])*[.C127]" office:value-type="float" office:value="2.1659584E+021" calcext:value-type="float">
            <text:p>2.1659584E+021</text:p>
          </table:table-cell>
          <table:table-cell table:formula="of:=[.E127]/100000/[.$I$6]" office:value-type="float" office:value="1.23627762557078" calcext:value-type="float">
            <text:p>1.2362776255707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.31099E+020" calcext:value-type="float">
            <text:p>3.31099E+020</text:p>
          </table:table-cell>
          <table:table-cell office:value-type="float" office:value="1.49475E+021" calcext:value-type="float">
            <text:p>1.49E+21</text:p>
          </table:table-cell>
          <table:table-cell/>
          <table:table-cell table:style-name="ce1" office:value-type="float" office:value="1.52687E+021" calcext:value-type="float">
            <text:p>1.53E+21</text:p>
          </table:table-cell>
          <table:table-cell table:formula="of:=[.E130]/100000/[.$I$6]" office:value-type="float" office:value="0.871501141552511" calcext:value-type="float">
            <text:p>0.8715011415525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2.48399E+020" calcext:value-type="float">
            <text:p>2.48E+20</text:p>
          </table:table-cell>
          <table:table-cell office:value-type="float" office:value="8.95607E+020" calcext:value-type="float">
            <text:p>8.96E+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.31096E+020" calcext:value-type="float">
            <text:p>3.31E+20</text:p>
          </table:table-cell>
          <table:table-cell table:style-name="ce1" office:value-type="float" office:value="1.19377E+021" calcext:value-type="float">
            <text:p>1.19E+2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.51887E+020" calcext:value-type="float">
            <text:p>2.51887E+020</text:p>
          </table:table-cell>
          <table:table-cell office:value-type="float" office:value="8.95607E+020" calcext:value-type="float">
            <text:p>8.96E+20</text:p>
          </table:table-cell>
          <table:table-cell/>
          <table:table-cell table:formula="of:=(1+[.A131])*[.C131]" office:value-type="float" office:value="1.791214E+021" calcext:value-type="float">
            <text:p>1.791214E+021</text:p>
          </table:table-cell>
          <table:table-cell table:formula="of:=[.E131]/100000/[.$I$6]" office:value-type="float" office:value="1.02238242009132" calcext:value-type="float">
            <text:p>1.02238242009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.8897E+020" calcext:value-type="float">
            <text:p>1.89E+20</text:p>
          </table:table-cell>
          <table:table-cell office:value-type="float" office:value="6.56238E+020" calcext:value-type="float">
            <text:p>6.56E+2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.51883E+020" calcext:value-type="float">
            <text:p>2.52E+20</text:p>
          </table:table-cell>
          <table:table-cell table:style-name="ce1" office:value-type="float" office:value="8.74715E+020" calcext:value-type="float">
            <text:p>8.75E+2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04062E+020" calcext:value-type="float">
            <text:p>2.04062E+020</text:p>
          </table:table-cell>
          <table:table-cell office:value-type="float" office:value="6.56238E+020" calcext:value-type="float">
            <text:p>6.56E+20</text:p>
          </table:table-cell>
          <table:table-cell/>
          <table:table-cell table:formula="of:=(1+[.A132])*[.C132]" office:value-type="float" office:value="1.968714E+021" calcext:value-type="float">
            <text:p>1.968714E+021</text:p>
          </table:table-cell>
          <table:table-cell table:formula="of:=[.E132]/100000/[.$I$6]" office:value-type="float" office:value="1.12369520547945" calcext:value-type="float">
            <text:p>1.123695205479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.53089E+020" calcext:value-type="float">
            <text:p>1.53E+20</text:p>
          </table:table-cell>
          <table:table-cell office:value-type="float" office:value="5.18353E+020" calcext:value-type="float">
            <text:p>5.18E+2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.04057E+020" calcext:value-type="float">
            <text:p>2.04E+20</text:p>
          </table:table-cell>
          <table:table-cell table:style-name="ce1" office:value-type="float" office:value="6.90926E+020" calcext:value-type="float">
            <text:p>6.91E+2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.71578E+020" calcext:value-type="float">
            <text:p>1.71578E+020</text:p>
          </table:table-cell>
          <table:table-cell office:value-type="float" office:value="5.18353E+020" calcext:value-type="float">
            <text:p>5.18E+20</text:p>
          </table:table-cell>
          <table:table-cell/>
          <table:table-cell table:formula="of:=(1+[.A133])*[.C133]" office:value-type="float" office:value="2.073412E+021" calcext:value-type="float">
            <text:p>2.073412E+021</text:p>
          </table:table-cell>
          <table:table-cell table:formula="of:=[.E133]/100000/[.$I$6]" office:value-type="float" office:value="1.18345433789954" calcext:value-type="float">
            <text:p>1.183454337899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1.28719E+020" calcext:value-type="float">
            <text:p>1.29E+20</text:p>
          </table:table-cell>
          <table:table-cell office:value-type="float" office:value="4.28083E+020" calcext:value-type="float">
            <text:p>4.28E+2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.71573E+020" calcext:value-type="float">
            <text:p>1.72E+20</text:p>
          </table:table-cell>
          <table:table-cell table:style-name="ce1" office:value-type="float" office:value="5.70604E+020" calcext:value-type="float">
            <text:p>5.71E+2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.47921E+020" calcext:value-type="float">
            <text:p>1.47921E+020</text:p>
          </table:table-cell>
          <table:table-cell office:value-type="float" office:value="4.28083E+020" calcext:value-type="float">
            <text:p>4.28E+20</text:p>
          </table:table-cell>
          <table:table-cell/>
          <table:table-cell table:formula="of:=(1+[.A134])*[.C134]" office:value-type="float" office:value="2.140415E+021" calcext:value-type="float">
            <text:p>2.140415E+021</text:p>
          </table:table-cell>
          <table:table-cell table:formula="of:=[.E134]/100000/[.$I$6]" office:value-type="float" office:value="1.22169805936073" calcext:value-type="float">
            <text:p>1.221698059360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.10971E+020" calcext:value-type="float">
            <text:p>1.11E+20</text:p>
          </table:table-cell>
          <table:table-cell office:value-type="float" office:value="3.64115E+020" calcext:value-type="float">
            <text:p>3.64E+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.47916E+020" calcext:value-type="float">
            <text:p>1.48E+20</text:p>
          </table:table-cell>
          <table:table-cell table:style-name="ce1" office:value-type="float" office:value="4.8534E+020" calcext:value-type="float">
            <text:p>4.85E+2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.29864E+020" calcext:value-type="float">
            <text:p>1.29864E+020</text:p>
          </table:table-cell>
          <table:table-cell office:value-type="float" office:value="3.64115E+020" calcext:value-type="float">
            <text:p>3.64E+20</text:p>
          </table:table-cell>
          <table:table-cell/>
          <table:table-cell table:formula="of:=(1+[.A135])*[.C135]" office:value-type="float" office:value="2.18469E+021" calcext:value-type="float">
            <text:p>2.18469E+021</text:p>
          </table:table-cell>
          <table:table-cell table:formula="of:=[.E135]/100000/[.$I$6]" office:value-type="float" office:value="1.24696917808219" calcext:value-type="float">
            <text:p>1.246969178082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9.74238E+019" calcext:value-type="float">
            <text:p>9.74E+19</text:p>
          </table:table-cell>
          <table:table-cell office:value-type="float" office:value="3.16228E+020" calcext:value-type="float">
            <text:p>3.16E+2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.29859E+020" calcext:value-type="float">
            <text:p>1.30E+20</text:p>
          </table:table-cell>
          <table:table-cell table:style-name="ce1" office:value-type="float" office:value="4.21511E+020" calcext:value-type="float">
            <text:p>4.22E+2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.15605E+020" calcext:value-type="float">
            <text:p>1.15605E+020</text:p>
          </table:table-cell>
          <table:table-cell office:value-type="float" office:value="3.16228E+020" calcext:value-type="float">
            <text:p>3.16E+20</text:p>
          </table:table-cell>
          <table:table-cell/>
          <table:table-cell table:formula="of:=(1+[.A136])*[.C136]" office:value-type="float" office:value="2.213596E+021" calcext:value-type="float">
            <text:p>2.213596E+021</text:p>
          </table:table-cell>
          <table:table-cell table:formula="of:=[.E136]/100000/[.$I$6]" office:value-type="float" office:value="1.26346803652968" calcext:value-type="float">
            <text:p>1.263468036529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8.67263E+019" calcext:value-type="float">
            <text:p>8.67E+19</text:p>
          </table:table-cell>
          <table:table-cell office:value-type="float" office:value="2.78925E+020" calcext:value-type="float">
            <text:p>2.79E+2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.156E+020" calcext:value-type="float">
            <text:p>1.16E+20</text:p>
          </table:table-cell>
          <table:table-cell table:style-name="ce1" office:value-type="float" office:value="3.71789E+020" calcext:value-type="float">
            <text:p>3.72E+2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.04051E+020" calcext:value-type="float">
            <text:p>1.04051E+020</text:p>
          </table:table-cell>
          <table:table-cell office:value-type="float" office:value="2.78925E+020" calcext:value-type="float">
            <text:p>2.79E+20</text:p>
          </table:table-cell>
          <table:table-cell/>
          <table:table-cell table:formula="of:=(1+[.A137])*[.C137]" office:value-type="float" office:value="2.2314E+021" calcext:value-type="float">
            <text:p>2.2314E+021</text:p>
          </table:table-cell>
          <table:table-cell table:formula="of:=[.E137]/100000/[.$I$6]" office:value-type="float" office:value="1.2736301369863" calcext:value-type="float">
            <text:p>1.27363013698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7.80584E+019" calcext:value-type="float">
            <text:p>7.81E+19</text:p>
          </table:table-cell>
          <table:table-cell office:value-type="float" office:value="2.48993E+020" calcext:value-type="float">
            <text:p>2.49E+2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.04047E+020" calcext:value-type="float">
            <text:p>1.04E+20</text:p>
          </table:table-cell>
          <table:table-cell table:style-name="ce1" office:value-type="float" office:value="3.31891E+020" calcext:value-type="float">
            <text:p>3.32E+2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.44959E+019" calcext:value-type="float">
            <text:p>9.44959E+019</text:p>
          </table:table-cell>
          <table:table-cell office:value-type="float" office:value="2.48993E+020" calcext:value-type="float">
            <text:p>2.49E+20</text:p>
          </table:table-cell>
          <table:table-cell/>
          <table:table-cell table:formula="of:=(1+[.A138])*[.C138]" office:value-type="float" office:value="2.240937E+021" calcext:value-type="float">
            <text:p>2.240937E+021</text:p>
          </table:table-cell>
          <table:table-cell table:formula="of:=[.E138]/100000/[.$I$6]" office:value-type="float" office:value="1.27907363013699" calcext:value-type="float">
            <text:p>1.2790736301369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7.08903E+019" calcext:value-type="float">
            <text:p>7.09E+19</text:p>
          </table:table-cell>
          <table:table-cell office:value-type="float" office:value="2.24423E+020" calcext:value-type="float">
            <text:p>2.24E+2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.44921E+019" calcext:value-type="float">
            <text:p>9.45E+19</text:p>
          </table:table-cell>
          <table:table-cell table:style-name="ce1" office:value-type="float" office:value="2.99141E+020" calcext:value-type="float">
            <text:p>2.99E+2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.64625E+019" calcext:value-type="float">
            <text:p>8.64625E+019</text:p>
          </table:table-cell>
          <table:table-cell office:value-type="float" office:value="2.24423E+020" calcext:value-type="float">
            <text:p>2.24E+20</text:p>
          </table:table-cell>
          <table:table-cell/>
          <table:table-cell table:formula="of:=(1+[.A139])*[.C139]" office:value-type="float" office:value="2.24423E+021" calcext:value-type="float">
            <text:p>2.24423E+021</text:p>
          </table:table-cell>
          <table:table-cell table:formula="of:=[.E139]/100000/[.$I$6]" office:value-type="float" office:value="1.28095319634703" calcext:value-type="float">
            <text:p>1.2809531963470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6.48636E+019" calcext:value-type="float">
            <text:p>6.49E+19</text:p>
          </table:table-cell>
          <table:table-cell office:value-type="float" office:value="2.03891E+020" calcext:value-type="float">
            <text:p>2.04E+2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8.6459E+019" calcext:value-type="float">
            <text:p>8.65E+19</text:p>
          </table:table-cell>
          <table:table-cell table:style-name="ce1" office:value-type="float" office:value="2.71773E+020" calcext:value-type="float">
            <text:p>2.72E+2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7.37096E+019" calcext:value-type="float">
            <text:p>7.37096E+019</text:p>
          </table:table-cell>
          <table:table-cell office:value-type="float" office:value="2.03891E+020" calcext:value-type="float">
            <text:p>2.04E+20</text:p>
          </table:table-cell>
          <table:table-cell/>
          <table:table-cell table:formula="of:=(1+[.A140])*[.C140]" office:value-type="float" office:value="2.242801E+021" calcext:value-type="float">
            <text:p>2.242801E+021</text:p>
          </table:table-cell>
          <table:table-cell table:formula="of:=[.E140]/100000/[.$I$6]" office:value-type="float" office:value="1.28013755707763" calcext:value-type="float">
            <text:p>1.280137557077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5.97264E+019" calcext:value-type="float">
            <text:p>5.97E+19</text:p>
          </table:table-cell>
          <table:table-cell office:value-type="float" office:value="1.86485E+020" calcext:value-type="float">
            <text:p>1.86E+2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.96114E+019" calcext:value-type="float">
            <text:p>7.96E+19</text:p>
          </table:table-cell>
          <table:table-cell table:style-name="ce1" office:value-type="float" office:value="2.48572E+020" calcext:value-type="float">
            <text:p>2.49E+2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.40502E+019" calcext:value-type="float">
            <text:p>6.40502E+019</text:p>
          </table:table-cell>
          <table:table-cell office:value-type="float" office:value="1.86485E+020" calcext:value-type="float">
            <text:p>1.86E+20</text:p>
          </table:table-cell>
          <table:table-cell/>
          <table:table-cell table:formula="of:=(1+[.A141])*[.C141]" office:value-type="float" office:value="2.23782E+021" calcext:value-type="float">
            <text:p>2.23782E+021</text:p>
          </table:table-cell>
          <table:table-cell table:formula="of:=[.E141]/100000/[.$I$6]" office:value-type="float" office:value="1.27729452054795" calcext:value-type="float">
            <text:p>1.277294520547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float" office:value="5.52964E+019" calcext:value-type="float">
            <text:p>5.53E+19</text:p>
          </table:table-cell>
          <table:table-cell office:value-type="float" office:value="1.71553E+020" calcext:value-type="float">
            <text:p>1.72E+2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.37065E+019" calcext:value-type="float">
            <text:p>7.37E+19</text:p>
          </table:table-cell>
          <table:table-cell table:style-name="ce1" office:value-type="float" office:value="2.28669E+020" calcext:value-type="float">
            <text:p>2.29E+2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5.64965E+019" calcext:value-type="float">
            <text:p>5.64965E+019</text:p>
          </table:table-cell>
          <table:table-cell office:value-type="float" office:value="1.71553E+020" calcext:value-type="float">
            <text:p>1.72E+20</text:p>
          </table:table-cell>
          <table:table-cell/>
          <table:table-cell table:formula="of:=(1+[.A142])*[.C142]" office:value-type="float" office:value="2.230189E+021" calcext:value-type="float">
            <text:p>2.230189E+021</text:p>
          </table:table-cell>
          <table:table-cell table:formula="of:=[.E142]/100000/[.$I$6]" office:value-type="float" office:value="1.27293892694064" calcext:value-type="float">
            <text:p>1.2729389269406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5.14383E+019" calcext:value-type="float">
            <text:p>5.14E+19</text:p>
          </table:table-cell>
          <table:table-cell office:value-type="float" office:value="1.58617E+020" calcext:value-type="float">
            <text:p>1.59E+2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6.8564E+019" calcext:value-type="float">
            <text:p>6.86E+19</text:p>
          </table:table-cell>
          <table:table-cell table:style-name="ce1" office:value-type="float" office:value="2.11427E+020" calcext:value-type="float">
            <text:p>2.11E+2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5.04454E+019" calcext:value-type="float">
            <text:p>5.04454E+019</text:p>
          </table:table-cell>
          <table:table-cell office:value-type="float" office:value="1.58617E+020" calcext:value-type="float">
            <text:p>1.59E+20</text:p>
          </table:table-cell>
          <table:table-cell/>
          <table:table-cell table:formula="of:=(1+[.A143])*[.C143]" office:value-type="float" office:value="2.220638E+021" calcext:value-type="float">
            <text:p>2.220638E+021</text:p>
          </table:table-cell>
          <table:table-cell table:formula="of:=[.E143]/100000/[.$I$6]" office:value-type="float" office:value="1.26748744292237" calcext:value-type="float">
            <text:p>1.2674874429223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float" office:value="4.80499E+019" calcext:value-type="float">
            <text:p>4.80E+19</text:p>
          </table:table-cell>
          <table:table-cell office:value-type="float" office:value="1.47317E+020" calcext:value-type="float">
            <text:p>1.47E+2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.40474E+019" calcext:value-type="float">
            <text:p>6.40E+19</text:p>
          </table:table-cell>
          <table:table-cell table:style-name="ce1" office:value-type="float" office:value="1.96365E+020" calcext:value-type="float">
            <text:p>1.96E+2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.55056E+019" calcext:value-type="float">
            <text:p>4.55056E+019</text:p>
          </table:table-cell>
          <table:table-cell office:value-type="float" office:value="1.47317E+020" calcext:value-type="float">
            <text:p>1.47E+20</text:p>
          </table:table-cell>
          <table:table-cell/>
          <table:table-cell table:formula="of:=(1+[.A144])*[.C144]" office:value-type="float" office:value="2.209755E+021" calcext:value-type="float">
            <text:p>2.209755E+021</text:p>
          </table:table-cell>
          <table:table-cell table:formula="of:=[.E144]/100000/[.$I$6]" office:value-type="float" office:value="1.26127568493151" calcext:value-type="float">
            <text:p>1.2612756849315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float" office:value="4.50521E+019" calcext:value-type="float">
            <text:p>4.51E+19</text:p>
          </table:table-cell>
          <table:table-cell office:value-type="float" office:value="1.37376E+020" calcext:value-type="float">
            <text:p>1.37E+2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.00516E+019" calcext:value-type="float">
            <text:p>6.01E+19</text:p>
          </table:table-cell>
          <table:table-cell table:style-name="ce1" office:value-type="float" office:value="1.83113E+020" calcext:value-type="float">
            <text:p>1.83E+2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.37376E+020" calcext:value-type="float">
            <text:p>1.37E+20</text:p>
          </table:table-cell>
          <table:table-cell/>
          <table:table-cell table:formula="of:=(1+[.A145])*[.C145]" office:value-type="float" office:value="2.198016E+021" calcext:value-type="float">
            <text:p>2.198016E+021</text:p>
          </table:table-cell>
          <table:table-cell table:formula="of:=[.E145]/100000/[.$I$6]" office:value-type="float" office:value="1.25457534246575" calcext:value-type="float">
            <text:p>1.254575342465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4.23831E+019" calcext:value-type="float">
            <text:p>4.24E+19</text:p>
          </table:table-cell>
          <table:table-cell office:value-type="float" office:value="1.28575E+020" calcext:value-type="float">
            <text:p>1.29E+2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5.6494E+019" calcext:value-type="float">
            <text:p>5.65E+19</text:p>
          </table:table-cell>
          <table:table-cell table:style-name="ce1" office:value-type="float" office:value="1.71383E+020" calcext:value-type="float">
            <text:p>1.71E+2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.28575E+020" calcext:value-type="float">
            <text:p>1.29E+20</text:p>
          </table:table-cell>
          <table:table-cell/>
          <table:table-cell table:formula="of:=(1+[.A146])*[.C146]" office:value-type="float" office:value="2.185775E+021" calcext:value-type="float">
            <text:p>2.185775E+021</text:p>
          </table:table-cell>
          <table:table-cell table:formula="of:=[.E146]/100000/[.$I$6]" office:value-type="float" office:value="1.24758847031963" calcext:value-type="float">
            <text:p>1.2475884703196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3.99935E+019" calcext:value-type="float">
            <text:p>4.00E+19</text:p>
          </table:table-cell>
          <table:table-cell office:value-type="float" office:value="1.20743E+020" calcext:value-type="float">
            <text:p>1.21E+2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5.33089E+019" calcext:value-type="float">
            <text:p>5.33E+19</text:p>
          </table:table-cell>
          <table:table-cell table:style-name="ce1" office:value-type="float" office:value="1.60943E+020" calcext:value-type="float">
            <text:p>1.61E+2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.20743E+020" calcext:value-type="float">
            <text:p>1.21E+20</text:p>
          </table:table-cell>
          <table:table-cell/>
          <table:table-cell table:formula="of:=(1+[.A147])*[.C147]" office:value-type="float" office:value="2.173374E+021" calcext:value-type="float">
            <text:p>2.173374E+021</text:p>
          </table:table-cell>
          <table:table-cell table:formula="of:=[.E147]/100000/[.$I$6]" office:value-type="float" office:value="1.2405102739726" calcext:value-type="float">
            <text:p>1.24051027397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float" office:value="3.78436E+019" calcext:value-type="float">
            <text:p>3.78E+19</text:p>
          </table:table-cell>
          <table:table-cell office:value-type="float" office:value="1.13738E+020" calcext:value-type="float">
            <text:p>1.14E+2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5.04431E+019" calcext:value-type="float">
            <text:p>5.04E+19</text:p>
          </table:table-cell>
          <table:table-cell table:style-name="ce1" office:value-type="float" office:value="1.51606E+020" calcext:value-type="float">
            <text:p>1.52E+2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.13738E+020" calcext:value-type="float">
            <text:p>1.14E+20</text:p>
          </table:table-cell>
          <table:table-cell/>
          <table:table-cell table:formula="of:=(1+[.A148])*[.C148]" office:value-type="float" office:value="2.161022E+021" calcext:value-type="float">
            <text:p>2.161022E+021</text:p>
          </table:table-cell>
          <table:table-cell table:formula="of:=[.E148]/100000/[.$I$6]" office:value-type="float" office:value="1.2334600456621" calcext:value-type="float">
            <text:p>1.23346004566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.59006E+019" calcext:value-type="float">
            <text:p>3.59E+19</text:p>
          </table:table-cell>
          <table:table-cell office:value-type="float" office:value="1.07447E+020" calcext:value-type="float">
            <text:p>1.07E+2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.78533E+019" calcext:value-type="float">
            <text:p>4.79E+19</text:p>
          </table:table-cell>
          <table:table-cell table:style-name="ce1" office:value-type="float" office:value="1.4322E+020" calcext:value-type="float">
            <text:p>1.43E+2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.07447E+020" calcext:value-type="float">
            <text:p>1.07E+20</text:p>
          </table:table-cell>
          <table:table-cell/>
          <table:table-cell table:formula="of:=(1+[.A149])*[.C149]" office:value-type="float" office:value="2.14894E+021" calcext:value-type="float">
            <text:p>2.14894E+021</text:p>
          </table:table-cell>
          <table:table-cell table:formula="of:=[.E149]/100000/[.$I$6]" office:value-type="float" office:value="1.22656392694064" calcext:value-type="float">
            <text:p>1.226563926940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float" office:value="3.41378E+019" calcext:value-type="float">
            <text:p>3.41E+19</text:p>
          </table:table-cell>
          <table:table-cell office:value-type="float" office:value="1.01775E+020" calcext:value-type="float">
            <text:p>1.02E+2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4.55035E+019" calcext:value-type="float">
            <text:p>4.55E+19</text:p>
          </table:table-cell>
          <table:table-cell table:style-name="ce1" office:value-type="float" office:value="1.35659E+020" calcext:value-type="float">
            <text:p>1.36E+2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.01775E+020" calcext:value-type="float">
            <text:p>1.02E+20</text:p>
          </table:table-cell>
          <table:table-cell/>
          <table:table-cell table:formula="of:=(1+[.A150])*[.C150]" office:value-type="float" office:value="2.137275E+021" calcext:value-type="float">
            <text:p>2.137275E+021</text:p>
          </table:table-cell>
          <table:table-cell table:formula="of:=[.E150]/100000/[.$I$6]" office:value-type="float" office:value="1.21990582191781" calcext:value-type="float">
            <text:p>1.2199058219178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3.25325E+019" calcext:value-type="float">
            <text:p>3.25E+19</text:p>
          </table:table-cell>
          <table:table-cell office:value-type="float" office:value="9.66409E+019" calcext:value-type="float">
            <text:p>9.66E+1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4.33638E+019" calcext:value-type="float">
            <text:p>4.34E+19</text:p>
          </table:table-cell>
          <table:table-cell table:style-name="ce1" office:value-type="float" office:value="1.28816E+020" calcext:value-type="float">
            <text:p>1.29E+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9.66409E+019" calcext:value-type="float">
            <text:p>9.66E+19</text:p>
          </table:table-cell>
          <table:table-cell/>
          <table:table-cell table:formula="of:=(1+[.A151])*[.C151]" office:value-type="float" office:value="2.1260998E+021" calcext:value-type="float">
            <text:p>2.1260998E+021</text:p>
          </table:table-cell>
          <table:table-cell table:formula="of:=[.E151]/100000/[.$I$6]" office:value-type="float" office:value="1.21352728310502" calcext:value-type="float">
            <text:p>1.213527283105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3.10658E+019" calcext:value-type="float">
            <text:p>3.11E+19</text:p>
          </table:table-cell>
          <table:table-cell office:value-type="float" office:value="9.19791E+019" calcext:value-type="float">
            <text:p>9.20E+19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4.14088E+019" calcext:value-type="float">
            <text:p>4.14E+19</text:p>
          </table:table-cell>
          <table:table-cell table:style-name="ce1" office:value-type="float" office:value="1.22602E+020" calcext:value-type="float">
            <text:p>1.23E+2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9.19791E+019" calcext:value-type="float">
            <text:p>9.20E+19</text:p>
          </table:table-cell>
          <table:table-cell/>
          <table:table-cell table:formula="of:=(1+[.A152])*[.C152]" office:value-type="float" office:value="2.1155193E+021" calcext:value-type="float">
            <text:p>2.1155193E+021</text:p>
          </table:table-cell>
          <table:table-cell table:formula="of:=[.E152]/100000/[.$I$6]" office:value-type="float" office:value="1.20748818493151" calcext:value-type="float">
            <text:p>1.2074881849315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float" office:value="2.97217E+019" calcext:value-type="float">
            <text:p>2.97E+19</text:p>
          </table:table-cell>
          <table:table-cell office:value-type="float" office:value="8.77323E+019" calcext:value-type="float">
            <text:p>8.77E+19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.96171E+019" calcext:value-type="float">
            <text:p>3.96E+19</text:p>
          </table:table-cell>
          <table:table-cell table:style-name="ce1" office:value-type="float" office:value="1.16942E+020" calcext:value-type="float">
            <text:p>1.17E+20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.77323E+019" calcext:value-type="float">
            <text:p>8.77E+19</text:p>
          </table:table-cell>
          <table:table-cell/>
          <table:table-cell table:formula="of:=(1+[.A153])*[.C153]" office:value-type="float" office:value="2.1055752E+021" calcext:value-type="float">
            <text:p>2.1055752E+021</text:p>
          </table:table-cell>
          <table:table-cell table:formula="of:=[.E153]/100000/[.$I$6]" office:value-type="float" office:value="1.20181232876712" calcext:value-type="float">
            <text:p>1.201812328767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float" office:value="2.84861E+019" calcext:value-type="float">
            <text:p>2.85E+19</text:p>
          </table:table-cell>
          <table:table-cell office:value-type="float" office:value="8.38518E+019" calcext:value-type="float">
            <text:p>8.39E+19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.79702E+019" calcext:value-type="float">
            <text:p>3.80E+19</text:p>
          </table:table-cell>
          <table:table-cell table:style-name="ce1" office:value-type="float" office:value="1.11769E+020" calcext:value-type="float">
            <text:p>1.12E+2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8.38518E+019" calcext:value-type="float">
            <text:p>8.39E+19</text:p>
          </table:table-cell>
          <table:table-cell/>
          <table:table-cell table:formula="of:=(1+[.A154])*[.C154]" office:value-type="float" office:value="2.096295E+021" calcext:value-type="float">
            <text:p>2.096295E+021</text:p>
          </table:table-cell>
          <table:table-cell table:formula="of:=[.E154]/100000/[.$I$6]" office:value-type="float" office:value="1.1965154109589" calcext:value-type="float">
            <text:p>1.196515410958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2.73473E+019" calcext:value-type="float">
            <text:p>2.73E+19</text:p>
          </table:table-cell>
          <table:table-cell office:value-type="float" office:value="8.02956E+019" calcext:value-type="float">
            <text:p>8.03E+19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.64523E+019" calcext:value-type="float">
            <text:p>3.65E+19</text:p>
          </table:table-cell>
          <table:table-cell table:style-name="ce1" office:value-type="float" office:value="1.07029E+020" calcext:value-type="float">
            <text:p>1.07E+2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.02956E+019" calcext:value-type="float">
            <text:p>8.03E+19</text:p>
          </table:table-cell>
          <table:table-cell/>
          <table:table-cell table:formula="of:=(1+[.A155])*[.C155]" office:value-type="float" office:value="2.0876856E+021" calcext:value-type="float">
            <text:p>2.0876856E+021</text:p>
          </table:table-cell>
          <table:table-cell table:formula="of:=[.E155]/100000/[.$I$6]" office:value-type="float" office:value="1.19160136986301" calcext:value-type="float">
            <text:p>1.191601369863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2.6295E+019" calcext:value-type="float">
            <text:p>2.63E+19</text:p>
          </table:table-cell>
          <table:table-cell office:value-type="float" office:value="7.70274E+019" calcext:value-type="float">
            <text:p>7.70E+19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.50496E+019" calcext:value-type="float">
            <text:p>3.50E+19</text:p>
          </table:table-cell>
          <table:table-cell table:style-name="ce1" office:value-type="float" office:value="1.02673E+020" calcext:value-type="float">
            <text:p>1.03E+2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.70274E+019" calcext:value-type="float">
            <text:p>7.70E+19</text:p>
          </table:table-cell>
          <table:table-cell/>
          <table:table-cell table:formula="of:=(1+[.A156])*[.C156]" office:value-type="float" office:value="2.0797398E+021" calcext:value-type="float">
            <text:p>2.0797398E+021</text:p>
          </table:table-cell>
          <table:table-cell table:formula="of:=[.E156]/100000/[.$I$6]" office:value-type="float" office:value="1.18706609589041" calcext:value-type="float">
            <text:p>1.1870660958904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float" office:value="2.53201E+019" calcext:value-type="float">
            <text:p>2.53E+19</text:p>
          </table:table-cell>
          <table:table-cell office:value-type="float" office:value="7.40159E+019" calcext:value-type="float">
            <text:p>7.40E+19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3.37501E+019" calcext:value-type="float">
            <text:p>3.38E+19</text:p>
          </table:table-cell>
          <table:table-cell table:style-name="ce1" office:value-type="float" office:value="9.86586E+019" calcext:value-type="float">
            <text:p>9.87E+19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.40159E+019" calcext:value-type="float">
            <text:p>7.40E+19</text:p>
          </table:table-cell>
          <table:table-cell/>
          <table:table-cell table:formula="of:=(1+[.A157])*[.C157]" office:value-type="float" office:value="2.0724452E+021" calcext:value-type="float">
            <text:p>2.0724452E+021</text:p>
          </table:table-cell>
          <table:table-cell table:formula="of:=[.E157]/100000/[.$I$6]" office:value-type="float" office:value="1.18290251141553" calcext:value-type="float">
            <text:p>1.1829025114155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float" office:value="2.44148E+019" calcext:value-type="float">
            <text:p>2.44E+19</text:p>
          </table:table-cell>
          <table:table-cell office:value-type="float" office:value="7.12336E+019" calcext:value-type="float">
            <text:p>7.12E+19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3.25435E+019" calcext:value-type="float">
            <text:p>3.25E+19</text:p>
          </table:table-cell>
          <table:table-cell table:style-name="ce1" office:value-type="float" office:value="9.49499E+019" calcext:value-type="float">
            <text:p>9.49E+19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7.12336E+019" calcext:value-type="float">
            <text:p>7.12E+19</text:p>
          </table:table-cell>
          <table:table-cell/>
          <table:table-cell table:formula="of:=(1+[.A158])*[.C158]" office:value-type="float" office:value="2.0657744E+021" calcext:value-type="float">
            <text:p>2.0657744E+021</text:p>
          </table:table-cell>
          <table:table-cell table:formula="of:=[.E158]/100000/[.$I$6]" office:value-type="float" office:value="1.17909497716895" calcext:value-type="float">
            <text:p>1.1790949771689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float" office:value="2.35723E+019" calcext:value-type="float">
            <text:p>2.36E+19</text:p>
          </table:table-cell>
          <table:table-cell office:value-type="float" office:value="6.86565E+019" calcext:value-type="float">
            <text:p>6.87E+19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3.14204E+019" calcext:value-type="float">
            <text:p>3.14E+19</text:p>
          </table:table-cell>
          <table:table-cell table:style-name="ce1" office:value-type="float" office:value="9.15149E+019" calcext:value-type="float">
            <text:p>9.15E+19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6.86565E+019" calcext:value-type="float">
            <text:p>6.87E+19</text:p>
          </table:table-cell>
          <table:table-cell/>
          <table:table-cell table:formula="of:=(1+[.A159])*[.C159]" office:value-type="float" office:value="2.059695E+021" calcext:value-type="float">
            <text:p>2.059695E+021</text:p>
          </table:table-cell>
          <table:table-cell table:formula="of:=[.E159]/100000/[.$I$6]" office:value-type="float" office:value="1.175625" calcext:value-type="float">
            <text:p>1.1756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float" office:value="2.27864E+019" calcext:value-type="float">
            <text:p>2.28E+19</text:p>
          </table:table-cell>
          <table:table-cell office:value-type="float" office:value="6.62636E+019" calcext:value-type="float">
            <text:p>6.63E+19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3.03728E+019" calcext:value-type="float">
            <text:p>3.04E+19</text:p>
          </table:table-cell>
          <table:table-cell table:style-name="ce1" office:value-type="float" office:value="8.83253E+019" calcext:value-type="float">
            <text:p>8.83E+1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6.62636E+019" calcext:value-type="float">
            <text:p>6.63E+19</text:p>
          </table:table-cell>
          <table:table-cell/>
          <table:table-cell table:formula="of:=(1+[.A160])*[.C160]" office:value-type="float" office:value="2.0541716E+021" calcext:value-type="float">
            <text:p>2.0541716E+021</text:p>
          </table:table-cell>
          <table:table-cell table:formula="of:=[.E160]/100000/[.$I$6]" office:value-type="float" office:value="1.17247237442922" calcext:value-type="float">
            <text:p>1.172472374429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office:value-type="float" office:value="30" calcext:value-type="float">
            <text:p>30</text:p>
          </table:table-cell>
          <table:table-cell table:style-name="ce1" office:value-type="float" office:value="2.93936E+019" calcext:value-type="float">
            <text:p>2.94E+19</text:p>
          </table:table-cell>
          <table:table-cell table:style-name="ce1" office:value-type="float" office:value="8.53568E+019" calcext:value-type="float">
            <text:p>8.54E+19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/>
          <table:table-cell office:value-type="float" office:value="31" calcext:value-type="float">
            <text:p>31</text:p>
          </table:table-cell>
          <table:table-cell table:style-name="ce1" office:value-type="float" office:value="2.84765E+019" calcext:value-type="float">
            <text:p>2.85E+19</text:p>
          </table:table-cell>
          <table:table-cell table:style-name="ce1" office:value-type="float" office:value="8.25874E+019" calcext:value-type="float">
            <text:p>8.26E+19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/>
          <table:table-cell office:value-type="float" office:value="32" calcext:value-type="float">
            <text:p>32</text:p>
          </table:table-cell>
          <table:table-cell table:style-name="ce1" office:value-type="float" office:value="2.76158E+019" calcext:value-type="float">
            <text:p>2.76E+19</text:p>
          </table:table-cell>
          <table:table-cell table:style-name="ce1" office:value-type="float" office:value="7.99982E+019" calcext:value-type="float">
            <text:p>8.00E+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235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office:value-type="float" office:value="33" calcext:value-type="float">
            <text:p>33</text:p>
          </table:table-cell>
          <table:table-cell table:style-name="ce1" office:value-type="float" office:value="2.68066E+019" calcext:value-type="float">
            <text:p>2.68E+19</text:p>
          </table:table-cell>
          <table:table-cell table:style-name="ce1" office:value-type="float" office:value="7.7572E+019" calcext:value-type="float">
            <text:p>7.76E+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table:number-columns-repeated="7"/>
          <table:table-cell table:style-name="Default"/>
          <table:table-cell office:value-type="float" office:value="34" calcext:value-type="float">
            <text:p>34</text:p>
          </table:table-cell>
          <table:table-cell table:style-name="ce1" office:value-type="float" office:value="2.60443E+019" calcext:value-type="float">
            <text:p>2.60E+19</text:p>
          </table:table-cell>
          <table:table-cell table:style-name="ce1" office:value-type="float" office:value="7.5294E+019" calcext:value-type="float">
            <text:p>7.53E+1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.31099E+020" calcext:value-type="float">
            <text:p>3.31099E+020</text:p>
          </table:table-cell>
          <table:table-cell office:value-type="float" office:value="1.93E+021" calcext:value-type="float">
            <text:p>1.93E+21</text:p>
          </table:table-cell>
          <table:table-cell/>
          <table:table-cell table:formula="of:=(1+[.A165])*[.C165]" office:value-type="float" office:value="1.93E+021" calcext:value-type="float">
            <text:p>1.93E+021</text:p>
          </table:table-cell>
          <table:table-cell table:formula="of:=[.E165]/100000/[.$I$6]" office:value-type="float" office:value="1.10159817351598" calcext:value-type="float">
            <text:p>1.10159817351598</text:p>
          </table:table-cell>
          <table:table-cell table:number-columns-repeated="4"/>
          <table:table-cell table:style-name="Default"/>
          <table:table-cell office:value-type="float" office:value="35" calcext:value-type="float">
            <text:p>35</text:p>
          </table:table-cell>
          <table:table-cell table:style-name="ce1" office:value-type="float" office:value="2.5325E+019" calcext:value-type="float">
            <text:p>2.53E+19</text:p>
          </table:table-cell>
          <table:table-cell table:style-name="ce1" office:value-type="float" office:value="7.31506E+019" calcext:value-type="float">
            <text:p>7.32E+1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.51887E+020" calcext:value-type="float">
            <text:p>2.51887E+020</text:p>
          </table:table-cell>
          <table:table-cell office:value-type="float" office:value="1.19377E+021" calcext:value-type="float">
            <text:p>1.19E+21</text:p>
          </table:table-cell>
          <table:table-cell/>
          <table:table-cell table:formula="of:=(1+[.A166])*[.C166]" office:value-type="float" office:value="2.38754E+021" calcext:value-type="float">
            <text:p>2.38754E+021</text:p>
          </table:table-cell>
          <table:table-cell table:formula="of:=[.E166]/100000/[.$I$6]" office:value-type="float" office:value="1.36275114155251" calcext:value-type="float">
            <text:p>1.362751141552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36" calcext:value-type="float">
            <text:p>36</text:p>
          </table:table-cell>
          <table:table-cell table:style-name="ce1" office:value-type="float" office:value="2.46451E+019" calcext:value-type="float">
            <text:p>2.46E+19</text:p>
          </table:table-cell>
          <table:table-cell table:style-name="ce1" office:value-type="float" office:value="7.113E+019" calcext:value-type="float">
            <text:p>7.11E+1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04062E+020" calcext:value-type="float">
            <text:p>2.04062E+020</text:p>
          </table:table-cell>
          <table:table-cell office:value-type="float" office:value="8.74715E+020" calcext:value-type="float">
            <text:p>8.75E+20</text:p>
          </table:table-cell>
          <table:table-cell/>
          <table:table-cell table:formula="of:=(1+[.A167])*[.C167]" office:value-type="float" office:value="2.624145E+021" calcext:value-type="float">
            <text:p>2.624145E+021</text:p>
          </table:table-cell>
          <table:table-cell table:formula="of:=[.E167]/100000/[.$I$6]" office:value-type="float" office:value="1.49779965753425" calcext:value-type="float">
            <text:p>1.4977996575342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office:value-type="float" office:value="37" calcext:value-type="float">
            <text:p>37</text:p>
          </table:table-cell>
          <table:table-cell table:style-name="ce1" office:value-type="float" office:value="2.40015E+019" calcext:value-type="float">
            <text:p>2.40E+19</text:p>
          </table:table-cell>
          <table:table-cell table:style-name="ce1" office:value-type="float" office:value="6.92216E+019" calcext:value-type="float">
            <text:p>6.92E+19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.71578E+020" calcext:value-type="float">
            <text:p>1.71578E+020</text:p>
          </table:table-cell>
          <table:table-cell office:value-type="float" office:value="6.90926E+020" calcext:value-type="float">
            <text:p>6.91E+20</text:p>
          </table:table-cell>
          <table:table-cell/>
          <table:table-cell table:formula="of:=(1+[.A168])*[.C168]" office:value-type="float" office:value="2.763704E+021" calcext:value-type="float">
            <text:p>2.763704E+021</text:p>
          </table:table-cell>
          <table:table-cell table:formula="of:=[.E168]/100000/[.$I$6]" office:value-type="float" office:value="1.57745662100457" calcext:value-type="float">
            <text:p>1.5774566210045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office:value-type="float" office:value="38" calcext:value-type="float">
            <text:p>38</text:p>
          </table:table-cell>
          <table:table-cell table:style-name="ce1" office:value-type="float" office:value="2.33911E+019" calcext:value-type="float">
            <text:p>2.34E+19</text:p>
          </table:table-cell>
          <table:table-cell table:style-name="ce1" office:value-type="float" office:value="6.74159E+019" calcext:value-type="float">
            <text:p>6.74E+1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.47921E+020" calcext:value-type="float">
            <text:p>1.47921E+020</text:p>
          </table:table-cell>
          <table:table-cell office:value-type="float" office:value="5.70604E+020" calcext:value-type="float">
            <text:p>5.71E+20</text:p>
          </table:table-cell>
          <table:table-cell/>
          <table:table-cell table:formula="of:=(1+[.A169])*[.C169]" office:value-type="float" office:value="2.85302E+021" calcext:value-type="float">
            <text:p>2.85302E+021</text:p>
          </table:table-cell>
          <table:table-cell table:formula="of:=[.E169]/100000/[.$I$6]" office:value-type="float" office:value="1.62843607305936" calcext:value-type="float">
            <text:p>1.6284360730593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office:value-type="float" office:value="39" calcext:value-type="float">
            <text:p>39</text:p>
          </table:table-cell>
          <table:table-cell table:style-name="ce1" office:value-type="float" office:value="2.28116E+019" calcext:value-type="float">
            <text:p>2.28E+19</text:p>
          </table:table-cell>
          <table:table-cell table:style-name="ce1" office:value-type="float" office:value="6.57044E+019" calcext:value-type="float">
            <text:p>6.57E+19</text:p>
          </table:table-cell>
          <table:table-cell table:number-columns-repeated="10"/>
        </table:table-row>
        <table:table-row table:style-name="ro1">
          <table:table-cell table:formula="of:=[.G170]+0.5" office:value-type="float" office:value="5.5" calcext:value-type="float">
            <text:p>5.5</text:p>
          </table:table-cell>
          <table:table-cell table:style-name="Default" office:value-type="float" office:value="1.29864E+020" calcext:value-type="float">
            <text:p>1.29864E+020</text:p>
          </table:table-cell>
          <table:table-cell office:value-type="float" office:value="4.8534E+020" calcext:value-type="float">
            <text:p>4.85E+20</text:p>
          </table:table-cell>
          <table:table-cell/>
          <table:table-cell table:formula="of:=(1+[.A170])*[.C170]" office:value-type="float" office:value="3.15471E+021" calcext:value-type="float">
            <text:p>3.15471E+021</text:p>
          </table:table-cell>
          <table:table-cell table:formula="of:=[.E170]/100000/[.$I$6]" office:value-type="float" office:value="1.80063356164384" calcext:value-type="float">
            <text:p>1.8006335616438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office:value-type="float" office:value="40" calcext:value-type="float">
            <text:p>40</text:p>
          </table:table-cell>
          <table:table-cell table:style-name="ce1" office:value-type="float" office:value="2.22604E+019" calcext:value-type="float">
            <text:p>2.23E+19</text:p>
          </table:table-cell>
          <table:table-cell table:style-name="ce1" office:value-type="float" office:value="6.40795E+019" calcext:value-type="float">
            <text:p>6.41E+19</text:p>
          </table:table-cell>
          <table:table-cell table:number-columns-repeated="10"/>
        </table:table-row>
        <table:table-row table:style-name="ro1">
          <table:table-cell table:formula="of:=[.G171]+0.5" office:value-type="float" office:value="6.5" calcext:value-type="float">
            <text:p>6.5</text:p>
          </table:table-cell>
          <table:table-cell table:style-name="Default" office:value-type="float" office:value="1.15605E+020" calcext:value-type="float">
            <text:p>1.15605E+020</text:p>
          </table:table-cell>
          <table:table-cell office:value-type="float" office:value="4.21511E+020" calcext:value-type="float">
            <text:p>4.22E+20</text:p>
          </table:table-cell>
          <table:table-cell/>
          <table:table-cell table:formula="of:=(1+[.A171])*[.C171]" office:value-type="float" office:value="3.1613325E+021" calcext:value-type="float">
            <text:p>3.1613325E+021</text:p>
          </table:table-cell>
          <table:table-cell table:formula="of:=[.E171]/100000/[.$I$6]" office:value-type="float" office:value="1.80441352739726" calcext:value-type="float">
            <text:p>1.8044135273972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office:value-type="float" office:value="41" calcext:value-type="float">
            <text:p>41</text:p>
          </table:table-cell>
          <table:table-cell table:style-name="ce1" office:value-type="float" office:value="2.17355E+019" calcext:value-type="float">
            <text:p>2.17E+19</text:p>
          </table:table-cell>
          <table:table-cell table:style-name="ce1" office:value-type="float" office:value="6.25343E+019" calcext:value-type="float">
            <text:p>6.25E+19</text:p>
          </table:table-cell>
          <table:table-cell table:number-columns-repeated="10"/>
        </table:table-row>
        <table:table-row table:style-name="ro1">
          <table:table-cell table:formula="of:=[.G172]+1" office:value-type="float" office:value="8" calcext:value-type="float">
            <text:p>8</text:p>
          </table:table-cell>
          <table:table-cell table:style-name="Default" office:value-type="float" office:value="1.04051E+020" calcext:value-type="float">
            <text:p>1.04051E+020</text:p>
          </table:table-cell>
          <table:table-cell office:value-type="float" office:value="3.71789E+020" calcext:value-type="float">
            <text:p>3.72E+20</text:p>
          </table:table-cell>
          <table:table-cell/>
          <table:table-cell table:formula="of:=(1+[.A172])*[.C172]" office:value-type="float" office:value="3.346101E+021" calcext:value-type="float">
            <text:p>3.346101E+021</text:p>
          </table:table-cell>
          <table:table-cell table:formula="of:=[.E172]/100000/[.$I$6]" office:value-type="float" office:value="1.909875" calcext:value-type="float">
            <text:p>1.90987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office:value-type="float" office:value="42" calcext:value-type="float">
            <text:p>42</text:p>
          </table:table-cell>
          <table:table-cell table:style-name="ce1" office:value-type="float" office:value="2.1235E+019" calcext:value-type="float">
            <text:p>2.12E+19</text:p>
          </table:table-cell>
          <table:table-cell table:style-name="ce1" office:value-type="float" office:value="6.10627E+019" calcext:value-type="float">
            <text:p>6.11E+19</text:p>
          </table:table-cell>
          <table:table-cell table:number-columns-repeated="10"/>
        </table:table-row>
        <table:table-row table:style-name="ro1">
          <table:table-cell table:formula="of:=[.G173]+1" office:value-type="float" office:value="9" calcext:value-type="float">
            <text:p>9</text:p>
          </table:table-cell>
          <table:table-cell table:style-name="Default" office:value-type="float" office:value="9.44959E+019" calcext:value-type="float">
            <text:p>9.44959E+019</text:p>
          </table:table-cell>
          <table:table-cell office:value-type="float" office:value="3.31891E+020" calcext:value-type="float">
            <text:p>3.32E+20</text:p>
          </table:table-cell>
          <table:table-cell/>
          <table:table-cell table:formula="of:=(1+[.A173])*[.C173]" office:value-type="float" office:value="3.31891E+021" calcext:value-type="float">
            <text:p>3.31891E+021</text:p>
          </table:table-cell>
          <table:table-cell table:formula="of:=[.E173]/100000/[.$I$6]" office:value-type="float" office:value="1.89435502283105" calcext:value-type="float">
            <text:p>1.8943550228310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office:value-type="float" office:value="43" calcext:value-type="float">
            <text:p>43</text:p>
          </table:table-cell>
          <table:table-cell table:style-name="ce1" office:value-type="float" office:value="2.07571E+019" calcext:value-type="float">
            <text:p>2.08E+19</text:p>
          </table:table-cell>
          <table:table-cell table:style-name="ce1" office:value-type="float" office:value="5.96592E+019" calcext:value-type="float">
            <text:p>5.97E+19</text:p>
          </table:table-cell>
          <table:table-cell table:number-columns-repeated="10"/>
        </table:table-row>
        <table:table-row table:style-name="ro1">
          <table:table-cell table:formula="of:=[.G174]+1" office:value-type="float" office:value="10" calcext:value-type="float">
            <text:p>10</text:p>
          </table:table-cell>
          <table:table-cell table:style-name="Default" office:value-type="float" office:value="8.64625E+019" calcext:value-type="float">
            <text:p>8.64625E+019</text:p>
          </table:table-cell>
          <table:table-cell office:value-type="float" office:value="2.99141E+020" calcext:value-type="float">
            <text:p>2.99E+20</text:p>
          </table:table-cell>
          <table:table-cell/>
          <table:table-cell table:formula="of:=(1+[.A174])*[.C174]" office:value-type="float" office:value="3.290551E+021" calcext:value-type="float">
            <text:p>3.290551E+021</text:p>
          </table:table-cell>
          <table:table-cell table:formula="of:=[.E174]/100000/[.$I$6]" office:value-type="float" office:value="1.87816837899543" calcext:value-type="float">
            <text:p>1.8781683789954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office:value-type="float" office:value="44" calcext:value-type="float">
            <text:p>44</text:p>
          </table:table-cell>
          <table:table-cell table:style-name="ce1" office:value-type="float" office:value="2.03003E+019" calcext:value-type="float">
            <text:p>2.03E+19</text:p>
          </table:table-cell>
          <table:table-cell table:style-name="ce1" office:value-type="float" office:value="5.83187E+019" calcext:value-type="float">
            <text:p>5.83E+19</text:p>
          </table:table-cell>
          <table:table-cell table:number-columns-repeated="10"/>
        </table:table-row>
        <table:table-row table:style-name="ro1">
          <table:table-cell table:formula="of:=[.G175]+2" office:value-type="float" office:value="12" calcext:value-type="float">
            <text:p>12</text:p>
          </table:table-cell>
          <table:table-cell table:style-name="Default" office:value-type="float" office:value="7.37096E+019" calcext:value-type="float">
            <text:p>7.37096E+019</text:p>
          </table:table-cell>
          <table:table-cell office:value-type="float" office:value="2.71773E+020" calcext:value-type="float">
            <text:p>2.72E+20</text:p>
          </table:table-cell>
          <table:table-cell/>
          <table:table-cell table:formula="of:=(1+[.A175])*[.C175]" office:value-type="float" office:value="3.533049E+021" calcext:value-type="float">
            <text:p>3.533049E+021</text:p>
          </table:table-cell>
          <table:table-cell table:formula="of:=[.E175]/100000/[.$I$6]" office:value-type="float" office:value="2.01658047945205" calcext:value-type="float">
            <text:p>2.0165804794520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office:value-type="float" office:value="45" calcext:value-type="float">
            <text:p>45</text:p>
          </table:table-cell>
          <table:table-cell table:style-name="ce1" office:value-type="float" office:value="1.98631E+019" calcext:value-type="float">
            <text:p>1.99E+19</text:p>
          </table:table-cell>
          <table:table-cell table:style-name="ce1" office:value-type="float" office:value="5.70368E+019" calcext:value-type="float">
            <text:p>5.70E+19</text:p>
          </table:table-cell>
          <table:table-cell table:number-columns-repeated="10"/>
        </table:table-row>
        <table:table-row table:style-name="ro1">
          <table:table-cell table:formula="of:=[.G176]+2" office:value-type="float" office:value="13" calcext:value-type="float">
            <text:p>13</text:p>
          </table:table-cell>
          <table:table-cell table:style-name="Default" office:value-type="float" office:value="6.40502E+019" calcext:value-type="float">
            <text:p>6.40502E+019</text:p>
          </table:table-cell>
          <table:table-cell office:value-type="float" office:value="2.48572E+020" calcext:value-type="float">
            <text:p>2.49E+20</text:p>
          </table:table-cell>
          <table:table-cell/>
          <table:table-cell table:formula="of:=(1+[.A176])*[.C176]" office:value-type="float" office:value="3.480008E+021" calcext:value-type="float">
            <text:p>3.480008E+021</text:p>
          </table:table-cell>
          <table:table-cell table:formula="of:=[.E176]/100000/[.$I$6]" office:value-type="float" office:value="1.98630593607306" calcext:value-type="float">
            <text:p>1.9863059360730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office:value-type="float" office:value="46" calcext:value-type="float">
            <text:p>46</text:p>
          </table:table-cell>
          <table:table-cell table:style-name="ce1" office:value-type="float" office:value="1.94442E+019" calcext:value-type="float">
            <text:p>1.94E+19</text:p>
          </table:table-cell>
          <table:table-cell table:style-name="ce1" office:value-type="float" office:value="5.58093E+019" calcext:value-type="float">
            <text:p>5.58E+19</text:p>
          </table:table-cell>
          <table:table-cell table:number-columns-repeated="10"/>
        </table:table-row>
        <table:table-row table:style-name="ro1">
          <table:table-cell table:formula="of:=[.G177]+2" office:value-type="float" office:value="14" calcext:value-type="float">
            <text:p>14</text:p>
          </table:table-cell>
          <table:table-cell table:style-name="Default" office:value-type="float" office:value="5.64965E+019" calcext:value-type="float">
            <text:p>5.64965E+019</text:p>
          </table:table-cell>
          <table:table-cell office:value-type="float" office:value="2.28669E+020" calcext:value-type="float">
            <text:p>2.29E+20</text:p>
          </table:table-cell>
          <table:table-cell/>
          <table:table-cell table:formula="of:=(1+[.A177])*[.C177]" office:value-type="float" office:value="3.430035E+021" calcext:value-type="float">
            <text:p>3.430035E+021</text:p>
          </table:table-cell>
          <table:table-cell table:formula="of:=[.E177]/100000/[.$I$6]" office:value-type="float" office:value="1.95778253424658" calcext:value-type="float">
            <text:p>1.9577825342465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 office:value-type="float" office:value="47" calcext:value-type="float">
            <text:p>47</text:p>
          </table:table-cell>
          <table:table-cell table:style-name="ce1" office:value-type="float" office:value="1.90425E+019" calcext:value-type="float">
            <text:p>1.90E+19</text:p>
          </table:table-cell>
          <table:table-cell table:style-name="ce1" office:value-type="float" office:value="5.46324E+019" calcext:value-type="float">
            <text:p>5.46E+19</text:p>
          </table:table-cell>
          <table:table-cell table:number-columns-repeated="10"/>
        </table:table-row>
        <table:table-row table:style-name="ro1">
          <table:table-cell table:formula="of:=[.G178]+2" office:value-type="float" office:value="15" calcext:value-type="float">
            <text:p>15</text:p>
          </table:table-cell>
          <table:table-cell table:style-name="Default" office:value-type="float" office:value="5.04454E+019" calcext:value-type="float">
            <text:p>5.04454E+019</text:p>
          </table:table-cell>
          <table:table-cell office:value-type="float" office:value="2.11427E+020" calcext:value-type="float">
            <text:p>2.11E+20</text:p>
          </table:table-cell>
          <table:table-cell/>
          <table:table-cell table:formula="of:=(1+[.A178])*[.C178]" office:value-type="float" office:value="3.382832E+021" calcext:value-type="float">
            <text:p>3.382832E+021</text:p>
          </table:table-cell>
          <table:table-cell table:formula="of:=[.E178]/100000/[.$I$6]" office:value-type="float" office:value="1.9308401826484" calcext:value-type="float">
            <text:p>1.930840182648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office:value-type="float" office:value="48" calcext:value-type="float">
            <text:p>48</text:p>
          </table:table-cell>
          <table:table-cell table:style-name="ce1" office:value-type="float" office:value="1.86567E+019" calcext:value-type="float">
            <text:p>1.87E+19</text:p>
          </table:table-cell>
          <table:table-cell table:style-name="ce1" office:value-type="float" office:value="5.35029E+019" calcext:value-type="float">
            <text:p>5.35E+19</text:p>
          </table:table-cell>
          <table:table-cell table:number-columns-repeated="10"/>
        </table:table-row>
        <table:table-row table:style-name="ro1">
          <table:table-cell table:formula="of:=[.G179]+2" office:value-type="float" office:value="16" calcext:value-type="float">
            <text:p>16</text:p>
          </table:table-cell>
          <table:table-cell table:style-name="Default" office:value-type="float" office:value="4.55056E+019" calcext:value-type="float">
            <text:p>4.55056E+019</text:p>
          </table:table-cell>
          <table:table-cell office:value-type="float" office:value="1.96365E+020" calcext:value-type="float">
            <text:p>1.96E+20</text:p>
          </table:table-cell>
          <table:table-cell/>
          <table:table-cell table:formula="of:=(1+[.A179])*[.C179]" office:value-type="float" office:value="3.338205E+021" calcext:value-type="float">
            <text:p>3.338205E+021</text:p>
          </table:table-cell>
          <table:table-cell table:formula="of:=[.E179]/100000/[.$I$6]" office:value-type="float" office:value="1.90536815068493" calcext:value-type="float">
            <text:p>1.9053681506849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Default"/>
          <table:table-cell office:value-type="float" office:value="49" calcext:value-type="float">
            <text:p>49</text:p>
          </table:table-cell>
          <table:table-cell table:style-name="ce1" office:value-type="float" office:value="1.82861E+019" calcext:value-type="float">
            <text:p>1.83E+19</text:p>
          </table:table-cell>
          <table:table-cell table:style-name="ce1" office:value-type="float" office:value="5.24177E+019" calcext:value-type="float">
            <text:p>5.24E+19</text:p>
          </table:table-cell>
          <table:table-cell table:number-columns-repeated="10"/>
        </table:table-row>
        <table:table-row table:style-name="ro1">
          <table:table-cell table:formula="of:=[.G180]+2" office:value-type="float" office:value="17" calcext:value-type="float">
            <text:p>17</text:p>
          </table:table-cell>
          <table:table-cell/>
          <table:table-cell office:value-type="float" office:value="1.83113E+020" calcext:value-type="float">
            <text:p>1.83E+20</text:p>
          </table:table-cell>
          <table:table-cell/>
          <table:table-cell table:formula="of:=(1+[.A180])*[.C180]" office:value-type="float" office:value="3.296034E+021" calcext:value-type="float">
            <text:p>3.296034E+021</text:p>
          </table:table-cell>
          <table:table-cell table:formula="of:=[.E180]/100000/[.$I$6]" office:value-type="float" office:value="1.88129794520548" calcext:value-type="float">
            <text:p>1.881297945205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office:value-type="float" office:value="50" calcext:value-type="float">
            <text:p>50</text:p>
          </table:table-cell>
          <table:table-cell table:style-name="ce1" office:value-type="float" office:value="1.79295E+019" calcext:value-type="float">
            <text:p>1.79E+19</text:p>
          </table:table-cell>
          <table:table-cell table:style-name="ce1" office:value-type="float" office:value="5.13739E+019" calcext:value-type="float">
            <text:p>5.14E+19</text:p>
          </table:table-cell>
          <table:table-cell table:number-columns-repeated="10"/>
        </table:table-row>
        <table:table-row table:style-name="ro1">
          <table:table-cell table:formula="of:=[.G181]+2" office:value-type="float" office:value="18" calcext:value-type="float">
            <text:p>18</text:p>
          </table:table-cell>
          <table:table-cell/>
          <table:table-cell office:value-type="float" office:value="1.71383E+020" calcext:value-type="float">
            <text:p>1.71E+20</text:p>
          </table:table-cell>
          <table:table-cell/>
          <table:table-cell table:formula="of:=(1+[.A181])*[.C181]" office:value-type="float" office:value="3.256277E+021" calcext:value-type="float">
            <text:p>3.256277E+021</text:p>
          </table:table-cell>
          <table:table-cell table:formula="of:=[.E181]/100000/[.$I$6]" office:value-type="float" office:value="1.85860559360731" calcext:value-type="float">
            <text:p>1.8586055936073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office:value-type="float" office:value="51" calcext:value-type="float">
            <text:p>51</text:p>
          </table:table-cell>
          <table:table-cell table:style-name="ce1" office:value-type="float" office:value="1.75862E+019" calcext:value-type="float">
            <text:p>1.76E+19</text:p>
          </table:table-cell>
          <table:table-cell table:style-name="ce1" office:value-type="float" office:value="5.0369E+019" calcext:value-type="float">
            <text:p>5.04E+19</text:p>
          </table:table-cell>
          <table:table-cell table:number-columns-repeated="10"/>
        </table:table-row>
        <table:table-row table:style-name="ro1">
          <table:table-cell table:formula="of:=[.G182]+2" office:value-type="float" office:value="19" calcext:value-type="float">
            <text:p>19</text:p>
          </table:table-cell>
          <table:table-cell/>
          <table:table-cell office:value-type="float" office:value="1.60943E+020" calcext:value-type="float">
            <text:p>1.61E+20</text:p>
          </table:table-cell>
          <table:table-cell/>
          <table:table-cell table:formula="of:=(1+[.A182])*[.C182]" office:value-type="float" office:value="3.21886E+021" calcext:value-type="float">
            <text:p>3.21886E+021</text:p>
          </table:table-cell>
          <table:table-cell table:formula="of:=[.E182]/100000/[.$I$6]" office:value-type="float" office:value="1.83724885844749" calcext:value-type="float">
            <text:p>1.8372488584474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/>
          <table:table-cell office:value-type="float" office:value="52" calcext:value-type="float">
            <text:p>52</text:p>
          </table:table-cell>
          <table:table-cell table:style-name="ce1" office:value-type="float" office:value="1.72555E+019" calcext:value-type="float">
            <text:p>1.73E+19</text:p>
          </table:table-cell>
          <table:table-cell table:style-name="ce1" office:value-type="float" office:value="4.94005E+019" calcext:value-type="float">
            <text:p>4.94E+19</text:p>
          </table:table-cell>
          <table:table-cell table:number-columns-repeated="10"/>
        </table:table-row>
        <table:table-row table:style-name="ro1">
          <table:table-cell table:formula="of:=[.G183]+2" office:value-type="float" office:value="20" calcext:value-type="float">
            <text:p>20</text:p>
          </table:table-cell>
          <table:table-cell/>
          <table:table-cell office:value-type="float" office:value="1.51606E+020" calcext:value-type="float">
            <text:p>1.52E+20</text:p>
          </table:table-cell>
          <table:table-cell/>
          <table:table-cell table:formula="of:=(1+[.A183])*[.C183]" office:value-type="float" office:value="3.183726E+021" calcext:value-type="float">
            <text:p>3.183726E+021</text:p>
          </table:table-cell>
          <table:table-cell table:formula="of:=[.E183]/100000/[.$I$6]" office:value-type="float" office:value="1.81719520547945" calcext:value-type="float">
            <text:p>1.8171952054794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Default"/>
          <table:table-cell office:value-type="float" office:value="53" calcext:value-type="float">
            <text:p>53</text:p>
          </table:table-cell>
          <table:table-cell table:style-name="ce1" office:value-type="float" office:value="1.69365E+019" calcext:value-type="float">
            <text:p>1.69E+19</text:p>
          </table:table-cell>
          <table:table-cell table:style-name="ce1" office:value-type="float" office:value="4.84665E+019" calcext:value-type="float">
            <text:p>4.85E+19</text:p>
          </table:table-cell>
          <table:table-cell table:number-columns-repeated="10"/>
        </table:table-row>
        <table:table-row table:style-name="ro1">
          <table:table-cell table:formula="of:=[.G184]+2" office:value-type="float" office:value="21" calcext:value-type="float">
            <text:p>21</text:p>
          </table:table-cell>
          <table:table-cell/>
          <table:table-cell office:value-type="float" office:value="1.4322E+020" calcext:value-type="float">
            <text:p>1.43E+20</text:p>
          </table:table-cell>
          <table:table-cell/>
          <table:table-cell table:formula="of:=(1+[.A184])*[.C184]" office:value-type="float" office:value="3.15084E+021" calcext:value-type="float">
            <text:p>3.15084E+021</text:p>
          </table:table-cell>
          <table:table-cell table:formula="of:=[.E184]/100000/[.$I$6]" office:value-type="float" office:value="1.79842465753425" calcext:value-type="float">
            <text:p>1.7984246575342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Default"/>
          <table:table-cell office:value-type="float" office:value="54" calcext:value-type="float">
            <text:p>54</text:p>
          </table:table-cell>
          <table:table-cell table:style-name="ce1" office:value-type="float" office:value="1.66287E+019" calcext:value-type="float">
            <text:p>1.66E+19</text:p>
          </table:table-cell>
          <table:table-cell table:style-name="ce1" office:value-type="float" office:value="4.75649E+019" calcext:value-type="float">
            <text:p>4.76E+19</text:p>
          </table:table-cell>
          <table:table-cell table:number-columns-repeated="10"/>
        </table:table-row>
        <table:table-row table:style-name="ro1">
          <table:table-cell table:formula="of:=[.G185]+2" office:value-type="float" office:value="22" calcext:value-type="float">
            <text:p>22</text:p>
          </table:table-cell>
          <table:table-cell/>
          <table:table-cell office:value-type="float" office:value="1.35659E+020" calcext:value-type="float">
            <text:p>1.36E+20</text:p>
          </table:table-cell>
          <table:table-cell/>
          <table:table-cell table:formula="of:=(1+[.A185])*[.C185]" office:value-type="float" office:value="3.120157E+021" calcext:value-type="float">
            <text:p>3.120157E+021</text:p>
          </table:table-cell>
          <table:table-cell table:formula="of:=[.E185]/100000/[.$I$6]" office:value-type="float" office:value="1.78091152968037" calcext:value-type="float">
            <text:p>1.7809115296803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office:value-type="float" office:value="55" calcext:value-type="float">
            <text:p>55</text:p>
          </table:table-cell>
          <table:table-cell table:style-name="ce1" office:value-type="float" office:value="1.63314E+019" calcext:value-type="float">
            <text:p>1.63E+19</text:p>
          </table:table-cell>
          <table:table-cell table:style-name="ce1" office:value-type="float" office:value="4.66938E+019" calcext:value-type="float">
            <text:p>4.67E+19</text:p>
          </table:table-cell>
          <table:table-cell table:number-columns-repeated="10"/>
        </table:table-row>
        <table:table-row table:style-name="ro1">
          <table:table-cell table:formula="of:=[.G186]+2" office:value-type="float" office:value="23" calcext:value-type="float">
            <text:p>23</text:p>
          </table:table-cell>
          <table:table-cell/>
          <table:table-cell office:value-type="float" office:value="1.28816E+020" calcext:value-type="float">
            <text:p>1.29E+20</text:p>
          </table:table-cell>
          <table:table-cell/>
          <table:table-cell table:formula="of:=(1+[.A186])*[.C186]" office:value-type="float" office:value="3.091584E+021" calcext:value-type="float">
            <text:p>3.091584E+021</text:p>
          </table:table-cell>
          <table:table-cell table:formula="of:=[.E186]/100000/[.$I$6]" office:value-type="float" office:value="1.76460273972603" calcext:value-type="float">
            <text:p>1.7646027397260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/>
          <table:table-cell office:value-type="float" office:value="56" calcext:value-type="float">
            <text:p>56</text:p>
          </table:table-cell>
          <table:table-cell table:style-name="ce1" office:value-type="float" office:value="1.6044E+019" calcext:value-type="float">
            <text:p>1.60E+19</text:p>
          </table:table-cell>
          <table:table-cell table:style-name="ce1" office:value-type="float" office:value="4.58517E+019" calcext:value-type="float">
            <text:p>4.59E+19</text:p>
          </table:table-cell>
          <table:table-cell table:number-columns-repeated="10"/>
        </table:table-row>
        <table:table-row table:style-name="ro1">
          <table:table-cell table:formula="of:=[.G187]+2" office:value-type="float" office:value="24" calcext:value-type="float">
            <text:p>24</text:p>
          </table:table-cell>
          <table:table-cell/>
          <table:table-cell office:value-type="float" office:value="1.22602E+020" calcext:value-type="float">
            <text:p>1.23E+20</text:p>
          </table:table-cell>
          <table:table-cell/>
          <table:table-cell table:formula="of:=(1+[.A187])*[.C187]" office:value-type="float" office:value="3.06505E+021" calcext:value-type="float">
            <text:p>3.06505E+021</text:p>
          </table:table-cell>
          <table:table-cell table:formula="of:=[.E187]/100000/[.$I$6]" office:value-type="float" office:value="1.74945776255708" calcext:value-type="float">
            <text:p>1.74945776255708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office:value-type="float" office:value="57" calcext:value-type="float">
            <text:p>57</text:p>
          </table:table-cell>
          <table:table-cell table:style-name="ce1" office:value-type="float" office:value="1.57662E+019" calcext:value-type="float">
            <text:p>1.58E+19</text:p>
          </table:table-cell>
          <table:table-cell table:style-name="ce1" office:value-type="float" office:value="4.50369E+019" calcext:value-type="float">
            <text:p>4.50E+19</text:p>
          </table:table-cell>
          <table:table-cell table:number-columns-repeated="10"/>
        </table:table-row>
        <table:table-row table:style-name="ro1">
          <table:table-cell table:formula="of:=[.G188]+2" office:value-type="float" office:value="25" calcext:value-type="float">
            <text:p>25</text:p>
          </table:table-cell>
          <table:table-cell/>
          <table:table-cell office:value-type="float" office:value="1.16942E+020" calcext:value-type="float">
            <text:p>1.17E+20</text:p>
          </table:table-cell>
          <table:table-cell/>
          <table:table-cell table:formula="of:=(1+[.A188])*[.C188]" office:value-type="float" office:value="3.040492E+021" calcext:value-type="float">
            <text:p>3.040492E+021</text:p>
          </table:table-cell>
          <table:table-cell table:formula="of:=[.E188]/100000/[.$I$6]" office:value-type="float" office:value="1.73544063926941" calcext:value-type="float">
            <text:p>1.7354406392694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office:value-type="float" office:value="58" calcext:value-type="float">
            <text:p>58</text:p>
          </table:table-cell>
          <table:table-cell table:style-name="ce1" office:value-type="float" office:value="1.54972E+019" calcext:value-type="float">
            <text:p>1.55E+19</text:p>
          </table:table-cell>
          <table:table-cell table:style-name="ce1" office:value-type="float" office:value="4.42481E+019" calcext:value-type="float">
            <text:p>4.42E+19</text:p>
          </table:table-cell>
          <table:table-cell table:number-columns-repeated="10"/>
        </table:table-row>
        <table:table-row table:style-name="ro1">
          <table:table-cell table:formula="of:=[.G189]+2" office:value-type="float" office:value="26" calcext:value-type="float">
            <text:p>26</text:p>
          </table:table-cell>
          <table:table-cell/>
          <table:table-cell office:value-type="float" office:value="1.11769E+020" calcext:value-type="float">
            <text:p>1.12E+20</text:p>
          </table:table-cell>
          <table:table-cell/>
          <table:table-cell table:formula="of:=(1+[.A189])*[.C189]" office:value-type="float" office:value="3.017763E+021" calcext:value-type="float">
            <text:p>3.017763E+021</text:p>
          </table:table-cell>
          <table:table-cell table:formula="of:=[.E189]/100000/[.$I$6]" office:value-type="float" office:value="1.72246746575342" calcext:value-type="float">
            <text:p>1.7224674657534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Default"/>
          <table:table-cell office:value-type="float" office:value="59" calcext:value-type="float">
            <text:p>59</text:p>
          </table:table-cell>
          <table:table-cell table:style-name="ce1" office:value-type="float" office:value="1.52369E+019" calcext:value-type="float">
            <text:p>1.52E+19</text:p>
          </table:table-cell>
          <table:table-cell table:style-name="ce1" office:value-type="float" office:value="4.34838E+019" calcext:value-type="float">
            <text:p>4.35E+19</text:p>
          </table:table-cell>
          <table:table-cell table:number-columns-repeated="10"/>
        </table:table-row>
        <table:table-row table:style-name="ro1">
          <table:table-cell table:formula="of:=[.G190]+4.5" office:value-type="float" office:value="29.5" calcext:value-type="float">
            <text:p>29.5</text:p>
          </table:table-cell>
          <table:table-cell/>
          <table:table-cell office:value-type="float" office:value="1.07029E+020" calcext:value-type="float">
            <text:p>1.07E+20</text:p>
          </table:table-cell>
          <table:table-cell/>
          <table:table-cell table:formula="of:=(1+[.A190])*[.C190]" office:value-type="float" office:value="3.2643845E+021" calcext:value-type="float">
            <text:p>3.2643845E+021</text:p>
          </table:table-cell>
          <table:table-cell table:formula="of:=[.E190]/100000/[.$I$6]" office:value-type="float" office:value="1.86323316210046" calcext:value-type="float">
            <text:p>1.8632331621004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 office:value-type="float" office:value="60" calcext:value-type="float">
            <text:p>60</text:p>
          </table:table-cell>
          <table:table-cell table:style-name="ce1" office:value-type="float" office:value="1.49846E+019" calcext:value-type="float">
            <text:p>1.50E+19</text:p>
          </table:table-cell>
          <table:table-cell table:style-name="ce1" office:value-type="float" office:value="4.2743E+019" calcext:value-type="float">
            <text:p>4.27E+19</text:p>
          </table:table-cell>
          <table:table-cell table:number-columns-repeated="10"/>
        </table:table-row>
        <table:table-row table:style-name="ro1">
          <table:table-cell table:formula="of:=[.G191]+4.5" office:value-type="float" office:value="30.5" calcext:value-type="float">
            <text:p>30.5</text:p>
          </table:table-cell>
          <table:table-cell/>
          <table:table-cell office:value-type="float" office:value="1.02673E+020" calcext:value-type="float">
            <text:p>1.03E+20</text:p>
          </table:table-cell>
          <table:table-cell/>
          <table:table-cell table:formula="of:=(1+[.A191])*[.C191]" office:value-type="float" office:value="3.2341995E+021" calcext:value-type="float">
            <text:p>3.2341995E+021</text:p>
          </table:table-cell>
          <table:table-cell table:formula="of:=[.E191]/100000/[.$I$6]" office:value-type="float" office:value="1.84600428082192" calcext:value-type="float">
            <text:p>1.84600428082192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 office:value-type="float" office:value="61" calcext:value-type="float">
            <text:p>61</text:p>
          </table:table-cell>
          <table:table-cell table:style-name="ce1" office:value-type="float" office:value="1.474E+019" calcext:value-type="float">
            <text:p>1.47E+19</text:p>
          </table:table-cell>
          <table:table-cell table:style-name="ce1" office:value-type="float" office:value="4.20244E+019" calcext:value-type="float">
            <text:p>4.20E+19</text:p>
          </table:table-cell>
          <table:table-cell table:number-columns-repeated="10"/>
        </table:table-row>
        <table:table-row table:style-name="ro1">
          <table:table-cell table:formula="of:=[.G192]+4.5" office:value-type="float" office:value="31.5" calcext:value-type="float">
            <text:p>31.5</text:p>
          </table:table-cell>
          <table:table-cell/>
          <table:table-cell office:value-type="float" office:value="9.86586E+019" calcext:value-type="float">
            <text:p>9.87E+19</text:p>
          </table:table-cell>
          <table:table-cell/>
          <table:table-cell table:formula="of:=(1+[.A192])*[.C192]" office:value-type="float" office:value="3.2064045E+021" calcext:value-type="float">
            <text:p>3.2064045E+021</text:p>
          </table:table-cell>
          <table:table-cell table:formula="of:=[.E192]/100000/[.$I$6]" office:value-type="float" office:value="1.83013955479452" calcext:value-type="float">
            <text:p>1.8301395547945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Default"/>
          <table:table-cell office:value-type="float" office:value="62" calcext:value-type="float">
            <text:p>62</text:p>
          </table:table-cell>
          <table:table-cell table:style-name="ce1" office:value-type="float" office:value="1.45028E+019" calcext:value-type="float">
            <text:p>1.45E+19</text:p>
          </table:table-cell>
          <table:table-cell table:style-name="ce1" office:value-type="float" office:value="4.1327E+019" calcext:value-type="float">
            <text:p>4.13E+19</text:p>
          </table:table-cell>
          <table:table-cell table:number-columns-repeated="10"/>
        </table:table-row>
        <table:table-row table:style-name="ro1">
          <table:table-cell table:formula="of:=[.G193]+4.5" office:value-type="float" office:value="32.5" calcext:value-type="float">
            <text:p>32.5</text:p>
          </table:table-cell>
          <table:table-cell/>
          <table:table-cell office:value-type="float" office:value="9.49499E+019" calcext:value-type="float">
            <text:p>9.49E+19</text:p>
          </table:table-cell>
          <table:table-cell/>
          <table:table-cell table:formula="of:=(1+[.A193])*[.C193]" office:value-type="float" office:value="3.18082165E+021" calcext:value-type="float">
            <text:p>3.18082165E+021</text:p>
          </table:table-cell>
          <table:table-cell table:formula="of:=[.E193]/100000/[.$I$6]" office:value-type="float" office:value="1.81553747146119" calcext:value-type="float">
            <text:p>1.8155374714611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 office:value-type="float" office:value="63" calcext:value-type="float">
            <text:p>63</text:p>
          </table:table-cell>
          <table:table-cell table:style-name="ce1" office:value-type="float" office:value="1.42726E+019" calcext:value-type="float">
            <text:p>1.43E+19</text:p>
          </table:table-cell>
          <table:table-cell table:style-name="ce1" office:value-type="float" office:value="4.06499E+019" calcext:value-type="float">
            <text:p>4.06E+19</text:p>
          </table:table-cell>
          <table:table-cell table:number-columns-repeated="10"/>
        </table:table-row>
        <table:table-row table:style-name="ro1">
          <table:table-cell table:formula="of:=[.G194]+4.5" office:value-type="float" office:value="33.5" calcext:value-type="float">
            <text:p>33.5</text:p>
          </table:table-cell>
          <table:table-cell/>
          <table:table-cell office:value-type="float" office:value="9.15149E+019" calcext:value-type="float">
            <text:p>9.15E+19</text:p>
          </table:table-cell>
          <table:table-cell/>
          <table:table-cell table:formula="of:=(1+[.A194])*[.C194]" office:value-type="float" office:value="3.15726405E+021" calcext:value-type="float">
            <text:p>3.15726405E+021</text:p>
          </table:table-cell>
          <table:table-cell table:formula="of:=[.E194]/100000/[.$I$6]" office:value-type="float" office:value="1.80209135273973" calcext:value-type="float">
            <text:p>1.8020913527397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 office:value-type="float" office:value="64" calcext:value-type="float">
            <text:p>64</text:p>
          </table:table-cell>
          <table:table-cell table:style-name="ce1" office:value-type="float" office:value="1.40491E+019" calcext:value-type="float">
            <text:p>1.40E+19</text:p>
          </table:table-cell>
          <table:table-cell table:style-name="ce1" office:value-type="float" office:value="3.9992E+019" calcext:value-type="float">
            <text:p>4.00E+19</text:p>
          </table:table-cell>
          <table:table-cell table:number-columns-repeated="10"/>
        </table:table-row>
        <table:table-row table:style-name="ro1">
          <table:table-cell table:formula="of:=[.G195]+4.5" office:value-type="float" office:value="34.5" calcext:value-type="float">
            <text:p>34.5</text:p>
          </table:table-cell>
          <table:table-cell/>
          <table:table-cell office:value-type="float" office:value="8.83253E+019" calcext:value-type="float">
            <text:p>8.83E+19</text:p>
          </table:table-cell>
          <table:table-cell/>
          <table:table-cell table:formula="of:=(1+[.A195])*[.C195]" office:value-type="float" office:value="3.13554815E+021" calcext:value-type="float">
            <text:p>3.13554815E+021</text:p>
          </table:table-cell>
          <table:table-cell table:formula="of:=[.E195]/100000/[.$I$6]" office:value-type="float" office:value="1.7896964326484" calcext:value-type="float">
            <text:p>1.789696432648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office:value-type="float" office:value="65" calcext:value-type="float">
            <text:p>65</text:p>
          </table:table-cell>
          <table:table-cell table:style-name="ce1" office:value-type="float" office:value="1.3832E+019" calcext:value-type="float">
            <text:p>1.38E+19</text:p>
          </table:table-cell>
          <table:table-cell table:style-name="ce1" office:value-type="float" office:value="3.93525E+019" calcext:value-type="float">
            <text:p>3.94E+19</text:p>
          </table:table-cell>
          <table:table-cell table:number-columns-repeated="10"/>
        </table:table-row>
        <table:table-row table:style-name="ro1">
          <table:table-cell table:formula="of:=[.G196]+4.5" office:value-type="float" office:value="35.5" calcext:value-type="float">
            <text:p>35.5</text:p>
          </table:table-cell>
          <table:table-cell table:style-name="Default"/>
          <table:table-cell office:value-type="float" office:value="8.53568E+019" calcext:value-type="float">
            <text:p>8.54E+19</text:p>
          </table:table-cell>
          <table:table-cell/>
          <table:table-cell table:formula="of:=(1+[.A196])*[.C196]" office:value-type="float" office:value="3.1155232E+021" calcext:value-type="float">
            <text:p>3.1155232E+021</text:p>
          </table:table-cell>
          <table:table-cell table:formula="of:=[.E196]/100000/[.$I$6]" office:value-type="float" office:value="1.77826666666667" calcext:value-type="float">
            <text:p>1.77826666666667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style-name="Default"/>
          <table:table-cell office:value-type="float" office:value="66" calcext:value-type="float">
            <text:p>66</text:p>
          </table:table-cell>
          <table:table-cell table:style-name="ce1" office:value-type="float" office:value="1.3621E+019" calcext:value-type="float">
            <text:p>1.36E+19</text:p>
          </table:table-cell>
          <table:table-cell table:style-name="ce1" office:value-type="float" office:value="3.87307E+019" calcext:value-type="float">
            <text:p>3.87E+19</text:p>
          </table:table-cell>
          <table:table-cell table:number-columns-repeated="10"/>
        </table:table-row>
        <table:table-row table:style-name="ro1">
          <table:table-cell table:formula="of:=[.G197]+4.5" office:value-type="float" office:value="36.5" calcext:value-type="float">
            <text:p>36.5</text:p>
          </table:table-cell>
          <table:table-cell table:style-name="Default"/>
          <table:table-cell office:value-type="float" office:value="8.25874E+019" calcext:value-type="float">
            <text:p>8.26E+19</text:p>
          </table:table-cell>
          <table:table-cell/>
          <table:table-cell table:formula="of:=(1+[.A197])*[.C197]" office:value-type="float" office:value="3.0970275E+021" calcext:value-type="float">
            <text:p>3.0970275E+021</text:p>
          </table:table-cell>
          <table:table-cell table:formula="of:=[.E197]/100000/[.$I$6]" office:value-type="float" office:value="1.76770976027397" calcext:value-type="float">
            <text:p>1.7677097602739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office:value-type="float" office:value="67" calcext:value-type="float">
            <text:p>67</text:p>
          </table:table-cell>
          <table:table-cell table:style-name="ce1" office:value-type="float" office:value="1.34159E+019" calcext:value-type="float">
            <text:p>1.34E+19</text:p>
          </table:table-cell>
          <table:table-cell table:style-name="ce1" office:value-type="float" office:value="3.81258E+019" calcext:value-type="float">
            <text:p>3.81E+19</text:p>
          </table:table-cell>
          <table:table-cell table:number-columns-repeated="10"/>
        </table:table-row>
        <table:table-row table:style-name="ro1">
          <table:table-cell table:formula="of:=[.G198]+4.5" office:value-type="float" office:value="37.5" calcext:value-type="float">
            <text:p>37.5</text:p>
          </table:table-cell>
          <table:table-cell table:style-name="Default"/>
          <table:table-cell office:value-type="float" office:value="7.99982E+019" calcext:value-type="float">
            <text:p>8.00E+19</text:p>
          </table:table-cell>
          <table:table-cell/>
          <table:table-cell table:formula="of:=(1+[.A198])*[.C198]" office:value-type="float" office:value="3.0799307E+021" calcext:value-type="float">
            <text:p>3.0799307E+021</text:p>
          </table:table-cell>
          <table:table-cell table:formula="of:=[.E198]/100000/[.$I$6]" office:value-type="float" office:value="1.75795131278539" calcext:value-type="float">
            <text:p>1.7579513127853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Default"/>
          <table:table-cell office:value-type="float" office:value="68" calcext:value-type="float">
            <text:p>68</text:p>
          </table:table-cell>
          <table:table-cell table:style-name="ce1" office:value-type="float" office:value="1.32164E+019" calcext:value-type="float">
            <text:p>1.32E+19</text:p>
          </table:table-cell>
          <table:table-cell table:style-name="ce1" office:value-type="float" office:value="3.7537E+019" calcext:value-type="float">
            <text:p>3.75E+19</text:p>
          </table:table-cell>
          <table:table-cell table:number-columns-repeated="10"/>
        </table:table-row>
        <table:table-row table:style-name="ro1">
          <table:table-cell table:formula="of:=[.G199]+4.5" office:value-type="float" office:value="38.5" calcext:value-type="float">
            <text:p>38.5</text:p>
          </table:table-cell>
          <table:table-cell table:style-name="Default"/>
          <table:table-cell office:value-type="float" office:value="7.7572E+019" calcext:value-type="float">
            <text:p>7.76E+19</text:p>
          </table:table-cell>
          <table:table-cell/>
          <table:table-cell table:formula="of:=(1+[.A199])*[.C199]" office:value-type="float" office:value="3.064094E+021" calcext:value-type="float">
            <text:p>3.064094E+021</text:p>
          </table:table-cell>
          <table:table-cell table:formula="of:=[.E199]/100000/[.$I$6]" office:value-type="float" office:value="1.74891210045662" calcext:value-type="float">
            <text:p>1.7489121004566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Default"/>
          <table:table-cell office:value-type="float" office:value="69" calcext:value-type="float">
            <text:p>69</text:p>
          </table:table-cell>
          <table:table-cell table:style-name="ce1" office:value-type="float" office:value="1.30222E+019" calcext:value-type="float">
            <text:p>1.30E+19</text:p>
          </table:table-cell>
          <table:table-cell table:style-name="ce1" office:value-type="float" office:value="3.69638E+019" calcext:value-type="float">
            <text:p>3.70E+19</text:p>
          </table:table-cell>
          <table:table-cell table:number-columns-repeated="10"/>
        </table:table-row>
        <table:table-row table:style-name="ro1">
          <table:table-cell table:formula="of:=[.G200]+4.5" office:value-type="float" office:value="39.5" calcext:value-type="float">
            <text:p>39.5</text:p>
          </table:table-cell>
          <table:table-cell table:style-name="Default"/>
          <table:table-cell office:value-type="float" office:value="7.5294E+019" calcext:value-type="float">
            <text:p>7.53E+19</text:p>
          </table:table-cell>
          <table:table-cell/>
          <table:table-cell table:formula="of:=(1+[.A200])*[.C200]" office:value-type="float" office:value="3.049407E+021" calcext:value-type="float">
            <text:p>3.049407E+021</text:p>
          </table:table-cell>
          <table:table-cell table:formula="of:=[.E200]/100000/[.$I$6]" office:value-type="float" office:value="1.74052910958904" calcext:value-type="float">
            <text:p>1.7405291095890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Default"/>
          <table:table-cell office:value-type="float" office:value="70" calcext:value-type="float">
            <text:p>70</text:p>
          </table:table-cell>
          <table:table-cell table:style-name="ce1" office:value-type="float" office:value="1.28333E+019" calcext:value-type="float">
            <text:p>1.28E+19</text:p>
          </table:table-cell>
          <table:table-cell table:style-name="ce1" office:value-type="float" office:value="3.64054E+019" calcext:value-type="float">
            <text:p>3.64E+19</text:p>
          </table:table-cell>
          <table:table-cell table:number-columns-repeated="10"/>
        </table:table-row>
        <table:table-row table:style-name="ro1">
          <table:table-cell table:formula="of:=[.G201]+4.5" office:value-type="float" office:value="40.5" calcext:value-type="float">
            <text:p>40.5</text:p>
          </table:table-cell>
          <table:table-cell table:style-name="Default"/>
          <table:table-cell office:value-type="float" office:value="7.31506E+019" calcext:value-type="float">
            <text:p>7.32E+19</text:p>
          </table:table-cell>
          <table:table-cell/>
          <table:table-cell table:formula="of:=(1+[.A201])*[.C201]" office:value-type="float" office:value="3.0357499E+021" calcext:value-type="float">
            <text:p>3.0357499E+021</text:p>
          </table:table-cell>
          <table:table-cell table:formula="of:=[.E201]/100000/[.$I$6]" office:value-type="float" office:value="1.73273396118721" calcext:value-type="float">
            <text:p>1.7327339611872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Default"/>
          <table:table-cell office:value-type="float" office:value="71" calcext:value-type="float">
            <text:p>71</text:p>
          </table:table-cell>
          <table:table-cell table:style-name="ce1" office:value-type="float" office:value="1.26492E+019" calcext:value-type="float">
            <text:p>1.26E+19</text:p>
          </table:table-cell>
          <table:table-cell table:style-name="ce1" office:value-type="float" office:value="3.58614E+019" calcext:value-type="float">
            <text:p>3.59E+19</text:p>
          </table:table-cell>
          <table:table-cell table:number-columns-repeated="10"/>
        </table:table-row>
        <table:table-row table:style-name="ro1">
          <table:table-cell table:formula="of:=[.G202]+4.5" office:value-type="float" office:value="41.5" calcext:value-type="float">
            <text:p>41.5</text:p>
          </table:table-cell>
          <table:table-cell table:style-name="Default"/>
          <table:table-cell office:value-type="float" office:value="7.113E+019" calcext:value-type="float">
            <text:p>7.11E+19</text:p>
          </table:table-cell>
          <table:table-cell/>
          <table:table-cell table:formula="of:=(1+[.A202])*[.C202]" office:value-type="float" office:value="3.023025E+021" calcext:value-type="float">
            <text:p>3.023025E+021</text:p>
          </table:table-cell>
          <table:table-cell table:formula="of:=[.E202]/100000/[.$I$6]" office:value-type="float" office:value="1.72547089041096" calcext:value-type="float">
            <text:p>1.7254708904109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Default"/>
          <table:table-cell office:value-type="float" office:value="72" calcext:value-type="float">
            <text:p>72</text:p>
          </table:table-cell>
          <table:table-cell table:style-name="ce1" office:value-type="float" office:value="1.247E+019" calcext:value-type="float">
            <text:p>1.25E+19</text:p>
          </table:table-cell>
          <table:table-cell table:style-name="ce1" office:value-type="float" office:value="3.53311E+019" calcext:value-type="float">
            <text:p>3.53E+19</text:p>
          </table:table-cell>
          <table:table-cell table:number-columns-repeated="10"/>
        </table:table-row>
        <table:table-row table:style-name="ro1">
          <table:table-cell table:formula="of:=[.G203]+4.5" office:value-type="float" office:value="42.5" calcext:value-type="float">
            <text:p>42.5</text:p>
          </table:table-cell>
          <table:table-cell table:style-name="Default"/>
          <table:table-cell office:value-type="float" office:value="6.92216E+019" calcext:value-type="float">
            <text:p>6.92E+19</text:p>
          </table:table-cell>
          <table:table-cell/>
          <table:table-cell table:formula="of:=(1+[.A203])*[.C203]" office:value-type="float" office:value="3.0111396E+021" calcext:value-type="float">
            <text:p>3.0111396E+021</text:p>
          </table:table-cell>
          <table:table-cell table:formula="of:=[.E203]/100000/[.$I$6]" office:value-type="float" office:value="1.71868698630137" calcext:value-type="float">
            <text:p>1.71868698630137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Default"/>
          <table:table-cell office:value-type="float" office:value="73" calcext:value-type="float">
            <text:p>73</text:p>
          </table:table-cell>
          <table:table-cell table:style-name="ce1" office:value-type="float" office:value="1.22954E+019" calcext:value-type="float">
            <text:p>1.23E+19</text:p>
          </table:table-cell>
          <table:table-cell table:style-name="ce1" office:value-type="float" office:value="3.4814E+019" calcext:value-type="float">
            <text:p>3.48E+19</text:p>
          </table:table-cell>
          <table:table-cell table:number-columns-repeated="10"/>
        </table:table-row>
        <table:table-row table:style-name="ro1">
          <table:table-cell table:formula="of:=[.G204]+4.5" office:value-type="float" office:value="43.5" calcext:value-type="float">
            <text:p>43.5</text:p>
          </table:table-cell>
          <table:table-cell table:style-name="Default"/>
          <table:table-cell office:value-type="float" office:value="6.74159E+019" calcext:value-type="float">
            <text:p>6.74E+19</text:p>
          </table:table-cell>
          <table:table-cell/>
          <table:table-cell table:formula="of:=(1+[.A204])*[.C204]" office:value-type="float" office:value="3.00000755E+021" calcext:value-type="float">
            <text:p>3.00000755E+021</text:p>
          </table:table-cell>
          <table:table-cell table:formula="of:=[.E204]/100000/[.$I$6]" office:value-type="float" office:value="1.71233307648402" calcext:value-type="float">
            <text:p>1.7123330764840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style-name="Default"/>
          <table:table-cell office:value-type="float" office:value="74" calcext:value-type="float">
            <text:p>74</text:p>
          </table:table-cell>
          <table:table-cell table:style-name="ce1" office:value-type="float" office:value="1.21251E+019" calcext:value-type="float">
            <text:p>1.21E+19</text:p>
          </table:table-cell>
          <table:table-cell table:style-name="ce1" office:value-type="float" office:value="3.43096E+019" calcext:value-type="float">
            <text:p>3.43E+19</text:p>
          </table:table-cell>
          <table:table-cell table:number-columns-repeated="10"/>
        </table:table-row>
        <table:table-row table:style-name="ro1">
          <table:table-cell table:formula="of:=[.G205]+4.5" office:value-type="float" office:value="44.5" calcext:value-type="float">
            <text:p>44.5</text:p>
          </table:table-cell>
          <table:table-cell table:style-name="Default"/>
          <table:table-cell office:value-type="float" office:value="6.57044E+019" calcext:value-type="float">
            <text:p>6.57E+19</text:p>
          </table:table-cell>
          <table:table-cell/>
          <table:table-cell table:formula="of:=(1+[.A205])*[.C205]" office:value-type="float" office:value="2.9895502E+021" calcext:value-type="float">
            <text:p>2.9895502E+021</text:p>
          </table:table-cell>
          <table:table-cell table:formula="of:=[.E205]/100000/[.$I$6]" office:value-type="float" office:value="1.70636426940639" calcext:value-type="float">
            <text:p>1.7063642694063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office:value-type="float" office:value="75" calcext:value-type="float">
            <text:p>75</text:p>
          </table:table-cell>
          <table:table-cell table:style-name="ce1" office:value-type="float" office:value="1.19591E+019" calcext:value-type="float">
            <text:p>1.20E+19</text:p>
          </table:table-cell>
          <table:table-cell table:style-name="ce1" office:value-type="float" office:value="3.38175E+019" calcext:value-type="float">
            <text:p>3.38E+19</text:p>
          </table:table-cell>
          <table:table-cell table:number-columns-repeated="10"/>
        </table:table-row>
        <table:table-row table:style-name="ro1">
          <table:table-cell table:formula="of:=[.G206]+4.5" office:value-type="float" office:value="45.5" calcext:value-type="float">
            <text:p>45.5</text:p>
          </table:table-cell>
          <table:table-cell table:style-name="Default"/>
          <table:table-cell office:value-type="float" office:value="6.40795E+019" calcext:value-type="float">
            <text:p>6.41E+19</text:p>
          </table:table-cell>
          <table:table-cell/>
          <table:table-cell table:formula="of:=(1+[.A206])*[.C206]" office:value-type="float" office:value="2.97969675E+021" calcext:value-type="float">
            <text:p>2.97969675E+021</text:p>
          </table:table-cell>
          <table:table-cell table:formula="of:=[.E206]/100000/[.$I$6]" office:value-type="float" office:value="1.70074015410959" calcext:value-type="float">
            <text:p>1.7007401541095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office:value-type="float" office:value="76" calcext:value-type="float">
            <text:p>76</text:p>
          </table:table-cell>
          <table:table-cell table:style-name="ce1" office:value-type="float" office:value="1.17972E+019" calcext:value-type="float">
            <text:p>1.18E+19</text:p>
          </table:table-cell>
          <table:table-cell table:style-name="ce1" office:value-type="float" office:value="3.33372E+019" calcext:value-type="float">
            <text:p>3.33E+19</text:p>
          </table:table-cell>
          <table:table-cell table:number-columns-repeated="10"/>
        </table:table-row>
        <table:table-row table:style-name="ro1">
          <table:table-cell table:formula="of:=[.G207]+4.5" office:value-type="float" office:value="46.5" calcext:value-type="float">
            <text:p>46.5</text:p>
          </table:table-cell>
          <table:table-cell table:style-name="Default"/>
          <table:table-cell office:value-type="float" office:value="6.25343E+019" calcext:value-type="float">
            <text:p>6.25E+19</text:p>
          </table:table-cell>
          <table:table-cell/>
          <table:table-cell table:formula="of:=(1+[.A207])*[.C207]" office:value-type="float" office:value="2.97037925E+021" calcext:value-type="float">
            <text:p>2.97037925E+021</text:p>
          </table:table-cell>
          <table:table-cell table:formula="of:=[.E207]/100000/[.$I$6]" office:value-type="float" office:value="1.69542194634703" calcext:value-type="float">
            <text:p>1.69542194634703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office:value-type="float" office:value="77" calcext:value-type="float">
            <text:p>77</text:p>
          </table:table-cell>
          <table:table-cell table:style-name="ce1" office:value-type="float" office:value="1.16392E+019" calcext:value-type="float">
            <text:p>1.16E+19</text:p>
          </table:table-cell>
          <table:table-cell table:style-name="ce1" office:value-type="float" office:value="3.28684E+019" calcext:value-type="float">
            <text:p>3.29E+19</text:p>
          </table:table-cell>
          <table:table-cell table:number-columns-repeated="10"/>
        </table:table-row>
        <table:table-row table:style-name="ro1">
          <table:table-cell table:formula="of:=[.G208]+4.5" office:value-type="float" office:value="47.5" calcext:value-type="float">
            <text:p>47.5</text:p>
          </table:table-cell>
          <table:table-cell table:style-name="Default"/>
          <table:table-cell office:value-type="float" office:value="6.10627E+019" calcext:value-type="float">
            <text:p>6.11E+19</text:p>
          </table:table-cell>
          <table:table-cell/>
          <table:table-cell table:formula="of:=(1+[.A208])*[.C208]" office:value-type="float" office:value="2.96154095E+021" calcext:value-type="float">
            <text:p>2.96154095E+021</text:p>
          </table:table-cell>
          <table:table-cell table:formula="of:=[.E208]/100000/[.$I$6]" office:value-type="float" office:value="1.69037725456621" calcext:value-type="float">
            <text:p>1.6903772545662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office:value-type="float" office:value="78" calcext:value-type="float">
            <text:p>78</text:p>
          </table:table-cell>
          <table:table-cell table:style-name="ce1" office:value-type="float" office:value="1.1485E+019" calcext:value-type="float">
            <text:p>1.15E+19</text:p>
          </table:table-cell>
          <table:table-cell table:style-name="ce1" office:value-type="float" office:value="3.24105E+019" calcext:value-type="float">
            <text:p>3.24E+19</text:p>
          </table:table-cell>
          <table:table-cell table:number-columns-repeated="10"/>
        </table:table-row>
        <table:table-row table:style-name="ro1">
          <table:table-cell table:formula="of:=[.G209]+4.5" office:value-type="float" office:value="48.5" calcext:value-type="float">
            <text:p>48.5</text:p>
          </table:table-cell>
          <table:table-cell table:style-name="Default"/>
          <table:table-cell office:value-type="float" office:value="5.96592E+019" calcext:value-type="float">
            <text:p>5.97E+19</text:p>
          </table:table-cell>
          <table:table-cell/>
          <table:table-cell table:formula="of:=(1+[.A209])*[.C209]" office:value-type="float" office:value="2.9531304E+021" calcext:value-type="float">
            <text:p>2.9531304E+021</text:p>
          </table:table-cell>
          <table:table-cell table:formula="of:=[.E209]/100000/[.$I$6]" office:value-type="float" office:value="1.68557671232877" calcext:value-type="float">
            <text:p>1.68557671232877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office:value-type="float" office:value="79" calcext:value-type="float">
            <text:p>79</text:p>
          </table:table-cell>
          <table:table-cell table:style-name="ce1" office:value-type="float" office:value="1.13345E+019" calcext:value-type="float">
            <text:p>1.13E+19</text:p>
          </table:table-cell>
          <table:table-cell table:style-name="ce1" office:value-type="float" office:value="3.19633E+019" calcext:value-type="float">
            <text:p>3.20E+19</text:p>
          </table:table-cell>
          <table:table-cell table:number-columns-repeated="10"/>
        </table:table-row>
        <table:table-row table:style-name="ro1">
          <table:table-cell table:formula="of:=[.G210]+7" office:value-type="float" office:value="52" calcext:value-type="float">
            <text:p>52</text:p>
          </table:table-cell>
          <table:table-cell table:style-name="Default"/>
          <table:table-cell office:value-type="float" office:value="5.83187E+019" calcext:value-type="float">
            <text:p>5.83E+19</text:p>
          </table:table-cell>
          <table:table-cell/>
          <table:table-cell table:formula="of:=(1+[.A210])*[.C210]" office:value-type="float" office:value="3.0908911E+021" calcext:value-type="float">
            <text:p>3.0908911E+021</text:p>
          </table:table-cell>
          <table:table-cell table:formula="of:=[.E210]/100000/[.$I$6]" office:value-type="float" office:value="1.76420724885845" calcext:value-type="float">
            <text:p>1.7642072488584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office:value-type="float" office:value="80" calcext:value-type="float">
            <text:p>80</text:p>
          </table:table-cell>
          <table:table-cell table:style-name="ce1" office:value-type="float" office:value="1.11876E+019" calcext:value-type="float">
            <text:p>1.12E+19</text:p>
          </table:table-cell>
          <table:table-cell table:style-name="ce1" office:value-type="float" office:value="3.15263E+019" calcext:value-type="float">
            <text:p>3.15E+19</text:p>
          </table:table-cell>
          <table:table-cell table:number-columns-repeated="10"/>
        </table:table-row>
        <table:table-row table:style-name="ro1">
          <table:table-cell table:formula="of:=[.G211]+7" office:value-type="float" office:value="53" calcext:value-type="float">
            <text:p>53</text:p>
          </table:table-cell>
          <table:table-cell table:style-name="Default"/>
          <table:table-cell office:value-type="float" office:value="5.70368E+019" calcext:value-type="float">
            <text:p>5.70E+19</text:p>
          </table:table-cell>
          <table:table-cell/>
          <table:table-cell table:formula="of:=(1+[.A211])*[.C211]" office:value-type="float" office:value="3.0799872E+021" calcext:value-type="float">
            <text:p>3.0799872E+021</text:p>
          </table:table-cell>
          <table:table-cell table:formula="of:=[.E211]/100000/[.$I$6]" office:value-type="float" office:value="1.75798356164384" calcext:value-type="float">
            <text:p>1.75798356164384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office:value-type="float" office:value="81" calcext:value-type="float">
            <text:p>81</text:p>
          </table:table-cell>
          <table:table-cell table:style-name="ce1" office:value-type="float" office:value="1.1044E+019" calcext:value-type="float">
            <text:p>1.10E+19</text:p>
          </table:table-cell>
          <table:table-cell table:style-name="ce1" office:value-type="float" office:value="3.10993E+019" calcext:value-type="float">
            <text:p>3.11E+19</text:p>
          </table:table-cell>
          <table:table-cell table:number-columns-repeated="10"/>
        </table:table-row>
        <table:table-row table:style-name="ro1">
          <table:table-cell table:formula="of:=[.G212]+7" office:value-type="float" office:value="54" calcext:value-type="float">
            <text:p>54</text:p>
          </table:table-cell>
          <table:table-cell table:style-name="Default"/>
          <table:table-cell office:value-type="float" office:value="5.58093E+019" calcext:value-type="float">
            <text:p>5.58E+19</text:p>
          </table:table-cell>
          <table:table-cell/>
          <table:table-cell table:formula="of:=(1+[.A212])*[.C212]" office:value-type="float" office:value="3.0695115E+021" calcext:value-type="float">
            <text:p>3.0695115E+021</text:p>
          </table:table-cell>
          <table:table-cell table:formula="of:=[.E212]/100000/[.$I$6]" office:value-type="float" office:value="1.75200428082192" calcext:value-type="float">
            <text:p>1.7520042808219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office:value-type="float" office:value="82" calcext:value-type="float">
            <text:p>82</text:p>
          </table:table-cell>
          <table:table-cell table:style-name="ce1" office:value-type="float" office:value="1.09038E+019" calcext:value-type="float">
            <text:p>1.09E+19</text:p>
          </table:table-cell>
          <table:table-cell table:style-name="ce1" office:value-type="float" office:value="3.06818E+019" calcext:value-type="float">
            <text:p>3.07E+19</text:p>
          </table:table-cell>
          <table:table-cell table:number-columns-repeated="10"/>
        </table:table-row>
        <table:table-row table:style-name="ro1">
          <table:table-cell table:formula="of:=[.G213]+7" office:value-type="float" office:value="55" calcext:value-type="float">
            <text:p>55</text:p>
          </table:table-cell>
          <table:table-cell table:style-name="Default"/>
          <table:table-cell office:value-type="float" office:value="5.46324E+019" calcext:value-type="float">
            <text:p>5.46E+19</text:p>
          </table:table-cell>
          <table:table-cell/>
          <table:table-cell table:formula="of:=(1+[.A213])*[.C213]" office:value-type="float" office:value="3.0594144E+021" calcext:value-type="float">
            <text:p>3.0594144E+021</text:p>
          </table:table-cell>
          <table:table-cell table:formula="of:=[.E213]/100000/[.$I$6]" office:value-type="float" office:value="1.74624109589041" calcext:value-type="float">
            <text:p>1.74624109589041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office:value-type="float" office:value="83" calcext:value-type="float">
            <text:p>83</text:p>
          </table:table-cell>
          <table:table-cell table:style-name="ce1" office:value-type="float" office:value="1.07667E+019" calcext:value-type="float">
            <text:p>1.08E+19</text:p>
          </table:table-cell>
          <table:table-cell table:style-name="ce1" office:value-type="float" office:value="3.02737E+019" calcext:value-type="float">
            <text:p>3.03E+19</text:p>
          </table:table-cell>
          <table:table-cell table:number-columns-repeated="10"/>
        </table:table-row>
        <table:table-row table:style-name="ro1">
          <table:table-cell table:formula="of:=[.G214]+7" office:value-type="float" office:value="56" calcext:value-type="float">
            <text:p>56</text:p>
          </table:table-cell>
          <table:table-cell table:style-name="Default"/>
          <table:table-cell office:value-type="float" office:value="5.35029E+019" calcext:value-type="float">
            <text:p>5.35E+19</text:p>
          </table:table-cell>
          <table:table-cell/>
          <table:table-cell table:formula="of:=(1+[.A214])*[.C214]" office:value-type="float" office:value="3.0496653E+021" calcext:value-type="float">
            <text:p>3.0496653E+021</text:p>
          </table:table-cell>
          <table:table-cell table:formula="of:=[.E214]/100000/[.$I$6]" office:value-type="float" office:value="1.74067654109589" calcext:value-type="float">
            <text:p>1.74067654109589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office:value-type="float" office:value="84" calcext:value-type="float">
            <text:p>84</text:p>
          </table:table-cell>
          <table:table-cell table:style-name="ce1" office:value-type="float" office:value="1.06328E+019" calcext:value-type="float">
            <text:p>1.06E+19</text:p>
          </table:table-cell>
          <table:table-cell table:style-name="ce1" office:value-type="float" office:value="2.98745E+019" calcext:value-type="float">
            <text:p>2.99E+19</text:p>
          </table:table-cell>
          <table:table-cell table:number-columns-repeated="10"/>
        </table:table-row>
        <table:table-row table:style-name="ro1">
          <table:table-cell table:formula="of:=[.G215]+7" office:value-type="float" office:value="57" calcext:value-type="float">
            <text:p>57</text:p>
          </table:table-cell>
          <table:table-cell table:style-name="Default"/>
          <table:table-cell office:value-type="float" office:value="5.24177E+019" calcext:value-type="float">
            <text:p>5.24E+19</text:p>
          </table:table-cell>
          <table:table-cell/>
          <table:table-cell table:formula="of:=(1+[.A215])*[.C215]" office:value-type="float" office:value="3.0402266E+021" calcext:value-type="float">
            <text:p>3.0402266E+021</text:p>
          </table:table-cell>
          <table:table-cell table:formula="of:=[.E215]/100000/[.$I$6]" office:value-type="float" office:value="1.73528915525114" calcext:value-type="float">
            <text:p>1.73528915525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office:value-type="float" office:value="85" calcext:value-type="float">
            <text:p>85</text:p>
          </table:table-cell>
          <table:table-cell table:style-name="ce1" office:value-type="float" office:value="1.05018E+019" calcext:value-type="float">
            <text:p>1.05E+19</text:p>
          </table:table-cell>
          <table:table-cell table:style-name="ce1" office:value-type="float" office:value="2.94841E+019" calcext:value-type="float">
            <text:p>2.95E+19</text:p>
          </table:table-cell>
          <table:table-cell table:number-columns-repeated="10"/>
        </table:table-row>
        <table:table-row table:style-name="ro1">
          <table:table-cell table:formula="of:=[.G216]+7" office:value-type="float" office:value="58" calcext:value-type="float">
            <text:p>58</text:p>
          </table:table-cell>
          <table:table-cell table:style-name="Default"/>
          <table:table-cell office:value-type="float" office:value="5.13739E+019" calcext:value-type="float">
            <text:p>5.14E+19</text:p>
          </table:table-cell>
          <table:table-cell/>
          <table:table-cell table:formula="of:=(1+[.A216])*[.C216]" office:value-type="float" office:value="3.0310601E+021" calcext:value-type="float">
            <text:p>3.0310601E+021</text:p>
          </table:table-cell>
          <table:table-cell table:formula="of:=[.E216]/100000/[.$I$6]" office:value-type="float" office:value="1.7300571347032" calcext:value-type="float">
            <text:p>1.7300571347032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office:value-type="float" office:value="86" calcext:value-type="float">
            <text:p>86</text:p>
          </table:table-cell>
          <table:table-cell table:style-name="ce1" office:value-type="float" office:value="1.03737E+019" calcext:value-type="float">
            <text:p>1.04E+19</text:p>
          </table:table-cell>
          <table:table-cell table:style-name="ce1" office:value-type="float" office:value="2.9102E+019" calcext:value-type="float">
            <text:p>2.91E+19</text:p>
          </table:table-cell>
          <table:table-cell table:number-columns-repeated="10"/>
        </table:table-row>
        <table:table-row table:style-name="ro1">
          <table:table-cell table:formula="of:=[.G217]+7" office:value-type="float" office:value="59" calcext:value-type="float">
            <text:p>59</text:p>
          </table:table-cell>
          <table:table-cell table:style-name="Default"/>
          <table:table-cell office:value-type="float" office:value="5.0369E+019" calcext:value-type="float">
            <text:p>5.04E+19</text:p>
          </table:table-cell>
          <table:table-cell/>
          <table:table-cell table:formula="of:=(1+[.A217])*[.C217]" office:value-type="float" office:value="3.02214E+021" calcext:value-type="float">
            <text:p>3.02214E+021</text:p>
          </table:table-cell>
          <table:table-cell table:formula="of:=[.E217]/100000/[.$I$6]" office:value-type="float" office:value="1.72496575342466" calcext:value-type="float">
            <text:p>1.72496575342466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office:value-type="float" office:value="87" calcext:value-type="float">
            <text:p>87</text:p>
          </table:table-cell>
          <table:table-cell table:style-name="ce1" office:value-type="float" office:value="1.02485E+019" calcext:value-type="float">
            <text:p>1.02E+19</text:p>
          </table:table-cell>
          <table:table-cell table:style-name="ce1" office:value-type="float" office:value="2.87282E+019" calcext:value-type="float">
            <text:p>2.87E+19</text:p>
          </table:table-cell>
          <table:table-cell table:number-columns-repeated="10"/>
        </table:table-row>
        <table:table-row table:style-name="ro1">
          <table:table-cell table:formula="of:=[.G218]+7" office:value-type="float" office:value="60" calcext:value-type="float">
            <text:p>60</text:p>
          </table:table-cell>
          <table:table-cell table:style-name="Default"/>
          <table:table-cell office:value-type="float" office:value="4.94005E+019" calcext:value-type="float">
            <text:p>4.94E+19</text:p>
          </table:table-cell>
          <table:table-cell/>
          <table:table-cell table:formula="of:=(1+[.A218])*[.C218]" office:value-type="float" office:value="3.0134305E+021" calcext:value-type="float">
            <text:p>3.0134305E+021</text:p>
          </table:table-cell>
          <table:table-cell table:formula="of:=[.E218]/100000/[.$I$6]" office:value-type="float" office:value="1.71999457762557" calcext:value-type="float">
            <text:p>1.71999457762557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office:value-type="float" office:value="88" calcext:value-type="float">
            <text:p>88</text:p>
          </table:table-cell>
          <table:table-cell table:style-name="ce1" office:value-type="float" office:value="1.01259E+019" calcext:value-type="float">
            <text:p>1.01E+19</text:p>
          </table:table-cell>
          <table:table-cell table:style-name="ce1" office:value-type="float" office:value="2.83623E+019" calcext:value-type="float">
            <text:p>2.84E+19</text:p>
          </table:table-cell>
          <table:table-cell table:number-columns-repeated="10"/>
        </table:table-row>
        <table:table-row table:style-name="ro1">
          <table:table-cell table:formula="of:=[.G219]+7" office:value-type="float" office:value="61" calcext:value-type="float">
            <text:p>61</text:p>
          </table:table-cell>
          <table:table-cell table:style-name="Default"/>
          <table:table-cell office:value-type="float" office:value="4.84665E+019" calcext:value-type="float">
            <text:p>4.85E+19</text:p>
          </table:table-cell>
          <table:table-cell/>
          <table:table-cell table:formula="of:=(1+[.A219])*[.C219]" office:value-type="float" office:value="3.004923E+021" calcext:value-type="float">
            <text:p>3.004923E+021</text:p>
          </table:table-cell>
          <table:table-cell table:formula="of:=[.E219]/100000/[.$I$6]" office:value-type="float" office:value="1.71513869863014" calcext:value-type="float">
            <text:p>1.715138698630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office:value-type="float" office:value="89" calcext:value-type="float">
            <text:p>89</text:p>
          </table:table-cell>
          <table:table-cell table:style-name="ce1" office:value-type="float" office:value="1.0006E+019" calcext:value-type="float">
            <text:p>1.00E+19</text:p>
          </table:table-cell>
          <table:table-cell table:style-name="ce1" office:value-type="float" office:value="2.80041E+019" calcext:value-type="float">
            <text:p>2.80E+19</text:p>
          </table:table-cell>
          <table:table-cell table:number-columns-repeated="10"/>
        </table:table-row>
        <table:table-row table:style-name="ro1">
          <table:table-cell table:formula="of:=[.G220]+7" office:value-type="float" office:value="62" calcext:value-type="float">
            <text:p>62</text:p>
          </table:table-cell>
          <table:table-cell table:style-name="Default"/>
          <table:table-cell office:value-type="float" office:value="4.75649E+019" calcext:value-type="float">
            <text:p>4.76E+19</text:p>
          </table:table-cell>
          <table:table-cell/>
          <table:table-cell table:formula="of:=(1+[.A220])*[.C220]" office:value-type="float" office:value="2.9965887E+021" calcext:value-type="float">
            <text:p>2.9965887E+021</text:p>
          </table:table-cell>
          <table:table-cell table:formula="of:=[.E220]/100000/[.$I$6]" office:value-type="float" office:value="1.71038167808219" calcext:value-type="float">
            <text:p>1.7103816780821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office:value-type="float" office:value="90" calcext:value-type="float">
            <text:p>90</text:p>
          </table:table-cell>
          <table:table-cell table:style-name="ce1" office:value-type="float" office:value="9.88865E+018" calcext:value-type="float">
            <text:p>9.89E+18</text:p>
          </table:table-cell>
          <table:table-cell table:style-name="ce1" office:value-type="float" office:value="2.76533E+019" calcext:value-type="float">
            <text:p>2.77E+19</text:p>
          </table:table-cell>
          <table:table-cell table:number-columns-repeated="10"/>
        </table:table-row>
        <table:table-row table:style-name="ro1">
          <table:table-cell table:formula="of:=[.G221]+7" office:value-type="float" office:value="63" calcext:value-type="float">
            <text:p>63</text:p>
          </table:table-cell>
          <table:table-cell table:style-name="Default"/>
          <table:table-cell office:value-type="float" office:value="4.66938E+019" calcext:value-type="float">
            <text:p>4.67E+19</text:p>
          </table:table-cell>
          <table:table-cell/>
          <table:table-cell table:formula="of:=(1+[.A221])*[.C221]" office:value-type="float" office:value="2.9884032E+021" calcext:value-type="float">
            <text:p>2.9884032E+021</text:p>
          </table:table-cell>
          <table:table-cell table:formula="of:=[.E221]/100000/[.$I$6]" office:value-type="float" office:value="1.7057095890411" calcext:value-type="float">
            <text:p>1.7057095890411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Default"/>
          <table:table-cell office:value-type="float" office:value="91" calcext:value-type="float">
            <text:p>91</text:p>
          </table:table-cell>
          <table:table-cell table:style-name="ce1" office:value-type="float" office:value="9.77375E+018" calcext:value-type="float">
            <text:p>9.77E+18</text:p>
          </table:table-cell>
          <table:table-cell table:style-name="ce1" office:value-type="float" office:value="2.73098E+019" calcext:value-type="float">
            <text:p>2.73E+19</text:p>
          </table:table-cell>
          <table:table-cell table:number-columns-repeated="10"/>
        </table:table-row>
        <table:table-row table:style-name="ro1">
          <table:table-cell table:formula="of:=[.G222]+7" office:value-type="float" office:value="64" calcext:value-type="float">
            <text:p>64</text:p>
          </table:table-cell>
          <table:table-cell table:style-name="Default"/>
          <table:table-cell office:value-type="float" office:value="4.58517E+019" calcext:value-type="float">
            <text:p>4.59E+19</text:p>
          </table:table-cell>
          <table:table-cell/>
          <table:table-cell table:formula="of:=(1+[.A222])*[.C222]" office:value-type="float" office:value="2.9803605E+021" calcext:value-type="float">
            <text:p>2.9803605E+021</text:p>
          </table:table-cell>
          <table:table-cell table:formula="of:=[.E222]/100000/[.$I$6]" office:value-type="float" office:value="1.70111900684932" calcext:value-type="float">
            <text:p>1.70111900684932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Default"/>
          <table:table-cell office:value-type="float" office:value="92" calcext:value-type="float">
            <text:p>92</text:p>
          </table:table-cell>
          <table:table-cell table:style-name="ce1" office:value-type="float" office:value="9.66126E+018" calcext:value-type="float">
            <text:p>9.66E+18</text:p>
          </table:table-cell>
          <table:table-cell table:style-name="ce1" office:value-type="float" office:value="2.69733E+019" calcext:value-type="float">
            <text:p>2.70E+19</text:p>
          </table:table-cell>
          <table:table-cell table:number-columns-repeated="10"/>
        </table:table-row>
        <table:table-row table:style-name="ro1">
          <table:table-cell table:formula="of:=[.G223]+7" office:value-type="float" office:value="65" calcext:value-type="float">
            <text:p>65</text:p>
          </table:table-cell>
          <table:table-cell table:style-name="Default"/>
          <table:table-cell office:value-type="float" office:value="4.50369E+019" calcext:value-type="float">
            <text:p>4.50E+19</text:p>
          </table:table-cell>
          <table:table-cell/>
          <table:table-cell table:formula="of:=(1+[.A223])*[.C223]" office:value-type="float" office:value="2.9724354E+021" calcext:value-type="float">
            <text:p>2.9724354E+021</text:p>
          </table:table-cell>
          <table:table-cell table:formula="of:=[.E223]/100000/[.$I$6]" office:value-type="float" office:value="1.69659554794521" calcext:value-type="float">
            <text:p>1.696595547945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style-name="Default"/>
          <table:table-cell office:value-type="float" office:value="93" calcext:value-type="float">
            <text:p>93</text:p>
          </table:table-cell>
          <table:table-cell table:style-name="ce1" office:value-type="float" office:value="9.5511E+018" calcext:value-type="float">
            <text:p>9.55E+18</text:p>
          </table:table-cell>
          <table:table-cell table:style-name="ce1" office:value-type="float" office:value="2.66437E+019" calcext:value-type="float">
            <text:p>2.66E+19</text:p>
          </table:table-cell>
          <table:table-cell table:number-columns-repeated="10"/>
        </table:table-row>
        <table:table-row table:style-name="ro1">
          <table:table-cell table:formula="of:=[.G224]+7" office:value-type="float" office:value="66" calcext:value-type="float">
            <text:p>66</text:p>
          </table:table-cell>
          <table:table-cell table:style-name="Default"/>
          <table:table-cell office:value-type="float" office:value="4.42481E+019" calcext:value-type="float">
            <text:p>4.42E+19</text:p>
          </table:table-cell>
          <table:table-cell/>
          <table:table-cell table:formula="of:=(1+[.A224])*[.C224]" office:value-type="float" office:value="2.9646227E+021" calcext:value-type="float">
            <text:p>2.9646227E+021</text:p>
          </table:table-cell>
          <table:table-cell table:formula="of:=[.E224]/100000/[.$I$6]" office:value-type="float" office:value="1.69213624429224" calcext:value-type="float">
            <text:p>1.692136244292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style-name="Default"/>
          <table:table-cell office:value-type="float" office:value="94" calcext:value-type="float">
            <text:p>94</text:p>
          </table:table-cell>
          <table:table-cell table:style-name="ce1" office:value-type="float" office:value="9.4432E+018" calcext:value-type="float">
            <text:p>9.44E+18</text:p>
          </table:table-cell>
          <table:table-cell table:style-name="ce1" office:value-type="float" office:value="2.63207E+019" calcext:value-type="float">
            <text:p>2.63E+19</text:p>
          </table:table-cell>
          <table:table-cell table:number-columns-repeated="10"/>
        </table:table-row>
        <table:table-row table:style-name="ro1">
          <table:table-cell table:formula="of:=[.G225]+7" office:value-type="float" office:value="67" calcext:value-type="float">
            <text:p>67</text:p>
          </table:table-cell>
          <table:table-cell table:style-name="Default"/>
          <table:table-cell office:value-type="float" office:value="4.34838E+019" calcext:value-type="float">
            <text:p>4.35E+19</text:p>
          </table:table-cell>
          <table:table-cell/>
          <table:table-cell table:formula="of:=(1+[.A225])*[.C225]" office:value-type="float" office:value="2.9568984E+021" calcext:value-type="float">
            <text:p>2.9568984E+021</text:p>
          </table:table-cell>
          <table:table-cell table:formula="of:=[.E225]/100000/[.$I$6]" office:value-type="float" office:value="1.68772739726027" calcext:value-type="float">
            <text:p>1.6877273972602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office:value-type="float" office:value="95" calcext:value-type="float">
            <text:p>95</text:p>
          </table:table-cell>
          <table:table-cell table:style-name="ce1" office:value-type="float" office:value="9.33749E+018" calcext:value-type="float">
            <text:p>9.34E+18</text:p>
          </table:table-cell>
          <table:table-cell table:style-name="ce1" office:value-type="float" office:value="2.60042E+019" calcext:value-type="float">
            <text:p>2.60E+19</text:p>
          </table:table-cell>
          <table:table-cell table:number-columns-repeated="10"/>
        </table:table-row>
        <table:table-row table:style-name="ro1">
          <table:table-cell table:formula="of:=[.G226]+7" office:value-type="float" office:value="68" calcext:value-type="float">
            <text:p>68</text:p>
          </table:table-cell>
          <table:table-cell table:style-name="Default"/>
          <table:table-cell office:value-type="float" office:value="4.2743E+019" calcext:value-type="float">
            <text:p>4.27E+19</text:p>
          </table:table-cell>
          <table:table-cell/>
          <table:table-cell table:formula="of:=(1+[.A226])*[.C226]" office:value-type="float" office:value="2.949267E+021" calcext:value-type="float">
            <text:p>2.949267E+021</text:p>
          </table:table-cell>
          <table:table-cell table:formula="of:=[.E226]/100000/[.$I$6]" office:value-type="float" office:value="1.68337157534247" calcext:value-type="float">
            <text:p>1.68337157534247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style-name="Default"/>
          <table:table-cell office:value-type="float" office:value="96" calcext:value-type="float">
            <text:p>96</text:p>
          </table:table-cell>
          <table:table-cell table:style-name="ce1" office:value-type="float" office:value="9.23392E+018" calcext:value-type="float">
            <text:p>9.23E+18</text:p>
          </table:table-cell>
          <table:table-cell table:style-name="ce1" office:value-type="float" office:value="2.56939E+019" calcext:value-type="float">
            <text:p>2.57E+19</text:p>
          </table:table-cell>
          <table:table-cell table:number-columns-repeated="10"/>
        </table:table-row>
        <table:table-row table:style-name="ro1">
          <table:table-cell table:formula="of:=[.G227]+7" office:value-type="float" office:value="69" calcext:value-type="float">
            <text:p>69</text:p>
          </table:table-cell>
          <table:table-cell table:style-name="Default"/>
          <table:table-cell office:value-type="float" office:value="4.20244E+019" calcext:value-type="float">
            <text:p>4.20E+19</text:p>
          </table:table-cell>
          <table:table-cell/>
          <table:table-cell table:formula="of:=(1+[.A227])*[.C227]" office:value-type="float" office:value="2.941708E+021" calcext:value-type="float">
            <text:p>2.941708E+021</text:p>
          </table:table-cell>
          <table:table-cell table:formula="of:=[.E227]/100000/[.$I$6]" office:value-type="float" office:value="1.67905707762557" calcext:value-type="float">
            <text:p>1.6790570776255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style-name="Default"/>
          <table:table-cell office:value-type="float" office:value="97" calcext:value-type="float">
            <text:p>97</text:p>
          </table:table-cell>
          <table:table-cell table:style-name="ce1" office:value-type="float" office:value="9.13242E+018" calcext:value-type="float">
            <text:p>9.13E+18</text:p>
          </table:table-cell>
          <table:table-cell table:style-name="ce1" office:value-type="float" office:value="2.53897E+019" calcext:value-type="float">
            <text:p>2.54E+19</text:p>
          </table:table-cell>
          <table:table-cell table:number-columns-repeated="10"/>
        </table:table-row>
        <table:table-row table:style-name="ro1">
          <table:table-cell table:formula="of:=[.G228]+7" office:value-type="float" office:value="70" calcext:value-type="float">
            <text:p>70</text:p>
          </table:table-cell>
          <table:table-cell table:style-name="Default"/>
          <table:table-cell office:value-type="float" office:value="4.1327E+019" calcext:value-type="float">
            <text:p>4.13E+19</text:p>
          </table:table-cell>
          <table:table-cell/>
          <table:table-cell table:formula="of:=(1+[.A228])*[.C228]" office:value-type="float" office:value="2.934217E+021" calcext:value-type="float">
            <text:p>2.934217E+021</text:p>
          </table:table-cell>
          <table:table-cell table:formula="of:=[.E228]/100000/[.$I$6]" office:value-type="float" office:value="1.67478139269406" calcext:value-type="float">
            <text:p>1.67478139269406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style-name="Default"/>
          <table:table-cell office:value-type="float" office:value="98" calcext:value-type="float">
            <text:p>98</text:p>
          </table:table-cell>
          <table:table-cell table:style-name="ce1" office:value-type="float" office:value="9.03294E+018" calcext:value-type="float">
            <text:p>9.03E+18</text:p>
          </table:table-cell>
          <table:table-cell table:style-name="ce1" office:value-type="float" office:value="2.50915E+019" calcext:value-type="float">
            <text:p>2.51E+19</text:p>
          </table:table-cell>
          <table:table-cell table:number-columns-repeated="10"/>
        </table:table-row>
        <table:table-row table:style-name="ro1">
          <table:table-cell table:formula="of:=[.G229]+7" office:value-type="float" office:value="71" calcext:value-type="float">
            <text:p>71</text:p>
          </table:table-cell>
          <table:table-cell table:style-name="Default"/>
          <table:table-cell office:value-type="float" office:value="4.06499E+019" calcext:value-type="float">
            <text:p>4.06E+19</text:p>
          </table:table-cell>
          <table:table-cell/>
          <table:table-cell table:formula="of:=(1+[.A229])*[.C229]" office:value-type="float" office:value="2.9267928E+021" calcext:value-type="float">
            <text:p>2.9267928E+021</text:p>
          </table:table-cell>
          <table:table-cell table:formula="of:=[.E229]/100000/[.$I$6]" office:value-type="float" office:value="1.67054383561644" calcext:value-type="float">
            <text:p>1.6705438356164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Default"/>
          <table:table-cell office:value-type="float" office:value="99" calcext:value-type="float">
            <text:p>99</text:p>
          </table:table-cell>
          <table:table-cell table:style-name="ce1" office:value-type="float" office:value="8.93541E+018" calcext:value-type="float">
            <text:p>8.94E+18</text:p>
          </table:table-cell>
          <table:table-cell table:style-name="ce1" office:value-type="float" office:value="2.47991E+019" calcext:value-type="float">
            <text:p>2.48E+19</text:p>
          </table:table-cell>
          <table:table-cell table:number-columns-repeated="10"/>
        </table:table-row>
        <table:table-row table:style-name="ro1">
          <table:table-cell table:formula="of:=[.G230]+7" office:value-type="float" office:value="72" calcext:value-type="float">
            <text:p>72</text:p>
          </table:table-cell>
          <table:table-cell table:style-name="Default"/>
          <table:table-cell office:value-type="float" office:value="3.9992E+019" calcext:value-type="float">
            <text:p>4.00E+19</text:p>
          </table:table-cell>
          <table:table-cell/>
          <table:table-cell table:formula="of:=(1+[.A230])*[.C230]" office:value-type="float" office:value="2.919416E+021" calcext:value-type="float">
            <text:p>2.919416E+021</text:p>
          </table:table-cell>
          <table:table-cell table:formula="of:=[.E230]/100000/[.$I$6]" office:value-type="float" office:value="1.66633333333333" calcext:value-type="float">
            <text:p>1.66633333333333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1]+7" office:value-type="float" office:value="73" calcext:value-type="float">
            <text:p>73</text:p>
          </table:table-cell>
          <table:table-cell table:style-name="Default"/>
          <table:table-cell office:value-type="float" office:value="3.93525E+019" calcext:value-type="float">
            <text:p>3.94E+19</text:p>
          </table:table-cell>
          <table:table-cell/>
          <table:table-cell table:formula="of:=(1+[.A231])*[.C231]" office:value-type="float" office:value="2.912085E+021" calcext:value-type="float">
            <text:p>2.912085E+021</text:p>
          </table:table-cell>
          <table:table-cell table:formula="of:=[.E231]/100000/[.$I$6]" office:value-type="float" office:value="1.66214897260274" calcext:value-type="float">
            <text:p>1.66214897260274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2]+7" office:value-type="float" office:value="74" calcext:value-type="float">
            <text:p>74</text:p>
          </table:table-cell>
          <table:table-cell table:style-name="Default"/>
          <table:table-cell office:value-type="float" office:value="3.87307E+019" calcext:value-type="float">
            <text:p>3.87E+19</text:p>
          </table:table-cell>
          <table:table-cell/>
          <table:table-cell table:formula="of:=(1+[.A232])*[.C232]" office:value-type="float" office:value="2.9048025E+021" calcext:value-type="float">
            <text:p>2.9048025E+021</text:p>
          </table:table-cell>
          <table:table-cell table:formula="of:=[.E232]/100000/[.$I$6]" office:value-type="float" office:value="1.65799229452055" calcext:value-type="float">
            <text:p>1.6579922945205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3]+7" office:value-type="float" office:value="75" calcext:value-type="float">
            <text:p>75</text:p>
          </table:table-cell>
          <table:table-cell table:style-name="Default"/>
          <table:table-cell office:value-type="float" office:value="3.81258E+019" calcext:value-type="float">
            <text:p>3.81E+19</text:p>
          </table:table-cell>
          <table:table-cell/>
          <table:table-cell table:formula="of:=(1+[.A233])*[.C233]" office:value-type="float" office:value="2.8975608E+021" calcext:value-type="float">
            <text:p>2.8975608E+021</text:p>
          </table:table-cell>
          <table:table-cell table:formula="of:=[.E233]/100000/[.$I$6]" office:value-type="float" office:value="1.65385890410959" calcext:value-type="float">
            <text:p>1.65385890410959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4]+7" office:value-type="float" office:value="76" calcext:value-type="float">
            <text:p>76</text:p>
          </table:table-cell>
          <table:table-cell table:style-name="Default"/>
          <table:table-cell office:value-type="float" office:value="3.7537E+019" calcext:value-type="float">
            <text:p>3.75E+19</text:p>
          </table:table-cell>
          <table:table-cell/>
          <table:table-cell table:formula="of:=(1+[.A234])*[.C234]" office:value-type="float" office:value="2.890349E+021" calcext:value-type="float">
            <text:p>2.890349E+021</text:p>
          </table:table-cell>
          <table:table-cell table:formula="of:=[.E234]/100000/[.$I$6]" office:value-type="float" office:value="1.64974257990868" calcext:value-type="float">
            <text:p>1.64974257990868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5]+7" office:value-type="float" office:value="77" calcext:value-type="float">
            <text:p>77</text:p>
          </table:table-cell>
          <table:table-cell table:style-name="Default"/>
          <table:table-cell office:value-type="float" office:value="3.69638E+019" calcext:value-type="float">
            <text:p>3.70E+19</text:p>
          </table:table-cell>
          <table:table-cell/>
          <table:table-cell table:formula="of:=(1+[.A235])*[.C235]" office:value-type="float" office:value="2.8831764E+021" calcext:value-type="float">
            <text:p>2.8831764E+021</text:p>
          </table:table-cell>
          <table:table-cell table:formula="of:=[.E235]/100000/[.$I$6]" office:value-type="float" office:value="1.64564863013699" calcext:value-type="float">
            <text:p>1.64564863013699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6]+7" office:value-type="float" office:value="78" calcext:value-type="float">
            <text:p>78</text:p>
          </table:table-cell>
          <table:table-cell table:style-name="Default"/>
          <table:table-cell office:value-type="float" office:value="3.64054E+019" calcext:value-type="float">
            <text:p>3.64E+19</text:p>
          </table:table-cell>
          <table:table-cell/>
          <table:table-cell table:formula="of:=(1+[.A236])*[.C236]" office:value-type="float" office:value="2.8760266E+021" calcext:value-type="float">
            <text:p>2.8760266E+021</text:p>
          </table:table-cell>
          <table:table-cell table:formula="of:=[.E236]/100000/[.$I$6]" office:value-type="float" office:value="1.64156769406393" calcext:value-type="float">
            <text:p>1.64156769406393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7]+7" office:value-type="float" office:value="79" calcext:value-type="float">
            <text:p>79</text:p>
          </table:table-cell>
          <table:table-cell table:style-name="Default"/>
          <table:table-cell office:value-type="float" office:value="3.58614E+019" calcext:value-type="float">
            <text:p>3.59E+19</text:p>
          </table:table-cell>
          <table:table-cell/>
          <table:table-cell table:formula="of:=(1+[.A237])*[.C237]" office:value-type="float" office:value="2.868912E+021" calcext:value-type="float">
            <text:p>2.868912E+021</text:p>
          </table:table-cell>
          <table:table-cell table:formula="of:=[.E237]/100000/[.$I$6]" office:value-type="float" office:value="1.63750684931507" calcext:value-type="float">
            <text:p>1.63750684931507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8]+7" office:value-type="float" office:value="80" calcext:value-type="float">
            <text:p>80</text:p>
          </table:table-cell>
          <table:table-cell table:style-name="Default"/>
          <table:table-cell office:value-type="float" office:value="3.53311E+019" calcext:value-type="float">
            <text:p>3.53E+19</text:p>
          </table:table-cell>
          <table:table-cell/>
          <table:table-cell table:formula="of:=(1+[.A238])*[.C238]" office:value-type="float" office:value="2.8618191E+021" calcext:value-type="float">
            <text:p>2.8618191E+021</text:p>
          </table:table-cell>
          <table:table-cell table:formula="of:=[.E238]/100000/[.$I$6]" office:value-type="float" office:value="1.63345839041096" calcext:value-type="float">
            <text:p>1.63345839041096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9]+7" office:value-type="float" office:value="81" calcext:value-type="float">
            <text:p>81</text:p>
          </table:table-cell>
          <table:table-cell table:style-name="Default"/>
          <table:table-cell office:value-type="float" office:value="3.4814E+019" calcext:value-type="float">
            <text:p>3.48E+19</text:p>
          </table:table-cell>
          <table:table-cell/>
          <table:table-cell table:formula="of:=(1+[.A239])*[.C239]" office:value-type="float" office:value="2.854748E+021" calcext:value-type="float">
            <text:p>2.854748E+021</text:p>
          </table:table-cell>
          <table:table-cell table:formula="of:=[.E239]/100000/[.$I$6]" office:value-type="float" office:value="1.62942237442922" calcext:value-type="float">
            <text:p>1.62942237442922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0]+7" office:value-type="float" office:value="82" calcext:value-type="float">
            <text:p>82</text:p>
          </table:table-cell>
          <table:table-cell table:style-name="Default"/>
          <table:table-cell office:value-type="float" office:value="3.43096E+019" calcext:value-type="float">
            <text:p>3.43E+19</text:p>
          </table:table-cell>
          <table:table-cell/>
          <table:table-cell table:formula="of:=(1+[.A240])*[.C240]" office:value-type="float" office:value="2.8476968E+021" calcext:value-type="float">
            <text:p>2.8476968E+021</text:p>
          </table:table-cell>
          <table:table-cell table:formula="of:=[.E240]/100000/[.$I$6]" office:value-type="float" office:value="1.62539771689498" calcext:value-type="float">
            <text:p>1.62539771689498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1]+7" office:value-type="float" office:value="83" calcext:value-type="float">
            <text:p>83</text:p>
          </table:table-cell>
          <table:table-cell table:style-name="Default"/>
          <table:table-cell office:value-type="float" office:value="3.38175E+019" calcext:value-type="float">
            <text:p>3.38E+19</text:p>
          </table:table-cell>
          <table:table-cell/>
          <table:table-cell table:formula="of:=(1+[.A241])*[.C241]" office:value-type="float" office:value="2.84067E+021" calcext:value-type="float">
            <text:p>2.84067E+021</text:p>
          </table:table-cell>
          <table:table-cell table:formula="of:=[.E241]/100000/[.$I$6]" office:value-type="float" office:value="1.62138698630137" calcext:value-type="float">
            <text:p>1.62138698630137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2]+7" office:value-type="float" office:value="84" calcext:value-type="float">
            <text:p>84</text:p>
          </table:table-cell>
          <table:table-cell table:style-name="Default"/>
          <table:table-cell office:value-type="float" office:value="3.33372E+019" calcext:value-type="float">
            <text:p>3.33E+19</text:p>
          </table:table-cell>
          <table:table-cell/>
          <table:table-cell table:formula="of:=(1+[.A242])*[.C242]" office:value-type="float" office:value="2.833662E+021" calcext:value-type="float">
            <text:p>2.833662E+021</text:p>
          </table:table-cell>
          <table:table-cell table:formula="of:=[.E242]/100000/[.$I$6]" office:value-type="float" office:value="1.61738698630137" calcext:value-type="float">
            <text:p>1.61738698630137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3]+7" office:value-type="float" office:value="85" calcext:value-type="float">
            <text:p>85</text:p>
          </table:table-cell>
          <table:table-cell table:style-name="Default"/>
          <table:table-cell office:value-type="float" office:value="3.28684E+019" calcext:value-type="float">
            <text:p>3.29E+19</text:p>
          </table:table-cell>
          <table:table-cell/>
          <table:table-cell table:formula="of:=(1+[.A243])*[.C243]" office:value-type="float" office:value="2.8266824E+021" calcext:value-type="float">
            <text:p>2.8266824E+021</text:p>
          </table:table-cell>
          <table:table-cell table:formula="of:=[.E243]/100000/[.$I$6]" office:value-type="float" office:value="1.61340319634703" calcext:value-type="float">
            <text:p>1.61340319634703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4]+7" office:value-type="float" office:value="86" calcext:value-type="float">
            <text:p>86</text:p>
          </table:table-cell>
          <table:table-cell table:style-name="Default"/>
          <table:table-cell office:value-type="float" office:value="3.24105E+019" calcext:value-type="float">
            <text:p>3.24E+19</text:p>
          </table:table-cell>
          <table:table-cell/>
          <table:table-cell table:formula="of:=(1+[.A244])*[.C244]" office:value-type="float" office:value="2.8197135E+021" calcext:value-type="float">
            <text:p>2.8197135E+021</text:p>
          </table:table-cell>
          <table:table-cell table:formula="of:=[.E244]/100000/[.$I$6]" office:value-type="float" office:value="1.60942551369863" calcext:value-type="float">
            <text:p>1.60942551369863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5]+7" office:value-type="float" office:value="87" calcext:value-type="float">
            <text:p>87</text:p>
          </table:table-cell>
          <table:table-cell table:style-name="Default"/>
          <table:table-cell office:value-type="float" office:value="3.19633E+019" calcext:value-type="float">
            <text:p>3.20E+19</text:p>
          </table:table-cell>
          <table:table-cell/>
          <table:table-cell table:formula="of:=(1+[.A245])*[.C245]" office:value-type="float" office:value="2.8127704E+021" calcext:value-type="float">
            <text:p>2.8127704E+021</text:p>
          </table:table-cell>
          <table:table-cell table:formula="of:=[.E245]/100000/[.$I$6]" office:value-type="float" office:value="1.60546255707763" calcext:value-type="float">
            <text:p>1.6054625570776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6]+7" office:value-type="float" office:value="88" calcext:value-type="float">
            <text:p>88</text:p>
          </table:table-cell>
          <table:table-cell table:style-name="Default"/>
          <table:table-cell office:value-type="float" office:value="3.15263E+019" calcext:value-type="float">
            <text:p>3.15E+19</text:p>
          </table:table-cell>
          <table:table-cell/>
          <table:table-cell table:formula="of:=(1+[.A246])*[.C246]" office:value-type="float" office:value="2.8058407E+021" calcext:value-type="float">
            <text:p>2.8058407E+021</text:p>
          </table:table-cell>
          <table:table-cell table:formula="of:=[.E246]/100000/[.$I$6]" office:value-type="float" office:value="1.60150724885845" calcext:value-type="float">
            <text:p>1.6015072488584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7]+7" office:value-type="float" office:value="89" calcext:value-type="float">
            <text:p>89</text:p>
          </table:table-cell>
          <table:table-cell table:style-name="Default"/>
          <table:table-cell office:value-type="float" office:value="3.10993E+019" calcext:value-type="float">
            <text:p>3.11E+19</text:p>
          </table:table-cell>
          <table:table-cell/>
          <table:table-cell table:formula="of:=(1+[.A247])*[.C247]" office:value-type="float" office:value="2.798937E+021" calcext:value-type="float">
            <text:p>2.798937E+021</text:p>
          </table:table-cell>
          <table:table-cell table:formula="of:=[.E247]/100000/[.$I$6]" office:value-type="float" office:value="1.59756678082192" calcext:value-type="float">
            <text:p>1.59756678082192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8]+7" office:value-type="float" office:value="90" calcext:value-type="float">
            <text:p>90</text:p>
          </table:table-cell>
          <table:table-cell table:style-name="Default"/>
          <table:table-cell office:value-type="float" office:value="3.06818E+019" calcext:value-type="float">
            <text:p>3.07E+19</text:p>
          </table:table-cell>
          <table:table-cell/>
          <table:table-cell table:formula="of:=(1+[.A248])*[.C248]" office:value-type="float" office:value="2.7920438E+021" calcext:value-type="float">
            <text:p>2.7920438E+021</text:p>
          </table:table-cell>
          <table:table-cell table:formula="of:=[.E248]/100000/[.$I$6]" office:value-type="float" office:value="1.59363230593607" calcext:value-type="float">
            <text:p>1.59363230593607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9]+7" office:value-type="float" office:value="91" calcext:value-type="float">
            <text:p>91</text:p>
          </table:table-cell>
          <table:table-cell table:style-name="Default"/>
          <table:table-cell office:value-type="float" office:value="3.02737E+019" calcext:value-type="float">
            <text:p>3.03E+19</text:p>
          </table:table-cell>
          <table:table-cell/>
          <table:table-cell table:formula="of:=(1+[.A249])*[.C249]" office:value-type="float" office:value="2.7851804E+021" calcext:value-type="float">
            <text:p>2.7851804E+021</text:p>
          </table:table-cell>
          <table:table-cell table:formula="of:=[.E249]/100000/[.$I$6]" office:value-type="float" office:value="1.58971484018265" calcext:value-type="float">
            <text:p>1.58971484018265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0]+7" office:value-type="float" office:value="92" calcext:value-type="float">
            <text:p>92</text:p>
          </table:table-cell>
          <table:table-cell table:style-name="Default"/>
          <table:table-cell office:value-type="float" office:value="2.98745E+019" calcext:value-type="float">
            <text:p>2.99E+19</text:p>
          </table:table-cell>
          <table:table-cell/>
          <table:table-cell table:formula="of:=(1+[.A250])*[.C250]" office:value-type="float" office:value="2.7783285E+021" calcext:value-type="float">
            <text:p>2.7783285E+021</text:p>
          </table:table-cell>
          <table:table-cell table:formula="of:=[.E250]/100000/[.$I$6]" office:value-type="float" office:value="1.58580393835616" calcext:value-type="float">
            <text:p>1.58580393835616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1]+7" office:value-type="float" office:value="93" calcext:value-type="float">
            <text:p>93</text:p>
          </table:table-cell>
          <table:table-cell table:style-name="Default"/>
          <table:table-cell office:value-type="float" office:value="2.94841E+019" calcext:value-type="float">
            <text:p>2.95E+19</text:p>
          </table:table-cell>
          <table:table-cell/>
          <table:table-cell table:formula="of:=(1+[.A251])*[.C251]" office:value-type="float" office:value="2.7715054E+021" calcext:value-type="float">
            <text:p>2.7715054E+021</text:p>
          </table:table-cell>
          <table:table-cell table:formula="of:=[.E251]/100000/[.$I$6]" office:value-type="float" office:value="1.58190947488584" calcext:value-type="float">
            <text:p>1.58190947488584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2]+7" office:value-type="float" office:value="94" calcext:value-type="float">
            <text:p>94</text:p>
          </table:table-cell>
          <table:table-cell table:style-name="Default"/>
          <table:table-cell office:value-type="float" office:value="2.9102E+019" calcext:value-type="float">
            <text:p>2.91E+19</text:p>
          </table:table-cell>
          <table:table-cell/>
          <table:table-cell table:formula="of:=(1+[.A252])*[.C252]" office:value-type="float" office:value="2.76469E+021" calcext:value-type="float">
            <text:p>2.76469E+021</text:p>
          </table:table-cell>
          <table:table-cell table:formula="of:=[.E252]/100000/[.$I$6]" office:value-type="float" office:value="1.57801940639269" calcext:value-type="float">
            <text:p>1.57801940639269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3]+7" office:value-type="float" office:value="95" calcext:value-type="float">
            <text:p>95</text:p>
          </table:table-cell>
          <table:table-cell table:style-name="Default"/>
          <table:table-cell office:value-type="float" office:value="2.87282E+019" calcext:value-type="float">
            <text:p>2.87E+19</text:p>
          </table:table-cell>
          <table:table-cell/>
          <table:table-cell table:formula="of:=(1+[.A253])*[.C253]" office:value-type="float" office:value="2.7579072E+021" calcext:value-type="float">
            <text:p>2.7579072E+021</text:p>
          </table:table-cell>
          <table:table-cell table:formula="of:=[.E253]/100000/[.$I$6]" office:value-type="float" office:value="1.57414794520548" calcext:value-type="float">
            <text:p>1.57414794520548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4]+7" office:value-type="float" office:value="96" calcext:value-type="float">
            <text:p>96</text:p>
          </table:table-cell>
          <table:table-cell table:style-name="Default"/>
          <table:table-cell office:value-type="float" office:value="2.83623E+019" calcext:value-type="float">
            <text:p>2.84E+19</text:p>
          </table:table-cell>
          <table:table-cell/>
          <table:table-cell table:formula="of:=(1+[.A254])*[.C254]" office:value-type="float" office:value="2.7511431E+021" calcext:value-type="float">
            <text:p>2.7511431E+021</text:p>
          </table:table-cell>
          <table:table-cell table:formula="of:=[.E254]/100000/[.$I$6]" office:value-type="float" office:value="1.57028715753425" calcext:value-type="float">
            <text:p>1.57028715753425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5]+9.5" office:value-type="float" office:value="99.5" calcext:value-type="float">
            <text:p>99.5</text:p>
          </table:table-cell>
          <table:table-cell table:style-name="Default"/>
          <table:table-cell office:value-type="float" office:value="2.80041E+019" calcext:value-type="float">
            <text:p>2.80E+19</text:p>
          </table:table-cell>
          <table:table-cell/>
          <table:table-cell table:formula="of:=(1+[.A255])*[.C255]" office:value-type="float" office:value="2.81441205E+021" calcext:value-type="float">
            <text:p>2.81441205E+021</text:p>
          </table:table-cell>
          <table:table-cell table:formula="of:=[.E255]/100000/[.$I$6]" office:value-type="float" office:value="1.60639957191781" calcext:value-type="float">
            <text:p>1.6063995719178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6]+9.5" office:value-type="float" office:value="100.5" calcext:value-type="float">
            <text:p>100.5</text:p>
          </table:table-cell>
          <table:table-cell table:style-name="Default"/>
          <table:table-cell office:value-type="float" office:value="2.76533E+019" calcext:value-type="float">
            <text:p>2.77E+19</text:p>
          </table:table-cell>
          <table:table-cell/>
          <table:table-cell table:formula="of:=(1+[.A256])*[.C256]" office:value-type="float" office:value="2.80680995E+021" calcext:value-type="float">
            <text:p>2.80680995E+021</text:p>
          </table:table-cell>
          <table:table-cell table:formula="of:=[.E256]/100000/[.$I$6]" office:value-type="float" office:value="1.60206047374429" calcext:value-type="float">
            <text:p>1.60206047374429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7]+9.5" office:value-type="float" office:value="101.5" calcext:value-type="float">
            <text:p>101.5</text:p>
          </table:table-cell>
          <table:table-cell table:style-name="Default"/>
          <table:table-cell office:value-type="float" office:value="2.73098E+019" calcext:value-type="float">
            <text:p>2.73E+19</text:p>
          </table:table-cell>
          <table:table-cell/>
          <table:table-cell table:formula="of:=(1+[.A257])*[.C257]" office:value-type="float" office:value="2.7992545E+021" calcext:value-type="float">
            <text:p>2.7992545E+021</text:p>
          </table:table-cell>
          <table:table-cell table:formula="of:=[.E257]/100000/[.$I$6]" office:value-type="float" office:value="1.59774800228311" calcext:value-type="float">
            <text:p>1.59774800228311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8]+9.5" office:value-type="float" office:value="102.5" calcext:value-type="float">
            <text:p>102.5</text:p>
          </table:table-cell>
          <table:table-cell table:style-name="Default"/>
          <table:table-cell office:value-type="float" office:value="2.69733E+019" calcext:value-type="float">
            <text:p>2.70E+19</text:p>
          </table:table-cell>
          <table:table-cell/>
          <table:table-cell table:formula="of:=(1+[.A258])*[.C258]" office:value-type="float" office:value="2.79173655E+021" calcext:value-type="float">
            <text:p>2.79173655E+021</text:p>
          </table:table-cell>
          <table:table-cell table:formula="of:=[.E258]/100000/[.$I$6]" office:value-type="float" office:value="1.59345693493151" calcext:value-type="float">
            <text:p>1.5934569349315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9]+9.5" office:value-type="float" office:value="103.5" calcext:value-type="float">
            <text:p>103.5</text:p>
          </table:table-cell>
          <table:table-cell table:style-name="Default"/>
          <table:table-cell office:value-type="float" office:value="2.66437E+019" calcext:value-type="float">
            <text:p>2.66E+19</text:p>
          </table:table-cell>
          <table:table-cell/>
          <table:table-cell table:formula="of:=(1+[.A259])*[.C259]" office:value-type="float" office:value="2.78426665E+021" calcext:value-type="float">
            <text:p>2.78426665E+021</text:p>
          </table:table-cell>
          <table:table-cell table:formula="of:=[.E259]/100000/[.$I$6]" office:value-type="float" office:value="1.589193293379" calcext:value-type="float">
            <text:p>1.589193293379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0]+9.5" office:value-type="float" office:value="104.5" calcext:value-type="float">
            <text:p>104.5</text:p>
          </table:table-cell>
          <table:table-cell table:style-name="Default"/>
          <table:table-cell office:value-type="float" office:value="2.63207E+019" calcext:value-type="float">
            <text:p>2.63E+19</text:p>
          </table:table-cell>
          <table:table-cell/>
          <table:table-cell table:formula="of:=(1+[.A260])*[.C260]" office:value-type="float" office:value="2.77683385E+021" calcext:value-type="float">
            <text:p>2.77683385E+021</text:p>
          </table:table-cell>
          <table:table-cell table:formula="of:=[.E260]/100000/[.$I$6]" office:value-type="float" office:value="1.58495082762557" calcext:value-type="float">
            <text:p>1.58495082762557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1]+9.5" office:value-type="float" office:value="105.5" calcext:value-type="float">
            <text:p>105.5</text:p>
          </table:table-cell>
          <table:table-cell table:style-name="Default"/>
          <table:table-cell office:value-type="float" office:value="2.60042E+019" calcext:value-type="float">
            <text:p>2.60E+19</text:p>
          </table:table-cell>
          <table:table-cell/>
          <table:table-cell table:formula="of:=(1+[.A261])*[.C261]" office:value-type="float" office:value="2.7694473E+021" calcext:value-type="float">
            <text:p>2.7694473E+021</text:p>
          </table:table-cell>
          <table:table-cell table:formula="of:=[.E261]/100000/[.$I$6]" office:value-type="float" office:value="1.58073476027397" calcext:value-type="float">
            <text:p>1.58073476027397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2]+9.5" office:value-type="float" office:value="106.5" calcext:value-type="float">
            <text:p>106.5</text:p>
          </table:table-cell>
          <table:table-cell table:style-name="Default"/>
          <table:table-cell office:value-type="float" office:value="2.56939E+019" calcext:value-type="float">
            <text:p>2.57E+19</text:p>
          </table:table-cell>
          <table:table-cell/>
          <table:table-cell table:formula="of:=(1+[.A262])*[.C262]" office:value-type="float" office:value="2.76209425E+021" calcext:value-type="float">
            <text:p>2.76209425E+021</text:p>
          </table:table-cell>
          <table:table-cell table:formula="of:=[.E262]/100000/[.$I$6]" office:value-type="float" office:value="1.57653781392694" calcext:value-type="float">
            <text:p>1.57653781392694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3]+9.5" office:value-type="float" office:value="107.5" calcext:value-type="float">
            <text:p>107.5</text:p>
          </table:table-cell>
          <table:table-cell table:style-name="Default"/>
          <table:table-cell office:value-type="float" office:value="2.53897E+019" calcext:value-type="float">
            <text:p>2.54E+19</text:p>
          </table:table-cell>
          <table:table-cell/>
          <table:table-cell table:formula="of:=(1+[.A263])*[.C263]" office:value-type="float" office:value="2.75478245E+021" calcext:value-type="float">
            <text:p>2.75478245E+021</text:p>
          </table:table-cell>
          <table:table-cell table:formula="of:=[.E263]/100000/[.$I$6]" office:value-type="float" office:value="1.57236441210046" calcext:value-type="float">
            <text:p>1.5723644121004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4]+9.5" office:value-type="float" office:value="108.5" calcext:value-type="float">
            <text:p>108.5</text:p>
          </table:table-cell>
          <table:table-cell table:style-name="Default"/>
          <table:table-cell office:value-type="float" office:value="2.50915E+019" calcext:value-type="float">
            <text:p>2.51E+19</text:p>
          </table:table-cell>
          <table:table-cell/>
          <table:table-cell table:formula="of:=(1+[.A264])*[.C264]" office:value-type="float" office:value="2.74751925E+021" calcext:value-type="float">
            <text:p>2.74751925E+021</text:p>
          </table:table-cell>
          <table:table-cell table:formula="of:=[.E264]/100000/[.$I$6]" office:value-type="float" office:value="1.56821875" calcext:value-type="float">
            <text:p>1.56821875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5]+9.5" office:value-type="float" office:value="109.5" calcext:value-type="float">
            <text:p>109.5</text:p>
          </table:table-cell>
          <table:table-cell table:style-name="Default"/>
          <table:table-cell office:value-type="float" office:value="2.47991E+019" calcext:value-type="float">
            <text:p>2.48E+19</text:p>
          </table:table-cell>
          <table:table-cell/>
          <table:table-cell table:formula="of:=(1+[.A265])*[.C265]" office:value-type="float" office:value="2.74030055E+021" calcext:value-type="float">
            <text:p>2.74030055E+021</text:p>
          </table:table-cell>
          <table:table-cell table:formula="of:=[.E265]/100000/[.$I$6]" office:value-type="float" office:value="1.56409848744292" calcext:value-type="float">
            <text:p>1.5640984874429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ct</text:p>
          </table:table-cell>
          <table:table-cell table:style-name="Default"/>
          <table:table-cell table:number-columns-repeated="6"/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.31099E+020" calcext:value-type="float">
            <text:p>3.31099E+020</text:p>
          </table:table-cell>
          <table:table-cell office:value-type="float" office:value="1.73177E+016" calcext:value-type="float">
            <text:p>1.73E+16</text:p>
          </table:table-cell>
          <table:table-cell/>
          <table:table-cell table:formula="of:=(1+[.A269])*[.C269]" office:value-type="float" office:value="1.73177E+016" calcext:value-type="float">
            <text:p>1.73177E+016</text:p>
          </table:table-cell>
          <table:table-cell table:formula="of:=[.E269]/[.$I$6]" office:value-type="float" office:value="0.988453196347032" calcext:value-type="float">
            <text:p>0.988453196347032</text:p>
          </table:table-cell>
          <table:table-cell table:number-columns-repeated="3"/>
          <table:table-cell table:style-name="ce1" office:value-type="float" office:value="1.73177E+016" calcext:value-type="float">
            <text:p>1.73E+16</text:p>
          </table:table-cell>
          <table:table-cell office:value-type="float" office:value="1.73176E+016" calcext:value-type="float">
            <text:p>1.73E+16</text:p>
          </table:table-cell>
          <table:table-cell table:number-columns-repeated="2" table:style-name="ce1" office:value-type="float" office:value="1.73177E+016" calcext:value-type="float">
            <text:p>1.73E+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2.87769E+015" calcext:value-type="float">
            <text:p>2.88E+15</text:p>
          </table:table-cell>
          <table:table-cell table:style-name="ce1" office:value-type="float" office:value="1.03756E+016" calcext:value-type="float">
            <text:p>1.04E+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877670000000000" calcext:value-type="float">
            <text:p>2.88E+15</text:p>
          </table:table-cell>
          <table:table-cell table:style-name="ce1" office:value-type="float" office:value="1.03756E+016" calcext:value-type="float">
            <text:p>1.04E+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877700000000000" calcext:value-type="float">
            <text:p>2.88E+15</text:p>
          </table:table-cell>
          <table:table-cell table:style-name="ce1" office:value-type="float" office:value="1.03757E+016" calcext:value-type="float">
            <text:p>1.04E+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.51887E+020" calcext:value-type="float">
            <text:p>2.51887E+020</text:p>
          </table:table-cell>
          <table:table-cell office:value-type="float" office:value="1.03756E+016" calcext:value-type="float">
            <text:p>1.04E+16</text:p>
          </table:table-cell>
          <table:table-cell/>
          <table:table-cell table:formula="of:=(1+[.A270])*[.C270]" office:value-type="float" office:value="2.07512E+016" calcext:value-type="float">
            <text:p>2.07512E+016</text:p>
          </table:table-cell>
          <table:table-cell table:formula="of:=[.E270]/[.$I$6]" office:value-type="float" office:value="1.18442922374429" calcext:value-type="float">
            <text:p>1.18442922374429</text:p>
          </table:table-cell>
          <table:table-cell table:number-columns-repeated="3"/>
          <table:table-cell table:style-name="ce1" office:value-type="float" office:value="1.03756E+016" calcext:value-type="float">
            <text:p>1.04E+16</text:p>
          </table:table-cell>
          <table:table-cell office:value-type="float" office:value="1.03756E+016" calcext:value-type="float">
            <text:p>1.04E+16</text:p>
          </table:table-cell>
          <table:table-cell/>
          <table:table-cell table:style-name="ce1" office:value-type="float" office:value="1.03757E+016" calcext:value-type="float">
            <text:p>1.04E+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2189190000000000" calcext:value-type="float">
            <text:p>2.19E+15</text:p>
          </table:table-cell>
          <table:table-cell table:style-name="ce1" office:value-type="float" office:value="7602470000000000" calcext:value-type="float">
            <text:p>7.60E+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.18917E+015" calcext:value-type="float">
            <text:p>2.19E+15</text:p>
          </table:table-cell>
          <table:table-cell table:style-name="ce1" office:value-type="float" office:value="7602370000000001" calcext:value-type="float">
            <text:p>7.60E+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189200000000000" calcext:value-type="float">
            <text:p>2.19E+15</text:p>
          </table:table-cell>
          <table:table-cell table:style-name="ce1" office:value-type="float" office:value="7602510000000001" calcext:value-type="float">
            <text:p>7.60E+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04062E+020" calcext:value-type="float">
            <text:p>2.04062E+020</text:p>
          </table:table-cell>
          <table:table-cell office:value-type="float" office:value="7602370000000001" calcext:value-type="float">
            <text:p>7.60E+15</text:p>
          </table:table-cell>
          <table:table-cell/>
          <table:table-cell table:formula="of:=(1+[.A271])*[.C271]" office:value-type="float" office:value="2.280711E+016" calcext:value-type="float">
            <text:p>2.280711E+016</text:p>
          </table:table-cell>
          <table:table-cell table:formula="of:=[.E271]/[.$I$6]" office:value-type="float" office:value="1.30177568493151" calcext:value-type="float">
            <text:p>1.30177568493151</text:p>
          </table:table-cell>
          <table:table-cell table:number-columns-repeated="3"/>
          <table:table-cell table:style-name="ce1" office:value-type="float" office:value="7602470000000000" calcext:value-type="float">
            <text:p>7.60E+15</text:p>
          </table:table-cell>
          <table:table-cell office:value-type="float" office:value="7602370000000001" calcext:value-type="float">
            <text:p>7.60E+15</text:p>
          </table:table-cell>
          <table:table-cell/>
          <table:table-cell table:style-name="ce1" office:value-type="float" office:value="7602510000000001" calcext:value-type="float">
            <text:p>7.60E+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1773520000000000" calcext:value-type="float">
            <text:p>1.77E+15</text:p>
          </table:table-cell>
          <table:table-cell table:style-name="ce1" office:value-type="float" office:value="6005070000000000" calcext:value-type="float">
            <text:p>6.01E+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773490000000000" calcext:value-type="float">
            <text:p>1.77E+15</text:p>
          </table:table-cell>
          <table:table-cell table:style-name="ce1" office:value-type="float" office:value="6004950000000000" calcext:value-type="float">
            <text:p>6.00E+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773530000000000" calcext:value-type="float">
            <text:p>1.77E+15</text:p>
          </table:table-cell>
          <table:table-cell table:style-name="ce1" office:value-type="float" office:value="6005100000000000" calcext:value-type="float">
            <text:p>6.01E+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.71578E+020" calcext:value-type="float">
            <text:p>1.71578E+020</text:p>
          </table:table-cell>
          <table:table-cell office:value-type="float" office:value="6004950000000000" calcext:value-type="float">
            <text:p>6.00E+15</text:p>
          </table:table-cell>
          <table:table-cell/>
          <table:table-cell table:formula="of:=(1+[.A272])*[.C272]" office:value-type="float" office:value="2.40198E+016" calcext:value-type="float">
            <text:p>2.40198E+016</text:p>
          </table:table-cell>
          <table:table-cell table:formula="of:=[.E272]/[.$I$6]" office:value-type="float" office:value="1.37099315068493" calcext:value-type="float">
            <text:p>1.37099315068493</text:p>
          </table:table-cell>
          <table:table-cell table:number-columns-repeated="3"/>
          <table:table-cell table:style-name="ce1" office:value-type="float" office:value="6005070000000000" calcext:value-type="float">
            <text:p>6.01E+15</text:p>
          </table:table-cell>
          <table:table-cell office:value-type="float" office:value="6004950000000000" calcext:value-type="float">
            <text:p>6.00E+15</text:p>
          </table:table-cell>
          <table:table-cell/>
          <table:table-cell table:style-name="ce1" office:value-type="float" office:value="6005100000000000" calcext:value-type="float">
            <text:p>6.01E+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1491190000000000" calcext:value-type="float">
            <text:p>1.49E+15</text:p>
          </table:table-cell>
          <table:table-cell table:style-name="ce1" office:value-type="float" office:value="4959290000000000" calcext:value-type="float">
            <text:p>4.96E+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91160000000000" calcext:value-type="float">
            <text:p>1.49E+15</text:p>
          </table:table-cell>
          <table:table-cell table:style-name="ce1" office:value-type="float" office:value="4959170000000000" calcext:value-type="float">
            <text:p>4.96E+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91200000000000" calcext:value-type="float">
            <text:p>1.49E+15</text:p>
          </table:table-cell>
          <table:table-cell table:style-name="ce1" office:value-type="float" office:value="4959330000000000" calcext:value-type="float">
            <text:p>4.96E+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.47921E+020" calcext:value-type="float">
            <text:p>1.47921E+020</text:p>
          </table:table-cell>
          <table:table-cell office:value-type="float" office:value="4959170000000000" calcext:value-type="float">
            <text:p>4.96E+15</text:p>
          </table:table-cell>
          <table:table-cell/>
          <table:table-cell table:formula="of:=(1+[.A273])*[.C273]" office:value-type="float" office:value="2.479585E+016" calcext:value-type="float">
            <text:p>2.479585E+016</text:p>
          </table:table-cell>
          <table:table-cell table:formula="of:=[.E273]/[.$I$6]" office:value-type="float" office:value="1.41528824200913" calcext:value-type="float">
            <text:p>1.41528824200913</text:p>
          </table:table-cell>
          <table:table-cell table:number-columns-repeated="3"/>
          <table:table-cell table:style-name="ce1" office:value-type="float" office:value="4959290000000000" calcext:value-type="float">
            <text:p>4.96E+15</text:p>
          </table:table-cell>
          <table:table-cell office:value-type="float" office:value="4959170000000000" calcext:value-type="float">
            <text:p>4.96E+15</text:p>
          </table:table-cell>
          <table:table-cell/>
          <table:table-cell table:style-name="ce1" office:value-type="float" office:value="4959330000000000" calcext:value-type="float">
            <text:p>4.96E+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1285580000000000" calcext:value-type="float">
            <text:p>1.29E+15</text:p>
          </table:table-cell>
          <table:table-cell table:style-name="ce1" office:value-type="float" office:value="4218240000000000" calcext:value-type="float">
            <text:p>4.22E+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85550000000000" calcext:value-type="float">
            <text:p>1.29E+15</text:p>
          </table:table-cell>
          <table:table-cell table:style-name="ce1" office:value-type="float" office:value="4218120000000000" calcext:value-type="float">
            <text:p>4.22E+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85590000000000" calcext:value-type="float">
            <text:p>1.29E+15</text:p>
          </table:table-cell>
          <table:table-cell table:style-name="ce1" office:value-type="float" office:value="4.21827E+015" calcext:value-type="float">
            <text:p>4.22E+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.29864E+020" calcext:value-type="float">
            <text:p>1.29864E+020</text:p>
          </table:table-cell>
          <table:table-cell office:value-type="float" office:value="4218120000000000" calcext:value-type="float">
            <text:p>4.22E+15</text:p>
          </table:table-cell>
          <table:table-cell/>
          <table:table-cell table:formula="of:=(1+[.A274])*[.C274]" office:value-type="float" office:value="2.530872E+016" calcext:value-type="float">
            <text:p>2.530872E+016</text:p>
          </table:table-cell>
          <table:table-cell table:formula="of:=[.E274]/[.$I$6]" office:value-type="float" office:value="1.44456164383562" calcext:value-type="float">
            <text:p>1.44456164383562</text:p>
          </table:table-cell>
          <table:table-cell table:number-columns-repeated="3"/>
          <table:table-cell table:style-name="ce1" office:value-type="float" office:value="4218240000000000" calcext:value-type="float">
            <text:p>4.22E+15</text:p>
          </table:table-cell>
          <table:table-cell office:value-type="float" office:value="4218120000000000" calcext:value-type="float">
            <text:p>4.22E+15</text:p>
          </table:table-cell>
          <table:table-cell/>
          <table:table-cell table:style-name="ce1" office:value-type="float" office:value="4.21827E+015" calcext:value-type="float">
            <text:p>4.22E+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1128640000000000" calcext:value-type="float">
            <text:p>1.13E+15</text:p>
          </table:table-cell>
          <table:table-cell table:style-name="ce1" office:value-type="float" office:value="3663480000000000" calcext:value-type="float">
            <text:p>3.66E+1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28610000000000" calcext:value-type="float">
            <text:p>1.13E+15</text:p>
          </table:table-cell>
          <table:table-cell table:style-name="ce1" office:value-type="float" office:value="3663360000000000" calcext:value-type="float">
            <text:p>3.66E+1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28650000000000" calcext:value-type="float">
            <text:p>1.13E+15</text:p>
          </table:table-cell>
          <table:table-cell table:style-name="ce1" office:value-type="float" office:value="3663510000000000" calcext:value-type="float">
            <text:p>3.66E+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.15605E+020" calcext:value-type="float">
            <text:p>1.15605E+020</text:p>
          </table:table-cell>
          <table:table-cell office:value-type="float" office:value="3663360000000000" calcext:value-type="float">
            <text:p>3.66E+15</text:p>
          </table:table-cell>
          <table:table-cell/>
          <table:table-cell table:formula="of:=(1+[.A275])*[.C275]" office:value-type="float" office:value="2.564352E+016" calcext:value-type="float">
            <text:p>2.564352E+016</text:p>
          </table:table-cell>
          <table:table-cell table:formula="of:=[.E275]/[.$I$6]" office:value-type="float" office:value="1.46367123287671" calcext:value-type="float">
            <text:p>1.46367123287671</text:p>
          </table:table-cell>
          <table:table-cell table:number-columns-repeated="3"/>
          <table:table-cell table:style-name="ce1" office:value-type="float" office:value="3663480000000000" calcext:value-type="float">
            <text:p>3.66E+15</text:p>
          </table:table-cell>
          <table:table-cell office:value-type="float" office:value="3663360000000000" calcext:value-type="float">
            <text:p>3.66E+15</text:p>
          </table:table-cell>
          <table:table-cell/>
          <table:table-cell table:style-name="ce1" office:value-type="float" office:value="3663510000000000" calcext:value-type="float">
            <text:p>3.66E+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1004710000000000" calcext:value-type="float">
            <text:p>1.00E+15</text:p>
          </table:table-cell>
          <table:table-cell table:style-name="ce1" office:value-type="float" office:value="3231320000000000" calcext:value-type="float">
            <text:p>3.23E+1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4680000000000" calcext:value-type="float">
            <text:p>1.00E+15</text:p>
          </table:table-cell>
          <table:table-cell table:style-name="ce1" office:value-type="float" office:value="3231220000000000" calcext:value-type="float">
            <text:p>3.23E+1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4720000000000" calcext:value-type="float">
            <text:p>1.00E+15</text:p>
          </table:table-cell>
          <table:table-cell table:style-name="ce1" office:value-type="float" office:value="3231350000000000" calcext:value-type="float">
            <text:p>3.23E+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.04051E+020" calcext:value-type="float">
            <text:p>1.04051E+020</text:p>
          </table:table-cell>
          <table:table-cell office:value-type="float" office:value="3231220000000000" calcext:value-type="float">
            <text:p>3.23E+15</text:p>
          </table:table-cell>
          <table:table-cell/>
          <table:table-cell table:formula="of:=(1+[.A276])*[.C276]" office:value-type="float" office:value="2.584976E+016" calcext:value-type="float">
            <text:p>2.584976E+016</text:p>
          </table:table-cell>
          <table:table-cell table:formula="of:=[.E276]/[.$I$6]" office:value-type="float" office:value="1.47544292237443" calcext:value-type="float">
            <text:p>1.47544292237443</text:p>
          </table:table-cell>
          <table:table-cell table:number-columns-repeated="3"/>
          <table:table-cell table:style-name="ce1" office:value-type="float" office:value="3231320000000000" calcext:value-type="float">
            <text:p>3.23E+15</text:p>
          </table:table-cell>
          <table:table-cell office:value-type="float" office:value="3231220000000000" calcext:value-type="float">
            <text:p>3.23E+15</text:p>
          </table:table-cell>
          <table:table-cell/>
          <table:table-cell table:style-name="ce1" office:value-type="float" office:value="3231350000000000" calcext:value-type="float">
            <text:p>3.23E+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904294000000000" calcext:value-type="float">
            <text:p>9.04E+14</text:p>
          </table:table-cell>
          <table:table-cell table:style-name="ce1" office:value-type="float" office:value="2884560000000000" calcext:value-type="float">
            <text:p>2.88E+1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04267000000000" calcext:value-type="float">
            <text:p>9.04E+14</text:p>
          </table:table-cell>
          <table:table-cell table:style-name="ce1" office:value-type="float" office:value="2884460000000000" calcext:value-type="float">
            <text:p>2.88E+1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04301000000000" calcext:value-type="float">
            <text:p>9.04E+14</text:p>
          </table:table-cell>
          <table:table-cell table:style-name="ce1" office:value-type="float" office:value="2884580000000000" calcext:value-type="float">
            <text:p>2.88E+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.44959E+019" calcext:value-type="float">
            <text:p>9.44959E+019</text:p>
          </table:table-cell>
          <table:table-cell office:value-type="float" office:value="2884460000000000" calcext:value-type="float">
            <text:p>2.88E+15</text:p>
          </table:table-cell>
          <table:table-cell/>
          <table:table-cell table:formula="of:=(1+[.A277])*[.C277]" office:value-type="float" office:value="2.596014E+016" calcext:value-type="float">
            <text:p>2.596014E+016</text:p>
          </table:table-cell>
          <table:table-cell table:formula="of:=[.E277]/[.$I$6]" office:value-type="float" office:value="1.48174315068493" calcext:value-type="float">
            <text:p>1.48174315068493</text:p>
          </table:table-cell>
          <table:table-cell table:number-columns-repeated="3"/>
          <table:table-cell table:style-name="ce1" office:value-type="float" office:value="2884560000000000" calcext:value-type="float">
            <text:p>2.88E+15</text:p>
          </table:table-cell>
          <table:table-cell office:value-type="float" office:value="2884460000000000" calcext:value-type="float">
            <text:p>2.88E+15</text:p>
          </table:table-cell>
          <table:table-cell/>
          <table:table-cell table:style-name="ce1" office:value-type="float" office:value="2884580000000000" calcext:value-type="float">
            <text:p>2.88E+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821253000000000" calcext:value-type="float">
            <text:p>8.21E+14</text:p>
          </table:table-cell>
          <table:table-cell table:style-name="ce1" office:value-type="float" office:value="2599920000000000" calcext:value-type="float">
            <text:p>2.60E+1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21227000000000" calcext:value-type="float">
            <text:p>8.21E+14</text:p>
          </table:table-cell>
          <table:table-cell table:style-name="ce1" office:value-type="float" office:value="2599820000000000" calcext:value-type="float">
            <text:p>2.60E+1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21260000000000" calcext:value-type="float">
            <text:p>8.21E+14</text:p>
          </table:table-cell>
          <table:table-cell table:style-name="ce1" office:value-type="float" office:value="2599940000000000" calcext:value-type="float">
            <text:p>2.60E+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.64625E+019" calcext:value-type="float">
            <text:p>8.64625E+019</text:p>
          </table:table-cell>
          <table:table-cell office:value-type="float" office:value="2599820000000000" calcext:value-type="float">
            <text:p>2.60E+15</text:p>
          </table:table-cell>
          <table:table-cell/>
          <table:table-cell table:formula="of:=(1+[.A278])*[.C278]" office:value-type="float" office:value="2.59982E+016" calcext:value-type="float">
            <text:p>2.59982E+016</text:p>
          </table:table-cell>
          <table:table-cell table:formula="of:=[.E278]/[.$I$6]" office:value-type="float" office:value="1.48391552511416" calcext:value-type="float">
            <text:p>1.48391552511416</text:p>
          </table:table-cell>
          <table:table-cell table:number-columns-repeated="3"/>
          <table:table-cell table:style-name="ce1" office:value-type="float" office:value="2599920000000000" calcext:value-type="float">
            <text:p>2.60E+15</text:p>
          </table:table-cell>
          <table:table-cell office:value-type="float" office:value="2599820000000000" calcext:value-type="float">
            <text:p>2.60E+15</text:p>
          </table:table-cell>
          <table:table-cell/>
          <table:table-cell table:style-name="ce1" office:value-type="float" office:value="2599940000000000" calcext:value-type="float">
            <text:p>2.60E+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751435000000000" calcext:value-type="float">
            <text:p>7.51E+14</text:p>
          </table:table-cell>
          <table:table-cell table:style-name="ce1" office:value-type="float" office:value="2362060000000000" calcext:value-type="float">
            <text:p>2.36E+1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51411000000000" calcext:value-type="float">
            <text:p>7.51E+14</text:p>
          </table:table-cell>
          <table:table-cell table:style-name="ce1" office:value-type="float" office:value="2361970000000000" calcext:value-type="float">
            <text:p>2.36E+1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51441000000000" calcext:value-type="float">
            <text:p>7.51E+14</text:p>
          </table:table-cell>
          <table:table-cell table:style-name="ce1" office:value-type="float" office:value="2362080000000000" calcext:value-type="float">
            <text:p>2.36E+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7.37096E+019" calcext:value-type="float">
            <text:p>7.37096E+019</text:p>
          </table:table-cell>
          <table:table-cell office:value-type="float" office:value="2361970000000000" calcext:value-type="float">
            <text:p>2.36E+15</text:p>
          </table:table-cell>
          <table:table-cell/>
          <table:table-cell table:formula="of:=(1+[.A279])*[.C279]" office:value-type="float" office:value="2.598167E+016" calcext:value-type="float">
            <text:p>2.598167E+016</text:p>
          </table:table-cell>
          <table:table-cell table:formula="of:=[.E279]/[.$I$6]" office:value-type="float" office:value="1.48297203196347" calcext:value-type="float">
            <text:p>1.48297203196347</text:p>
          </table:table-cell>
          <table:table-cell table:number-columns-repeated="3"/>
          <table:table-cell table:style-name="ce1" office:value-type="float" office:value="2362060000000000" calcext:value-type="float">
            <text:p>2.36E+15</text:p>
          </table:table-cell>
          <table:table-cell office:value-type="float" office:value="2361970000000000" calcext:value-type="float">
            <text:p>2.36E+15</text:p>
          </table:table-cell>
          <table:table-cell/>
          <table:table-cell table:style-name="ce1" office:value-type="float" office:value="2362080000000000" calcext:value-type="float">
            <text:p>2.36E+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691921000000000" calcext:value-type="float">
            <text:p>6.92E+14</text:p>
          </table:table-cell>
          <table:table-cell table:style-name="ce1" office:value-type="float" office:value="2.16041E+015" calcext:value-type="float">
            <text:p>2.16E+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691898000000000" calcext:value-type="float">
            <text:p>6.92E+14</text:p>
          </table:table-cell>
          <table:table-cell table:style-name="ce1" office:value-type="float" office:value="2160330000000000" calcext:value-type="float">
            <text:p>2.16E+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691927000000000" calcext:value-type="float">
            <text:p>6.92E+14</text:p>
          </table:table-cell>
          <table:table-cell table:style-name="ce1" office:value-type="float" office:value="2.16043E+015" calcext:value-type="float">
            <text:p>2.16E+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.40502E+019" calcext:value-type="float">
            <text:p>6.40502E+019</text:p>
          </table:table-cell>
          <table:table-cell office:value-type="float" office:value="2160330000000000" calcext:value-type="float">
            <text:p>2.16E+15</text:p>
          </table:table-cell>
          <table:table-cell/>
          <table:table-cell table:formula="of:=(1+[.A280])*[.C280]" office:value-type="float" office:value="2.592396E+016" calcext:value-type="float">
            <text:p>2.592396E+016</text:p>
          </table:table-cell>
          <table:table-cell table:formula="of:=[.E280]/[.$I$6]" office:value-type="float" office:value="1.47967808219178" calcext:value-type="float">
            <text:p>1.47967808219178</text:p>
          </table:table-cell>
          <table:table-cell table:number-columns-repeated="3"/>
          <table:table-cell table:style-name="ce1" office:value-type="float" office:value="2.16041E+015" calcext:value-type="float">
            <text:p>2.16E+15</text:p>
          </table:table-cell>
          <table:table-cell office:value-type="float" office:value="2160330000000000" calcext:value-type="float">
            <text:p>2.16E+15</text:p>
          </table:table-cell>
          <table:table-cell/>
          <table:table-cell table:style-name="ce1" office:value-type="float" office:value="2.16043E+015" calcext:value-type="float">
            <text:p>2.16E+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640599000000000" calcext:value-type="float">
            <text:p>6.41E+14</text:p>
          </table:table-cell>
          <table:table-cell table:style-name="ce1" office:value-type="float" office:value="1987430000000000" calcext:value-type="float">
            <text:p>1.99E+1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40578000000000" calcext:value-type="float">
            <text:p>6.41E+14</text:p>
          </table:table-cell>
          <table:table-cell table:style-name="ce1" office:value-type="float" office:value="1.98735E+015" calcext:value-type="float">
            <text:p>1.99E+1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40605000000000" calcext:value-type="float">
            <text:p>6.41E+14</text:p>
          </table:table-cell>
          <table:table-cell table:style-name="ce1" office:value-type="float" office:value="1987450000000000" calcext:value-type="float">
            <text:p>1.99E+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5.64965E+019" calcext:value-type="float">
            <text:p>5.64965E+019</text:p>
          </table:table-cell>
          <table:table-cell office:value-type="float" office:value="1.98735E+015" calcext:value-type="float">
            <text:p>1.99E+15</text:p>
          </table:table-cell>
          <table:table-cell/>
          <table:table-cell table:formula="of:=(1+[.A281])*[.C281]" office:value-type="float" office:value="2.583555E+016" calcext:value-type="float">
            <text:p>2.583555E+016</text:p>
          </table:table-cell>
          <table:table-cell table:formula="of:=[.E281]/[.$I$6]" office:value-type="float" office:value="1.47463184931507" calcext:value-type="float">
            <text:p>1.47463184931507</text:p>
          </table:table-cell>
          <table:table-cell table:number-columns-repeated="3"/>
          <table:table-cell table:style-name="ce1" office:value-type="float" office:value="1987430000000000" calcext:value-type="float">
            <text:p>1.99E+15</text:p>
          </table:table-cell>
          <table:table-cell office:value-type="float" office:value="1.98735E+015" calcext:value-type="float">
            <text:p>1.99E+15</text:p>
          </table:table-cell>
          <table:table-cell/>
          <table:table-cell table:style-name="ce1" office:value-type="float" office:value="1987450000000000" calcext:value-type="float">
            <text:p>1.99E+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595904000000000" calcext:value-type="float">
            <text:p>5.96E+14</text:p>
          </table:table-cell>
          <table:table-cell table:style-name="ce1" office:value-type="float" office:value="1837570000000000" calcext:value-type="float">
            <text:p>1.84E+1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595884000000000" calcext:value-type="float">
            <text:p>5.96E+14</text:p>
          </table:table-cell>
          <table:table-cell table:style-name="ce1" office:value-type="float" office:value="1837500000000000" calcext:value-type="float">
            <text:p>1.84E+1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595910000000000" calcext:value-type="float">
            <text:p>5.96E+14</text:p>
          </table:table-cell>
          <table:table-cell table:style-name="ce1" office:value-type="float" office:value="1837580000000000" calcext:value-type="float">
            <text:p>1.84E+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5.04454E+019" calcext:value-type="float">
            <text:p>5.04454E+019</text:p>
          </table:table-cell>
          <table:table-cell office:value-type="float" office:value="1837500000000000" calcext:value-type="float">
            <text:p>1.84E+15</text:p>
          </table:table-cell>
          <table:table-cell/>
          <table:table-cell table:formula="of:=(1+[.A282])*[.C282]" office:value-type="float" office:value="2.5725E+016" calcext:value-type="float">
            <text:p>2.5725E+016</text:p>
          </table:table-cell>
          <table:table-cell table:formula="of:=[.E282]/[.$I$6]" office:value-type="float" office:value="1.46832191780822" calcext:value-type="float">
            <text:p>1.46832191780822</text:p>
          </table:table-cell>
          <table:table-cell table:number-columns-repeated="3"/>
          <table:table-cell table:style-name="ce1" office:value-type="float" office:value="1837570000000000" calcext:value-type="float">
            <text:p>1.84E+15</text:p>
          </table:table-cell>
          <table:table-cell office:value-type="float" office:value="1837500000000000" calcext:value-type="float">
            <text:p>1.84E+15</text:p>
          </table:table-cell>
          <table:table-cell/>
          <table:table-cell table:style-name="ce1" office:value-type="float" office:value="1837580000000000" calcext:value-type="float">
            <text:p>1.84E+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556650000000000" calcext:value-type="float">
            <text:p>5.57E+14</text:p>
          </table:table-cell>
          <table:table-cell table:style-name="ce1" office:value-type="float" office:value="1706660000000000" calcext:value-type="float">
            <text:p>1.71E+1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56631000000000" calcext:value-type="float">
            <text:p>5.57E+14</text:p>
          </table:table-cell>
          <table:table-cell table:style-name="ce1" office:value-type="float" office:value="1706590000000000" calcext:value-type="float">
            <text:p>1.71E+1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56655000000000" calcext:value-type="float">
            <text:p>5.57E+14</text:p>
          </table:table-cell>
          <table:table-cell table:style-name="ce1" office:value-type="float" office:value="1706670000000000" calcext:value-type="float">
            <text:p>1.71E+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.55056E+019" calcext:value-type="float">
            <text:p>4.55056E+019</text:p>
          </table:table-cell>
          <table:table-cell office:value-type="float" office:value="1706590000000000" calcext:value-type="float">
            <text:p>1.71E+15</text:p>
          </table:table-cell>
          <table:table-cell/>
          <table:table-cell table:formula="of:=(1+[.A283])*[.C283]" office:value-type="float" office:value="2.559885E+016" calcext:value-type="float">
            <text:p>2.559885E+016</text:p>
          </table:table-cell>
          <table:table-cell table:formula="of:=[.E283]/[.$I$6]" office:value-type="float" office:value="1.46112157534247" calcext:value-type="float">
            <text:p>1.46112157534247</text:p>
          </table:table-cell>
          <table:table-cell table:number-columns-repeated="3"/>
          <table:table-cell table:style-name="ce1" office:value-type="float" office:value="1706660000000000" calcext:value-type="float">
            <text:p>1.71E+15</text:p>
          </table:table-cell>
          <table:table-cell office:value-type="float" office:value="1706590000000000" calcext:value-type="float">
            <text:p>1.71E+15</text:p>
          </table:table-cell>
          <table:table-cell/>
          <table:table-cell table:style-name="ce1" office:value-type="float" office:value="1706670000000000" calcext:value-type="float">
            <text:p>1.71E+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521921000000000" calcext:value-type="float">
            <text:p>5.22E+14</text:p>
          </table:table-cell>
          <table:table-cell table:style-name="ce1" office:value-type="float" office:value="1591480000000000" calcext:value-type="float">
            <text:p>1.59E+1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521903000000000" calcext:value-type="float">
            <text:p>5.22E+14</text:p>
          </table:table-cell>
          <table:table-cell table:style-name="ce1" office:value-type="float" office:value="1591420000000000" calcext:value-type="float">
            <text:p>1.59E+1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521926000000000" calcext:value-type="float">
            <text:p>5.22E+14</text:p>
          </table:table-cell>
          <table:table-cell table:style-name="ce1" office:value-type="float" office:value="1591500000000000" calcext:value-type="float">
            <text:p>1.59E+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91420000000000" calcext:value-type="float">
            <text:p>1.59E+15</text:p>
          </table:table-cell>
          <table:table-cell/>
          <table:table-cell table:formula="of:=(1+[.A284])*[.C284]" office:value-type="float" office:value="2.546272E+016" calcext:value-type="float">
            <text:p>2.546272E+016</text:p>
          </table:table-cell>
          <table:table-cell table:formula="of:=[.E284]/[.$I$6]" office:value-type="float" office:value="1.45335159817352" calcext:value-type="float">
            <text:p>1.45335159817352</text:p>
          </table:table-cell>
          <table:table-cell table:number-columns-repeated="3"/>
          <table:table-cell table:style-name="ce1" office:value-type="float" office:value="1591480000000000" calcext:value-type="float">
            <text:p>1.59E+15</text:p>
          </table:table-cell>
          <table:table-cell office:value-type="float" office:value="1591420000000000" calcext:value-type="float">
            <text:p>1.59E+15</text:p>
          </table:table-cell>
          <table:table-cell/>
          <table:table-cell table:style-name="ce1" office:value-type="float" office:value="1591500000000000" calcext:value-type="float">
            <text:p>1.59E+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491001000000000" calcext:value-type="float">
            <text:p>4.91E+14</text:p>
          </table:table-cell>
          <table:table-cell table:style-name="ce1" office:value-type="float" office:value="1489530000000000" calcext:value-type="float">
            <text:p>1.49E+1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90984000000000" calcext:value-type="float">
            <text:p>4.91E+14</text:p>
          </table:table-cell>
          <table:table-cell table:style-name="ce1" office:value-type="float" office:value="1489470000000000" calcext:value-type="float">
            <text:p>1.49E+1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91006000000000" calcext:value-type="float">
            <text:p>4.91E+14</text:p>
          </table:table-cell>
          <table:table-cell table:style-name="ce1" office:value-type="float" office:value="1489540000000000" calcext:value-type="float">
            <text:p>1.49E+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489470000000000" calcext:value-type="float">
            <text:p>1.49E+15</text:p>
          </table:table-cell>
          <table:table-cell/>
          <table:table-cell table:formula="of:=(1+[.A285])*[.C285]" office:value-type="float" office:value="2.532099E+016" calcext:value-type="float">
            <text:p>2.532099E+016</text:p>
          </table:table-cell>
          <table:table-cell table:formula="of:=[.E285]/[.$I$6]" office:value-type="float" office:value="1.44526198630137" calcext:value-type="float">
            <text:p>1.44526198630137</text:p>
          </table:table-cell>
          <table:table-cell table:number-columns-repeated="3"/>
          <table:table-cell table:style-name="ce1" office:value-type="float" office:value="1489530000000000" calcext:value-type="float">
            <text:p>1.49E+15</text:p>
          </table:table-cell>
          <table:table-cell office:value-type="float" office:value="1489470000000000" calcext:value-type="float">
            <text:p>1.49E+15</text:p>
          </table:table-cell>
          <table:table-cell/>
          <table:table-cell table:style-name="ce1" office:value-type="float" office:value="1489540000000000" calcext:value-type="float">
            <text:p>1.49E+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463318000000000" calcext:value-type="float">
            <text:p>4.63E+14</text:p>
          </table:table-cell>
          <table:table-cell table:style-name="ce1" office:value-type="float" office:value="1398790000000000" calcext:value-type="float">
            <text:p>1.40E+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63302000000000" calcext:value-type="float">
            <text:p>4.63E+14</text:p>
          </table:table-cell>
          <table:table-cell table:style-name="ce1" office:value-type="float" office:value="1398740000000000" calcext:value-type="float">
            <text:p>1.40E+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63323000000000" calcext:value-type="float">
            <text:p>4.63E+14</text:p>
          </table:table-cell>
          <table:table-cell table:style-name="ce1" office:value-type="float" office:value="1398800000000000" calcext:value-type="float">
            <text:p>1.40E+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398740000000000" calcext:value-type="float">
            <text:p>1.40E+15</text:p>
          </table:table-cell>
          <table:table-cell/>
          <table:table-cell table:formula="of:=(1+[.A286])*[.C286]" office:value-type="float" office:value="2.517732E+016" calcext:value-type="float">
            <text:p>2.517732E+016</text:p>
          </table:table-cell>
          <table:table-cell table:formula="of:=[.E286]/[.$I$6]" office:value-type="float" office:value="1.43706164383562" calcext:value-type="float">
            <text:p>1.43706164383562</text:p>
          </table:table-cell>
          <table:table-cell table:number-columns-repeated="3"/>
          <table:table-cell table:style-name="ce1" office:value-type="float" office:value="1398790000000000" calcext:value-type="float">
            <text:p>1.40E+15</text:p>
          </table:table-cell>
          <table:table-cell office:value-type="float" office:value="1398740000000000" calcext:value-type="float">
            <text:p>1.40E+15</text:p>
          </table:table-cell>
          <table:table-cell/>
          <table:table-cell table:style-name="ce1" office:value-type="float" office:value="1398800000000000" calcext:value-type="float">
            <text:p>1.40E+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438411000000000" calcext:value-type="float">
            <text:p>4.38E+14</text:p>
          </table:table-cell>
          <table:table-cell table:style-name="ce1" office:value-type="float" office:value="1317640000000000" calcext:value-type="float">
            <text:p>1.32E+1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438396000000000" calcext:value-type="float">
            <text:p>4.38E+14</text:p>
          </table:table-cell>
          <table:table-cell table:style-name="ce1" office:value-type="float" office:value="1317590000000000" calcext:value-type="float">
            <text:p>1.32E+1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438415000000000" calcext:value-type="float">
            <text:p>4.38E+14</text:p>
          </table:table-cell>
          <table:table-cell table:style-name="ce1" office:value-type="float" office:value="1317660000000000" calcext:value-type="float">
            <text:p>1.32E+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317590000000000" calcext:value-type="float">
            <text:p>1.32E+15</text:p>
          </table:table-cell>
          <table:table-cell/>
          <table:table-cell table:formula="of:=(1+[.A287])*[.C287]" office:value-type="float" office:value="2.503421E+016" calcext:value-type="float">
            <text:p>2.503421E+016</text:p>
          </table:table-cell>
          <table:table-cell table:formula="of:=[.E287]/[.$I$6]" office:value-type="float" office:value="1.42889326484018" calcext:value-type="float">
            <text:p>1.42889326484018</text:p>
          </table:table-cell>
          <table:table-cell table:number-columns-repeated="3"/>
          <table:table-cell table:style-name="ce1" office:value-type="float" office:value="1317640000000000" calcext:value-type="float">
            <text:p>1.32E+15</text:p>
          </table:table-cell>
          <table:table-cell office:value-type="float" office:value="1317590000000000" calcext:value-type="float">
            <text:p>1.32E+15</text:p>
          </table:table-cell>
          <table:table-cell/>
          <table:table-cell table:style-name="ce1" office:value-type="float" office:value="1317660000000000" calcext:value-type="float">
            <text:p>1.32E+1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415902000000000" calcext:value-type="float">
            <text:p>4.16E+14</text:p>
          </table:table-cell>
          <table:table-cell table:style-name="ce1" office:value-type="float" office:value="1244760000000000" calcext:value-type="float">
            <text:p>1.24E+1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15888000000000" calcext:value-type="float">
            <text:p>4.16E+14</text:p>
          </table:table-cell>
          <table:table-cell table:style-name="ce1" office:value-type="float" office:value="1244710000000000" calcext:value-type="float">
            <text:p>1.24E+1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15906000000000" calcext:value-type="float">
            <text:p>4.16E+14</text:p>
          </table:table-cell>
          <table:table-cell table:style-name="ce1" office:value-type="float" office:value="1244770000000000" calcext:value-type="float">
            <text:p>1.24E+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244710000000000" calcext:value-type="float">
            <text:p>1.24E+15</text:p>
          </table:table-cell>
          <table:table-cell/>
          <table:table-cell table:formula="of:=(1+[.A288])*[.C288]" office:value-type="float" office:value="2.48942E+016" calcext:value-type="float">
            <text:p>2.48942E+016</text:p>
          </table:table-cell>
          <table:table-cell table:formula="of:=[.E288]/[.$I$6]" office:value-type="float" office:value="1.42090182648402" calcext:value-type="float">
            <text:p>1.42090182648402</text:p>
          </table:table-cell>
          <table:table-cell table:number-columns-repeated="3"/>
          <table:table-cell table:style-name="ce1" office:value-type="float" office:value="1244760000000000" calcext:value-type="float">
            <text:p>1.24E+15</text:p>
          </table:table-cell>
          <table:table-cell office:value-type="float" office:value="1244710000000000" calcext:value-type="float">
            <text:p>1.24E+15</text:p>
          </table:table-cell>
          <table:table-cell/>
          <table:table-cell table:style-name="ce1" office:value-type="float" office:value="1244770000000000" calcext:value-type="float">
            <text:p>1.24E+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" office:value-type="float" office:value="395480000000000" calcext:value-type="float">
            <text:p>3.95E+14</text:p>
          </table:table-cell>
          <table:table-cell table:style-name="ce1" office:value-type="float" office:value="1179040000000000" calcext:value-type="float">
            <text:p>1.18E+1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395466000000000" calcext:value-type="float">
            <text:p>3.95E+14</text:p>
          </table:table-cell>
          <table:table-cell table:style-name="ce1" office:value-type="float" office:value="1179000000000000" calcext:value-type="float">
            <text:p>1.18E+1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395484000000000" calcext:value-type="float">
            <text:p>3.95E+14</text:p>
          </table:table-cell>
          <table:table-cell table:style-name="ce1" office:value-type="float" office:value="1179050000000000" calcext:value-type="float">
            <text:p>1.18E+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179000000000000" calcext:value-type="float">
            <text:p>1.18E+15</text:p>
          </table:table-cell>
          <table:table-cell/>
          <table:table-cell table:formula="of:=(1+[.A289])*[.C289]" office:value-type="float" office:value="2.4759E+016" calcext:value-type="float">
            <text:p>2.4759E+016</text:p>
          </table:table-cell>
          <table:table-cell table:formula="of:=[.E289]/[.$I$6]" office:value-type="float" office:value="1.41318493150685" calcext:value-type="float">
            <text:p>1.41318493150685</text:p>
          </table:table-cell>
          <table:table-cell table:number-columns-repeated="3"/>
          <table:table-cell table:style-name="ce1" office:value-type="float" office:value="1179040000000000" calcext:value-type="float">
            <text:p>1.18E+15</text:p>
          </table:table-cell>
          <table:table-cell office:value-type="float" office:value="1179000000000000" calcext:value-type="float">
            <text:p>1.18E+15</text:p>
          </table:table-cell>
          <table:table-cell/>
          <table:table-cell table:style-name="ce1" office:value-type="float" office:value="1179050000000000" calcext:value-type="float">
            <text:p>1.18E+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float" office:value="376883000000000" calcext:value-type="float">
            <text:p>3.77E+14</text:p>
          </table:table-cell>
          <table:table-cell table:style-name="ce1" office:value-type="float" office:value="1119570000000000" calcext:value-type="float">
            <text:p>1.12E+15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76870000000000" calcext:value-type="float">
            <text:p>3.77E+14</text:p>
          </table:table-cell>
          <table:table-cell table:style-name="ce1" office:value-type="float" office:value="1.11953E+015" calcext:value-type="float">
            <text:p>1.12E+15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76887000000000" calcext:value-type="float">
            <text:p>3.77E+14</text:p>
          </table:table-cell>
          <table:table-cell table:style-name="ce1" office:value-type="float" office:value="1119580000000000" calcext:value-type="float">
            <text:p>1.12E+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.11953E+015" calcext:value-type="float">
            <text:p>1.12E+15</text:p>
          </table:table-cell>
          <table:table-cell/>
          <table:table-cell table:formula="of:=(1+[.A290])*[.C290]" office:value-type="float" office:value="2.462966E+016" calcext:value-type="float">
            <text:p>2.462966E+016</text:p>
          </table:table-cell>
          <table:table-cell table:formula="of:=[.E290]/[.$I$6]" office:value-type="float" office:value="1.40580251141552" calcext:value-type="float">
            <text:p>1.40580251141552</text:p>
          </table:table-cell>
          <table:table-cell table:number-columns-repeated="3"/>
          <table:table-cell table:style-name="ce1" office:value-type="float" office:value="1119570000000000" calcext:value-type="float">
            <text:p>1.12E+15</text:p>
          </table:table-cell>
          <table:table-cell office:value-type="float" office:value="1.11953E+015" calcext:value-type="float">
            <text:p>1.12E+15</text:p>
          </table:table-cell>
          <table:table-cell/>
          <table:table-cell table:style-name="ce1" office:value-type="float" office:value="1119580000000000" calcext:value-type="float">
            <text:p>1.12E+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359892000000000" calcext:value-type="float">
            <text:p>3.60E+14</text:p>
          </table:table-cell>
          <table:table-cell table:style-name="ce1" office:value-type="float" office:value="1.06556E+015" calcext:value-type="float">
            <text:p>1.07E+1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359879000000000" calcext:value-type="float">
            <text:p>3.60E+14</text:p>
          </table:table-cell>
          <table:table-cell table:style-name="ce1" office:value-type="float" office:value="1065520000000000" calcext:value-type="float">
            <text:p>1.07E+1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359896000000000" calcext:value-type="float">
            <text:p>3.60E+14</text:p>
          </table:table-cell>
          <table:table-cell table:style-name="ce1" office:value-type="float" office:value="1.06557E+015" calcext:value-type="float">
            <text:p>1.07E+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065520000000000" calcext:value-type="float">
            <text:p>1.07E+15</text:p>
          </table:table-cell>
          <table:table-cell/>
          <table:table-cell table:formula="of:=(1+[.A291])*[.C291]" office:value-type="float" office:value="2.450696E+016" calcext:value-type="float">
            <text:p>2.450696E+016</text:p>
          </table:table-cell>
          <table:table-cell table:formula="of:=[.E291]/[.$I$6]" office:value-type="float" office:value="1.39879908675799" calcext:value-type="float">
            <text:p>1.39879908675799</text:p>
          </table:table-cell>
          <table:table-cell table:number-columns-repeated="3"/>
          <table:table-cell table:style-name="ce1" office:value-type="float" office:value="1.06556E+015" calcext:value-type="float">
            <text:p>1.07E+15</text:p>
          </table:table-cell>
          <table:table-cell office:value-type="float" office:value="1065520000000000" calcext:value-type="float">
            <text:p>1.07E+15</text:p>
          </table:table-cell>
          <table:table-cell/>
          <table:table-cell table:style-name="ce1" office:value-type="float" office:value="1.06557E+015" calcext:value-type="float">
            <text:p>1.07E+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float" office:value="344320000000000" calcext:value-type="float">
            <text:p>3.44E+14</text:p>
          </table:table-cell>
          <table:table-cell table:style-name="ce1" office:value-type="float" office:value="1.01636E+015" calcext:value-type="float">
            <text:p>1.02E+15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44308000000000" calcext:value-type="float">
            <text:p>3.44E+14</text:p>
          </table:table-cell>
          <table:table-cell table:style-name="ce1" office:value-type="float" office:value="1016330000000000" calcext:value-type="float">
            <text:p>1.02E+15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44323000000000" calcext:value-type="float">
            <text:p>3.44E+14</text:p>
          </table:table-cell>
          <table:table-cell table:style-name="ce1" office:value-type="float" office:value="1016370000000000" calcext:value-type="float">
            <text:p>1.02E+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016330000000000" calcext:value-type="float">
            <text:p>1.02E+15</text:p>
          </table:table-cell>
          <table:table-cell/>
          <table:table-cell table:formula="of:=(1+[.A292])*[.C292]" office:value-type="float" office:value="2.439192E+016" calcext:value-type="float">
            <text:p>2.439192E+016</text:p>
          </table:table-cell>
          <table:table-cell table:formula="of:=[.E292]/[.$I$6]" office:value-type="float" office:value="1.39223287671233" calcext:value-type="float">
            <text:p>1.39223287671233</text:p>
          </table:table-cell>
          <table:table-cell table:number-columns-repeated="3"/>
          <table:table-cell table:style-name="ce1" office:value-type="float" office:value="1.01636E+015" calcext:value-type="float">
            <text:p>1.02E+15</text:p>
          </table:table-cell>
          <table:table-cell office:value-type="float" office:value="1016330000000000" calcext:value-type="float">
            <text:p>1.02E+15</text:p>
          </table:table-cell>
          <table:table-cell/>
          <table:table-cell table:style-name="ce1" office:value-type="float" office:value="1016370000000000" calcext:value-type="float">
            <text:p>1.02E+1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float" office:value="330006000000000" calcext:value-type="float">
            <text:p>3.30E+14</text:p>
          </table:table-cell>
          <table:table-cell table:style-name="ce1" office:value-type="float" office:value="971406000000000" calcext:value-type="float">
            <text:p>9.71E+14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29995000000000" calcext:value-type="float">
            <text:p>3.30E+14</text:p>
          </table:table-cell>
          <table:table-cell table:style-name="ce1" office:value-type="float" office:value="971373000000000" calcext:value-type="float">
            <text:p>9.71E+14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30010000000000" calcext:value-type="float">
            <text:p>3.30E+14</text:p>
          </table:table-cell>
          <table:table-cell table:style-name="ce1" office:value-type="float" office:value="971415000000000" calcext:value-type="float">
            <text:p>9.71E+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971373000000000" calcext:value-type="float">
            <text:p>9.71E+14</text:p>
          </table:table-cell>
          <table:table-cell/>
          <table:table-cell table:formula="of:=(1+[.A293])*[.C293]" office:value-type="float" office:value="2.4284325E+016" calcext:value-type="float">
            <text:p>2.4284325E+016</text:p>
          </table:table-cell>
          <table:table-cell table:formula="of:=[.E293]/[.$I$6]" office:value-type="float" office:value="1.38609160958904" calcext:value-type="float">
            <text:p>1.38609160958904</text:p>
          </table:table-cell>
          <table:table-cell table:number-columns-repeated="3"/>
          <table:table-cell table:style-name="ce1" office:value-type="float" office:value="971406000000000" calcext:value-type="float">
            <text:p>9.71E+14</text:p>
          </table:table-cell>
          <table:table-cell office:value-type="float" office:value="971373000000000" calcext:value-type="float">
            <text:p>9.71E+14</text:p>
          </table:table-cell>
          <table:table-cell/>
          <table:table-cell table:style-name="ce1" office:value-type="float" office:value="971415000000000" calcext:value-type="float">
            <text:p>9.71E+1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316814000000000" calcext:value-type="float">
            <text:p>3.17E+14</text:p>
          </table:table-cell>
          <table:table-cell table:style-name="ce1" office:value-type="float" office:value="930207000000000" calcext:value-type="float">
            <text:p>9.30E+14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16802000000000" calcext:value-type="float">
            <text:p>3.17E+14</text:p>
          </table:table-cell>
          <table:table-cell table:style-name="ce1" office:value-type="float" office:value="930176000000000" calcext:value-type="float">
            <text:p>9.30E+14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16817000000000" calcext:value-type="float">
            <text:p>3.17E+14</text:p>
          </table:table-cell>
          <table:table-cell table:style-name="ce1" office:value-type="float" office:value="930215000000000" calcext:value-type="float">
            <text:p>9.30E+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930176000000000" calcext:value-type="float">
            <text:p>9.30E+14</text:p>
          </table:table-cell>
          <table:table-cell/>
          <table:table-cell table:formula="of:=(1+[.A294])*[.C294]" office:value-type="float" office:value="2.4184576E+016" calcext:value-type="float">
            <text:p>2.4184576E+016</text:p>
          </table:table-cell>
          <table:table-cell table:formula="of:=[.E294]/[.$I$6]" office:value-type="float" office:value="1.38039817351598" calcext:value-type="float">
            <text:p>1.38039817351598</text:p>
          </table:table-cell>
          <table:table-cell table:number-columns-repeated="3"/>
          <table:table-cell table:style-name="ce1" office:value-type="float" office:value="930207000000000" calcext:value-type="float">
            <text:p>9.30E+14</text:p>
          </table:table-cell>
          <table:table-cell office:value-type="float" office:value="930176000000000" calcext:value-type="float">
            <text:p>9.30E+14</text:p>
          </table:table-cell>
          <table:table-cell/>
          <table:table-cell table:style-name="ce1" office:value-type="float" office:value="930215000000000" calcext:value-type="float">
            <text:p>9.30E+1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" office:value-type="float" office:value="304622000000000" calcext:value-type="float">
            <text:p>3.05E+14</text:p>
          </table:table-cell>
          <table:table-cell table:style-name="ce1" office:value-type="float" office:value="892345000000000" calcext:value-type="float">
            <text:p>8.92E+1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04611000000000" calcext:value-type="float">
            <text:p>3.05E+14</text:p>
          </table:table-cell>
          <table:table-cell table:style-name="ce1" office:value-type="float" office:value="892316000000000" calcext:value-type="float">
            <text:p>8.92E+1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04625000000000" calcext:value-type="float">
            <text:p>3.05E+14</text:p>
          </table:table-cell>
          <table:table-cell table:style-name="ce1" office:value-type="float" office:value="892353000000000" calcext:value-type="float">
            <text:p>8.92E+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892316000000000" calcext:value-type="float">
            <text:p>8.92E+14</text:p>
          </table:table-cell>
          <table:table-cell/>
          <table:table-cell table:formula="of:=(1+[.A295])*[.C295]" office:value-type="float" office:value="2.4092532E+016" calcext:value-type="float">
            <text:p>2.4092532E+016</text:p>
          </table:table-cell>
          <table:table-cell table:formula="of:=[.E295]/[.$I$6]" office:value-type="float" office:value="1.37514452054795" calcext:value-type="float">
            <text:p>1.37514452054795</text:p>
          </table:table-cell>
          <table:table-cell table:number-columns-repeated="3"/>
          <table:table-cell table:style-name="ce1" office:value-type="float" office:value="892345000000000" calcext:value-type="float">
            <text:p>8.92E+14</text:p>
          </table:table-cell>
          <table:table-cell office:value-type="float" office:value="892316000000000" calcext:value-type="float">
            <text:p>8.92E+14</text:p>
          </table:table-cell>
          <table:table-cell/>
          <table:table-cell table:style-name="ce1" office:value-type="float" office:value="892353000000000" calcext:value-type="float">
            <text:p>8.92E+1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float" office:value="293328000000000" calcext:value-type="float">
            <text:p>2.93E+14</text:p>
          </table:table-cell>
          <table:table-cell table:style-name="ce1" office:value-type="float" office:value="857457000000000" calcext:value-type="float">
            <text:p>8.57E+1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293318000000000" calcext:value-type="float">
            <text:p>2.93E+14</text:p>
          </table:table-cell>
          <table:table-cell table:style-name="ce1" office:value-type="float" office:value="857429000000000" calcext:value-type="float">
            <text:p>8.57E+1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293331000000000" calcext:value-type="float">
            <text:p>2.93E+14</text:p>
          </table:table-cell>
          <table:table-cell table:style-name="ce1" office:value-type="float" office:value="857464000000000" calcext:value-type="float">
            <text:p>8.57E+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857429000000000" calcext:value-type="float">
            <text:p>8.57E+14</text:p>
          </table:table-cell>
          <table:table-cell/>
          <table:table-cell table:formula="of:=(1+[.A296])*[.C296]" office:value-type="float" office:value="2.4008012E+016" calcext:value-type="float">
            <text:p>2.4008012E+016</text:p>
          </table:table-cell>
          <table:table-cell table:formula="of:=[.E296]/[.$I$6]" office:value-type="float" office:value="1.3703203196347" calcext:value-type="float">
            <text:p>1.3703203196347</text:p>
          </table:table-cell>
          <table:table-cell table:number-columns-repeated="3"/>
          <table:table-cell table:style-name="ce1" office:value-type="float" office:value="857457000000000" calcext:value-type="float">
            <text:p>8.57E+14</text:p>
          </table:table-cell>
          <table:table-cell office:value-type="float" office:value="857429000000000" calcext:value-type="float">
            <text:p>8.57E+14</text:p>
          </table:table-cell>
          <table:table-cell/>
          <table:table-cell table:style-name="ce1" office:value-type="float" office:value="857464000000000" calcext:value-type="float">
            <text:p>8.57E+1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" office:value-type="float" office:value="282841000000000" calcext:value-type="float">
            <text:p>2.83E+14</text:p>
          </table:table-cell>
          <table:table-cell table:style-name="ce1" office:value-type="float" office:value="825223000000000" calcext:value-type="float">
            <text:p>8.25E+1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82831000000000" calcext:value-type="float">
            <text:p>2.83E+14</text:p>
          </table:table-cell>
          <table:table-cell table:style-name="ce1" office:value-type="float" office:value="825197000000000" calcext:value-type="float">
            <text:p>8.25E+1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82843000000000" calcext:value-type="float">
            <text:p>2.83E+14</text:p>
          </table:table-cell>
          <table:table-cell table:style-name="ce1" office:value-type="float" office:value="825231000000000" calcext:value-type="float">
            <text:p>8.25E+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825197000000000" calcext:value-type="float">
            <text:p>8.25E+14</text:p>
          </table:table-cell>
          <table:table-cell/>
          <table:table-cell table:formula="of:=(1+[.A297])*[.C297]" office:value-type="float" office:value="2.3930713E+016" calcext:value-type="float">
            <text:p>2.3930713E+016</text:p>
          </table:table-cell>
          <table:table-cell table:formula="of:=[.E297]/[.$I$6]" office:value-type="float" office:value="1.36590827625571" calcext:value-type="float">
            <text:p>1.36590827625571</text:p>
          </table:table-cell>
          <table:table-cell table:number-columns-repeated="3"/>
          <table:table-cell table:style-name="ce1" office:value-type="float" office:value="825223000000000" calcext:value-type="float">
            <text:p>8.25E+14</text:p>
          </table:table-cell>
          <table:table-cell office:value-type="float" office:value="825197000000000" calcext:value-type="float">
            <text:p>8.25E+14</text:p>
          </table:table-cell>
          <table:table-cell/>
          <table:table-cell table:style-name="ce1" office:value-type="float" office:value="825231000000000" calcext:value-type="float">
            <text:p>8.25E+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" office:value-type="float" office:value="273080000000000" calcext:value-type="float">
            <text:p>2.73E+14</text:p>
          </table:table-cell>
          <table:table-cell table:style-name="ce1" office:value-type="float" office:value="795368000000000" calcext:value-type="float">
            <text:p>7.95E+14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73070000000000" calcext:value-type="float">
            <text:p>2.73E+14</text:p>
          </table:table-cell>
          <table:table-cell table:style-name="ce1" office:value-type="float" office:value="795343000000000" calcext:value-type="float">
            <text:p>7.95E+14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73082000000000" calcext:value-type="float">
            <text:p>2.73E+14</text:p>
          </table:table-cell>
          <table:table-cell table:style-name="ce1" office:value-type="float" office:value="795375000000000" calcext:value-type="float">
            <text:p>7.95E+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795343000000000" calcext:value-type="float">
            <text:p>7.95E+14</text:p>
          </table:table-cell>
          <table:table-cell/>
          <table:table-cell table:formula="of:=(1+[.A298])*[.C298]" office:value-type="float" office:value="2.386029E+016" calcext:value-type="float">
            <text:p>2.386029E+016</text:p>
          </table:table-cell>
          <table:table-cell table:formula="of:=[.E298]/[.$I$6]" office:value-type="float" office:value="1.36188869863014" calcext:value-type="float">
            <text:p>1.36188869863014</text:p>
          </table:table-cell>
          <table:table-cell table:number-columns-repeated="3"/>
          <table:table-cell table:style-name="ce1" office:value-type="float" office:value="795368000000000" calcext:value-type="float">
            <text:p>7.95E+14</text:p>
          </table:table-cell>
          <table:table-cell office:value-type="float" office:value="795343000000000" calcext:value-type="float">
            <text:p>7.95E+14</text:p>
          </table:table-cell>
          <table:table-cell/>
          <table:table-cell table:style-name="ce1" office:value-type="float" office:value="795375000000000" calcext:value-type="float">
            <text:p>7.95E+1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" office:value-type="float" office:value="263975000000000" calcext:value-type="float">
            <text:p>2.64E+14</text:p>
          </table:table-cell>
          <table:table-cell table:style-name="ce1" office:value-type="float" office:value="767647000000000" calcext:value-type="float">
            <text:p>7.68E+14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63966000000000" calcext:value-type="float">
            <text:p>2.64E+14</text:p>
          </table:table-cell>
          <table:table-cell table:style-name="ce1" office:value-type="float" office:value="767623000000000" calcext:value-type="float">
            <text:p>7.68E+14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63978000000000" calcext:value-type="float">
            <text:p>2.64E+14</text:p>
          </table:table-cell>
          <table:table-cell table:style-name="ce1" office:value-type="float" office:value="767653000000000" calcext:value-type="float">
            <text:p>7.68E+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767623000000000" calcext:value-type="float">
            <text:p>7.68E+14</text:p>
          </table:table-cell>
          <table:table-cell/>
          <table:table-cell table:formula="of:=(1+[.A299])*[.C299]" office:value-type="float" office:value="2.3796313E+016" calcext:value-type="float">
            <text:p>2.3796313E+016</text:p>
          </table:table-cell>
          <table:table-cell table:formula="of:=[.E299]/[.$I$6]" office:value-type="float" office:value="1.358237043379" calcext:value-type="float">
            <text:p>1.358237043379</text:p>
          </table:table-cell>
          <table:table-cell table:number-columns-repeated="3"/>
          <table:table-cell table:style-name="ce1" office:value-type="float" office:value="767647000000000" calcext:value-type="float">
            <text:p>7.68E+14</text:p>
          </table:table-cell>
          <table:table-cell office:value-type="float" office:value="767623000000000" calcext:value-type="float">
            <text:p>7.68E+14</text:p>
          </table:table-cell>
          <table:table-cell/>
          <table:table-cell table:style-name="ce1" office:value-type="float" office:value="767653000000000" calcext:value-type="float">
            <text:p>7.68E+1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" office:value-type="float" office:value="255465000000000" calcext:value-type="float">
            <text:p>2.55E+14</text:p>
          </table:table-cell>
          <table:table-cell table:style-name="ce1" office:value-type="float" office:value="741846000000000" calcext:value-type="float">
            <text:p>7.42E+1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255456000000000" calcext:value-type="float">
            <text:p>2.55E+14</text:p>
          </table:table-cell>
          <table:table-cell table:style-name="ce1" office:value-type="float" office:value="741824000000000" calcext:value-type="float">
            <text:p>7.42E+1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255467000000000" calcext:value-type="float">
            <text:p>2.55E+14</text:p>
          </table:table-cell>
          <table:table-cell table:style-name="ce1" office:value-type="float" office:value="741852000000000" calcext:value-type="float">
            <text:p>7.42E+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/>
          <table:table-cell office:value-type="float" office:value="741824000000000" calcext:value-type="float">
            <text:p>7.42E+14</text:p>
          </table:table-cell>
          <table:table-cell/>
          <table:table-cell table:formula="of:=(1+[.A300])*[.C300]" office:value-type="float" office:value="2.3738368E+016" calcext:value-type="float">
            <text:p>2.3738368E+016</text:p>
          </table:table-cell>
          <table:table-cell table:formula="of:=[.E300]/[.$I$6]" office:value-type="float" office:value="1.3549296803653" calcext:value-type="float">
            <text:p>1.3549296803653</text:p>
          </table:table-cell>
          <table:table-cell table:number-columns-repeated="3"/>
          <table:table-cell table:style-name="ce1" office:value-type="float" office:value="741846000000000" calcext:value-type="float">
            <text:p>7.42E+14</text:p>
          </table:table-cell>
          <table:table-cell office:value-type="float" office:value="741824000000000" calcext:value-type="float">
            <text:p>7.42E+14</text:p>
          </table:table-cell>
          <table:table-cell/>
          <table:table-cell table:style-name="ce1" office:value-type="float" office:value="741852000000000" calcext:value-type="float">
            <text:p>7.42E+1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1" office:value-type="float" office:value="247494000000000" calcext:value-type="float">
            <text:p>2.47E+14</text:p>
          </table:table-cell>
          <table:table-cell table:style-name="ce1" office:value-type="float" office:value="717777000000000" calcext:value-type="float">
            <text:p>7.18E+14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47485000000000" calcext:value-type="float">
            <text:p>2.47E+14</text:p>
          </table:table-cell>
          <table:table-cell table:style-name="ce1" office:value-type="float" office:value="717756000000000" calcext:value-type="float">
            <text:p>7.18E+14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47496000000000" calcext:value-type="float">
            <text:p>2.47E+14</text:p>
          </table:table-cell>
          <table:table-cell table:style-name="ce1" office:value-type="float" office:value="717782000000000" calcext:value-type="float">
            <text:p>7.18E+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/>
          <table:table-cell office:value-type="float" office:value="717756000000000" calcext:value-type="float">
            <text:p>7.18E+14</text:p>
          </table:table-cell>
          <table:table-cell/>
          <table:table-cell table:formula="of:=(1+[.A301])*[.C301]" office:value-type="float" office:value="2.3685948E+016" calcext:value-type="float">
            <text:p>2.3685948E+016</text:p>
          </table:table-cell>
          <table:table-cell table:formula="of:=[.E301]/[.$I$6]" office:value-type="float" office:value="1.35193767123288" calcext:value-type="float">
            <text:p>1.35193767123288</text:p>
          </table:table-cell>
          <table:table-cell table:number-columns-repeated="3"/>
          <table:table-cell table:style-name="ce1" office:value-type="float" office:value="717777000000000" calcext:value-type="float">
            <text:p>7.18E+14</text:p>
          </table:table-cell>
          <table:table-cell office:value-type="float" office:value="717756000000000" calcext:value-type="float">
            <text:p>7.18E+14</text:p>
          </table:table-cell>
          <table:table-cell/>
          <table:table-cell table:style-name="ce1" office:value-type="float" office:value="717782000000000" calcext:value-type="float">
            <text:p>7.18E+1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" office:value-type="float" office:value="240013000000000" calcext:value-type="float">
            <text:p>2.40E+14</text:p>
          </table:table-cell>
          <table:table-cell table:style-name="ce1" office:value-type="float" office:value="695273000000000" calcext:value-type="float">
            <text:p>6.95E+14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40005000000000" calcext:value-type="float">
            <text:p>2.40E+14</text:p>
          </table:table-cell>
          <table:table-cell table:style-name="ce1" office:value-type="float" office:value="695253000000000" calcext:value-type="float">
            <text:p>6.95E+14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40016000000000" calcext:value-type="float">
            <text:p>2.40E+14</text:p>
          </table:table-cell>
          <table:table-cell table:style-name="ce1" office:value-type="float" office:value="695278000000000" calcext:value-type="float">
            <text:p>6.95E+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/>
          <table:table-cell office:value-type="float" office:value="695253000000000" calcext:value-type="float">
            <text:p>6.95E+14</text:p>
          </table:table-cell>
          <table:table-cell/>
          <table:table-cell table:formula="of:=(1+[.A302])*[.C302]" office:value-type="float" office:value="2.3638602E+016" calcext:value-type="float">
            <text:p>2.3638602E+016</text:p>
          </table:table-cell>
          <table:table-cell table:formula="of:=[.E302]/[.$I$6]" office:value-type="float" office:value="1.3492352739726" calcext:value-type="float">
            <text:p>1.3492352739726</text:p>
          </table:table-cell>
          <table:table-cell table:number-columns-repeated="3"/>
          <table:table-cell table:style-name="ce1" office:value-type="float" office:value="695273000000000" calcext:value-type="float">
            <text:p>6.95E+14</text:p>
          </table:table-cell>
          <table:table-cell office:value-type="float" office:value="695253000000000" calcext:value-type="float">
            <text:p>6.95E+14</text:p>
          </table:table-cell>
          <table:table-cell/>
          <table:table-cell table:style-name="ce1" office:value-type="float" office:value="695278000000000" calcext:value-type="float">
            <text:p>6.95E+1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style-name="ce1" office:value-type="float" office:value="232980000000000" calcext:value-type="float">
            <text:p>2.33E+14</text:p>
          </table:table-cell>
          <table:table-cell table:style-name="ce1" office:value-type="float" office:value="674186000000000" calcext:value-type="float">
            <text:p>6.74E+14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232972000000000" calcext:value-type="float">
            <text:p>2.33E+14</text:p>
          </table:table-cell>
          <table:table-cell table:style-name="ce1" office:value-type="float" office:value="674167000000000" calcext:value-type="float">
            <text:p>6.74E+14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232982000000000" calcext:value-type="float">
            <text:p>2.33E+14</text:p>
          </table:table-cell>
          <table:table-cell table:style-name="ce1" office:value-type="float" office:value="674192000000000" calcext:value-type="float">
            <text:p>6.74E+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/>
          <table:table-cell office:value-type="float" office:value="674167000000000" calcext:value-type="float">
            <text:p>6.74E+14</text:p>
          </table:table-cell>
          <table:table-cell/>
          <table:table-cell table:formula="of:=(1+[.A303])*[.C303]" office:value-type="float" office:value="2.3595845E+016" calcext:value-type="float">
            <text:p>2.3595845E+016</text:p>
          </table:table-cell>
          <table:table-cell table:formula="of:=[.E303]/[.$I$6]" office:value-type="float" office:value="1.34679480593607" calcext:value-type="float">
            <text:p>1.34679480593607</text:p>
          </table:table-cell>
          <table:table-cell table:number-columns-repeated="3"/>
          <table:table-cell table:style-name="ce1" office:value-type="float" office:value="674186000000000" calcext:value-type="float">
            <text:p>6.74E+14</text:p>
          </table:table-cell>
          <table:table-cell office:value-type="float" office:value="674167000000000" calcext:value-type="float">
            <text:p>6.74E+14</text:p>
          </table:table-cell>
          <table:table-cell/>
          <table:table-cell table:style-name="ce1" office:value-type="float" office:value="674192000000000" calcext:value-type="float">
            <text:p>6.74E+1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1" office:value-type="float" office:value="226355000000000" calcext:value-type="float">
            <text:p>2.26E+14</text:p>
          </table:table-cell>
          <table:table-cell table:style-name="ce1" office:value-type="float" office:value="654387000000000" calcext:value-type="float">
            <text:p>6.54E+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226347000000000" calcext:value-type="float">
            <text:p>2.26E+14</text:p>
          </table:table-cell>
          <table:table-cell table:style-name="ce1" office:value-type="float" office:value="654369000000000" calcext:value-type="float">
            <text:p>6.54E+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226357000000000" calcext:value-type="float">
            <text:p>2.26E+14</text:p>
          </table:table-cell>
          <table:table-cell table:style-name="ce1" office:value-type="float" office:value="654392000000000" calcext:value-type="float">
            <text:p>6.54E+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/>
          <table:table-cell office:value-type="float" office:value="654369000000000" calcext:value-type="float">
            <text:p>6.54E+14</text:p>
          </table:table-cell>
          <table:table-cell/>
          <table:table-cell table:formula="of:=(1+[.A304])*[.C304]" office:value-type="float" office:value="2.3557284E+016" calcext:value-type="float">
            <text:p>2.3557284E+016</text:p>
          </table:table-cell>
          <table:table-cell table:formula="of:=[.E304]/[.$I$6]" office:value-type="float" office:value="1.34459383561644" calcext:value-type="float">
            <text:p>1.34459383561644</text:p>
          </table:table-cell>
          <table:table-cell table:number-columns-repeated="3"/>
          <table:table-cell table:style-name="ce1" office:value-type="float" office:value="654387000000000" calcext:value-type="float">
            <text:p>6.54E+14</text:p>
          </table:table-cell>
          <table:table-cell office:value-type="float" office:value="654369000000000" calcext:value-type="float">
            <text:p>6.54E+14</text:p>
          </table:table-cell>
          <table:table-cell/>
          <table:table-cell table:style-name="ce1" office:value-type="float" office:value="654392000000000" calcext:value-type="float">
            <text:p>6.54E+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1" office:value-type="float" office:value="220103000000000" calcext:value-type="float">
            <text:p>2.20E+14</text:p>
          </table:table-cell>
          <table:table-cell table:style-name="ce1" office:value-type="float" office:value="635758000000000" calcext:value-type="float">
            <text:p>6.36E+14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20096000000000" calcext:value-type="float">
            <text:p>2.20E+14</text:p>
          </table:table-cell>
          <table:table-cell table:style-name="ce1" office:value-type="float" office:value="635741000000000" calcext:value-type="float">
            <text:p>6.36E+14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20105000000000" calcext:value-type="float">
            <text:p>2.20E+14</text:p>
          </table:table-cell>
          <table:table-cell table:style-name="ce1" office:value-type="float" office:value="635763000000000" calcext:value-type="float">
            <text:p>6.36E+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/>
          <table:table-cell office:value-type="float" office:value="635741000000000" calcext:value-type="float">
            <text:p>6.36E+14</text:p>
          </table:table-cell>
          <table:table-cell/>
          <table:table-cell table:formula="of:=(1+[.A305])*[.C305]" office:value-type="float" office:value="2.3522417E+016" calcext:value-type="float">
            <text:p>2.3522417E+016</text:p>
          </table:table-cell>
          <table:table-cell table:formula="of:=[.E305]/[.$I$6]" office:value-type="float" office:value="1.34260371004566" calcext:value-type="float">
            <text:p>1.34260371004566</text:p>
          </table:table-cell>
          <table:table-cell table:number-columns-repeated="3"/>
          <table:table-cell table:style-name="ce1" office:value-type="float" office:value="635758000000000" calcext:value-type="float">
            <text:p>6.36E+14</text:p>
          </table:table-cell>
          <table:table-cell office:value-type="float" office:value="635741000000000" calcext:value-type="float">
            <text:p>6.36E+14</text:p>
          </table:table-cell>
          <table:table-cell/>
          <table:table-cell table:style-name="ce1" office:value-type="float" office:value="635763000000000" calcext:value-type="float">
            <text:p>6.36E+1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1" office:value-type="float" office:value="214194000000000" calcext:value-type="float">
            <text:p>2.14E+14</text:p>
          </table:table-cell>
          <table:table-cell table:style-name="ce1" office:value-type="float" office:value="618197000000000" calcext:value-type="float">
            <text:p>6.18E+14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214187000000000" calcext:value-type="float">
            <text:p>2.14E+14</text:p>
          </table:table-cell>
          <table:table-cell table:style-name="ce1" office:value-type="float" office:value="618180000000000" calcext:value-type="float">
            <text:p>6.18E+14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214196000000000" calcext:value-type="float">
            <text:p>2.14E+14</text:p>
          </table:table-cell>
          <table:table-cell table:style-name="ce1" office:value-type="float" office:value="618201000000000" calcext:value-type="float">
            <text:p>6.18E+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office:value-type="float" office:value="618180000000000" calcext:value-type="float">
            <text:p>6.18E+14</text:p>
          </table:table-cell>
          <table:table-cell/>
          <table:table-cell table:formula="of:=(1+[.A306])*[.C306]" office:value-type="float" office:value="2.349084E+016" calcext:value-type="float">
            <text:p>2.349084E+016</text:p>
          </table:table-cell>
          <table:table-cell table:formula="of:=[.E306]/[.$I$6]" office:value-type="float" office:value="1.34080136986301" calcext:value-type="float">
            <text:p>1.34080136986301</text:p>
          </table:table-cell>
          <table:table-cell table:number-columns-repeated="3"/>
          <table:table-cell table:style-name="ce1" office:value-type="float" office:value="618197000000000" calcext:value-type="float">
            <text:p>6.18E+14</text:p>
          </table:table-cell>
          <table:table-cell office:value-type="float" office:value="618180000000000" calcext:value-type="float">
            <text:p>6.18E+14</text:p>
          </table:table-cell>
          <table:table-cell/>
          <table:table-cell table:style-name="ce1" office:value-type="float" office:value="618201000000000" calcext:value-type="float">
            <text:p>6.18E+1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style-name="ce1" office:value-type="float" office:value="208600000000000" calcext:value-type="float">
            <text:p>2.09E+14</text:p>
          </table:table-cell>
          <table:table-cell table:style-name="ce1" office:value-type="float" office:value="601610000000000" calcext:value-type="float">
            <text:p>6.02E+14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208593000000000" calcext:value-type="float">
            <text:p>2.09E+14</text:p>
          </table:table-cell>
          <table:table-cell table:style-name="ce1" office:value-type="float" office:value="601594000000000" calcext:value-type="float">
            <text:p>6.02E+14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208602000000000" calcext:value-type="float">
            <text:p>2.09E+14</text:p>
          </table:table-cell>
          <table:table-cell table:style-name="ce1" office:value-type="float" office:value="601615000000000" calcext:value-type="float">
            <text:p>6.02E+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/>
          <table:table-cell office:value-type="float" office:value="601594000000000" calcext:value-type="float">
            <text:p>6.02E+14</text:p>
          </table:table-cell>
          <table:table-cell/>
          <table:table-cell table:formula="of:=(1+[.A307])*[.C307]" office:value-type="float" office:value="2.3462166E+016" calcext:value-type="float">
            <text:p>2.3462166E+016</text:p>
          </table:table-cell>
          <table:table-cell table:formula="of:=[.E307]/[.$I$6]" office:value-type="float" office:value="1.3391647260274" calcext:value-type="float">
            <text:p>1.3391647260274</text:p>
          </table:table-cell>
          <table:table-cell table:number-columns-repeated="3"/>
          <table:table-cell table:style-name="ce1" office:value-type="float" office:value="601610000000000" calcext:value-type="float">
            <text:p>6.02E+14</text:p>
          </table:table-cell>
          <table:table-cell office:value-type="float" office:value="601594000000000" calcext:value-type="float">
            <text:p>6.02E+14</text:p>
          </table:table-cell>
          <table:table-cell/>
          <table:table-cell table:style-name="ce1" office:value-type="float" office:value="601615000000000" calcext:value-type="float">
            <text:p>6.02E+1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" office:value-type="float" office:value="203296000000000" calcext:value-type="float">
            <text:p>2.03E+14</text:p>
          </table:table-cell>
          <table:table-cell table:style-name="ce1" office:value-type="float" office:value="585916000000000" calcext:value-type="float">
            <text:p>5.86E+14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203289000000000" calcext:value-type="float">
            <text:p>2.03E+14</text:p>
          </table:table-cell>
          <table:table-cell table:style-name="ce1" office:value-type="float" office:value="585901000000000" calcext:value-type="float">
            <text:p>5.86E+14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203298000000000" calcext:value-type="float">
            <text:p>2.03E+14</text:p>
          </table:table-cell>
          <table:table-cell table:style-name="ce1" office:value-type="float" office:value="585921000000000" calcext:value-type="float">
            <text:p>5.86E+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/>
          <table:table-cell office:value-type="float" office:value="585901000000000" calcext:value-type="float">
            <text:p>5.86E+14</text:p>
          </table:table-cell>
          <table:table-cell/>
          <table:table-cell table:formula="of:=(1+[.A308])*[.C308]" office:value-type="float" office:value="2.343604E+016" calcext:value-type="float">
            <text:p>2.343604E+016</text:p>
          </table:table-cell>
          <table:table-cell table:formula="of:=[.E308]/[.$I$6]" office:value-type="float" office:value="1.33767351598174" calcext:value-type="float">
            <text:p>1.33767351598174</text:p>
          </table:table-cell>
          <table:table-cell table:number-columns-repeated="3"/>
          <table:table-cell table:style-name="ce1" office:value-type="float" office:value="585916000000000" calcext:value-type="float">
            <text:p>5.86E+14</text:p>
          </table:table-cell>
          <table:table-cell office:value-type="float" office:value="585901000000000" calcext:value-type="float">
            <text:p>5.86E+14</text:p>
          </table:table-cell>
          <table:table-cell/>
          <table:table-cell table:style-name="ce1" office:value-type="float" office:value="585921000000000" calcext:value-type="float">
            <text:p>5.86E+1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1" office:value-type="float" office:value="198258000000000" calcext:value-type="float">
            <text:p>1.98E+14</text:p>
          </table:table-cell>
          <table:table-cell table:style-name="ce1" office:value-type="float" office:value="571041000000000" calcext:value-type="float">
            <text:p>5.71E+14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198252000000000" calcext:value-type="float">
            <text:p>1.98E+14</text:p>
          </table:table-cell>
          <table:table-cell table:style-name="ce1" office:value-type="float" office:value="571027000000000" calcext:value-type="float">
            <text:p>5.71E+14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198260000000000" calcext:value-type="float">
            <text:p>1.98E+14</text:p>
          </table:table-cell>
          <table:table-cell table:style-name="ce1" office:value-type="float" office:value="571045000000000" calcext:value-type="float">
            <text:p>5.71E+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/>
          <table:table-cell office:value-type="float" office:value="571027000000000" calcext:value-type="float">
            <text:p>5.71E+14</text:p>
          </table:table-cell>
          <table:table-cell/>
          <table:table-cell table:formula="of:=(1+[.A309])*[.C309]" office:value-type="float" office:value="2.3412107E+016" calcext:value-type="float">
            <text:p>2.3412107E+016</text:p>
          </table:table-cell>
          <table:table-cell table:formula="of:=[.E309]/[.$I$6]" office:value-type="float" office:value="1.33630747716895" calcext:value-type="float">
            <text:p>1.33630747716895</text:p>
          </table:table-cell>
          <table:table-cell table:number-columns-repeated="3"/>
          <table:table-cell table:style-name="ce1" office:value-type="float" office:value="571041000000000" calcext:value-type="float">
            <text:p>5.71E+14</text:p>
          </table:table-cell>
          <table:table-cell office:value-type="float" office:value="571027000000000" calcext:value-type="float">
            <text:p>5.71E+14</text:p>
          </table:table-cell>
          <table:table-cell/>
          <table:table-cell table:style-name="ce1" office:value-type="float" office:value="571045000000000" calcext:value-type="float">
            <text:p>5.71E+1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" office:value-type="float" office:value="193468000000000" calcext:value-type="float">
            <text:p>1.93E+14</text:p>
          </table:table-cell>
          <table:table-cell table:style-name="ce1" office:value-type="float" office:value="556919000000000" calcext:value-type="float">
            <text:p>5.57E+14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93462000000000" calcext:value-type="float">
            <text:p>1.93E+14</text:p>
          </table:table-cell>
          <table:table-cell table:style-name="ce1" office:value-type="float" office:value="556905000000000" calcext:value-type="float">
            <text:p>5.57E+14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93470000000000" calcext:value-type="float">
            <text:p>1.93E+14</text:p>
          </table:table-cell>
          <table:table-cell table:style-name="ce1" office:value-type="float" office:value="556923000000000" calcext:value-type="float">
            <text:p>5.57E+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/>
          <table:table-cell office:value-type="float" office:value="556905000000000" calcext:value-type="float">
            <text:p>5.57E+14</text:p>
          </table:table-cell>
          <table:table-cell/>
          <table:table-cell table:formula="of:=(1+[.A310])*[.C310]" office:value-type="float" office:value="2.339001E+016" calcext:value-type="float">
            <text:p>2.339001E+016</text:p>
          </table:table-cell>
          <table:table-cell table:formula="of:=[.E310]/[.$I$6]" office:value-type="float" office:value="1.33504623287671" calcext:value-type="float">
            <text:p>1.33504623287671</text:p>
          </table:table-cell>
          <table:table-cell table:number-columns-repeated="3"/>
          <table:table-cell table:style-name="ce1" office:value-type="float" office:value="556919000000000" calcext:value-type="float">
            <text:p>5.57E+14</text:p>
          </table:table-cell>
          <table:table-cell office:value-type="float" office:value="556905000000000" calcext:value-type="float">
            <text:p>5.57E+14</text:p>
          </table:table-cell>
          <table:table-cell/>
          <table:table-cell table:style-name="ce1" office:value-type="float" office:value="556923000000000" calcext:value-type="float">
            <text:p>5.57E+1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1" office:value-type="float" office:value="188906000000000" calcext:value-type="float">
            <text:p>1.89E+14</text:p>
          </table:table-cell>
          <table:table-cell table:style-name="ce1" office:value-type="float" office:value="543489000000000" calcext:value-type="float">
            <text:p>5.43E+14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88900000000000" calcext:value-type="float">
            <text:p>1.89E+14</text:p>
          </table:table-cell>
          <table:table-cell table:style-name="ce1" office:value-type="float" office:value="543476000000000" calcext:value-type="float">
            <text:p>5.43E+14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88908000000000" calcext:value-type="float">
            <text:p>1.89E+14</text:p>
          </table:table-cell>
          <table:table-cell table:style-name="ce1" office:value-type="float" office:value="543493000000000" calcext:value-type="float">
            <text:p>5.43E+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/>
          <table:table-cell office:value-type="float" office:value="543476000000000" calcext:value-type="float">
            <text:p>5.43E+14</text:p>
          </table:table-cell>
          <table:table-cell/>
          <table:table-cell table:formula="of:=(1+[.A311])*[.C311]" office:value-type="float" office:value="2.3369468E+016" calcext:value-type="float">
            <text:p>2.3369468E+016</text:p>
          </table:table-cell>
          <table:table-cell table:formula="of:=[.E311]/[.$I$6]" office:value-type="float" office:value="1.33387374429224" calcext:value-type="float">
            <text:p>1.33387374429224</text:p>
          </table:table-cell>
          <table:table-cell table:number-columns-repeated="3"/>
          <table:table-cell table:style-name="ce1" office:value-type="float" office:value="543489000000000" calcext:value-type="float">
            <text:p>5.43E+14</text:p>
          </table:table-cell>
          <table:table-cell office:value-type="float" office:value="543476000000000" calcext:value-type="float">
            <text:p>5.43E+14</text:p>
          </table:table-cell>
          <table:table-cell/>
          <table:table-cell table:style-name="ce1" office:value-type="float" office:value="543493000000000" calcext:value-type="float">
            <text:p>5.43E+1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style-name="ce1" office:value-type="float" office:value="184556000000000" calcext:value-type="float">
            <text:p>1.85E+14</text:p>
          </table:table-cell>
          <table:table-cell table:style-name="ce1" office:value-type="float" office:value="530699000000000" calcext:value-type="float">
            <text:p>5.31E+14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84550000000000" calcext:value-type="float">
            <text:p>1.85E+14</text:p>
          </table:table-cell>
          <table:table-cell table:style-name="ce1" office:value-type="float" office:value="530686000000000" calcext:value-type="float">
            <text:p>5.31E+14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84558000000000" calcext:value-type="float">
            <text:p>1.85E+14</text:p>
          </table:table-cell>
          <table:table-cell table:style-name="ce1" office:value-type="float" office:value="530703000000000" calcext:value-type="float">
            <text:p>5.31E+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/>
          <table:table-cell office:value-type="float" office:value="530686000000000" calcext:value-type="float">
            <text:p>5.31E+14</text:p>
          </table:table-cell>
          <table:table-cell/>
          <table:table-cell table:formula="of:=(1+[.A312])*[.C312]" office:value-type="float" office:value="2.3350184E+016" calcext:value-type="float">
            <text:p>2.3350184E+016</text:p>
          </table:table-cell>
          <table:table-cell table:formula="of:=[.E312]/[.$I$6]" office:value-type="float" office:value="1.33277305936073" calcext:value-type="float">
            <text:p>1.33277305936073</text:p>
          </table:table-cell>
          <table:table-cell table:number-columns-repeated="3"/>
          <table:table-cell table:style-name="ce1" office:value-type="float" office:value="530699000000000" calcext:value-type="float">
            <text:p>5.31E+14</text:p>
          </table:table-cell>
          <table:table-cell office:value-type="float" office:value="530686000000000" calcext:value-type="float">
            <text:p>5.31E+14</text:p>
          </table:table-cell>
          <table:table-cell/>
          <table:table-cell table:style-name="ce1" office:value-type="float" office:value="530703000000000" calcext:value-type="float">
            <text:p>5.31E+1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1" office:value-type="float" office:value="180403000000000" calcext:value-type="float">
            <text:p>1.80E+14</text:p>
          </table:table-cell>
          <table:table-cell table:style-name="ce1" office:value-type="float" office:value="518501000000000" calcext:value-type="float">
            <text:p>5.19E+14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180397000000000" calcext:value-type="float">
            <text:p>1.80E+14</text:p>
          </table:table-cell>
          <table:table-cell table:style-name="ce1" office:value-type="float" office:value="518489000000000" calcext:value-type="float">
            <text:p>5.18E+14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180404000000000" calcext:value-type="float">
            <text:p>1.80E+14</text:p>
          </table:table-cell>
          <table:table-cell table:style-name="ce1" office:value-type="float" office:value="518505000000000" calcext:value-type="float">
            <text:p>5.19E+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/>
          <table:table-cell office:value-type="float" office:value="518489000000000" calcext:value-type="float">
            <text:p>5.18E+14</text:p>
          </table:table-cell>
          <table:table-cell/>
          <table:table-cell table:formula="of:=(1+[.A313])*[.C313]" office:value-type="float" office:value="2.3332005E+016" calcext:value-type="float">
            <text:p>2.3332005E+016</text:p>
          </table:table-cell>
          <table:table-cell table:formula="of:=[.E313]/[.$I$6]" office:value-type="float" office:value="1.33173544520548" calcext:value-type="float">
            <text:p>1.33173544520548</text:p>
          </table:table-cell>
          <table:table-cell table:number-columns-repeated="3"/>
          <table:table-cell table:style-name="ce1" office:value-type="float" office:value="518501000000000" calcext:value-type="float">
            <text:p>5.19E+14</text:p>
          </table:table-cell>
          <table:table-cell office:value-type="float" office:value="518489000000000" calcext:value-type="float">
            <text:p>5.18E+14</text:p>
          </table:table-cell>
          <table:table-cell/>
          <table:table-cell table:style-name="ce1" office:value-type="float" office:value="518505000000000" calcext:value-type="float">
            <text:p>5.19E+1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style-name="ce1" office:value-type="float" office:value="176432000000000" calcext:value-type="float">
            <text:p>1.76E+14</text:p>
          </table:table-cell>
          <table:table-cell table:style-name="ce1" office:value-type="float" office:value="506851000000000" calcext:value-type="float">
            <text:p>5.07E+14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176426000000000" calcext:value-type="float">
            <text:p>1.76E+14</text:p>
          </table:table-cell>
          <table:table-cell table:style-name="ce1" office:value-type="float" office:value="506839000000000" calcext:value-type="float">
            <text:p>5.07E+14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176434000000000" calcext:value-type="float">
            <text:p>1.76E+14</text:p>
          </table:table-cell>
          <table:table-cell table:style-name="ce1" office:value-type="float" office:value="506854000000000" calcext:value-type="float">
            <text:p>5.07E+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/>
          <table:table-cell office:value-type="float" office:value="506839000000000" calcext:value-type="float">
            <text:p>5.07E+14</text:p>
          </table:table-cell>
          <table:table-cell/>
          <table:table-cell table:formula="of:=(1+[.A314])*[.C314]" office:value-type="float" office:value="2.3314594E+016" calcext:value-type="float">
            <text:p>2.3314594E+016</text:p>
          </table:table-cell>
          <table:table-cell table:formula="of:=[.E314]/[.$I$6]" office:value-type="float" office:value="1.33074166666667" calcext:value-type="float">
            <text:p>1.33074166666667</text:p>
          </table:table-cell>
          <table:table-cell table:number-columns-repeated="3"/>
          <table:table-cell table:style-name="ce1" office:value-type="float" office:value="506851000000000" calcext:value-type="float">
            <text:p>5.07E+14</text:p>
          </table:table-cell>
          <table:table-cell office:value-type="float" office:value="506839000000000" calcext:value-type="float">
            <text:p>5.07E+14</text:p>
          </table:table-cell>
          <table:table-cell/>
          <table:table-cell table:style-name="ce1" office:value-type="float" office:value="506854000000000" calcext:value-type="float">
            <text:p>5.07E+1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1" office:value-type="float" office:value="172633000000000" calcext:value-type="float">
            <text:p>1.73E+14</text:p>
          </table:table-cell>
          <table:table-cell table:style-name="ce1" office:value-type="float" office:value="495709000000000" calcext:value-type="float">
            <text:p>4.96E+14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72627000000000" calcext:value-type="float">
            <text:p>1.73E+14</text:p>
          </table:table-cell>
          <table:table-cell table:style-name="ce1" office:value-type="float" office:value="495697000000000" calcext:value-type="float">
            <text:p>4.96E+14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72634000000000" calcext:value-type="float">
            <text:p>1.73E+14</text:p>
          </table:table-cell>
          <table:table-cell table:style-name="ce1" office:value-type="float" office:value="495712000000000" calcext:value-type="float">
            <text:p>4.96E+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/>
          <table:table-cell office:value-type="float" office:value="495697000000000" calcext:value-type="float">
            <text:p>4.96E+14</text:p>
          </table:table-cell>
          <table:table-cell/>
          <table:table-cell table:formula="of:=(1+[.A315])*[.C315]" office:value-type="float" office:value="2.3297759E+016" calcext:value-type="float">
            <text:p>2.3297759E+016</text:p>
          </table:table-cell>
          <table:table-cell table:formula="of:=[.E315]/[.$I$6]" office:value-type="float" office:value="1.32978076484018" calcext:value-type="float">
            <text:p>1.32978076484018</text:p>
          </table:table-cell>
          <table:table-cell table:number-columns-repeated="3"/>
          <table:table-cell table:style-name="ce1" office:value-type="float" office:value="495709000000000" calcext:value-type="float">
            <text:p>4.96E+14</text:p>
          </table:table-cell>
          <table:table-cell office:value-type="float" office:value="495697000000000" calcext:value-type="float">
            <text:p>4.96E+14</text:p>
          </table:table-cell>
          <table:table-cell/>
          <table:table-cell table:style-name="ce1" office:value-type="float" office:value="495712000000000" calcext:value-type="float">
            <text:p>4.96E+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ce1" office:value-type="float" office:value="168992000000000" calcext:value-type="float">
            <text:p>1.69E+14</text:p>
          </table:table-cell>
          <table:table-cell table:style-name="ce1" office:value-type="float" office:value="485040000000000" calcext:value-type="float">
            <text:p>4.85E+14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168986000000000" calcext:value-type="float">
            <text:p>1.69E+14</text:p>
          </table:table-cell>
          <table:table-cell table:style-name="ce1" office:value-type="float" office:value="485029000000000" calcext:value-type="float">
            <text:p>4.85E+14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168994000000000" calcext:value-type="float">
            <text:p>1.69E+14</text:p>
          </table:table-cell>
          <table:table-cell table:style-name="ce1" office:value-type="float" office:value="485044000000000" calcext:value-type="float">
            <text:p>4.85E+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/>
          <table:table-cell office:value-type="float" office:value="485029000000000" calcext:value-type="float">
            <text:p>4.85E+14</text:p>
          </table:table-cell>
          <table:table-cell/>
          <table:table-cell table:formula="of:=(1+[.A316])*[.C316]" office:value-type="float" office:value="2.3281392E+016" calcext:value-type="float">
            <text:p>2.3281392E+016</text:p>
          </table:table-cell>
          <table:table-cell table:formula="of:=[.E316]/[.$I$6]" office:value-type="float" office:value="1.32884657534247" calcext:value-type="float">
            <text:p>1.32884657534247</text:p>
          </table:table-cell>
          <table:table-cell table:number-columns-repeated="3"/>
          <table:table-cell table:style-name="ce1" office:value-type="float" office:value="485040000000000" calcext:value-type="float">
            <text:p>4.85E+14</text:p>
          </table:table-cell>
          <table:table-cell office:value-type="float" office:value="485029000000000" calcext:value-type="float">
            <text:p>4.85E+14</text:p>
          </table:table-cell>
          <table:table-cell/>
          <table:table-cell table:style-name="ce1" office:value-type="float" office:value="485044000000000" calcext:value-type="float">
            <text:p>4.85E+1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style-name="ce1" office:value-type="float" office:value="165500000000000" calcext:value-type="float">
            <text:p>1.66E+14</text:p>
          </table:table-cell>
          <table:table-cell table:style-name="ce1" office:value-type="float" office:value="474813000000000" calcext:value-type="float">
            <text:p>4.75E+14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65495000000000" calcext:value-type="float">
            <text:p>1.65E+14</text:p>
          </table:table-cell>
          <table:table-cell table:style-name="ce1" office:value-type="float" office:value="474802000000000" calcext:value-type="float">
            <text:p>4.75E+14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65502000000000" calcext:value-type="float">
            <text:p>1.66E+14</text:p>
          </table:table-cell>
          <table:table-cell table:style-name="ce1" office:value-type="float" office:value="474816000000000" calcext:value-type="float">
            <text:p>4.75E+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/>
          <table:table-cell office:value-type="float" office:value="474802000000000" calcext:value-type="float">
            <text:p>4.75E+14</text:p>
          </table:table-cell>
          <table:table-cell/>
          <table:table-cell table:formula="of:=(1+[.A317])*[.C317]" office:value-type="float" office:value="2.3265298E+016" calcext:value-type="float">
            <text:p>2.3265298E+016</text:p>
          </table:table-cell>
          <table:table-cell table:formula="of:=[.E317]/[.$I$6]" office:value-type="float" office:value="1.32792796803653" calcext:value-type="float">
            <text:p>1.32792796803653</text:p>
          </table:table-cell>
          <table:table-cell table:number-columns-repeated="3"/>
          <table:table-cell table:style-name="ce1" office:value-type="float" office:value="474813000000000" calcext:value-type="float">
            <text:p>4.75E+14</text:p>
          </table:table-cell>
          <table:table-cell office:value-type="float" office:value="474802000000000" calcext:value-type="float">
            <text:p>4.75E+14</text:p>
          </table:table-cell>
          <table:table-cell/>
          <table:table-cell table:style-name="ce1" office:value-type="float" office:value="474816000000000" calcext:value-type="float">
            <text:p>4.75E+1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" office:value-type="float" office:value="162148000000000" calcext:value-type="float">
            <text:p>1.62E+14</text:p>
          </table:table-cell>
          <table:table-cell table:style-name="ce1" office:value-type="float" office:value="464996000000000" calcext:value-type="float">
            <text:p>4.65E+14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162143000000000" calcext:value-type="float">
            <text:p>1.62E+14</text:p>
          </table:table-cell>
          <table:table-cell table:style-name="ce1" office:value-type="float" office:value="464985000000000" calcext:value-type="float">
            <text:p>4.65E+14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162149000000000" calcext:value-type="float">
            <text:p>1.62E+14</text:p>
          </table:table-cell>
          <table:table-cell table:style-name="ce1" office:value-type="float" office:value="464999000000000" calcext:value-type="float">
            <text:p>4.65E+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/>
          <table:table-cell office:value-type="float" office:value="464985000000000" calcext:value-type="float">
            <text:p>4.65E+14</text:p>
          </table:table-cell>
          <table:table-cell/>
          <table:table-cell table:formula="of:=(1+[.A318])*[.C318]" office:value-type="float" office:value="2.324925E+016" calcext:value-type="float">
            <text:p>2.324925E+016</text:p>
          </table:table-cell>
          <table:table-cell table:formula="of:=[.E318]/[.$I$6]" office:value-type="float" office:value="1.32701198630137" calcext:value-type="float">
            <text:p>1.32701198630137</text:p>
          </table:table-cell>
          <table:table-cell table:number-columns-repeated="3"/>
          <table:table-cell table:style-name="ce1" office:value-type="float" office:value="464996000000000" calcext:value-type="float">
            <text:p>4.65E+14</text:p>
          </table:table-cell>
          <table:table-cell office:value-type="float" office:value="464985000000000" calcext:value-type="float">
            <text:p>4.65E+14</text:p>
          </table:table-cell>
          <table:table-cell/>
          <table:table-cell table:style-name="ce1" office:value-type="float" office:value="464999000000000" calcext:value-type="float">
            <text:p>4.65E+1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1" office:value-type="float" office:value="158926000000000" calcext:value-type="float">
            <text:p>1.59E+14</text:p>
          </table:table-cell>
          <table:table-cell table:style-name="ce1" office:value-type="float" office:value="455564000000000" calcext:value-type="float">
            <text:p>4.56E+14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158921000000000" calcext:value-type="float">
            <text:p>1.59E+14</text:p>
          </table:table-cell>
          <table:table-cell table:style-name="ce1" office:value-type="float" office:value="455554000000000" calcext:value-type="float">
            <text:p>4.56E+14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158928000000000" calcext:value-type="float">
            <text:p>1.59E+14</text:p>
          </table:table-cell>
          <table:table-cell table:style-name="ce1" office:value-type="float" office:value="455567000000000" calcext:value-type="float">
            <text:p>4.56E+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/>
          <table:table-cell office:value-type="float" office:value="455554000000000" calcext:value-type="float">
            <text:p>4.56E+14</text:p>
          </table:table-cell>
          <table:table-cell/>
          <table:table-cell table:formula="of:=(1+[.A319])*[.C319]" office:value-type="float" office:value="2.3233254E+016" calcext:value-type="float">
            <text:p>2.3233254E+016</text:p>
          </table:table-cell>
          <table:table-cell table:formula="of:=[.E319]/[.$I$6]" office:value-type="float" office:value="1.32609897260274" calcext:value-type="float">
            <text:p>1.32609897260274</text:p>
          </table:table-cell>
          <table:table-cell table:number-columns-repeated="3"/>
          <table:table-cell table:style-name="ce1" office:value-type="float" office:value="455564000000000" calcext:value-type="float">
            <text:p>4.56E+14</text:p>
          </table:table-cell>
          <table:table-cell office:value-type="float" office:value="455554000000000" calcext:value-type="float">
            <text:p>4.56E+14</text:p>
          </table:table-cell>
          <table:table-cell/>
          <table:table-cell table:style-name="ce1" office:value-type="float" office:value="455567000000000" calcext:value-type="float">
            <text:p>4.56E+1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1" office:value-type="float" office:value="155827000000000" calcext:value-type="float">
            <text:p>1.56E+14</text:p>
          </table:table-cell>
          <table:table-cell table:style-name="ce1" office:value-type="float" office:value="446492000000000" calcext:value-type="float">
            <text:p>4.46E+1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55822000000000" calcext:value-type="float">
            <text:p>1.56E+14</text:p>
          </table:table-cell>
          <table:table-cell table:style-name="ce1" office:value-type="float" office:value="446482000000000" calcext:value-type="float">
            <text:p>4.46E+1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55829000000000" calcext:value-type="float">
            <text:p>1.56E+14</text:p>
          </table:table-cell>
          <table:table-cell table:style-name="ce1" office:value-type="float" office:value="446495000000000" calcext:value-type="float">
            <text:p>4.46E+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/>
          <table:table-cell office:value-type="float" office:value="446482000000000" calcext:value-type="float">
            <text:p>4.46E+14</text:p>
          </table:table-cell>
          <table:table-cell/>
          <table:table-cell table:formula="of:=(1+[.A320])*[.C320]" office:value-type="float" office:value="2.3217064E+016" calcext:value-type="float">
            <text:p>2.3217064E+016</text:p>
          </table:table-cell>
          <table:table-cell table:formula="of:=[.E320]/[.$I$6]" office:value-type="float" office:value="1.32517488584475" calcext:value-type="float">
            <text:p>1.32517488584475</text:p>
          </table:table-cell>
          <table:table-cell table:number-columns-repeated="3"/>
          <table:table-cell table:style-name="ce1" office:value-type="float" office:value="446492000000000" calcext:value-type="float">
            <text:p>4.46E+14</text:p>
          </table:table-cell>
          <table:table-cell office:value-type="float" office:value="446482000000000" calcext:value-type="float">
            <text:p>4.46E+14</text:p>
          </table:table-cell>
          <table:table-cell/>
          <table:table-cell table:style-name="ce1" office:value-type="float" office:value="446495000000000" calcext:value-type="float">
            <text:p>4.46E+1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style-name="ce1" office:value-type="float" office:value="152844000000000" calcext:value-type="float">
            <text:p>1.53E+14</text:p>
          </table:table-cell>
          <table:table-cell table:style-name="ce1" office:value-type="float" office:value="437758000000000" calcext:value-type="float">
            <text:p>4.38E+14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52839000000000" calcext:value-type="float">
            <text:p>1.53E+14</text:p>
          </table:table-cell>
          <table:table-cell table:style-name="ce1" office:value-type="float" office:value="437748000000000" calcext:value-type="float">
            <text:p>4.38E+14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52845000000000" calcext:value-type="float">
            <text:p>1.53E+14</text:p>
          </table:table-cell>
          <table:table-cell table:style-name="ce1" office:value-type="float" office:value="437761000000000" calcext:value-type="float">
            <text:p>4.38E+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/>
          <table:table-cell office:value-type="float" office:value="437748000000000" calcext:value-type="float">
            <text:p>4.38E+14</text:p>
          </table:table-cell>
          <table:table-cell/>
          <table:table-cell table:formula="of:=(1+[.A321])*[.C321]" office:value-type="float" office:value="2.3200644E+016" calcext:value-type="float">
            <text:p>2.3200644E+016</text:p>
          </table:table-cell>
          <table:table-cell table:formula="of:=[.E321]/[.$I$6]" office:value-type="float" office:value="1.32423767123288" calcext:value-type="float">
            <text:p>1.32423767123288</text:p>
          </table:table-cell>
          <table:table-cell table:number-columns-repeated="3"/>
          <table:table-cell table:style-name="ce1" office:value-type="float" office:value="437758000000000" calcext:value-type="float">
            <text:p>4.38E+14</text:p>
          </table:table-cell>
          <table:table-cell office:value-type="float" office:value="437748000000000" calcext:value-type="float">
            <text:p>4.38E+14</text:p>
          </table:table-cell>
          <table:table-cell/>
          <table:table-cell table:style-name="ce1" office:value-type="float" office:value="437761000000000" calcext:value-type="float">
            <text:p>4.38E+1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style-name="ce1" office:value-type="float" office:value="149969000000000" calcext:value-type="float">
            <text:p>1.50E+14</text:p>
          </table:table-cell>
          <table:table-cell table:style-name="ce1" office:value-type="float" office:value="429341000000000" calcext:value-type="float">
            <text:p>4.29E+14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49964000000000" calcext:value-type="float">
            <text:p>1.50E+14</text:p>
          </table:table-cell>
          <table:table-cell table:style-name="ce1" office:value-type="float" office:value="429332000000000" calcext:value-type="float">
            <text:p>4.29E+14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49970000000000" calcext:value-type="float">
            <text:p>1.50E+14</text:p>
          </table:table-cell>
          <table:table-cell table:style-name="ce1" office:value-type="float" office:value="429344000000000" calcext:value-type="float">
            <text:p>4.29E+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/>
          <table:table-cell office:value-type="float" office:value="429332000000000" calcext:value-type="float">
            <text:p>4.29E+14</text:p>
          </table:table-cell>
          <table:table-cell/>
          <table:table-cell table:formula="of:=(1+[.A322])*[.C322]" office:value-type="float" office:value="2.3183928E+016" calcext:value-type="float">
            <text:p>2.3183928E+016</text:p>
          </table:table-cell>
          <table:table-cell table:formula="of:=[.E322]/[.$I$6]" office:value-type="float" office:value="1.32328356164384" calcext:value-type="float">
            <text:p>1.32328356164384</text:p>
          </table:table-cell>
          <table:table-cell table:number-columns-repeated="3"/>
          <table:table-cell table:style-name="ce1" office:value-type="float" office:value="429341000000000" calcext:value-type="float">
            <text:p>4.29E+14</text:p>
          </table:table-cell>
          <table:table-cell office:value-type="float" office:value="429332000000000" calcext:value-type="float">
            <text:p>4.29E+14</text:p>
          </table:table-cell>
          <table:table-cell/>
          <table:table-cell table:style-name="ce1" office:value-type="float" office:value="429344000000000" calcext:value-type="float">
            <text:p>4.29E+1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style-name="ce1" office:value-type="float" office:value="147197000000000" calcext:value-type="float">
            <text:p>1.47E+14</text:p>
          </table:table-cell>
          <table:table-cell table:style-name="ce1" office:value-type="float" office:value="421223000000000" calcext:value-type="float">
            <text:p>4.21E+14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47192000000000" calcext:value-type="float">
            <text:p>1.47E+14</text:p>
          </table:table-cell>
          <table:table-cell table:style-name="ce1" office:value-type="float" office:value="421214000000000" calcext:value-type="float">
            <text:p>4.21E+14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47198000000000" calcext:value-type="float">
            <text:p>1.47E+14</text:p>
          </table:table-cell>
          <table:table-cell table:style-name="ce1" office:value-type="float" office:value="421226000000000" calcext:value-type="float">
            <text:p>4.21E+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/>
          <table:table-cell office:value-type="float" office:value="421214000000000" calcext:value-type="float">
            <text:p>4.21E+14</text:p>
          </table:table-cell>
          <table:table-cell/>
          <table:table-cell table:formula="of:=(1+[.A323])*[.C323]" office:value-type="float" office:value="2.316677E+016" calcext:value-type="float">
            <text:p>2.316677E+016</text:p>
          </table:table-cell>
          <table:table-cell table:formula="of:=[.E323]/[.$I$6]" office:value-type="float" office:value="1.32230422374429" calcext:value-type="float">
            <text:p>1.32230422374429</text:p>
          </table:table-cell>
          <table:table-cell table:number-columns-repeated="3"/>
          <table:table-cell table:style-name="ce1" office:value-type="float" office:value="421223000000000" calcext:value-type="float">
            <text:p>4.21E+14</text:p>
          </table:table-cell>
          <table:table-cell office:value-type="float" office:value="421214000000000" calcext:value-type="float">
            <text:p>4.21E+14</text:p>
          </table:table-cell>
          <table:table-cell/>
          <table:table-cell table:style-name="ce1" office:value-type="float" office:value="421226000000000" calcext:value-type="float">
            <text:p>4.21E+1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1" office:value-type="float" office:value="144521000000000" calcext:value-type="float">
            <text:p>1.45E+14</text:p>
          </table:table-cell>
          <table:table-cell table:style-name="ce1" office:value-type="float" office:value="413387000000000" calcext:value-type="float">
            <text:p>4.13E+14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144517000000000" calcext:value-type="float">
            <text:p>1.45E+14</text:p>
          </table:table-cell>
          <table:table-cell table:style-name="ce1" office:value-type="float" office:value="413378000000000" calcext:value-type="float">
            <text:p>4.13E+14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144523000000000" calcext:value-type="float">
            <text:p>1.45E+14</text:p>
          </table:table-cell>
          <table:table-cell table:style-name="ce1" office:value-type="float" office:value="413390000000000" calcext:value-type="float">
            <text:p>4.13E+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/>
          <table:table-cell office:value-type="float" office:value="413378000000000" calcext:value-type="float">
            <text:p>4.13E+14</text:p>
          </table:table-cell>
          <table:table-cell/>
          <table:table-cell table:formula="of:=(1+[.A324])*[.C324]" office:value-type="float" office:value="2.3149168E+016" calcext:value-type="float">
            <text:p>2.3149168E+016</text:p>
          </table:table-cell>
          <table:table-cell table:formula="of:=[.E324]/[.$I$6]" office:value-type="float" office:value="1.321299543379" calcext:value-type="float">
            <text:p>1.321299543379</text:p>
          </table:table-cell>
          <table:table-cell table:number-columns-repeated="3"/>
          <table:table-cell table:style-name="ce1" office:value-type="float" office:value="413387000000000" calcext:value-type="float">
            <text:p>4.13E+14</text:p>
          </table:table-cell>
          <table:table-cell office:value-type="float" office:value="413378000000000" calcext:value-type="float">
            <text:p>4.13E+14</text:p>
          </table:table-cell>
          <table:table-cell/>
          <table:table-cell table:style-name="ce1" office:value-type="float" office:value="413390000000000" calcext:value-type="float">
            <text:p>4.13E+1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1" office:value-type="float" office:value="141938000000000" calcext:value-type="float">
            <text:p>1.42E+14</text:p>
          </table:table-cell>
          <table:table-cell table:style-name="ce1" office:value-type="float" office:value="405817000000000" calcext:value-type="float">
            <text:p>4.06E+14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141933000000000" calcext:value-type="float">
            <text:p>1.42E+14</text:p>
          </table:table-cell>
          <table:table-cell table:style-name="ce1" office:value-type="float" office:value="405808000000000" calcext:value-type="float">
            <text:p>4.06E+14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141939000000000" calcext:value-type="float">
            <text:p>1.42E+14</text:p>
          </table:table-cell>
          <table:table-cell table:style-name="ce1" office:value-type="float" office:value="405819000000000" calcext:value-type="float">
            <text:p>4.06E+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/>
          <table:table-cell office:value-type="float" office:value="405808000000000" calcext:value-type="float">
            <text:p>4.06E+14</text:p>
          </table:table-cell>
          <table:table-cell/>
          <table:table-cell table:formula="of:=(1+[.A325])*[.C325]" office:value-type="float" office:value="2.3131056E+016" calcext:value-type="float">
            <text:p>2.3131056E+016</text:p>
          </table:table-cell>
          <table:table-cell table:formula="of:=[.E325]/[.$I$6]" office:value-type="float" office:value="1.32026575342466" calcext:value-type="float">
            <text:p>1.32026575342466</text:p>
          </table:table-cell>
          <table:table-cell table:number-columns-repeated="3"/>
          <table:table-cell table:style-name="ce1" office:value-type="float" office:value="405817000000000" calcext:value-type="float">
            <text:p>4.06E+14</text:p>
          </table:table-cell>
          <table:table-cell office:value-type="float" office:value="405808000000000" calcext:value-type="float">
            <text:p>4.06E+14</text:p>
          </table:table-cell>
          <table:table-cell/>
          <table:table-cell table:style-name="ce1" office:value-type="float" office:value="405819000000000" calcext:value-type="float">
            <text:p>4.06E+1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" office:value-type="float" office:value="139440000000000" calcext:value-type="float">
            <text:p>1.39E+14</text:p>
          </table:table-cell>
          <table:table-cell table:style-name="ce1" office:value-type="float" office:value="398498000000000" calcext:value-type="float">
            <text:p>3.98E+14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139436000000000" calcext:value-type="float">
            <text:p>1.39E+14</text:p>
          </table:table-cell>
          <table:table-cell table:style-name="ce1" office:value-type="float" office:value="398489000000000" calcext:value-type="float">
            <text:p>3.98E+14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139442000000000" calcext:value-type="float">
            <text:p>1.39E+14</text:p>
          </table:table-cell>
          <table:table-cell table:style-name="ce1" office:value-type="float" office:value="398500000000000" calcext:value-type="float">
            <text:p>3.99E+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/>
          <table:table-cell office:value-type="float" office:value="398489000000000" calcext:value-type="float">
            <text:p>3.98E+14</text:p>
          </table:table-cell>
          <table:table-cell/>
          <table:table-cell table:formula="of:=(1+[.A326])*[.C326]" office:value-type="float" office:value="2.3112362E+016" calcext:value-type="float">
            <text:p>2.3112362E+016</text:p>
          </table:table-cell>
          <table:table-cell table:formula="of:=[.E326]/[.$I$6]" office:value-type="float" office:value="1.31919874429224" calcext:value-type="float">
            <text:p>1.31919874429224</text:p>
          </table:table-cell>
          <table:table-cell table:number-columns-repeated="3"/>
          <table:table-cell table:style-name="ce1" office:value-type="float" office:value="398498000000000" calcext:value-type="float">
            <text:p>3.98E+14</text:p>
          </table:table-cell>
          <table:table-cell office:value-type="float" office:value="398489000000000" calcext:value-type="float">
            <text:p>3.98E+14</text:p>
          </table:table-cell>
          <table:table-cell/>
          <table:table-cell table:style-name="ce1" office:value-type="float" office:value="398500000000000" calcext:value-type="float">
            <text:p>3.99E+1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style-name="ce1" office:value-type="float" office:value="137025000000000" calcext:value-type="float">
            <text:p>1.37E+14</text:p>
          </table:table-cell>
          <table:table-cell table:style-name="ce1" office:value-type="float" office:value="391416000000000" calcext:value-type="float">
            <text:p>3.91E+14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37021000000000" calcext:value-type="float">
            <text:p>1.37E+14</text:p>
          </table:table-cell>
          <table:table-cell table:style-name="ce1" office:value-type="float" office:value="391408000000000" calcext:value-type="float">
            <text:p>3.91E+14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37026000000000" calcext:value-type="float">
            <text:p>1.37E+14</text:p>
          </table:table-cell>
          <table:table-cell table:style-name="ce1" office:value-type="float" office:value="391418000000000" calcext:value-type="float">
            <text:p>3.91E+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/>
          <table:table-cell office:value-type="float" office:value="391408000000000" calcext:value-type="float">
            <text:p>3.91E+14</text:p>
          </table:table-cell>
          <table:table-cell/>
          <table:table-cell table:formula="of:=(1+[.A327])*[.C327]" office:value-type="float" office:value="2.3093072E+016" calcext:value-type="float">
            <text:p>2.3093072E+016</text:p>
          </table:table-cell>
          <table:table-cell table:formula="of:=[.E327]/[.$I$6]" office:value-type="float" office:value="1.31809771689498" calcext:value-type="float">
            <text:p>1.31809771689498</text:p>
          </table:table-cell>
          <table:table-cell table:number-columns-repeated="3"/>
          <table:table-cell table:style-name="ce1" office:value-type="float" office:value="391416000000000" calcext:value-type="float">
            <text:p>3.91E+14</text:p>
          </table:table-cell>
          <table:table-cell office:value-type="float" office:value="391408000000000" calcext:value-type="float">
            <text:p>3.91E+14</text:p>
          </table:table-cell>
          <table:table-cell/>
          <table:table-cell table:style-name="ce1" office:value-type="float" office:value="391418000000000" calcext:value-type="float">
            <text:p>3.91E+1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1" office:value-type="float" office:value="134688000000000" calcext:value-type="float">
            <text:p>1.35E+14</text:p>
          </table:table-cell>
          <table:table-cell table:style-name="ce1" office:value-type="float" office:value="384560000000000" calcext:value-type="float">
            <text:p>3.85E+14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34684000000000" calcext:value-type="float">
            <text:p>1.35E+14</text:p>
          </table:table-cell>
          <table:table-cell table:style-name="ce1" office:value-type="float" office:value="384552000000000" calcext:value-type="float">
            <text:p>3.85E+14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34689000000000" calcext:value-type="float">
            <text:p>1.35E+14</text:p>
          </table:table-cell>
          <table:table-cell table:style-name="ce1" office:value-type="float" office:value="384562000000000" calcext:value-type="float">
            <text:p>3.85E+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/>
          <table:table-cell office:value-type="float" office:value="384552000000000" calcext:value-type="float">
            <text:p>3.85E+14</text:p>
          </table:table-cell>
          <table:table-cell/>
          <table:table-cell table:formula="of:=(1+[.A328])*[.C328]" office:value-type="float" office:value="2.307312E+016" calcext:value-type="float">
            <text:p>2.307312E+016</text:p>
          </table:table-cell>
          <table:table-cell table:formula="of:=[.E328]/[.$I$6]" office:value-type="float" office:value="1.31695890410959" calcext:value-type="float">
            <text:p>1.31695890410959</text:p>
          </table:table-cell>
          <table:table-cell table:number-columns-repeated="3"/>
          <table:table-cell table:style-name="ce1" office:value-type="float" office:value="384560000000000" calcext:value-type="float">
            <text:p>3.85E+14</text:p>
          </table:table-cell>
          <table:table-cell office:value-type="float" office:value="384552000000000" calcext:value-type="float">
            <text:p>3.85E+14</text:p>
          </table:table-cell>
          <table:table-cell/>
          <table:table-cell table:style-name="ce1" office:value-type="float" office:value="384562000000000" calcext:value-type="float">
            <text:p>3.85E+1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style-name="ce1" office:value-type="float" office:value="132425000000000" calcext:value-type="float">
            <text:p>1.32E+14</text:p>
          </table:table-cell>
          <table:table-cell table:style-name="ce1" office:value-type="float" office:value="377918000000000" calcext:value-type="float">
            <text:p>3.78E+14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32421000000000" calcext:value-type="float">
            <text:p>1.32E+14</text:p>
          </table:table-cell>
          <table:table-cell table:style-name="ce1" office:value-type="float" office:value="377911000000000" calcext:value-type="float">
            <text:p>3.78E+14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32426000000000" calcext:value-type="float">
            <text:p>1.32E+14</text:p>
          </table:table-cell>
          <table:table-cell table:style-name="ce1" office:value-type="float" office:value="377920000000000" calcext:value-type="float">
            <text:p>3.78E+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/>
          <table:table-cell office:value-type="float" office:value="377911000000000" calcext:value-type="float">
            <text:p>3.78E+14</text:p>
          </table:table-cell>
          <table:table-cell/>
          <table:table-cell table:formula="of:=(1+[.A329])*[.C329]" office:value-type="float" office:value="2.3052571E+016" calcext:value-type="float">
            <text:p>2.3052571E+016</text:p>
          </table:table-cell>
          <table:table-cell table:formula="of:=[.E329]/[.$I$6]" office:value-type="float" office:value="1.31578601598174" calcext:value-type="float">
            <text:p>1.31578601598174</text:p>
          </table:table-cell>
          <table:table-cell table:number-columns-repeated="3"/>
          <table:table-cell table:style-name="ce1" office:value-type="float" office:value="377918000000000" calcext:value-type="float">
            <text:p>3.78E+14</text:p>
          </table:table-cell>
          <table:table-cell office:value-type="float" office:value="377911000000000" calcext:value-type="float">
            <text:p>3.78E+14</text:p>
          </table:table-cell>
          <table:table-cell/>
          <table:table-cell table:style-name="ce1" office:value-type="float" office:value="377920000000000" calcext:value-type="float">
            <text:p>3.78E+1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1" office:value-type="float" office:value="130232000000000" calcext:value-type="float">
            <text:p>1.30E+14</text:p>
          </table:table-cell>
          <table:table-cell table:style-name="ce1" office:value-type="float" office:value="371480000000000" calcext:value-type="float">
            <text:p>3.71E+1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30228000000000" calcext:value-type="float">
            <text:p>1.30E+14</text:p>
          </table:table-cell>
          <table:table-cell table:style-name="ce1" office:value-type="float" office:value="371472000000000" calcext:value-type="float">
            <text:p>3.71E+1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30234000000000" calcext:value-type="float">
            <text:p>1.30E+14</text:p>
          </table:table-cell>
          <table:table-cell table:style-name="ce1" office:value-type="float" office:value="371482000000000" calcext:value-type="float">
            <text:p>3.71E+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371472000000000" calcext:value-type="float">
            <text:p>3.71E+14</text:p>
          </table:table-cell>
          <table:table-cell/>
          <table:table-cell table:formula="of:=(1+[.A330])*[.C330]" office:value-type="float" office:value="2.3031264E+016" calcext:value-type="float">
            <text:p>2.3031264E+016</text:p>
          </table:table-cell>
          <table:table-cell table:formula="of:=[.E330]/[.$I$6]" office:value-type="float" office:value="1.3145698630137" calcext:value-type="float">
            <text:p>1.3145698630137</text:p>
          </table:table-cell>
          <table:table-cell table:number-columns-repeated="3"/>
          <table:table-cell table:style-name="ce1" office:value-type="float" office:value="371480000000000" calcext:value-type="float">
            <text:p>3.71E+14</text:p>
          </table:table-cell>
          <table:table-cell office:value-type="float" office:value="371472000000000" calcext:value-type="float">
            <text:p>3.71E+14</text:p>
          </table:table-cell>
          <table:table-cell/>
          <table:table-cell table:style-name="ce1" office:value-type="float" office:value="371482000000000" calcext:value-type="float">
            <text:p>3.71E+1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style-name="ce1" office:value-type="float" office:value="128107000000000" calcext:value-type="float">
            <text:p>1.28E+14</text:p>
          </table:table-cell>
          <table:table-cell table:style-name="ce1" office:value-type="float" office:value="365234000000000" calcext:value-type="float">
            <text:p>3.65E+14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128103000000000" calcext:value-type="float">
            <text:p>1.28E+14</text:p>
          </table:table-cell>
          <table:table-cell table:style-name="ce1" office:value-type="float" office:value="365227000000000" calcext:value-type="float">
            <text:p>3.65E+14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128108000000000" calcext:value-type="float">
            <text:p>1.28E+14</text:p>
          </table:table-cell>
          <table:table-cell table:style-name="ce1" office:value-type="float" office:value="365236000000000" calcext:value-type="float">
            <text:p>3.65E+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/>
          <table:table-cell office:value-type="float" office:value="365227000000000" calcext:value-type="float">
            <text:p>3.65E+14</text:p>
          </table:table-cell>
          <table:table-cell/>
          <table:table-cell table:formula="of:=(1+[.A331])*[.C331]" office:value-type="float" office:value="2.3009301E+016" calcext:value-type="float">
            <text:p>2.3009301E+016</text:p>
          </table:table-cell>
          <table:table-cell table:formula="of:=[.E331]/[.$I$6]" office:value-type="float" office:value="1.31331626712329" calcext:value-type="float">
            <text:p>1.31331626712329</text:p>
          </table:table-cell>
          <table:table-cell table:number-columns-repeated="3"/>
          <table:table-cell table:style-name="ce1" office:value-type="float" office:value="365234000000000" calcext:value-type="float">
            <text:p>3.65E+14</text:p>
          </table:table-cell>
          <table:table-cell office:value-type="float" office:value="365227000000000" calcext:value-type="float">
            <text:p>3.65E+14</text:p>
          </table:table-cell>
          <table:table-cell/>
          <table:table-cell table:style-name="ce1" office:value-type="float" office:value="365236000000000" calcext:value-type="float">
            <text:p>3.65E+1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style-name="ce1" office:value-type="float" office:value="126045000000000" calcext:value-type="float">
            <text:p>1.26E+14</text:p>
          </table:table-cell>
          <table:table-cell table:style-name="ce1" office:value-type="float" office:value="359173000000000" calcext:value-type="float">
            <text:p>3.59E+1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126041000000000" calcext:value-type="float">
            <text:p>1.26E+14</text:p>
          </table:table-cell>
          <table:table-cell table:style-name="ce1" office:value-type="float" office:value="359166000000000" calcext:value-type="float">
            <text:p>3.59E+1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126046000000000" calcext:value-type="float">
            <text:p>1.26E+14</text:p>
          </table:table-cell>
          <table:table-cell table:style-name="ce1" office:value-type="float" office:value="359175000000000" calcext:value-type="float">
            <text:p>3.59E+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/>
          <table:table-cell office:value-type="float" office:value="359166000000000" calcext:value-type="float">
            <text:p>3.59E+14</text:p>
          </table:table-cell>
          <table:table-cell/>
          <table:table-cell table:formula="of:=(1+[.A332])*[.C332]" office:value-type="float" office:value="2.2986624E+016" calcext:value-type="float">
            <text:p>2.2986624E+016</text:p>
          </table:table-cell>
          <table:table-cell table:formula="of:=[.E332]/[.$I$6]" office:value-type="float" office:value="1.31202191780822" calcext:value-type="float">
            <text:p>1.31202191780822</text:p>
          </table:table-cell>
          <table:table-cell table:number-columns-repeated="3"/>
          <table:table-cell table:style-name="ce1" office:value-type="float" office:value="359173000000000" calcext:value-type="float">
            <text:p>3.59E+14</text:p>
          </table:table-cell>
          <table:table-cell office:value-type="float" office:value="359166000000000" calcext:value-type="float">
            <text:p>3.59E+14</text:p>
          </table:table-cell>
          <table:table-cell/>
          <table:table-cell table:style-name="ce1" office:value-type="float" office:value="359175000000000" calcext:value-type="float">
            <text:p>3.59E+1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style-name="ce1" office:value-type="float" office:value="124044000000000" calcext:value-type="float">
            <text:p>1.24E+14</text:p>
          </table:table-cell>
          <table:table-cell table:style-name="ce1" office:value-type="float" office:value="353288000000000" calcext:value-type="float">
            <text:p>3.53E+14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24041000000000" calcext:value-type="float">
            <text:p>1.24E+14</text:p>
          </table:table-cell>
          <table:table-cell table:style-name="ce1" office:value-type="float" office:value="353281000000000" calcext:value-type="float">
            <text:p>3.53E+14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24046000000000" calcext:value-type="float">
            <text:p>1.24E+14</text:p>
          </table:table-cell>
          <table:table-cell table:style-name="ce1" office:value-type="float" office:value="353290000000000" calcext:value-type="float">
            <text:p>3.53E+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/>
          <table:table-cell office:value-type="float" office:value="353281000000000" calcext:value-type="float">
            <text:p>3.53E+14</text:p>
          </table:table-cell>
          <table:table-cell/>
          <table:table-cell table:formula="of:=(1+[.A333])*[.C333]" office:value-type="float" office:value="2.2963265E+016" calcext:value-type="float">
            <text:p>2.2963265E+016</text:p>
          </table:table-cell>
          <table:table-cell table:formula="of:=[.E333]/[.$I$6]" office:value-type="float" office:value="1.31068864155251" calcext:value-type="float">
            <text:p>1.31068864155251</text:p>
          </table:table-cell>
          <table:table-cell table:number-columns-repeated="3"/>
          <table:table-cell table:style-name="ce1" office:value-type="float" office:value="353288000000000" calcext:value-type="float">
            <text:p>3.53E+14</text:p>
          </table:table-cell>
          <table:table-cell office:value-type="float" office:value="353281000000000" calcext:value-type="float">
            <text:p>3.53E+14</text:p>
          </table:table-cell>
          <table:table-cell/>
          <table:table-cell table:style-name="ce1" office:value-type="float" office:value="353290000000000" calcext:value-type="float">
            <text:p>3.53E+1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" office:value-type="float" office:value="122102000000000" calcext:value-type="float">
            <text:p>1.22E+14</text:p>
          </table:table-cell>
          <table:table-cell table:style-name="ce1" office:value-type="float" office:value="347570000000000" calcext:value-type="float">
            <text:p>3.48E+14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22098000000000" calcext:value-type="float">
            <text:p>1.22E+14</text:p>
          </table:table-cell>
          <table:table-cell table:style-name="ce1" office:value-type="float" office:value="347564000000000" calcext:value-type="float">
            <text:p>3.48E+14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22103000000000" calcext:value-type="float">
            <text:p>1.22E+14</text:p>
          </table:table-cell>
          <table:table-cell table:style-name="ce1" office:value-type="float" office:value="347572000000000" calcext:value-type="float">
            <text:p>3.48E+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/>
          <table:table-cell office:value-type="float" office:value="347564000000000" calcext:value-type="float">
            <text:p>3.48E+14</text:p>
          </table:table-cell>
          <table:table-cell/>
          <table:table-cell table:formula="of:=(1+[.A334])*[.C334]" office:value-type="float" office:value="2.2939224E+016" calcext:value-type="float">
            <text:p>2.2939224E+016</text:p>
          </table:table-cell>
          <table:table-cell table:formula="of:=[.E334]/[.$I$6]" office:value-type="float" office:value="1.30931643835616" calcext:value-type="float">
            <text:p>1.30931643835616</text:p>
          </table:table-cell>
          <table:table-cell table:number-columns-repeated="3"/>
          <table:table-cell table:style-name="ce1" office:value-type="float" office:value="347570000000000" calcext:value-type="float">
            <text:p>3.48E+14</text:p>
          </table:table-cell>
          <table:table-cell office:value-type="float" office:value="347564000000000" calcext:value-type="float">
            <text:p>3.48E+14</text:p>
          </table:table-cell>
          <table:table-cell/>
          <table:table-cell table:style-name="ce1" office:value-type="float" office:value="347572000000000" calcext:value-type="float">
            <text:p>3.48E+1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style-name="ce1" office:value-type="float" office:value="120215000000000" calcext:value-type="float">
            <text:p>1.20E+14</text:p>
          </table:table-cell>
          <table:table-cell table:style-name="ce1" office:value-type="float" office:value="342013000000000" calcext:value-type="float">
            <text:p>3.42E+14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120211000000000" calcext:value-type="float">
            <text:p>1.20E+14</text:p>
          </table:table-cell>
          <table:table-cell table:style-name="ce1" office:value-type="float" office:value="342006000000000" calcext:value-type="float">
            <text:p>3.42E+14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120216000000000" calcext:value-type="float">
            <text:p>1.20E+14</text:p>
          </table:table-cell>
          <table:table-cell table:style-name="ce1" office:value-type="float" office:value="342015000000000" calcext:value-type="float">
            <text:p>3.42E+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/>
          <table:table-cell office:value-type="float" office:value="342006000000000" calcext:value-type="float">
            <text:p>3.42E+14</text:p>
          </table:table-cell>
          <table:table-cell/>
          <table:table-cell table:formula="of:=(1+[.A335])*[.C335]" office:value-type="float" office:value="2.2914402E+016" calcext:value-type="float">
            <text:p>2.2914402E+016</text:p>
          </table:table-cell>
          <table:table-cell table:formula="of:=[.E335]/[.$I$6]" office:value-type="float" office:value="1.30789965753425" calcext:value-type="float">
            <text:p>1.30789965753425</text:p>
          </table:table-cell>
          <table:table-cell table:number-columns-repeated="3"/>
          <table:table-cell table:style-name="ce1" office:value-type="float" office:value="342013000000000" calcext:value-type="float">
            <text:p>3.42E+14</text:p>
          </table:table-cell>
          <table:table-cell office:value-type="float" office:value="342006000000000" calcext:value-type="float">
            <text:p>3.42E+14</text:p>
          </table:table-cell>
          <table:table-cell/>
          <table:table-cell table:style-name="ce1" office:value-type="float" office:value="342015000000000" calcext:value-type="float">
            <text:p>3.42E+1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style-name="ce1" office:value-type="float" office:value="118381000000000" calcext:value-type="float">
            <text:p>1.18E+14</text:p>
          </table:table-cell>
          <table:table-cell table:style-name="ce1" office:value-type="float" office:value="336609000000000" calcext:value-type="float">
            <text:p>3.37E+14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18378000000000" calcext:value-type="float">
            <text:p>1.18E+14</text:p>
          </table:table-cell>
          <table:table-cell table:style-name="ce1" office:value-type="float" office:value="336602000000000" calcext:value-type="float">
            <text:p>3.37E+14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18382000000000" calcext:value-type="float">
            <text:p>1.18E+14</text:p>
          </table:table-cell>
          <table:table-cell table:style-name="ce1" office:value-type="float" office:value="336610000000000" calcext:value-type="float">
            <text:p>3.37E+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/>
          <table:table-cell office:value-type="float" office:value="336602000000000" calcext:value-type="float">
            <text:p>3.37E+14</text:p>
          </table:table-cell>
          <table:table-cell/>
          <table:table-cell table:formula="of:=(1+[.A336])*[.C336]" office:value-type="float" office:value="2.2888936E+016" calcext:value-type="float">
            <text:p>2.2888936E+016</text:p>
          </table:table-cell>
          <table:table-cell table:formula="of:=[.E336]/[.$I$6]" office:value-type="float" office:value="1.30644611872146" calcext:value-type="float">
            <text:p>1.30644611872146</text:p>
          </table:table-cell>
          <table:table-cell table:number-columns-repeated="3"/>
          <table:table-cell table:style-name="ce1" office:value-type="float" office:value="336609000000000" calcext:value-type="float">
            <text:p>3.37E+14</text:p>
          </table:table-cell>
          <table:table-cell office:value-type="float" office:value="336602000000000" calcext:value-type="float">
            <text:p>3.37E+14</text:p>
          </table:table-cell>
          <table:table-cell/>
          <table:table-cell table:style-name="ce1" office:value-type="float" office:value="336610000000000" calcext:value-type="float">
            <text:p>3.37E+1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style-name="ce1" office:value-type="float" office:value="116598000000000" calcext:value-type="float">
            <text:p>1.17E+14</text:p>
          </table:table-cell>
          <table:table-cell table:style-name="ce1" office:value-type="float" office:value="331351000000000" calcext:value-type="float">
            <text:p>3.31E+14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16595000000000" calcext:value-type="float">
            <text:p>1.17E+14</text:p>
          </table:table-cell>
          <table:table-cell table:style-name="ce1" office:value-type="float" office:value="331345000000000" calcext:value-type="float">
            <text:p>3.31E+14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16599000000000" calcext:value-type="float">
            <text:p>1.17E+14</text:p>
          </table:table-cell>
          <table:table-cell table:style-name="ce1" office:value-type="float" office:value="331353000000000" calcext:value-type="float">
            <text:p>3.31E+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/>
          <table:table-cell office:value-type="float" office:value="331345000000000" calcext:value-type="float">
            <text:p>3.31E+14</text:p>
          </table:table-cell>
          <table:table-cell/>
          <table:table-cell table:formula="of:=(1+[.A337])*[.C337]" office:value-type="float" office:value="2.2862805E+016" calcext:value-type="float">
            <text:p>2.2862805E+016</text:p>
          </table:table-cell>
          <table:table-cell table:formula="of:=[.E337]/[.$I$6]" office:value-type="float" office:value="1.30495462328767" calcext:value-type="float">
            <text:p>1.30495462328767</text:p>
          </table:table-cell>
          <table:table-cell table:number-columns-repeated="3"/>
          <table:table-cell table:style-name="ce1" office:value-type="float" office:value="331351000000000" calcext:value-type="float">
            <text:p>3.31E+14</text:p>
          </table:table-cell>
          <table:table-cell office:value-type="float" office:value="331345000000000" calcext:value-type="float">
            <text:p>3.31E+14</text:p>
          </table:table-cell>
          <table:table-cell/>
          <table:table-cell table:style-name="ce1" office:value-type="float" office:value="331353000000000" calcext:value-type="float">
            <text:p>3.31E+1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style-name="ce1" office:value-type="float" office:value="114864000000000" calcext:value-type="float">
            <text:p>1.15E+14</text:p>
          </table:table-cell>
          <table:table-cell table:style-name="ce1" office:value-type="float" office:value="326234000000000" calcext:value-type="float">
            <text:p>3.26E+14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14861000000000" calcext:value-type="float">
            <text:p>1.15E+14</text:p>
          </table:table-cell>
          <table:table-cell table:style-name="ce1" office:value-type="float" office:value="326228000000000" calcext:value-type="float">
            <text:p>3.26E+14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14865000000000" calcext:value-type="float">
            <text:p>1.15E+14</text:p>
          </table:table-cell>
          <table:table-cell table:style-name="ce1" office:value-type="float" office:value="326236000000000" calcext:value-type="float">
            <text:p>3.26E+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/>
          <table:table-cell office:value-type="float" office:value="326228000000000" calcext:value-type="float">
            <text:p>3.26E+14</text:p>
          </table:table-cell>
          <table:table-cell/>
          <table:table-cell table:formula="of:=(1+[.A338])*[.C338]" office:value-type="float" office:value="2.283596E+016" calcext:value-type="float">
            <text:p>2.283596E+016</text:p>
          </table:table-cell>
          <table:table-cell table:formula="of:=[.E338]/[.$I$6]" office:value-type="float" office:value="1.30342237442922" calcext:value-type="float">
            <text:p>1.30342237442922</text:p>
          </table:table-cell>
          <table:table-cell table:number-columns-repeated="3"/>
          <table:table-cell table:style-name="ce1" office:value-type="float" office:value="326234000000000" calcext:value-type="float">
            <text:p>3.26E+14</text:p>
          </table:table-cell>
          <table:table-cell office:value-type="float" office:value="326228000000000" calcext:value-type="float">
            <text:p>3.26E+14</text:p>
          </table:table-cell>
          <table:table-cell/>
          <table:table-cell table:style-name="ce1" office:value-type="float" office:value="326236000000000" calcext:value-type="float">
            <text:p>3.26E+1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style-name="ce1" office:value-type="float" office:value="113177000000000" calcext:value-type="float">
            <text:p>1.13E+14</text:p>
          </table:table-cell>
          <table:table-cell table:style-name="ce1" office:value-type="float" office:value="321252000000000" calcext:value-type="float">
            <text:p>3.21E+14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13174000000000" calcext:value-type="float">
            <text:p>1.13E+14</text:p>
          </table:table-cell>
          <table:table-cell table:style-name="ce1" office:value-type="float" office:value="321246000000000" calcext:value-type="float">
            <text:p>3.21E+14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13178000000000" calcext:value-type="float">
            <text:p>1.13E+14</text:p>
          </table:table-cell>
          <table:table-cell table:style-name="ce1" office:value-type="float" office:value="321254000000000" calcext:value-type="float">
            <text:p>3.21E+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/>
          <table:table-cell office:value-type="float" office:value="321246000000000" calcext:value-type="float">
            <text:p>3.21E+14</text:p>
          </table:table-cell>
          <table:table-cell/>
          <table:table-cell table:formula="of:=(1+[.A339])*[.C339]" office:value-type="float" office:value="2.2808466E+016" calcext:value-type="float">
            <text:p>2.2808466E+016</text:p>
          </table:table-cell>
          <table:table-cell table:formula="of:=[.E339]/[.$I$6]" office:value-type="float" office:value="1.30185308219178" calcext:value-type="float">
            <text:p>1.30185308219178</text:p>
          </table:table-cell>
          <table:table-cell table:number-columns-repeated="3"/>
          <table:table-cell table:style-name="ce1" office:value-type="float" office:value="321252000000000" calcext:value-type="float">
            <text:p>3.21E+14</text:p>
          </table:table-cell>
          <table:table-cell office:value-type="float" office:value="321246000000000" calcext:value-type="float">
            <text:p>3.21E+14</text:p>
          </table:table-cell>
          <table:table-cell/>
          <table:table-cell table:style-name="ce1" office:value-type="float" office:value="321254000000000" calcext:value-type="float">
            <text:p>3.21E+1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1" office:value-type="float" office:value="111535000000000" calcext:value-type="float">
            <text:p>1.12E+14</text:p>
          </table:table-cell>
          <table:table-cell table:style-name="ce1" office:value-type="float" office:value="316399000000000" calcext:value-type="float">
            <text:p>3.16E+14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11532000000000" calcext:value-type="float">
            <text:p>1.12E+14</text:p>
          </table:table-cell>
          <table:table-cell table:style-name="ce1" office:value-type="float" office:value="316393000000000" calcext:value-type="float">
            <text:p>3.16E+14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11536000000000" calcext:value-type="float">
            <text:p>1.12E+14</text:p>
          </table:table-cell>
          <table:table-cell table:style-name="ce1" office:value-type="float" office:value="316401000000000" calcext:value-type="float">
            <text:p>3.16E+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/>
          <table:table-cell office:value-type="float" office:value="316393000000000" calcext:value-type="float">
            <text:p>3.16E+14</text:p>
          </table:table-cell>
          <table:table-cell/>
          <table:table-cell table:formula="of:=(1+[.A340])*[.C340]" office:value-type="float" office:value="2.2780296E+016" calcext:value-type="float">
            <text:p>2.2780296E+016</text:p>
          </table:table-cell>
          <table:table-cell table:formula="of:=[.E340]/[.$I$6]" office:value-type="float" office:value="1.30024520547945" calcext:value-type="float">
            <text:p>1.30024520547945</text:p>
          </table:table-cell>
          <table:table-cell table:number-columns-repeated="3"/>
          <table:table-cell table:style-name="ce1" office:value-type="float" office:value="316399000000000" calcext:value-type="float">
            <text:p>3.16E+14</text:p>
          </table:table-cell>
          <table:table-cell office:value-type="float" office:value="316393000000000" calcext:value-type="float">
            <text:p>3.16E+14</text:p>
          </table:table-cell>
          <table:table-cell/>
          <table:table-cell table:style-name="ce1" office:value-type="float" office:value="316401000000000" calcext:value-type="float">
            <text:p>3.16E+1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style-name="ce1" office:value-type="float" office:value="109936000000000" calcext:value-type="float">
            <text:p>1.10E+14</text:p>
          </table:table-cell>
          <table:table-cell table:style-name="ce1" office:value-type="float" office:value="311671000000000" calcext:value-type="float">
            <text:p>3.12E+14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109932000000000" calcext:value-type="float">
            <text:p>1.10E+14</text:p>
          </table:table-cell>
          <table:table-cell table:style-name="ce1" office:value-type="float" office:value="311665000000000" calcext:value-type="float">
            <text:p>3.12E+14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109937000000000" calcext:value-type="float">
            <text:p>1.10E+14</text:p>
          </table:table-cell>
          <table:table-cell table:style-name="ce1" office:value-type="float" office:value="311672000000000" calcext:value-type="float">
            <text:p>3.12E+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/>
          <table:table-cell office:value-type="float" office:value="311665000000000" calcext:value-type="float">
            <text:p>3.12E+14</text:p>
          </table:table-cell>
          <table:table-cell/>
          <table:table-cell table:formula="of:=(1+[.A341])*[.C341]" office:value-type="float" office:value="2.2751545E+016" calcext:value-type="float">
            <text:p>2.2751545E+016</text:p>
          </table:table-cell>
          <table:table-cell table:formula="of:=[.E341]/[.$I$6]" office:value-type="float" office:value="1.29860416666667" calcext:value-type="float">
            <text:p>1.29860416666667</text:p>
          </table:table-cell>
          <table:table-cell table:number-columns-repeated="3"/>
          <table:table-cell table:style-name="ce1" office:value-type="float" office:value="311671000000000" calcext:value-type="float">
            <text:p>3.12E+14</text:p>
          </table:table-cell>
          <table:table-cell office:value-type="float" office:value="311665000000000" calcext:value-type="float">
            <text:p>3.12E+14</text:p>
          </table:table-cell>
          <table:table-cell/>
          <table:table-cell table:style-name="ce1" office:value-type="float" office:value="311672000000000" calcext:value-type="float">
            <text:p>3.12E+1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style-name="ce1" office:value-type="float" office:value="108378000000000" calcext:value-type="float">
            <text:p>1.08E+14</text:p>
          </table:table-cell>
          <table:table-cell table:style-name="ce1" office:value-type="float" office:value="307062000000000" calcext:value-type="float">
            <text:p>3.07E+14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108375000000000" calcext:value-type="float">
            <text:p>1.08E+14</text:p>
          </table:table-cell>
          <table:table-cell table:style-name="ce1" office:value-type="float" office:value="307056000000000" calcext:value-type="float">
            <text:p>3.07E+14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108379000000000" calcext:value-type="float">
            <text:p>1.08E+14</text:p>
          </table:table-cell>
          <table:table-cell table:style-name="ce1" office:value-type="float" office:value="307063000000000" calcext:value-type="float">
            <text:p>3.07E+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/>
          <table:table-cell office:value-type="float" office:value="307056000000000" calcext:value-type="float">
            <text:p>3.07E+14</text:p>
          </table:table-cell>
          <table:table-cell/>
          <table:table-cell table:formula="of:=(1+[.A342])*[.C342]" office:value-type="float" office:value="2.2722144E+016" calcext:value-type="float">
            <text:p>2.2722144E+016</text:p>
          </table:table-cell>
          <table:table-cell table:formula="of:=[.E342]/[.$I$6]" office:value-type="float" office:value="1.29692602739726" calcext:value-type="float">
            <text:p>1.29692602739726</text:p>
          </table:table-cell>
          <table:table-cell table:number-columns-repeated="3"/>
          <table:table-cell table:style-name="ce1" office:value-type="float" office:value="307062000000000" calcext:value-type="float">
            <text:p>3.07E+14</text:p>
          </table:table-cell>
          <table:table-cell office:value-type="float" office:value="307056000000000" calcext:value-type="float">
            <text:p>3.07E+14</text:p>
          </table:table-cell>
          <table:table-cell/>
          <table:table-cell table:style-name="ce1" office:value-type="float" office:value="307063000000000" calcext:value-type="float">
            <text:p>3.07E+1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style-name="ce1" office:value-type="float" office:value="106860000000000" calcext:value-type="float">
            <text:p>1.07E+14</text:p>
          </table:table-cell>
          <table:table-cell table:style-name="ce1" office:value-type="float" office:value="302568000000000" calcext:value-type="float">
            <text:p>3.03E+14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06857000000000" calcext:value-type="float">
            <text:p>1.07E+14</text:p>
          </table:table-cell>
          <table:table-cell table:style-name="ce1" office:value-type="float" office:value="302562000000000" calcext:value-type="float">
            <text:p>3.03E+14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06861000000000" calcext:value-type="float">
            <text:p>1.07E+14</text:p>
          </table:table-cell>
          <table:table-cell table:style-name="ce1" office:value-type="float" office:value="302569000000000" calcext:value-type="float">
            <text:p>3.03E+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/>
          <table:table-cell office:value-type="float" office:value="302562000000000" calcext:value-type="float">
            <text:p>3.03E+14</text:p>
          </table:table-cell>
          <table:table-cell/>
          <table:table-cell table:formula="of:=(1+[.A343])*[.C343]" office:value-type="float" office:value="2.269215E+016" calcext:value-type="float">
            <text:p>2.269215E+016</text:p>
          </table:table-cell>
          <table:table-cell table:formula="of:=[.E343]/[.$I$6]" office:value-type="float" office:value="1.29521404109589" calcext:value-type="float">
            <text:p>1.29521404109589</text:p>
          </table:table-cell>
          <table:table-cell table:number-columns-repeated="3"/>
          <table:table-cell table:style-name="ce1" office:value-type="float" office:value="302568000000000" calcext:value-type="float">
            <text:p>3.03E+14</text:p>
          </table:table-cell>
          <table:table-cell office:value-type="float" office:value="302562000000000" calcext:value-type="float">
            <text:p>3.03E+14</text:p>
          </table:table-cell>
          <table:table-cell/>
          <table:table-cell table:style-name="ce1" office:value-type="float" office:value="302569000000000" calcext:value-type="float">
            <text:p>3.03E+1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style-name="ce1" office:value-type="float" office:value="105380000000000" calcext:value-type="float">
            <text:p>1.05E+14</text:p>
          </table:table-cell>
          <table:table-cell table:style-name="ce1" office:value-type="float" office:value="298184000000000" calcext:value-type="float">
            <text:p>2.98E+1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05377000000000" calcext:value-type="float">
            <text:p>1.05E+14</text:p>
          </table:table-cell>
          <table:table-cell table:style-name="ce1" office:value-type="float" office:value="298179000000000" calcext:value-type="float">
            <text:p>2.98E+1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05381000000000" calcext:value-type="float">
            <text:p>1.05E+14</text:p>
          </table:table-cell>
          <table:table-cell table:style-name="ce1" office:value-type="float" office:value="298186000000000" calcext:value-type="float">
            <text:p>2.98E+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/>
          <table:table-cell office:value-type="float" office:value="298179000000000" calcext:value-type="float">
            <text:p>2.98E+14</text:p>
          </table:table-cell>
          <table:table-cell/>
          <table:table-cell table:formula="of:=(1+[.A344])*[.C344]" office:value-type="float" office:value="2.2661604E+016" calcext:value-type="float">
            <text:p>2.2661604E+016</text:p>
          </table:table-cell>
          <table:table-cell table:formula="of:=[.E344]/[.$I$6]" office:value-type="float" office:value="1.29347054794521" calcext:value-type="float">
            <text:p>1.29347054794521</text:p>
          </table:table-cell>
          <table:table-cell table:number-columns-repeated="3"/>
          <table:table-cell table:style-name="ce1" office:value-type="float" office:value="298184000000000" calcext:value-type="float">
            <text:p>2.98E+14</text:p>
          </table:table-cell>
          <table:table-cell office:value-type="float" office:value="298179000000000" calcext:value-type="float">
            <text:p>2.98E+14</text:p>
          </table:table-cell>
          <table:table-cell/>
          <table:table-cell table:style-name="ce1" office:value-type="float" office:value="298186000000000" calcext:value-type="float">
            <text:p>2.98E+1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1" office:value-type="float" office:value="103937000000000" calcext:value-type="float">
            <text:p>1.04E+14</text:p>
          </table:table-cell>
          <table:table-cell table:style-name="ce1" office:value-type="float" office:value="293907000000000" calcext:value-type="float">
            <text:p>2.94E+14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03934000000000" calcext:value-type="float">
            <text:p>1.04E+14</text:p>
          </table:table-cell>
          <table:table-cell table:style-name="ce1" office:value-type="float" office:value="293902000000000" calcext:value-type="float">
            <text:p>2.94E+14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03938000000000" calcext:value-type="float">
            <text:p>1.04E+14</text:p>
          </table:table-cell>
          <table:table-cell table:style-name="ce1" office:value-type="float" office:value="293909000000000" calcext:value-type="float">
            <text:p>2.94E+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/>
          <table:table-cell office:value-type="float" office:value="293902000000000" calcext:value-type="float">
            <text:p>2.94E+14</text:p>
          </table:table-cell>
          <table:table-cell/>
          <table:table-cell table:formula="of:=(1+[.A345])*[.C345]" office:value-type="float" office:value="2.2630454E+016" calcext:value-type="float">
            <text:p>2.2630454E+016</text:p>
          </table:table-cell>
          <table:table-cell table:formula="of:=[.E345]/[.$I$6]" office:value-type="float" office:value="1.29169257990868" calcext:value-type="float">
            <text:p>1.29169257990868</text:p>
          </table:table-cell>
          <table:table-cell table:number-columns-repeated="3"/>
          <table:table-cell table:style-name="ce1" office:value-type="float" office:value="293907000000000" calcext:value-type="float">
            <text:p>2.94E+14</text:p>
          </table:table-cell>
          <table:table-cell office:value-type="float" office:value="293902000000000" calcext:value-type="float">
            <text:p>2.94E+14</text:p>
          </table:table-cell>
          <table:table-cell/>
          <table:table-cell table:style-name="ce1" office:value-type="float" office:value="293909000000000" calcext:value-type="float">
            <text:p>2.94E+1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1" office:value-type="float" office:value="102530000000000" calcext:value-type="float">
            <text:p>1.03E+14</text:p>
          </table:table-cell>
          <table:table-cell table:style-name="ce1" office:value-type="float" office:value="289733000000000" calcext:value-type="float">
            <text:p>2.90E+14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02527000000000" calcext:value-type="float">
            <text:p>1.03E+14</text:p>
          </table:table-cell>
          <table:table-cell table:style-name="ce1" office:value-type="float" office:value="289728000000000" calcext:value-type="float">
            <text:p>2.90E+14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02531000000000" calcext:value-type="float">
            <text:p>1.03E+14</text:p>
          </table:table-cell>
          <table:table-cell table:style-name="ce1" office:value-type="float" office:value="289735000000000" calcext:value-type="float">
            <text:p>2.90E+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/>
          <table:table-cell office:value-type="float" office:value="289728000000000" calcext:value-type="float">
            <text:p>2.90E+14</text:p>
          </table:table-cell>
          <table:table-cell/>
          <table:table-cell table:formula="of:=(1+[.A346])*[.C346]" office:value-type="float" office:value="2.2598784E+016" calcext:value-type="float">
            <text:p>2.2598784E+016</text:p>
          </table:table-cell>
          <table:table-cell table:formula="of:=[.E346]/[.$I$6]" office:value-type="float" office:value="1.28988493150685" calcext:value-type="float">
            <text:p>1.28988493150685</text:p>
          </table:table-cell>
          <table:table-cell table:number-columns-repeated="3"/>
          <table:table-cell table:style-name="ce1" office:value-type="float" office:value="289733000000000" calcext:value-type="float">
            <text:p>2.90E+14</text:p>
          </table:table-cell>
          <table:table-cell office:value-type="float" office:value="289728000000000" calcext:value-type="float">
            <text:p>2.90E+14</text:p>
          </table:table-cell>
          <table:table-cell/>
          <table:table-cell table:style-name="ce1" office:value-type="float" office:value="289735000000000" calcext:value-type="float">
            <text:p>2.90E+1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style-name="ce1" office:value-type="float" office:value="101157000000000" calcext:value-type="float">
            <text:p>1.01E+14</text:p>
          </table:table-cell>
          <table:table-cell table:style-name="ce1" office:value-type="float" office:value="285658000000000" calcext:value-type="float">
            <text:p>2.86E+14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01154000000000" calcext:value-type="float">
            <text:p>1.01E+14</text:p>
          </table:table-cell>
          <table:table-cell table:style-name="ce1" office:value-type="float" office:value="285653000000000" calcext:value-type="float">
            <text:p>2.86E+14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01158000000000" calcext:value-type="float">
            <text:p>1.01E+14</text:p>
          </table:table-cell>
          <table:table-cell table:style-name="ce1" office:value-type="float" office:value="285660000000000" calcext:value-type="float">
            <text:p>2.86E+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/>
          <table:table-cell office:value-type="float" office:value="285653000000000" calcext:value-type="float">
            <text:p>2.86E+14</text:p>
          </table:table-cell>
          <table:table-cell/>
          <table:table-cell table:formula="of:=(1+[.A347])*[.C347]" office:value-type="float" office:value="2.2566587E+016" calcext:value-type="float">
            <text:p>2.2566587E+016</text:p>
          </table:table-cell>
          <table:table-cell table:formula="of:=[.E347]/[.$I$6]" office:value-type="float" office:value="1.28804720319635" calcext:value-type="float">
            <text:p>1.28804720319635</text:p>
          </table:table-cell>
          <table:table-cell table:number-columns-repeated="3"/>
          <table:table-cell table:style-name="ce1" office:value-type="float" office:value="285658000000000" calcext:value-type="float">
            <text:p>2.86E+14</text:p>
          </table:table-cell>
          <table:table-cell office:value-type="float" office:value="285653000000000" calcext:value-type="float">
            <text:p>2.86E+14</text:p>
          </table:table-cell>
          <table:table-cell/>
          <table:table-cell table:style-name="ce1" office:value-type="float" office:value="285660000000000" calcext:value-type="float">
            <text:p>2.86E+1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style-name="ce1" office:value-type="float" office:value="99817300000000" calcext:value-type="float">
            <text:p>9.98E+13</text:p>
          </table:table-cell>
          <table:table-cell table:style-name="ce1" office:value-type="float" office:value="281679000000000" calcext:value-type="float">
            <text:p>2.82E+14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99814400000000" calcext:value-type="float">
            <text:p>9.98E+13</text:p>
          </table:table-cell>
          <table:table-cell table:style-name="ce1" office:value-type="float" office:value="281674000000000" calcext:value-type="float">
            <text:p>2.82E+14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99818100000000" calcext:value-type="float">
            <text:p>9.98E+13</text:p>
          </table:table-cell>
          <table:table-cell table:style-name="ce1" office:value-type="float" office:value="281681000000000" calcext:value-type="float">
            <text:p>2.82E+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/>
          <table:table-cell office:value-type="float" office:value="281674000000000" calcext:value-type="float">
            <text:p>2.82E+14</text:p>
          </table:table-cell>
          <table:table-cell/>
          <table:table-cell table:formula="of:=(1+[.A348])*[.C348]" office:value-type="float" office:value="2.253392E+016" calcext:value-type="float">
            <text:p>2.253392E+016</text:p>
          </table:table-cell>
          <table:table-cell table:formula="of:=[.E348]/[.$I$6]" office:value-type="float" office:value="1.28618264840183" calcext:value-type="float">
            <text:p>1.28618264840183</text:p>
          </table:table-cell>
          <table:table-cell table:number-columns-repeated="3"/>
          <table:table-cell table:style-name="ce1" office:value-type="float" office:value="281679000000000" calcext:value-type="float">
            <text:p>2.82E+14</text:p>
          </table:table-cell>
          <table:table-cell office:value-type="float" office:value="281674000000000" calcext:value-type="float">
            <text:p>2.82E+14</text:p>
          </table:table-cell>
          <table:table-cell/>
          <table:table-cell table:style-name="ce1" office:value-type="float" office:value="281681000000000" calcext:value-type="float">
            <text:p>2.82E+1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style-name="ce1" office:value-type="float" office:value="98509200000000" calcext:value-type="float">
            <text:p>9.85E+13</text:p>
          </table:table-cell>
          <table:table-cell table:style-name="ce1" office:value-type="float" office:value="277792000000000" calcext:value-type="float">
            <text:p>2.78E+14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8506400000000" calcext:value-type="float">
            <text:p>9.85E+13</text:p>
          </table:table-cell>
          <table:table-cell table:style-name="ce1" office:value-type="float" office:value="277787000000000" calcext:value-type="float">
            <text:p>2.78E+14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8510000000000" calcext:value-type="float">
            <text:p>9.85E+13</text:p>
          </table:table-cell>
          <table:table-cell table:style-name="ce1" office:value-type="float" office:value="277794000000000" calcext:value-type="float">
            <text:p>2.78E+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/>
          <table:table-cell office:value-type="float" office:value="277787000000000" calcext:value-type="float">
            <text:p>2.78E+14</text:p>
          </table:table-cell>
          <table:table-cell/>
          <table:table-cell table:formula="of:=(1+[.A349])*[.C349]" office:value-type="float" office:value="2.2500747E+016" calcext:value-type="float">
            <text:p>2.2500747E+016</text:p>
          </table:table-cell>
          <table:table-cell table:formula="of:=[.E349]/[.$I$6]" office:value-type="float" office:value="1.28428921232877" calcext:value-type="float">
            <text:p>1.28428921232877</text:p>
          </table:table-cell>
          <table:table-cell table:number-columns-repeated="3"/>
          <table:table-cell table:style-name="ce1" office:value-type="float" office:value="277792000000000" calcext:value-type="float">
            <text:p>2.78E+14</text:p>
          </table:table-cell>
          <table:table-cell office:value-type="float" office:value="277787000000000" calcext:value-type="float">
            <text:p>2.78E+14</text:p>
          </table:table-cell>
          <table:table-cell/>
          <table:table-cell table:style-name="ce1" office:value-type="float" office:value="277794000000000" calcext:value-type="float">
            <text:p>2.78E+1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1" office:value-type="float" office:value="97231900000000" calcext:value-type="float">
            <text:p>9.72E+13</text:p>
          </table:table-cell>
          <table:table-cell table:style-name="ce1" office:value-type="float" office:value="273994000000000" calcext:value-type="float">
            <text:p>2.74E+1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97229200000000" calcext:value-type="float">
            <text:p>9.72E+13</text:p>
          </table:table-cell>
          <table:table-cell table:style-name="ce1" office:value-type="float" office:value="273990000000000" calcext:value-type="float">
            <text:p>2.74E+1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97232700000000" calcext:value-type="float">
            <text:p>9.72E+13</text:p>
          </table:table-cell>
          <table:table-cell table:style-name="ce1" office:value-type="float" office:value="273996000000000" calcext:value-type="float">
            <text:p>2.74E+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/>
          <table:table-cell office:value-type="float" office:value="273990000000000" calcext:value-type="float">
            <text:p>2.74E+14</text:p>
          </table:table-cell>
          <table:table-cell/>
          <table:table-cell table:formula="of:=(1+[.A350])*[.C350]" office:value-type="float" office:value="2.246718E+016" calcext:value-type="float">
            <text:p>2.246718E+016</text:p>
          </table:table-cell>
          <table:table-cell table:formula="of:=[.E350]/[.$I$6]" office:value-type="float" office:value="1.28237328767123" calcext:value-type="float">
            <text:p>1.28237328767123</text:p>
          </table:table-cell>
          <table:table-cell table:number-columns-repeated="3"/>
          <table:table-cell table:style-name="ce1" office:value-type="float" office:value="273994000000000" calcext:value-type="float">
            <text:p>2.74E+14</text:p>
          </table:table-cell>
          <table:table-cell office:value-type="float" office:value="273990000000000" calcext:value-type="float">
            <text:p>2.74E+14</text:p>
          </table:table-cell>
          <table:table-cell/>
          <table:table-cell table:style-name="ce1" office:value-type="float" office:value="273996000000000" calcext:value-type="float">
            <text:p>2.74E+1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style-name="ce1" office:value-type="float" office:value="95984300000000" calcext:value-type="float">
            <text:p>9.60E+13</text:p>
          </table:table-cell>
          <table:table-cell table:style-name="ce1" office:value-type="float" office:value="270283000000000" calcext:value-type="float">
            <text:p>2.70E+14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95981700000000" calcext:value-type="float">
            <text:p>9.60E+13</text:p>
          </table:table-cell>
          <table:table-cell table:style-name="ce1" office:value-type="float" office:value="270278000000000" calcext:value-type="float">
            <text:p>2.70E+14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95985100000000" calcext:value-type="float">
            <text:p>9.60E+13</text:p>
          </table:table-cell>
          <table:table-cell table:style-name="ce1" office:value-type="float" office:value="270284000000000" calcext:value-type="float">
            <text:p>2.70E+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/>
          <table:table-cell office:value-type="float" office:value="270278000000000" calcext:value-type="float">
            <text:p>2.70E+14</text:p>
          </table:table-cell>
          <table:table-cell/>
          <table:table-cell table:formula="of:=(1+[.A351])*[.C351]" office:value-type="float" office:value="2.2433074E+016" calcext:value-type="float">
            <text:p>2.2433074E+016</text:p>
          </table:table-cell>
          <table:table-cell table:formula="of:=[.E351]/[.$I$6]" office:value-type="float" office:value="1.28042659817352" calcext:value-type="float">
            <text:p>1.28042659817352</text:p>
          </table:table-cell>
          <table:table-cell table:number-columns-repeated="3"/>
          <table:table-cell table:style-name="ce1" office:value-type="float" office:value="270283000000000" calcext:value-type="float">
            <text:p>2.70E+14</text:p>
          </table:table-cell>
          <table:table-cell office:value-type="float" office:value="270278000000000" calcext:value-type="float">
            <text:p>2.70E+14</text:p>
          </table:table-cell>
          <table:table-cell/>
          <table:table-cell table:style-name="ce1" office:value-type="float" office:value="270284000000000" calcext:value-type="float">
            <text:p>2.70E+1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1" office:value-type="float" office:value="94765500000000" calcext:value-type="float">
            <text:p>9.48E+13</text:p>
          </table:table-cell>
          <table:table-cell table:style-name="ce1" office:value-type="float" office:value="266655000000000" calcext:value-type="float">
            <text:p>2.67E+14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94762900000000" calcext:value-type="float">
            <text:p>9.48E+13</text:p>
          </table:table-cell>
          <table:table-cell table:style-name="ce1" office:value-type="float" office:value="266650000000000" calcext:value-type="float">
            <text:p>2.67E+14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94766200000000" calcext:value-type="float">
            <text:p>9.48E+13</text:p>
          </table:table-cell>
          <table:table-cell table:style-name="ce1" office:value-type="float" office:value="266656000000000" calcext:value-type="float">
            <text:p>2.67E+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/>
          <table:table-cell office:value-type="float" office:value="266650000000000" calcext:value-type="float">
            <text:p>2.67E+14</text:p>
          </table:table-cell>
          <table:table-cell/>
          <table:table-cell table:formula="of:=(1+[.A352])*[.C352]" office:value-type="float" office:value="2.23986E+016" calcext:value-type="float">
            <text:p>2.23986E+016</text:p>
          </table:table-cell>
          <table:table-cell table:formula="of:=[.E352]/[.$I$6]" office:value-type="float" office:value="1.27845890410959" calcext:value-type="float">
            <text:p>1.27845890410959</text:p>
          </table:table-cell>
          <table:table-cell table:number-columns-repeated="3"/>
          <table:table-cell table:style-name="ce1" office:value-type="float" office:value="266655000000000" calcext:value-type="float">
            <text:p>2.67E+14</text:p>
          </table:table-cell>
          <table:table-cell office:value-type="float" office:value="266650000000000" calcext:value-type="float">
            <text:p>2.67E+14</text:p>
          </table:table-cell>
          <table:table-cell/>
          <table:table-cell table:style-name="ce1" office:value-type="float" office:value="266656000000000" calcext:value-type="float">
            <text:p>2.67E+1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style-name="ce1" office:value-type="float" office:value="93574400000000" calcext:value-type="float">
            <text:p>9.36E+13</text:p>
          </table:table-cell>
          <table:table-cell table:style-name="ce1" office:value-type="float" office:value="263108000000000" calcext:value-type="float">
            <text:p>2.63E+14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93571800000000" calcext:value-type="float">
            <text:p>9.36E+13</text:p>
          </table:table-cell>
          <table:table-cell table:style-name="ce1" office:value-type="float" office:value="263103000000000" calcext:value-type="float">
            <text:p>2.63E+14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93575100000000" calcext:value-type="float">
            <text:p>9.36E+13</text:p>
          </table:table-cell>
          <table:table-cell table:style-name="ce1" office:value-type="float" office:value="263109000000000" calcext:value-type="float">
            <text:p>2.63E+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/>
          <table:table-cell office:value-type="float" office:value="263103000000000" calcext:value-type="float">
            <text:p>2.63E+14</text:p>
          </table:table-cell>
          <table:table-cell/>
          <table:table-cell table:formula="of:=(1+[.A353])*[.C353]" office:value-type="float" office:value="2.2363755E+016" calcext:value-type="float">
            <text:p>2.2363755E+016</text:p>
          </table:table-cell>
          <table:table-cell table:formula="of:=[.E353]/[.$I$6]" office:value-type="float" office:value="1.27647003424658" calcext:value-type="float">
            <text:p>1.27647003424658</text:p>
          </table:table-cell>
          <table:table-cell table:number-columns-repeated="3"/>
          <table:table-cell table:style-name="ce1" office:value-type="float" office:value="263108000000000" calcext:value-type="float">
            <text:p>2.63E+14</text:p>
          </table:table-cell>
          <table:table-cell office:value-type="float" office:value="263103000000000" calcext:value-type="float">
            <text:p>2.63E+14</text:p>
          </table:table-cell>
          <table:table-cell/>
          <table:table-cell table:style-name="ce1" office:value-type="float" office:value="263109000000000" calcext:value-type="float">
            <text:p>2.63E+1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style-name="ce1" office:value-type="float" office:value="92410200000000" calcext:value-type="float">
            <text:p>9.24E+13</text:p>
          </table:table-cell>
          <table:table-cell table:style-name="ce1" office:value-type="float" office:value="259639000000000" calcext:value-type="float">
            <text:p>2.60E+14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92407600000000" calcext:value-type="float">
            <text:p>9.24E+13</text:p>
          </table:table-cell>
          <table:table-cell table:style-name="ce1" office:value-type="float" office:value="259634000000000" calcext:value-type="float">
            <text:p>2.60E+14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92410900000000" calcext:value-type="float">
            <text:p>9.24E+13</text:p>
          </table:table-cell>
          <table:table-cell table:style-name="ce1" office:value-type="float" office:value="259640000000000" calcext:value-type="float">
            <text:p>2.60E+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/>
          <table:table-cell office:value-type="float" office:value="259634000000000" calcext:value-type="float">
            <text:p>2.60E+14</text:p>
          </table:table-cell>
          <table:table-cell/>
          <table:table-cell table:formula="of:=(1+[.A354])*[.C354]" office:value-type="float" office:value="2.2328524E+016" calcext:value-type="float">
            <text:p>2.2328524E+016</text:p>
          </table:table-cell>
          <table:table-cell table:formula="of:=[.E354]/[.$I$6]" office:value-type="float" office:value="1.27445913242009" calcext:value-type="float">
            <text:p>1.27445913242009</text:p>
          </table:table-cell>
          <table:table-cell table:number-columns-repeated="3"/>
          <table:table-cell table:style-name="ce1" office:value-type="float" office:value="259639000000000" calcext:value-type="float">
            <text:p>2.60E+14</text:p>
          </table:table-cell>
          <table:table-cell office:value-type="float" office:value="259634000000000" calcext:value-type="float">
            <text:p>2.60E+14</text:p>
          </table:table-cell>
          <table:table-cell/>
          <table:table-cell table:style-name="ce1" office:value-type="float" office:value="259640000000000" calcext:value-type="float">
            <text:p>2.60E+1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style-name="ce1" office:value-type="float" office:value="91272000000000" calcext:value-type="float">
            <text:p>9.13E+13</text:p>
          </table:table-cell>
          <table:table-cell table:style-name="ce1" office:value-type="float" office:value="256245000000000" calcext:value-type="float">
            <text:p>2.56E+14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91269500000000" calcext:value-type="float">
            <text:p>9.13E+13</text:p>
          </table:table-cell>
          <table:table-cell table:style-name="ce1" office:value-type="float" office:value="256241000000000" calcext:value-type="float">
            <text:p>2.56E+14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91272700000000" calcext:value-type="float">
            <text:p>9.13E+13</text:p>
          </table:table-cell>
          <table:table-cell table:style-name="ce1" office:value-type="float" office:value="256246000000000" calcext:value-type="float">
            <text:p>2.56E+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/>
          <table:table-cell office:value-type="float" office:value="256241000000000" calcext:value-type="float">
            <text:p>2.56E+14</text:p>
          </table:table-cell>
          <table:table-cell/>
          <table:table-cell table:formula="of:=(1+[.A355])*[.C355]" office:value-type="float" office:value="2.2292967E+016" calcext:value-type="float">
            <text:p>2.2292967E+016</text:p>
          </table:table-cell>
          <table:table-cell table:formula="of:=[.E355]/[.$I$6]" office:value-type="float" office:value="1.27242962328767" calcext:value-type="float">
            <text:p>1.27242962328767</text:p>
          </table:table-cell>
          <table:table-cell table:number-columns-repeated="3"/>
          <table:table-cell table:style-name="ce1" office:value-type="float" office:value="256245000000000" calcext:value-type="float">
            <text:p>2.56E+14</text:p>
          </table:table-cell>
          <table:table-cell office:value-type="float" office:value="256241000000000" calcext:value-type="float">
            <text:p>2.56E+14</text:p>
          </table:table-cell>
          <table:table-cell/>
          <table:table-cell table:style-name="ce1" office:value-type="float" office:value="256246000000000" calcext:value-type="float">
            <text:p>2.56E+14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style-name="ce1" office:value-type="float" office:value="90158900000000" calcext:value-type="float">
            <text:p>9.02E+13</text:p>
          </table:table-cell>
          <table:table-cell table:style-name="ce1" office:value-type="float" office:value="252925000000000" calcext:value-type="float">
            <text:p>2.53E+14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90156400000000" calcext:value-type="float">
            <text:p>9.02E+13</text:p>
          </table:table-cell>
          <table:table-cell table:style-name="ce1" office:value-type="float" office:value="252921000000000" calcext:value-type="float">
            <text:p>2.53E+14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90159600000000" calcext:value-type="float">
            <text:p>9.02E+13</text:p>
          </table:table-cell>
          <table:table-cell table:style-name="ce1" office:value-type="float" office:value="252926000000000" calcext:value-type="float">
            <text:p>2.53E+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/>
          <table:table-cell office:value-type="float" office:value="252921000000000" calcext:value-type="float">
            <text:p>2.53E+14</text:p>
          </table:table-cell>
          <table:table-cell/>
          <table:table-cell table:formula="of:=(1+[.A356])*[.C356]" office:value-type="float" office:value="2.2257048E+016" calcext:value-type="float">
            <text:p>2.2257048E+016</text:p>
          </table:table-cell>
          <table:table-cell table:formula="of:=[.E356]/[.$I$6]" office:value-type="float" office:value="1.27037945205479" calcext:value-type="float">
            <text:p>1.27037945205479</text:p>
          </table:table-cell>
          <table:table-cell table:number-columns-repeated="3"/>
          <table:table-cell table:style-name="ce1" office:value-type="float" office:value="252925000000000" calcext:value-type="float">
            <text:p>2.53E+14</text:p>
          </table:table-cell>
          <table:table-cell office:value-type="float" office:value="252921000000000" calcext:value-type="float">
            <text:p>2.53E+14</text:p>
          </table:table-cell>
          <table:table-cell/>
          <table:table-cell table:style-name="ce1" office:value-type="float" office:value="252926000000000" calcext:value-type="float">
            <text:p>2.53E+1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style-name="ce1" office:value-type="float" office:value="89070200000000" calcext:value-type="float">
            <text:p>8.91E+13</text:p>
          </table:table-cell>
          <table:table-cell table:style-name="ce1" office:value-type="float" office:value="249676000000000" calcext:value-type="float">
            <text:p>2.50E+14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89067800000000" calcext:value-type="float">
            <text:p>8.91E+13</text:p>
          </table:table-cell>
          <table:table-cell table:style-name="ce1" office:value-type="float" office:value="249672000000000" calcext:value-type="float">
            <text:p>2.50E+14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89070900000000" calcext:value-type="float">
            <text:p>8.91E+13</text:p>
          </table:table-cell>
          <table:table-cell table:style-name="ce1" office:value-type="float" office:value="249677000000000" calcext:value-type="float">
            <text:p>2.50E+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/>
          <table:table-cell office:value-type="float" office:value="249672000000000" calcext:value-type="float">
            <text:p>2.50E+14</text:p>
          </table:table-cell>
          <table:table-cell/>
          <table:table-cell table:formula="of:=(1+[.A357])*[.C357]" office:value-type="float" office:value="2.2220808E+016" calcext:value-type="float">
            <text:p>2.2220808E+016</text:p>
          </table:table-cell>
          <table:table-cell table:formula="of:=[.E357]/[.$I$6]" office:value-type="float" office:value="1.26831095890411" calcext:value-type="float">
            <text:p>1.26831095890411</text:p>
          </table:table-cell>
          <table:table-cell table:number-columns-repeated="3"/>
          <table:table-cell table:style-name="ce1" office:value-type="float" office:value="249676000000000" calcext:value-type="float">
            <text:p>2.50E+14</text:p>
          </table:table-cell>
          <table:table-cell office:value-type="float" office:value="249672000000000" calcext:value-type="float">
            <text:p>2.50E+14</text:p>
          </table:table-cell>
          <table:table-cell/>
          <table:table-cell table:style-name="ce1" office:value-type="float" office:value="249677000000000" calcext:value-type="float">
            <text:p>2.50E+1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style-name="ce1" office:value-type="float" office:value="88005100000000" calcext:value-type="float">
            <text:p>8.80E+13</text:p>
          </table:table-cell>
          <table:table-cell table:style-name="ce1" office:value-type="float" office:value="246496000000000" calcext:value-type="float">
            <text:p>2.46E+14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88002700000000" calcext:value-type="float">
            <text:p>8.80E+13</text:p>
          </table:table-cell>
          <table:table-cell table:style-name="ce1" office:value-type="float" office:value="246492000000000" calcext:value-type="float">
            <text:p>2.46E+14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88005700000000" calcext:value-type="float">
            <text:p>8.80E+13</text:p>
          </table:table-cell>
          <table:table-cell table:style-name="ce1" office:value-type="float" office:value="246497000000000" calcext:value-type="float">
            <text:p>2.46E+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/>
          <table:table-cell office:value-type="float" office:value="246492000000000" calcext:value-type="float">
            <text:p>2.46E+14</text:p>
          </table:table-cell>
          <table:table-cell/>
          <table:table-cell table:formula="of:=(1+[.A358])*[.C358]" office:value-type="float" office:value="2.218428E+016" calcext:value-type="float">
            <text:p>2.218428E+016</text:p>
          </table:table-cell>
          <table:table-cell table:formula="of:=[.E358]/[.$I$6]" office:value-type="float" office:value="1.26622602739726" calcext:value-type="float">
            <text:p>1.26622602739726</text:p>
          </table:table-cell>
          <table:table-cell table:number-columns-repeated="3"/>
          <table:table-cell table:style-name="ce1" office:value-type="float" office:value="246496000000000" calcext:value-type="float">
            <text:p>2.46E+14</text:p>
          </table:table-cell>
          <table:table-cell office:value-type="float" office:value="246492000000000" calcext:value-type="float">
            <text:p>2.46E+14</text:p>
          </table:table-cell>
          <table:table-cell/>
          <table:table-cell table:style-name="ce1" office:value-type="float" office:value="246497000000000" calcext:value-type="float">
            <text:p>2.46E+1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1" office:value-type="float" office:value="86962800000000" calcext:value-type="float">
            <text:p>8.70E+13</text:p>
          </table:table-cell>
          <table:table-cell table:style-name="ce1" office:value-type="float" office:value="243382000000000" calcext:value-type="float">
            <text:p>2.43E+14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86960500000000" calcext:value-type="float">
            <text:p>8.70E+13</text:p>
          </table:table-cell>
          <table:table-cell table:style-name="ce1" office:value-type="float" office:value="243379000000000" calcext:value-type="float">
            <text:p>2.43E+14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86963500000000" calcext:value-type="float">
            <text:p>8.70E+13</text:p>
          </table:table-cell>
          <table:table-cell table:style-name="ce1" office:value-type="float" office:value="243384000000000" calcext:value-type="float">
            <text:p>2.43E+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/>
          <table:table-cell office:value-type="float" office:value="243379000000000" calcext:value-type="float">
            <text:p>2.43E+14</text:p>
          </table:table-cell>
          <table:table-cell/>
          <table:table-cell table:formula="of:=(1+[.A359])*[.C359]" office:value-type="float" office:value="2.2147489E+016" calcext:value-type="float">
            <text:p>2.2147489E+016</text:p>
          </table:table-cell>
          <table:table-cell table:formula="of:=[.E359]/[.$I$6]" office:value-type="float" office:value="1.26412608447489" calcext:value-type="float">
            <text:p>1.26412608447489</text:p>
          </table:table-cell>
          <table:table-cell table:number-columns-repeated="3"/>
          <table:table-cell table:style-name="ce1" office:value-type="float" office:value="243382000000000" calcext:value-type="float">
            <text:p>2.43E+14</text:p>
          </table:table-cell>
          <table:table-cell office:value-type="float" office:value="243379000000000" calcext:value-type="float">
            <text:p>2.43E+14</text:p>
          </table:table-cell>
          <table:table-cell/>
          <table:table-cell table:style-name="ce1" office:value-type="float" office:value="243384000000000" calcext:value-type="float">
            <text:p>2.43E+1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1" office:value-type="float" office:value="85942800000000" calcext:value-type="float">
            <text:p>8.59E+13</text:p>
          </table:table-cell>
          <table:table-cell table:style-name="ce1" office:value-type="float" office:value="240334000000000" calcext:value-type="float">
            <text:p>2.40E+14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85940500000000" calcext:value-type="float">
            <text:p>8.59E+13</text:p>
          </table:table-cell>
          <table:table-cell table:style-name="ce1" office:value-type="float" office:value="240330000000000" calcext:value-type="float">
            <text:p>2.40E+14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85943400000000" calcext:value-type="float">
            <text:p>8.59E+13</text:p>
          </table:table-cell>
          <table:table-cell table:style-name="ce1" office:value-type="float" office:value="240335000000000" calcext:value-type="float">
            <text:p>2.40E+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/>
          <table:table-cell office:value-type="float" office:value="240330000000000" calcext:value-type="float">
            <text:p>2.40E+14</text:p>
          </table:table-cell>
          <table:table-cell/>
          <table:table-cell table:formula="of:=(1+[.A360])*[.C360]" office:value-type="float" office:value="2.211036E+016" calcext:value-type="float">
            <text:p>2.211036E+016</text:p>
          </table:table-cell>
          <table:table-cell table:formula="of:=[.E360]/[.$I$6]" office:value-type="float" office:value="1.26200684931507" calcext:value-type="float">
            <text:p>1.26200684931507</text:p>
          </table:table-cell>
          <table:table-cell table:number-columns-repeated="3"/>
          <table:table-cell table:style-name="ce1" office:value-type="float" office:value="240334000000000" calcext:value-type="float">
            <text:p>2.40E+14</text:p>
          </table:table-cell>
          <table:table-cell office:value-type="float" office:value="240330000000000" calcext:value-type="float">
            <text:p>2.40E+14</text:p>
          </table:table-cell>
          <table:table-cell/>
          <table:table-cell table:style-name="ce1" office:value-type="float" office:value="240335000000000" calcext:value-type="float">
            <text:p>2.40E+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style-name="ce1" office:value-type="float" office:value="84944200000000" calcext:value-type="float">
            <text:p>8.49E+13</text:p>
          </table:table-cell>
          <table:table-cell table:style-name="ce1" office:value-type="float" office:value="237349000000000" calcext:value-type="float">
            <text:p>2.37E+14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84941900000000" calcext:value-type="float">
            <text:p>8.49E+13</text:p>
          </table:table-cell>
          <table:table-cell table:style-name="ce1" office:value-type="float" office:value="237345000000000" calcext:value-type="float">
            <text:p>2.37E+14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84944800000000" calcext:value-type="float">
            <text:p>8.49E+13</text:p>
          </table:table-cell>
          <table:table-cell table:style-name="ce1" office:value-type="float" office:value="237350000000000" calcext:value-type="float">
            <text:p>2.37E+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/>
          <table:table-cell office:value-type="float" office:value="237345000000000" calcext:value-type="float">
            <text:p>2.37E+14</text:p>
          </table:table-cell>
          <table:table-cell/>
          <table:table-cell table:formula="of:=(1+[.A361])*[.C361]" office:value-type="float" office:value="2.2073085E+016" calcext:value-type="float">
            <text:p>2.2073085E+016</text:p>
          </table:table-cell>
          <table:table-cell table:formula="of:=[.E361]/[.$I$6]" office:value-type="float" office:value="1.25987928082192" calcext:value-type="float">
            <text:p>1.25987928082192</text:p>
          </table:table-cell>
          <table:table-cell table:number-columns-repeated="3"/>
          <table:table-cell table:style-name="ce1" office:value-type="float" office:value="237349000000000" calcext:value-type="float">
            <text:p>2.37E+14</text:p>
          </table:table-cell>
          <table:table-cell office:value-type="float" office:value="237345000000000" calcext:value-type="float">
            <text:p>2.37E+14</text:p>
          </table:table-cell>
          <table:table-cell/>
          <table:table-cell table:style-name="ce1" office:value-type="float" office:value="237350000000000" calcext:value-type="float">
            <text:p>2.37E+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style-name="ce1" office:value-type="float" office:value="83966500000000" calcext:value-type="float">
            <text:p>8.40E+13</text:p>
          </table:table-cell>
          <table:table-cell table:style-name="ce1" office:value-type="float" office:value="234424000000000" calcext:value-type="float">
            <text:p>2.34E+14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83964300000000" calcext:value-type="float">
            <text:p>8.40E+13</text:p>
          </table:table-cell>
          <table:table-cell table:style-name="ce1" office:value-type="float" office:value="234421000000000" calcext:value-type="float">
            <text:p>2.34E+14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83967100000000" calcext:value-type="float">
            <text:p>8.40E+13</text:p>
          </table:table-cell>
          <table:table-cell table:style-name="ce1" office:value-type="float" office:value="234425000000000" calcext:value-type="float">
            <text:p>2.34E+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/>
          <table:table-cell office:value-type="float" office:value="234421000000000" calcext:value-type="float">
            <text:p>2.34E+14</text:p>
          </table:table-cell>
          <table:table-cell/>
          <table:table-cell table:formula="of:=(1+[.A362])*[.C362]" office:value-type="float" office:value="2.2035574E+016" calcext:value-type="float">
            <text:p>2.2035574E+016</text:p>
          </table:table-cell>
          <table:table-cell table:formula="of:=[.E362]/[.$I$6]" office:value-type="float" office:value="1.25773824200913" calcext:value-type="float">
            <text:p>1.25773824200913</text:p>
          </table:table-cell>
          <table:table-cell table:number-columns-repeated="3"/>
          <table:table-cell table:style-name="ce1" office:value-type="float" office:value="234424000000000" calcext:value-type="float">
            <text:p>2.34E+14</text:p>
          </table:table-cell>
          <table:table-cell office:value-type="float" office:value="234421000000000" calcext:value-type="float">
            <text:p>2.34E+14</text:p>
          </table:table-cell>
          <table:table-cell/>
          <table:table-cell table:style-name="ce1" office:value-type="float" office:value="234425000000000" calcext:value-type="float">
            <text:p>2.34E+1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style-name="ce1" office:value-type="float" office:value="83009100000000" calcext:value-type="float">
            <text:p>8.30E+13</text:p>
          </table:table-cell>
          <table:table-cell table:style-name="ce1" office:value-type="float" office:value="231559000000000" calcext:value-type="float">
            <text:p>2.32E+14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83006900000000" calcext:value-type="float">
            <text:p>8.30E+13</text:p>
          </table:table-cell>
          <table:table-cell table:style-name="ce1" office:value-type="float" office:value="231556000000000" calcext:value-type="float">
            <text:p>2.32E+14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83009700000000" calcext:value-type="float">
            <text:p>8.30E+13</text:p>
          </table:table-cell>
          <table:table-cell table:style-name="ce1" office:value-type="float" office:value="231560000000000" calcext:value-type="float">
            <text:p>2.32E+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/>
          <table:table-cell office:value-type="float" office:value="231556000000000" calcext:value-type="float">
            <text:p>2.32E+14</text:p>
          </table:table-cell>
          <table:table-cell/>
          <table:table-cell table:formula="of:=(1+[.A363])*[.C363]" office:value-type="float" office:value="2.199782E+016" calcext:value-type="float">
            <text:p>2.199782E+016</text:p>
          </table:table-cell>
          <table:table-cell table:formula="of:=[.E363]/[.$I$6]" office:value-type="float" office:value="1.25558333333333" calcext:value-type="float">
            <text:p>1.25558333333333</text:p>
          </table:table-cell>
          <table:table-cell table:number-columns-repeated="3"/>
          <table:table-cell table:style-name="ce1" office:value-type="float" office:value="231559000000000" calcext:value-type="float">
            <text:p>2.32E+14</text:p>
          </table:table-cell>
          <table:table-cell office:value-type="float" office:value="231556000000000" calcext:value-type="float">
            <text:p>2.32E+14</text:p>
          </table:table-cell>
          <table:table-cell/>
          <table:table-cell table:style-name="ce1" office:value-type="float" office:value="231560000000000" calcext:value-type="float">
            <text:p>2.32E+1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style-name="ce1" office:value-type="float" office:value="82071300000000" calcext:value-type="float">
            <text:p>8.21E+13</text:p>
          </table:table-cell>
          <table:table-cell table:style-name="ce1" office:value-type="float" office:value="228752000000000" calcext:value-type="float">
            <text:p>2.29E+14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82069100000000" calcext:value-type="float">
            <text:p>8.21E+13</text:p>
          </table:table-cell>
          <table:table-cell table:style-name="ce1" office:value-type="float" office:value="228749000000000" calcext:value-type="float">
            <text:p>2.29E+14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82071900000000" calcext:value-type="float">
            <text:p>8.21E+13</text:p>
          </table:table-cell>
          <table:table-cell table:style-name="ce1" office:value-type="float" office:value="228753000000000" calcext:value-type="float">
            <text:p>2.29E+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/>
          <table:table-cell office:value-type="float" office:value="228749000000000" calcext:value-type="float">
            <text:p>2.29E+14</text:p>
          </table:table-cell>
          <table:table-cell/>
          <table:table-cell table:formula="of:=(1+[.A364])*[.C364]" office:value-type="float" office:value="2.1959904E+016" calcext:value-type="float">
            <text:p>2.1959904E+016</text:p>
          </table:table-cell>
          <table:table-cell table:formula="of:=[.E364]/[.$I$6]" office:value-type="float" office:value="1.25341917808219" calcext:value-type="float">
            <text:p>1.25341917808219</text:p>
          </table:table-cell>
          <table:table-cell table:number-columns-repeated="3"/>
          <table:table-cell table:style-name="ce1" office:value-type="float" office:value="228752000000000" calcext:value-type="float">
            <text:p>2.29E+14</text:p>
          </table:table-cell>
          <table:table-cell office:value-type="float" office:value="228749000000000" calcext:value-type="float">
            <text:p>2.29E+14</text:p>
          </table:table-cell>
          <table:table-cell/>
          <table:table-cell table:style-name="ce1" office:value-type="float" office:value="228753000000000" calcext:value-type="float">
            <text:p>2.29E+1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style-name="ce1" office:value-type="float" office:value="81152600000000" calcext:value-type="float">
            <text:p>8.12E+13</text:p>
          </table:table-cell>
          <table:table-cell table:style-name="ce1" office:value-type="float" office:value="226001000000000" calcext:value-type="float">
            <text:p>2.26E+14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81150500000000" calcext:value-type="float">
            <text:p>8.12E+13</text:p>
          </table:table-cell>
          <table:table-cell table:style-name="ce1" office:value-type="float" office:value="225998000000000" calcext:value-type="float">
            <text:p>2.26E+14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81153200000000" calcext:value-type="float">
            <text:p>8.12E+13</text:p>
          </table:table-cell>
          <table:table-cell table:style-name="ce1" office:value-type="float" office:value="226002000000000" calcext:value-type="float">
            <text:p>2.26E+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/>
          <table:table-cell office:value-type="float" office:value="225998000000000" calcext:value-type="float">
            <text:p>2.26E+14</text:p>
          </table:table-cell>
          <table:table-cell/>
          <table:table-cell table:formula="of:=(1+[.A365])*[.C365]" office:value-type="float" office:value="2.1921806E+016" calcext:value-type="float">
            <text:p>2.1921806E+016</text:p>
          </table:table-cell>
          <table:table-cell table:formula="of:=[.E365]/[.$I$6]" office:value-type="float" office:value="1.2512446347032" calcext:value-type="float">
            <text:p>1.2512446347032</text:p>
          </table:table-cell>
          <table:table-cell table:number-columns-repeated="3"/>
          <table:table-cell table:style-name="ce1" office:value-type="float" office:value="226001000000000" calcext:value-type="float">
            <text:p>2.26E+14</text:p>
          </table:table-cell>
          <table:table-cell office:value-type="float" office:value="225998000000000" calcext:value-type="float">
            <text:p>2.26E+14</text:p>
          </table:table-cell>
          <table:table-cell/>
          <table:table-cell table:style-name="ce1" office:value-type="float" office:value="226002000000000" calcext:value-type="float">
            <text:p>2.26E+1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style-name="ce1" office:value-type="float" office:value="80252400000000" calcext:value-type="float">
            <text:p>8.03E+13</text:p>
          </table:table-cell>
          <table:table-cell table:style-name="ce1" office:value-type="float" office:value="223305000000000" calcext:value-type="float">
            <text:p>2.23E+14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80250300000000" calcext:value-type="float">
            <text:p>8.03E+13</text:p>
          </table:table-cell>
          <table:table-cell table:style-name="ce1" office:value-type="float" office:value="223301000000000" calcext:value-type="float">
            <text:p>2.23E+14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80253000000000" calcext:value-type="float">
            <text:p>8.03E+13</text:p>
          </table:table-cell>
          <table:table-cell table:style-name="ce1" office:value-type="float" office:value="223306000000000" calcext:value-type="float">
            <text:p>2.23E+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/>
          <table:table-cell office:value-type="float" office:value="223301000000000" calcext:value-type="float">
            <text:p>2.23E+14</text:p>
          </table:table-cell>
          <table:table-cell/>
          <table:table-cell table:formula="of:=(1+[.A366])*[.C366]" office:value-type="float" office:value="2.1883498E+016" calcext:value-type="float">
            <text:p>2.1883498E+016</text:p>
          </table:table-cell>
          <table:table-cell table:formula="of:=[.E366]/[.$I$6]" office:value-type="float" office:value="1.24905810502283" calcext:value-type="float">
            <text:p>1.24905810502283</text:p>
          </table:table-cell>
          <table:table-cell table:number-columns-repeated="3"/>
          <table:table-cell table:style-name="ce1" office:value-type="float" office:value="223305000000000" calcext:value-type="float">
            <text:p>2.23E+14</text:p>
          </table:table-cell>
          <table:table-cell office:value-type="float" office:value="223301000000000" calcext:value-type="float">
            <text:p>2.23E+14</text:p>
          </table:table-cell>
          <table:table-cell/>
          <table:table-cell table:style-name="ce1" office:value-type="float" office:value="223306000000000" calcext:value-type="float">
            <text:p>2.23E+1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style-name="ce1" office:value-type="float" office:value="79370300000000" calcext:value-type="float">
            <text:p>7.94E+13</text:p>
          </table:table-cell>
          <table:table-cell table:style-name="ce1" office:value-type="float" office:value="220661000000000" calcext:value-type="float">
            <text:p>2.21E+14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79368200000000" calcext:value-type="float">
            <text:p>7.94E+13</text:p>
          </table:table-cell>
          <table:table-cell table:style-name="ce1" office:value-type="float" office:value="220658000000000" calcext:value-type="float">
            <text:p>2.21E+14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79370900000000" calcext:value-type="float">
            <text:p>7.94E+13</text:p>
          </table:table-cell>
          <table:table-cell table:style-name="ce1" office:value-type="float" office:value="220662000000000" calcext:value-type="float">
            <text:p>2.21E+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/>
          <table:table-cell office:value-type="float" office:value="220658000000000" calcext:value-type="float">
            <text:p>2.21E+14</text:p>
          </table:table-cell>
          <table:table-cell/>
          <table:table-cell table:formula="of:=(1+[.A367])*[.C367]" office:value-type="float" office:value="2.1845142E+016" calcext:value-type="float">
            <text:p>2.1845142E+016</text:p>
          </table:table-cell>
          <table:table-cell table:formula="of:=[.E367]/[.$I$6]" office:value-type="float" office:value="1.24686883561644" calcext:value-type="float">
            <text:p>1.24686883561644</text:p>
          </table:table-cell>
          <table:table-cell table:number-columns-repeated="3"/>
          <table:table-cell table:style-name="ce1" office:value-type="float" office:value="220661000000000" calcext:value-type="float">
            <text:p>2.21E+14</text:p>
          </table:table-cell>
          <table:table-cell office:value-type="float" office:value="220658000000000" calcext:value-type="float">
            <text:p>2.21E+14</text:p>
          </table:table-cell>
          <table:table-cell/>
          <table:table-cell table:style-name="ce1" office:value-type="float" office:value="220662000000000" calcext:value-type="float">
            <text:p>2.21E+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" office:value-type="float" office:value="78505700000000" calcext:value-type="float">
            <text:p>7.85E+13</text:p>
          </table:table-cell>
          <table:table-cell table:style-name="ce1" office:value-type="float" office:value="218069000000000" calcext:value-type="float">
            <text:p>2.18E+14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78503600000000" calcext:value-type="float">
            <text:p>7.85E+13</text:p>
          </table:table-cell>
          <table:table-cell table:style-name="ce1" office:value-type="float" office:value="218066000000000" calcext:value-type="float">
            <text:p>2.18E+14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78506200000000" calcext:value-type="float">
            <text:p>7.85E+13</text:p>
          </table:table-cell>
          <table:table-cell table:style-name="ce1" office:value-type="float" office:value="218070000000000" calcext:value-type="float">
            <text:p>2.18E+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/>
          <table:table-cell office:value-type="float" office:value="218066000000000" calcext:value-type="float">
            <text:p>2.18E+14</text:p>
          </table:table-cell>
          <table:table-cell/>
          <table:table-cell table:formula="of:=(1+[.A368])*[.C368]" office:value-type="float" office:value="2.18066E+016" calcext:value-type="float">
            <text:p>2.18066E+016</text:p>
          </table:table-cell>
          <table:table-cell table:formula="of:=[.E368]/[.$I$6]" office:value-type="float" office:value="1.24466894977169" calcext:value-type="float">
            <text:p>1.24466894977169</text:p>
          </table:table-cell>
          <table:table-cell table:number-columns-repeated="3"/>
          <table:table-cell table:style-name="ce1" office:value-type="float" office:value="218069000000000" calcext:value-type="float">
            <text:p>2.18E+14</text:p>
          </table:table-cell>
          <table:table-cell office:value-type="float" office:value="218066000000000" calcext:value-type="float">
            <text:p>2.18E+14</text:p>
          </table:table-cell>
          <table:table-cell/>
          <table:table-cell table:style-name="ce1" office:value-type="float" office:value="218070000000000" calcext:value-type="float">
            <text:p>2.18E+1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style-name="ce1" office:value-type="float" office:value="77658000000000" calcext:value-type="float">
            <text:p>7.77E+13</text:p>
          </table:table-cell>
          <table:table-cell table:style-name="ce1" office:value-type="float" office:value="215528000000000" calcext:value-type="float">
            <text:p>2.16E+14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77656000000000" calcext:value-type="float">
            <text:p>7.77E+13</text:p>
          </table:table-cell>
          <table:table-cell table:style-name="ce1" office:value-type="float" office:value="215524000000000" calcext:value-type="float">
            <text:p>2.16E+14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77658600000000" calcext:value-type="float">
            <text:p>7.77E+13</text:p>
          </table:table-cell>
          <table:table-cell table:style-name="ce1" office:value-type="float" office:value="215529000000000" calcext:value-type="float">
            <text:p>2.16E+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/>
          <table:table-cell office:value-type="float" office:value="215524000000000" calcext:value-type="float">
            <text:p>2.16E+14</text:p>
          </table:table-cell>
          <table:table-cell/>
          <table:table-cell table:formula="of:=(1+[.A369])*[.C369]" office:value-type="float" office:value="2.1767924E+016" calcext:value-type="float">
            <text:p>2.1767924E+016</text:p>
          </table:table-cell>
          <table:table-cell table:formula="of:=[.E369]/[.$I$6]" office:value-type="float" office:value="1.24246141552511" calcext:value-type="float">
            <text:p>1.24246141552511</text:p>
          </table:table-cell>
          <table:table-cell table:number-columns-repeated="3"/>
          <table:table-cell table:style-name="ce1" office:value-type="float" office:value="215528000000000" calcext:value-type="float">
            <text:p>2.16E+14</text:p>
          </table:table-cell>
          <table:table-cell office:value-type="float" office:value="215524000000000" calcext:value-type="float">
            <text:p>2.16E+14</text:p>
          </table:table-cell>
          <table:table-cell/>
          <table:table-cell table:style-name="ce1" office:value-type="float" office:value="215529000000000" calcext:value-type="float">
            <text:p>2.16E+14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formula="of:=[.J371]*[.K371]" office:value-type="float" office:value="3932832000000000" calcext:value-type="float">
            <text:p>3932832000000000</text:p>
          </table:table-cell>
          <table:table-cell office:value-type="float" office:value="98.3208" calcext:value-type="float">
            <text:p>98.3208</text:p>
          </table:table-cell>
          <table:table-cell office:value-type="float" office:value="40000000000000" calcext:value-type="float">
            <text:p>4.00E+13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style-name="ce1" office:value-type="float" office:value="2548850000000000" calcext:value-type="float">
            <text:p>2.55E+15</text:p>
          </table:table-cell>
          <table:table-cell table:number-columns-repeated="5"/>
          <table:table-cell office:value-type="float" office:value="3932832000000000" calcext:value-type="float">
            <text:p>393283200000000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u239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/>
          <table:table-cell office:value-type="string" calcext:value-type="string">
            <text:p>Mev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548850000000000" calcext:value-type="float">
            <text:p>2.55E+15</text:p>
          </table:table-cell>
          <table:table-cell/>
          <table:table-cell table:formula="of:=(1+[.A375])*[.C375]" office:value-type="float" office:value="2548850000000000" calcext:value-type="float">
            <text:p>2548850000000000</text:p>
          </table:table-cell>
          <table:table-cell table:formula="of:=[.E375]/[.$I$371]" office:value-type="float" office:value="0.648095316555602" calcext:value-type="float">
            <text:p>0.648095316555602</text:p>
          </table:table-cell>
          <table:table-cell/>
          <table:table-cell table:style-name="ce1" office:value-type="float" office:value="2698560000000000" calcext:value-type="float">
            <text:p>2.70E+15</text:p>
          </table:table-cell>
          <table:table-cell table:style-name="ce1" office:value-type="float" office:value="2548850000000000" calcext:value-type="float">
            <text:p>2.55E+1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2402000000000" calcext:value-type="float">
            <text:p>4.82E+14</text:p>
          </table:table-cell>
          <table:table-cell office:value-type="float" office:value="1676630000000000" calcext:value-type="float">
            <text:p>1.68E+15</text:p>
          </table:table-cell>
          <table:table-cell/>
          <table:table-cell table:formula="of:=(1+[.A376])*[.C376]" office:value-type="float" office:value="3353260000000000" calcext:value-type="float">
            <text:p>3353260000000000</text:p>
          </table:table-cell>
          <table:table-cell table:formula="of:=[.E376]/[.$I$371]" office:value-type="float" office:value="0.85263240331649" calcext:value-type="float">
            <text:p>0.85263240331649</text:p>
          </table:table-cell>
          <table:table-cell/>
          <table:table-cell table:style-name="ce1" office:value-type="float" office:value="1718400000000000" calcext:value-type="float">
            <text:p>1.72E+15</text:p>
          </table:table-cell>
          <table:table-cell table:style-name="ce1" office:value-type="float" office:value="1676630000000000" calcext:value-type="float">
            <text:p>1.68E+1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552000000000" calcext:value-type="float">
            <text:p>3.74E+14</text:p>
          </table:table-cell>
          <table:table-cell office:value-type="float" office:value="1248050000000000" calcext:value-type="float">
            <text:p>1.25E+15</text:p>
          </table:table-cell>
          <table:table-cell/>
          <table:table-cell table:formula="of:=(1+[.A377])*[.C377]" office:value-type="float" office:value="3744150000000000" calcext:value-type="float">
            <text:p>3744150000000000</text:p>
          </table:table-cell>
          <table:table-cell table:formula="of:=[.E377]/[.$I$371]" office:value-type="float" office:value="0.952023885078234" calcext:value-type="float">
            <text:p>0.952023885078234</text:p>
          </table:table-cell>
          <table:table-cell/>
          <table:table-cell table:style-name="ce1" office:value-type="float" office:value="1253570000000000" calcext:value-type="float">
            <text:p>1.25E+15</text:p>
          </table:table-cell>
          <table:table-cell table:style-name="ce1" office:value-type="float" office:value="1248050000000000" calcext:value-type="float">
            <text:p>1.25E+1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756000000000" calcext:value-type="float">
            <text:p>3.06E+14</text:p>
          </table:table-cell>
          <table:table-cell office:value-type="float" office:value="992212000000000" calcext:value-type="float">
            <text:p>9.92E+14</text:p>
          </table:table-cell>
          <table:table-cell/>
          <table:table-cell table:formula="of:=(1+[.A378])*[.C378]" office:value-type="float" office:value="3968848000000000" calcext:value-type="float">
            <text:p>3968848000000000</text:p>
          </table:table-cell>
          <table:table-cell table:formula="of:=[.E378]/[.$I$371]" office:value-type="float" office:value="1.00915777739807" calcext:value-type="float">
            <text:p>1.00915777739807</text:p>
          </table:table-cell>
          <table:table-cell/>
          <table:table-cell table:style-name="ce1" office:value-type="float" office:value="977053000000000" calcext:value-type="float">
            <text:p>9.77E+14</text:p>
          </table:table-cell>
          <table:table-cell table:style-name="ce1" office:value-type="float" office:value="992212000000000" calcext:value-type="float">
            <text:p>9.92E+1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9121000000000" calcext:value-type="float">
            <text:p>2.59E+14</text:p>
          </table:table-cell>
          <table:table-cell office:value-type="float" office:value="822421000000000" calcext:value-type="float">
            <text:p>8.22E+14</text:p>
          </table:table-cell>
          <table:table-cell/>
          <table:table-cell table:formula="of:=(1+[.A379])*[.C379]" office:value-type="float" office:value="4112105000000000" calcext:value-type="float">
            <text:p>4112105000000000</text:p>
          </table:table-cell>
          <table:table-cell table:formula="of:=[.E379]/[.$I$371]" office:value-type="float" office:value="1.04558369134507" calcext:value-type="float">
            <text:p>1.04558369134507</text:p>
          </table:table-cell>
          <table:table-cell/>
          <table:table-cell table:style-name="ce1" office:value-type="float" office:value="793975000000000" calcext:value-type="float">
            <text:p>7.94E+14</text:p>
          </table:table-cell>
          <table:table-cell table:style-name="ce1" office:value-type="float" office:value="822421000000000" calcext:value-type="float">
            <text:p>8.22E+14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4984000000000" calcext:value-type="float">
            <text:p>2.25E+14</text:p>
          </table:table-cell>
          <table:table-cell office:value-type="float" office:value="701612000000000" calcext:value-type="float">
            <text:p>7.02E+14</text:p>
          </table:table-cell>
          <table:table-cell/>
          <table:table-cell table:formula="of:=(1+[.A380])*[.C380]" office:value-type="float" office:value="4209672000000000" calcext:value-type="float">
            <text:p>4209672000000000</text:p>
          </table:table-cell>
          <table:table-cell table:formula="of:=[.E380]/[.$I$371]" office:value-type="float" office:value="1.07039202284766" calcext:value-type="float">
            <text:p>1.07039202284766</text:p>
          </table:table-cell>
          <table:table-cell/>
          <table:table-cell table:style-name="ce1" office:value-type="float" office:value="664481000000000" calcext:value-type="float">
            <text:p>6.64E+14</text:p>
          </table:table-cell>
          <table:table-cell table:style-name="ce1" office:value-type="float" office:value="701612000000000" calcext:value-type="float">
            <text:p>7.02E+14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8877000000000" calcext:value-type="float">
            <text:p>1.99E+14</text:p>
          </table:table-cell>
          <table:table-cell office:value-type="float" office:value="611264000000000" calcext:value-type="float">
            <text:p>6.11E+14</text:p>
          </table:table-cell>
          <table:table-cell/>
          <table:table-cell table:formula="of:=(1+[.A381])*[.C381]" office:value-type="float" office:value="4278848000000000" calcext:value-type="float">
            <text:p>4278848000000000</text:p>
          </table:table-cell>
          <table:table-cell table:formula="of:=[.E381]/[.$I$371]" office:value-type="float" office:value="1.08798138338988" calcext:value-type="float">
            <text:p>1.08798138338988</text:p>
          </table:table-cell>
          <table:table-cell/>
          <table:table-cell table:style-name="ce1" office:value-type="float" office:value="568567000000000" calcext:value-type="float">
            <text:p>5.69E+14</text:p>
          </table:table-cell>
          <table:table-cell table:style-name="ce1" office:value-type="float" office:value="611264000000000" calcext:value-type="float">
            <text:p>6.11E+1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245000000000" calcext:value-type="float">
            <text:p>1.78E+14</text:p>
          </table:table-cell>
          <table:table-cell office:value-type="float" office:value="541119000000000" calcext:value-type="float">
            <text:p>5.41E+14</text:p>
          </table:table-cell>
          <table:table-cell/>
          <table:table-cell table:formula="of:=(1+[.A382])*[.C382]" office:value-type="float" office:value="4328952000000000" calcext:value-type="float">
            <text:p>4328952000000000</text:p>
          </table:table-cell>
          <table:table-cell table:formula="of:=[.E382]/[.$I$371]" office:value-type="float" office:value="1.10072131227573" calcext:value-type="float">
            <text:p>1.10072131227573</text:p>
          </table:table-cell>
          <table:table-cell/>
          <table:table-cell table:style-name="ce1" office:value-type="float" office:value="495040000000000" calcext:value-type="float">
            <text:p>4.95E+14</text:p>
          </table:table-cell>
          <table:table-cell table:style-name="ce1" office:value-type="float" office:value="541119000000000" calcext:value-type="float">
            <text:p>5.41E+14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511000000000" calcext:value-type="float">
            <text:p>1.62E+14</text:p>
          </table:table-cell>
          <table:table-cell office:value-type="float" office:value="485050000000000" calcext:value-type="float">
            <text:p>4.85E+14</text:p>
          </table:table-cell>
          <table:table-cell/>
          <table:table-cell table:formula="of:=(1+[.A383])*[.C383]" office:value-type="float" office:value="4365450000000000" calcext:value-type="float">
            <text:p>4365450000000000</text:p>
          </table:table-cell>
          <table:table-cell table:formula="of:=[.E383]/[.$I$371]" office:value-type="float" office:value="1.11000164766763" calcext:value-type="float">
            <text:p>1.11000164766763</text:p>
          </table:table-cell>
          <table:table-cell/>
          <table:table-cell table:style-name="ce1" office:value-type="float" office:value="437138000000000" calcext:value-type="float">
            <text:p>4.37E+14</text:p>
          </table:table-cell>
          <table:table-cell table:style-name="ce1" office:value-type="float" office:value="485050000000000" calcext:value-type="float">
            <text:p>4.85E+1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7652000000000" calcext:value-type="float">
            <text:p>1.48E+14</text:p>
          </table:table-cell>
          <table:table-cell office:value-type="float" office:value="439182000000000" calcext:value-type="float">
            <text:p>4.39E+14</text:p>
          </table:table-cell>
          <table:table-cell/>
          <table:table-cell table:formula="of:=(1+[.A384])*[.C384]" office:value-type="float" office:value="4391820000000000" calcext:value-type="float">
            <text:p>4391820000000000</text:p>
          </table:table-cell>
          <table:table-cell table:formula="of:=[.E384]/[.$I$371]" office:value-type="float" office:value="1.11670673957087" calcext:value-type="float">
            <text:p>1.11670673957087</text:p>
          </table:table-cell>
          <table:table-cell/>
          <table:table-cell table:style-name="ce1" office:value-type="float" office:value="390541000000000" calcext:value-type="float">
            <text:p>3.91E+14</text:p>
          </table:table-cell>
          <table:table-cell table:style-name="ce1" office:value-type="float" office:value="439182000000000" calcext:value-type="float">
            <text:p>4.39E+1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976000000000" calcext:value-type="float">
            <text:p>1.36E+14</text:p>
          </table:table-cell>
          <table:table-cell office:value-type="float" office:value="400946000000000" calcext:value-type="float">
            <text:p>4.01E+14</text:p>
          </table:table-cell>
          <table:table-cell/>
          <table:table-cell table:formula="of:=(1+[.A385])*[.C385]" office:value-type="float" office:value="4410406000000000" calcext:value-type="float">
            <text:p>4410406000000000</text:p>
          </table:table-cell>
          <table:table-cell table:formula="of:=[.E385]/[.$I$371]" office:value-type="float" office:value="1.12143259615463" calcext:value-type="float">
            <text:p>1.12143259615463</text:p>
          </table:table-cell>
          <table:table-cell/>
          <table:table-cell table:style-name="ce1" office:value-type="float" office:value="352357000000000" calcext:value-type="float">
            <text:p>3.52E+14</text:p>
          </table:table-cell>
          <table:table-cell table:style-name="ce1" office:value-type="float" office:value="400946000000000" calcext:value-type="float">
            <text:p>4.01E+14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997000000000" calcext:value-type="float">
            <text:p>1.26E+14</text:p>
          </table:table-cell>
          <table:table-cell office:value-type="float" office:value="368575000000000" calcext:value-type="float">
            <text:p>3.69E+14</text:p>
          </table:table-cell>
          <table:table-cell/>
          <table:table-cell table:formula="of:=(1+[.A386])*[.C386]" office:value-type="float" office:value="4422900000000000" calcext:value-type="float">
            <text:p>4422900000000000</text:p>
          </table:table-cell>
          <table:table-cell table:formula="of:=[.E386]/[.$I$371]" office:value-type="float" office:value="1.1246094417458" calcext:value-type="float">
            <text:p>1.1246094417458</text:p>
          </table:table-cell>
          <table:table-cell/>
          <table:table-cell table:style-name="ce1" office:value-type="float" office:value="320585000000000" calcext:value-type="float">
            <text:p>3.21E+14</text:p>
          </table:table-cell>
          <table:table-cell table:style-name="ce1" office:value-type="float" office:value="368575000000000" calcext:value-type="float">
            <text:p>3.69E+1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7364000000000" calcext:value-type="float">
            <text:p>1.17E+14</text:p>
          </table:table-cell>
          <table:table-cell office:value-type="float" office:value="340816000000000" calcext:value-type="float">
            <text:p>3.41E+14</text:p>
          </table:table-cell>
          <table:table-cell/>
          <table:table-cell table:formula="of:=(1+[.A387])*[.C387]" office:value-type="float" office:value="4430608000000000" calcext:value-type="float">
            <text:p>4430608000000000</text:p>
          </table:table-cell>
          <table:table-cell table:formula="of:=[.E387]/[.$I$371]" office:value-type="float" office:value="1.12656935256833" calcext:value-type="float">
            <text:p>1.12656935256833</text:p>
          </table:table-cell>
          <table:table-cell/>
          <table:table-cell table:style-name="ce1" office:value-type="float" office:value="293800000000000" calcext:value-type="float">
            <text:p>2.94E+14</text:p>
          </table:table-cell>
          <table:table-cell table:style-name="ce1" office:value-type="float" office:value="340816000000000" calcext:value-type="float">
            <text:p>3.41E+14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818000000000" calcext:value-type="float">
            <text:p>1.10E+14</text:p>
          </table:table-cell>
          <table:table-cell office:value-type="float" office:value="316754000000000" calcext:value-type="float">
            <text:p>3.17E+14</text:p>
          </table:table-cell>
          <table:table-cell/>
          <table:table-cell table:formula="of:=(1+[.A388])*[.C388]" office:value-type="float" office:value="4434556000000000" calcext:value-type="float">
            <text:p>4434556000000000</text:p>
          </table:table-cell>
          <table:table-cell table:formula="of:=[.E388]/[.$I$371]" office:value-type="float" office:value="1.12757320933109" calcext:value-type="float">
            <text:p>1.12757320933109</text:p>
          </table:table-cell>
          <table:table-cell/>
          <table:table-cell table:style-name="ce1" office:value-type="float" office:value="270960000000000" calcext:value-type="float">
            <text:p>2.71E+14</text:p>
          </table:table-cell>
          <table:table-cell table:style-name="ce1" office:value-type="float" office:value="316754000000000" calcext:value-type="float">
            <text:p>3.17E+14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166000000000" calcext:value-type="float">
            <text:p>1.03E+14</text:p>
          </table:table-cell>
          <table:table-cell office:value-type="float" office:value="295706000000000" calcext:value-type="float">
            <text:p>2.96E+14</text:p>
          </table:table-cell>
          <table:table-cell/>
          <table:table-cell table:formula="of:=(1+[.A389])*[.C389]" office:value-type="float" office:value="4435590000000000" calcext:value-type="float">
            <text:p>4435590000000000</text:p>
          </table:table-cell>
          <table:table-cell table:formula="of:=[.E389]/[.$I$371]" office:value-type="float" office:value="1.12783612419752" calcext:value-type="float">
            <text:p>1.12783612419752</text:p>
          </table:table-cell>
          <table:table-cell/>
          <table:table-cell table:style-name="ce1" office:value-type="float" office:value="251289000000000" calcext:value-type="float">
            <text:p>2.51E+14</text:p>
          </table:table-cell>
          <table:table-cell table:style-name="ce1" office:value-type="float" office:value="295706000000000" calcext:value-type="float">
            <text:p>2.96E+14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257600000000" calcext:value-type="float">
            <text:p>9.73E+13</text:p>
          </table:table-cell>
          <table:table-cell office:value-type="float" office:value="277149000000000" calcext:value-type="float">
            <text:p>2.77E+14</text:p>
          </table:table-cell>
          <table:table-cell/>
          <table:table-cell table:formula="of:=(1+[.A390])*[.C390]" office:value-type="float" office:value="4434384000000000" calcext:value-type="float">
            <text:p>4434384000000000</text:p>
          </table:table-cell>
          <table:table-cell table:formula="of:=[.E390]/[.$I$371]" office:value-type="float" office:value="1.12752947494325" calcext:value-type="float">
            <text:p>1.12752947494325</text:p>
          </table:table-cell>
          <table:table-cell/>
          <table:table-cell table:style-name="ce1" office:value-type="float" office:value="234196000000000" calcext:value-type="float">
            <text:p>2.34E+14</text:p>
          </table:table-cell>
          <table:table-cell table:style-name="ce1" office:value-type="float" office:value="277149000000000" calcext:value-type="float">
            <text:p>2.77E+14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975100000000" calcext:value-type="float">
            <text:p>9.20E+13</text:p>
          </table:table-cell>
          <table:table-cell office:value-type="float" office:value="260681000000000" calcext:value-type="float">
            <text:p>2.61E+14</text:p>
          </table:table-cell>
          <table:table-cell/>
          <table:table-cell table:formula="of:=(1+[.A391])*[.C391]" office:value-type="float" office:value="4431577000000000" calcext:value-type="float">
            <text:p>4431577000000000</text:p>
          </table:table-cell>
          <table:table-cell table:formula="of:=[.E391]/[.$I$371]" office:value-type="float" office:value="1.12681573990448" calcext:value-type="float">
            <text:p>1.12681573990448</text:p>
          </table:table-cell>
          <table:table-cell/>
          <table:table-cell table:style-name="ce1" office:value-type="float" office:value="219228000000000" calcext:value-type="float">
            <text:p>2.19E+14</text:p>
          </table:table-cell>
          <table:table-cell table:style-name="ce1" office:value-type="float" office:value="260681000000000" calcext:value-type="float">
            <text:p>2.61E+14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225900000000" calcext:value-type="float">
            <text:p>8.72E+13</text:p>
          </table:table-cell>
          <table:table-cell office:value-type="float" office:value="245979000000000" calcext:value-type="float">
            <text:p>2.46E+14</text:p>
          </table:table-cell>
          <table:table-cell/>
          <table:table-cell table:formula="of:=(1+[.A392])*[.C392]" office:value-type="float" office:value="4427622000000000" calcext:value-type="float">
            <text:p>4427622000000000</text:p>
          </table:table-cell>
          <table:table-cell table:formula="of:=[.E392]/[.$I$371]" office:value-type="float" office:value="1.12581010325384" calcext:value-type="float">
            <text:p>1.12581010325384</text:p>
          </table:table-cell>
          <table:table-cell/>
          <table:table-cell table:style-name="ce1" office:value-type="float" office:value="206028000000000" calcext:value-type="float">
            <text:p>2.06E+14</text:p>
          </table:table-cell>
          <table:table-cell table:style-name="ce1" office:value-type="float" office:value="245979000000000" calcext:value-type="float">
            <text:p>2.46E+14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935000000000" calcext:value-type="float">
            <text:p>8.29E+13</text:p>
          </table:table-cell>
          <table:table-cell office:value-type="float" office:value="232786000000000" calcext:value-type="float">
            <text:p>2.33E+14</text:p>
          </table:table-cell>
          <table:table-cell/>
          <table:table-cell table:formula="of:=(1+[.A393])*[.C393]" office:value-type="float" office:value="4422934000000000" calcext:value-type="float">
            <text:p>4422934000000000</text:p>
          </table:table-cell>
          <table:table-cell table:formula="of:=[.E393]/[.$I$371]" office:value-type="float" office:value="1.12461808691549" calcext:value-type="float">
            <text:p>1.12461808691549</text:p>
          </table:table-cell>
          <table:table-cell/>
          <table:table-cell table:style-name="ce1" office:value-type="float" office:value="194314000000000" calcext:value-type="float">
            <text:p>1.94E+14</text:p>
          </table:table-cell>
          <table:table-cell table:style-name="ce1" office:value-type="float" office:value="232786000000000" calcext:value-type="float">
            <text:p>2.33E+14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041000000000" calcext:value-type="float">
            <text:p>7.90E+13</text:p>
          </table:table-cell>
          <table:table-cell office:value-type="float" office:value="220892000000000" calcext:value-type="float">
            <text:p>2.21E+14</text:p>
          </table:table-cell>
          <table:table-cell/>
          <table:table-cell table:formula="of:=(1+[.A394])*[.C394]" office:value-type="float" office:value="4417840000000000" calcext:value-type="float">
            <text:p>4417840000000000</text:p>
          </table:table-cell>
          <table:table-cell table:formula="of:=[.E394]/[.$I$371]" office:value-type="float" office:value="1.12332283708025" calcext:value-type="float">
            <text:p>1.12332283708025</text:p>
          </table:table-cell>
          <table:table-cell/>
          <table:table-cell table:style-name="ce1" office:value-type="float" office:value="183860000000000" calcext:value-type="float">
            <text:p>1.84E+14</text:p>
          </table:table-cell>
          <table:table-cell table:style-name="ce1" office:value-type="float" office:value="220892000000000" calcext:value-type="float">
            <text:p>2.21E+1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493300000000" calcext:value-type="float">
            <text:p>7.55E+13</text:p>
          </table:table-cell>
          <table:table-cell office:value-type="float" office:value="210125000000000" calcext:value-type="float">
            <text:p>2.10E+14</text:p>
          </table:table-cell>
          <table:table-cell/>
          <table:table-cell table:formula="of:=(1+[.A395])*[.C395]" office:value-type="float" office:value="4412625000000000" calcext:value-type="float">
            <text:p>4412625000000000</text:p>
          </table:table-cell>
          <table:table-cell table:formula="of:=[.E395]/[.$I$371]" office:value-type="float" office:value="1.12199682061171" calcext:value-type="float">
            <text:p>1.12199682061171</text:p>
          </table:table-cell>
          <table:table-cell/>
          <table:table-cell table:style-name="ce1" office:value-type="float" office:value="174480000000000" calcext:value-type="float">
            <text:p>1.74E+14</text:p>
          </table:table-cell>
          <table:table-cell table:style-name="ce1" office:value-type="float" office:value="210125000000000" calcext:value-type="float">
            <text:p>2.10E+14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249600000000" calcext:value-type="float">
            <text:p>7.22E+13</text:p>
          </table:table-cell>
          <table:table-cell office:value-type="float" office:value="200341000000000" calcext:value-type="float">
            <text:p>2.00E+14</text:p>
          </table:table-cell>
          <table:table-cell/>
          <table:table-cell table:formula="of:=(1+[.A396])*[.C396]" office:value-type="float" office:value="4407502000000000" calcext:value-type="float">
            <text:p>4407502000000000</text:p>
          </table:table-cell>
          <table:table-cell table:formula="of:=[.E396]/[.$I$371]" office:value-type="float" office:value="1.12069419695527" calcext:value-type="float">
            <text:p>1.12069419695527</text:p>
          </table:table-cell>
          <table:table-cell/>
          <table:table-cell table:style-name="ce1" office:value-type="float" office:value="166024000000000" calcext:value-type="float">
            <text:p>1.66E+14</text:p>
          </table:table-cell>
          <table:table-cell table:style-name="ce1" office:value-type="float" office:value="200341000000000" calcext:value-type="float">
            <text:p>2.00E+14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9274000000000" calcext:value-type="float">
            <text:p>6.93E+13</text:p>
          </table:table-cell>
          <table:table-cell office:value-type="float" office:value="191418000000000" calcext:value-type="float">
            <text:p>1.91E+14</text:p>
          </table:table-cell>
          <table:table-cell/>
          <table:table-cell table:formula="of:=(1+[.A397])*[.C397]" office:value-type="float" office:value="4402614000000000" calcext:value-type="float">
            <text:p>4402614000000000</text:p>
          </table:table-cell>
          <table:table-cell table:formula="of:=[.E397]/[.$I$371]" office:value-type="float" office:value="1.11945132667757" calcext:value-type="float">
            <text:p>1.11945132667757</text:p>
          </table:table-cell>
          <table:table-cell/>
          <table:table-cell table:style-name="ce1" office:value-type="float" office:value="158368000000000" calcext:value-type="float">
            <text:p>1.58E+14</text:p>
          </table:table-cell>
          <table:table-cell table:style-name="ce1" office:value-type="float" office:value="191418000000000" calcext:value-type="float">
            <text:p>1.91E+14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6536200000000" calcext:value-type="float">
            <text:p>6.65E+13</text:p>
          </table:table-cell>
          <table:table-cell office:value-type="float" office:value="183254000000000" calcext:value-type="float">
            <text:p>1.83E+14</text:p>
          </table:table-cell>
          <table:table-cell/>
          <table:table-cell table:formula="of:=(1+[.A398])*[.C398]" office:value-type="float" office:value="4398096000000000" calcext:value-type="float">
            <text:p>4398096000000000</text:p>
          </table:table-cell>
          <table:table-cell table:formula="of:=[.E398]/[.$I$371]" office:value-type="float" office:value="1.11830253618766" calcext:value-type="float">
            <text:p>1.11830253618766</text:p>
          </table:table-cell>
          <table:table-cell/>
          <table:table-cell table:style-name="ce1" office:value-type="float" office:value="151407000000000" calcext:value-type="float">
            <text:p>1.51E+14</text:p>
          </table:table-cell>
          <table:table-cell table:style-name="ce1" office:value-type="float" office:value="183254000000000" calcext:value-type="float">
            <text:p>1.83E+14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010000000000" calcext:value-type="float">
            <text:p>6.40E+13</text:p>
          </table:table-cell>
          <table:table-cell office:value-type="float" office:value="175761000000000" calcext:value-type="float">
            <text:p>1.76E+14</text:p>
          </table:table-cell>
          <table:table-cell/>
          <table:table-cell table:formula="of:=(1+[.A399])*[.C399]" office:value-type="float" office:value="4394025000000000" calcext:value-type="float">
            <text:p>4394025000000000</text:p>
          </table:table-cell>
          <table:table-cell table:formula="of:=[.E399]/[.$I$371]" office:value-type="float" office:value="1.1172674042522" calcext:value-type="float">
            <text:p>1.1172674042522</text:p>
          </table:table-cell>
          <table:table-cell/>
          <table:table-cell table:style-name="ce1" office:value-type="float" office:value="145053000000000" calcext:value-type="float">
            <text:p>1.45E+14</text:p>
          </table:table-cell>
          <table:table-cell table:style-name="ce1" office:value-type="float" office:value="175761000000000" calcext:value-type="float">
            <text:p>1.76E+1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672900000000" calcext:value-type="float">
            <text:p>6.17E+13</text:p>
          </table:table-cell>
          <table:table-cell office:value-type="float" office:value="168863000000000" calcext:value-type="float">
            <text:p>1.69E+14</text:p>
          </table:table-cell>
          <table:table-cell/>
          <table:table-cell table:formula="of:=(1+[.A400])*[.C400]" office:value-type="float" office:value="4390438000000000" calcext:value-type="float">
            <text:p>4390438000000000</text:p>
          </table:table-cell>
          <table:table-cell table:formula="of:=[.E400]/[.$I$371]" office:value-type="float" office:value="1.11635533884997" calcext:value-type="float">
            <text:p>1.11635533884997</text:p>
          </table:table-cell>
          <table:table-cell/>
          <table:table-cell table:style-name="ce1" office:value-type="float" office:value="139234000000000" calcext:value-type="float">
            <text:p>1.39E+14</text:p>
          </table:table-cell>
          <table:table-cell table:style-name="ce1" office:value-type="float" office:value="168863000000000" calcext:value-type="float">
            <text:p>1.69E+14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505500000000" calcext:value-type="float">
            <text:p>5.95E+13</text:p>
          </table:table-cell>
          <table:table-cell office:value-type="float" office:value="162496000000000" calcext:value-type="float">
            <text:p>1.62E+14</text:p>
          </table:table-cell>
          <table:table-cell/>
          <table:table-cell table:formula="of:=(1+[.A401])*[.C401]" office:value-type="float" office:value="4387392000000000" calcext:value-type="float">
            <text:p>4387392000000000</text:p>
          </table:table-cell>
          <table:table-cell table:formula="of:=[.E401]/[.$I$371]" office:value-type="float" office:value="1.11558083335368" calcext:value-type="float">
            <text:p>1.11558083335368</text:p>
          </table:table-cell>
          <table:table-cell/>
          <table:table-cell table:style-name="ce1" office:value-type="float" office:value="133885000000000" calcext:value-type="float">
            <text:p>1.34E+14</text:p>
          </table:table-cell>
          <table:table-cell table:style-name="ce1" office:value-type="float" office:value="162496000000000" calcext:value-type="float">
            <text:p>1.62E+1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490500000000" calcext:value-type="float">
            <text:p>5.75E+13</text:p>
          </table:table-cell>
          <table:table-cell office:value-type="float" office:value="156603000000000" calcext:value-type="float">
            <text:p>1.57E+14</text:p>
          </table:table-cell>
          <table:table-cell/>
          <table:table-cell table:formula="of:=(1+[.A402])*[.C402]" office:value-type="float" office:value="4384884000000000" calcext:value-type="float">
            <text:p>4384884000000000</text:p>
          </table:table-cell>
          <table:table-cell table:formula="of:=[.E402]/[.$I$371]" office:value-type="float" office:value="1.11494312495423" calcext:value-type="float">
            <text:p>1.11494312495423</text:p>
          </table:table-cell>
          <table:table-cell/>
          <table:table-cell table:style-name="ce1" office:value-type="float" office:value="128953000000000" calcext:value-type="float">
            <text:p>1.29E+14</text:p>
          </table:table-cell>
          <table:table-cell table:style-name="ce1" office:value-type="float" office:value="156603000000000" calcext:value-type="float">
            <text:p>1.57E+14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613000000000" calcext:value-type="float">
            <text:p>5.56E+13</text:p>
          </table:table-cell>
          <table:table-cell office:value-type="float" office:value="151134000000000" calcext:value-type="float">
            <text:p>1.51E+14</text:p>
          </table:table-cell>
          <table:table-cell/>
          <table:table-cell table:formula="of:=(1+[.A403])*[.C403]" office:value-type="float" office:value="4382886000000000" calcext:value-type="float">
            <text:p>4382886000000000</text:p>
          </table:table-cell>
          <table:table-cell table:formula="of:=[.E403]/[.$I$371]" office:value-type="float" office:value="1.11443509410013" calcext:value-type="float">
            <text:p>1.11443509410013</text:p>
          </table:table-cell>
          <table:table-cell/>
          <table:table-cell table:style-name="ce1" office:value-type="float" office:value="124392000000000" calcext:value-type="float">
            <text:p>1.24E+14</text:p>
          </table:table-cell>
          <table:table-cell table:style-name="ce1" office:value-type="float" office:value="151134000000000" calcext:value-type="float">
            <text:p>1.51E+14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859800000000" calcext:value-type="float">
            <text:p>5.39E+13</text:p>
          </table:table-cell>
          <table:table-cell office:value-type="float" office:value="146047000000000" calcext:value-type="float">
            <text:p>1.46E+14</text:p>
          </table:table-cell>
          <table:table-cell/>
          <table:table-cell table:formula="of:=(1+[.A404])*[.C404]" office:value-type="float" office:value="4381410000000000" calcext:value-type="float">
            <text:p>4381410000000000</text:p>
          </table:table-cell>
          <table:table-cell table:formula="of:=[.E404]/[.$I$371]" office:value-type="float" office:value="1.11405979202773" calcext:value-type="float">
            <text:p>1.11405979202773</text:p>
          </table:table-cell>
          <table:table-cell/>
          <table:table-cell table:style-name="ce1" office:value-type="float" office:value="120161000000000" calcext:value-type="float">
            <text:p>1.20E+14</text:p>
          </table:table-cell>
          <table:table-cell table:style-name="ce1" office:value-type="float" office:value="146047000000000" calcext:value-type="float">
            <text:p>1.46E+14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219400000000" calcext:value-type="float">
            <text:p>5.22E+13</text:p>
          </table:table-cell>
          <table:table-cell office:value-type="float" office:value="141303000000000" calcext:value-type="float">
            <text:p>1.41E+14</text:p>
          </table:table-cell>
          <table:table-cell/>
          <table:table-cell table:formula="of:=(1+[.A405])*[.C405]" office:value-type="float" office:value="4380393000000000" calcext:value-type="float">
            <text:p>4380393000000000</text:p>
          </table:table-cell>
          <table:table-cell table:formula="of:=[.E405]/[.$I$371]" office:value-type="float" office:value="1.11380119974614" calcext:value-type="float">
            <text:p>1.11380119974614</text:p>
          </table:table-cell>
          <table:table-cell/>
          <table:table-cell table:style-name="ce1" office:value-type="float" office:value="116226000000000" calcext:value-type="float">
            <text:p>1.16E+14</text:p>
          </table:table-cell>
          <table:table-cell table:style-name="ce1" office:value-type="float" office:value="141303000000000" calcext:value-type="float">
            <text:p>1.41E+14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681400000000" calcext:value-type="float">
            <text:p>5.07E+13</text:p>
          </table:table-cell>
          <table:table-cell office:value-type="float" office:value="136869000000000" calcext:value-type="float">
            <text:p>1.37E+14</text:p>
          </table:table-cell>
          <table:table-cell/>
          <table:table-cell table:formula="of:=(1+[.A406])*[.C406]" office:value-type="float" office:value="4379808000000000" calcext:value-type="float">
            <text:p>4379808000000000</text:p>
          </table:table-cell>
          <table:table-cell table:formula="of:=[.E406]/[.$I$371]" office:value-type="float" office:value="1.11365245197354" calcext:value-type="float">
            <text:p>1.11365245197354</text:p>
          </table:table-cell>
          <table:table-cell/>
          <table:table-cell table:style-name="ce1" office:value-type="float" office:value="112556000000000" calcext:value-type="float">
            <text:p>1.13E+14</text:p>
          </table:table-cell>
          <table:table-cell table:style-name="ce1" office:value-type="float" office:value="136869000000000" calcext:value-type="float">
            <text:p>1.37E+14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236500000000" calcext:value-type="float">
            <text:p>4.92E+13</text:p>
          </table:table-cell>
          <table:table-cell office:value-type="float" office:value="132717000000000" calcext:value-type="float">
            <text:p>1.33E+14</text:p>
          </table:table-cell>
          <table:table-cell/>
          <table:table-cell table:formula="of:=(1+[.A407])*[.C407]" office:value-type="float" office:value="4379661000000000" calcext:value-type="float">
            <text:p>4379661000000000</text:p>
          </table:table-cell>
          <table:table-cell table:formula="of:=[.E407]/[.$I$371]" office:value-type="float" office:value="1.11361507432812" calcext:value-type="float">
            <text:p>1.11361507432812</text:p>
          </table:table-cell>
          <table:table-cell/>
          <table:table-cell table:style-name="ce1" office:value-type="float" office:value="109125000000000" calcext:value-type="float">
            <text:p>1.09E+14</text:p>
          </table:table-cell>
          <table:table-cell table:style-name="ce1" office:value-type="float" office:value="132717000000000" calcext:value-type="float">
            <text:p>1.33E+14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876800000000" calcext:value-type="float">
            <text:p>4.79E+13</text:p>
          </table:table-cell>
          <table:table-cell office:value-type="float" office:value="128818000000000" calcext:value-type="float">
            <text:p>1.29E+14</text:p>
          </table:table-cell>
          <table:table-cell/>
          <table:table-cell table:formula="of:=(1+[.A408])*[.C408]" office:value-type="float" office:value="4379812000000000" calcext:value-type="float">
            <text:p>4379812000000000</text:p>
          </table:table-cell>
          <table:table-cell table:formula="of:=[.E408]/[.$I$371]" office:value-type="float" office:value="1.11365346905233" calcext:value-type="float">
            <text:p>1.11365346905233</text:p>
          </table:table-cell>
          <table:table-cell/>
          <table:table-cell table:style-name="ce1" office:value-type="float" office:value="105910000000000" calcext:value-type="float">
            <text:p>1.06E+14</text:p>
          </table:table-cell>
          <table:table-cell table:style-name="ce1" office:value-type="float" office:value="128818000000000" calcext:value-type="float">
            <text:p>1.29E+14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594700000000" calcext:value-type="float">
            <text:p>4.66E+13</text:p>
          </table:table-cell>
          <table:table-cell office:value-type="float" office:value="125152000000000" calcext:value-type="float">
            <text:p>1.25E+14</text:p>
          </table:table-cell>
          <table:table-cell/>
          <table:table-cell table:formula="of:=(1+[.A409])*[.C409]" office:value-type="float" office:value="4380320000000000" calcext:value-type="float">
            <text:p>4380320000000000</text:p>
          </table:table-cell>
          <table:table-cell table:formula="of:=[.E409]/[.$I$371]" office:value-type="float" office:value="1.11378263805827" calcext:value-type="float">
            <text:p>1.11378263805827</text:p>
          </table:table-cell>
          <table:table-cell/>
          <table:table-cell table:style-name="ce1" office:value-type="float" office:value="102890000000000" calcext:value-type="float">
            <text:p>1.03E+14</text:p>
          </table:table-cell>
          <table:table-cell table:style-name="ce1" office:value-type="float" office:value="125152000000000" calcext:value-type="float">
            <text:p>1.25E+14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383900000000" calcext:value-type="float">
            <text:p>4.54E+13</text:p>
          </table:table-cell>
          <table:table-cell office:value-type="float" office:value="121696000000000" calcext:value-type="float">
            <text:p>1.22E+14</text:p>
          </table:table-cell>
          <table:table-cell/>
          <table:table-cell table:formula="of:=(1+[.A410])*[.C410]" office:value-type="float" office:value="4381056000000000" calcext:value-type="float">
            <text:p>4381056000000000</text:p>
          </table:table-cell>
          <table:table-cell table:formula="of:=[.E410]/[.$I$371]" office:value-type="float" office:value="1.11396978055508" calcext:value-type="float">
            <text:p>1.11396978055508</text:p>
          </table:table-cell>
          <table:table-cell/>
          <table:table-cell table:style-name="ce1" office:value-type="float" office:value="100048000000000" calcext:value-type="float">
            <text:p>1.00E+14</text:p>
          </table:table-cell>
          <table:table-cell table:style-name="ce1" office:value-type="float" office:value="121696000000000" calcext:value-type="float">
            <text:p>1.22E+14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238500000000" calcext:value-type="float">
            <text:p>4.42E+13</text:p>
          </table:table-cell>
          <table:table-cell office:value-type="float" office:value="118433000000000" calcext:value-type="float">
            <text:p>1.18E+14</text:p>
          </table:table-cell>
          <table:table-cell/>
          <table:table-cell table:formula="of:=(1+[.A411])*[.C411]" office:value-type="float" office:value="4382021000000000" calcext:value-type="float">
            <text:p>4382021000000000</text:p>
          </table:table-cell>
          <table:table-cell table:formula="of:=[.E411]/[.$I$371]" office:value-type="float" office:value="1.11421515081244" calcext:value-type="float">
            <text:p>1.11421515081244</text:p>
          </table:table-cell>
          <table:table-cell/>
          <table:table-cell table:style-name="ce1" office:value-type="float" office:value="97366600000000" calcext:value-type="float">
            <text:p>9.74E+13</text:p>
          </table:table-cell>
          <table:table-cell table:style-name="ce1" office:value-type="float" office:value="118433000000000" calcext:value-type="float">
            <text:p>1.18E+14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153200000000" calcext:value-type="float">
            <text:p>4.32E+13</text:p>
          </table:table-cell>
          <table:table-cell office:value-type="float" office:value="115346000000000" calcext:value-type="float">
            <text:p>1.15E+14</text:p>
          </table:table-cell>
          <table:table-cell/>
          <table:table-cell table:formula="of:=(1+[.A412])*[.C412]" office:value-type="float" office:value="4383148000000000" calcext:value-type="float">
            <text:p>4383148000000000</text:p>
          </table:table-cell>
          <table:table-cell table:formula="of:=[.E412]/[.$I$371]" office:value-type="float" office:value="1.11450171276068" calcext:value-type="float">
            <text:p>1.11450171276068</text:p>
          </table:table-cell>
          <table:table-cell/>
          <table:table-cell table:style-name="ce1" office:value-type="float" office:value="94832600000000" calcext:value-type="float">
            <text:p>9.48E+13</text:p>
          </table:table-cell>
          <table:table-cell table:style-name="ce1" office:value-type="float" office:value="115346000000000" calcext:value-type="float">
            <text:p>1.15E+14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123200000000" calcext:value-type="float">
            <text:p>4.21E+13</text:p>
          </table:table-cell>
          <table:table-cell office:value-type="float" office:value="112421000000000" calcext:value-type="float">
            <text:p>1.12E+14</text:p>
          </table:table-cell>
          <table:table-cell/>
          <table:table-cell table:formula="of:=(1+[.A413])*[.C413]" office:value-type="float" office:value="4384419000000000" calcext:value-type="float">
            <text:p>4384419000000000</text:p>
          </table:table-cell>
          <table:table-cell table:formula="of:=[.E413]/[.$I$371]" office:value-type="float" office:value="1.11482488954524" calcext:value-type="float">
            <text:p>1.11482488954524</text:p>
          </table:table-cell>
          <table:table-cell/>
          <table:table-cell table:style-name="ce1" office:value-type="float" office:value="92433200000000" calcext:value-type="float">
            <text:p>9.24E+13</text:p>
          </table:table-cell>
          <table:table-cell table:style-name="ce1" office:value-type="float" office:value="112421000000000" calcext:value-type="float">
            <text:p>1.12E+14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144200000000" calcext:value-type="float">
            <text:p>4.11E+13</text:p>
          </table:table-cell>
          <table:table-cell office:value-type="float" office:value="109644000000000" calcext:value-type="float">
            <text:p>1.10E+14</text:p>
          </table:table-cell>
          <table:table-cell/>
          <table:table-cell table:formula="of:=(1+[.A414])*[.C414]" office:value-type="float" office:value="4385760000000000" calcext:value-type="float">
            <text:p>4385760000000000</text:p>
          </table:table-cell>
          <table:table-cell table:formula="of:=[.E414]/[.$I$371]" office:value-type="float" office:value="1.11516586520858" calcext:value-type="float">
            <text:p>1.11516586520858</text:p>
          </table:table-cell>
          <table:table-cell/>
          <table:table-cell table:style-name="ce1" office:value-type="float" office:value="90157100000000" calcext:value-type="float">
            <text:p>9.02E+13</text:p>
          </table:table-cell>
          <table:table-cell table:style-name="ce1" office:value-type="float" office:value="109644000000000" calcext:value-type="float">
            <text:p>1.10E+14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212500000000" calcext:value-type="float">
            <text:p>4.02E+13</text:p>
          </table:table-cell>
          <table:table-cell office:value-type="float" office:value="107004000000000" calcext:value-type="float">
            <text:p>1.07E+14</text:p>
          </table:table-cell>
          <table:table-cell/>
          <table:table-cell table:formula="of:=(1+[.A415])*[.C415]" office:value-type="float" office:value="4387164000000000" calcext:value-type="float">
            <text:p>4387164000000000</text:p>
          </table:table-cell>
          <table:table-cell table:formula="of:=[.E415]/[.$I$371]" office:value-type="float" office:value="1.11552285986282" calcext:value-type="float">
            <text:p>1.11552285986282</text:p>
          </table:table-cell>
          <table:table-cell/>
          <table:table-cell table:style-name="ce1" office:value-type="float" office:value="87994500000000" calcext:value-type="float">
            <text:p>8.80E+13</text:p>
          </table:table-cell>
          <table:table-cell table:style-name="ce1" office:value-type="float" office:value="107004000000000" calcext:value-type="float">
            <text:p>1.07E+14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324600000000" calcext:value-type="float">
            <text:p>3.93E+13</text:p>
          </table:table-cell>
          <table:table-cell office:value-type="float" office:value="104489000000000" calcext:value-type="float">
            <text:p>1.04E+14</text:p>
          </table:table-cell>
          <table:table-cell/>
          <table:table-cell table:formula="of:=(1+[.A416])*[.C416]" office:value-type="float" office:value="4388538000000000" calcext:value-type="float">
            <text:p>4388538000000000</text:p>
          </table:table-cell>
          <table:table-cell table:formula="of:=[.E416]/[.$I$371]" office:value-type="float" office:value="1.11587222642615" calcext:value-type="float">
            <text:p>1.11587222642615</text:p>
          </table:table-cell>
          <table:table-cell/>
          <table:table-cell table:style-name="ce1" office:value-type="float" office:value="85936200000000" calcext:value-type="float">
            <text:p>8.59E+13</text:p>
          </table:table-cell>
          <table:table-cell table:style-name="ce1" office:value-type="float" office:value="104489000000000" calcext:value-type="float">
            <text:p>1.04E+14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477100000000" calcext:value-type="float">
            <text:p>3.85E+13</text:p>
          </table:table-cell>
          <table:table-cell office:value-type="float" office:value="102092000000000" calcext:value-type="float">
            <text:p>1.02E+14</text:p>
          </table:table-cell>
          <table:table-cell/>
          <table:table-cell table:formula="of:=(1+[.A417])*[.C417]" office:value-type="float" office:value="4389956000000000" calcext:value-type="float">
            <text:p>4389956000000000</text:p>
          </table:table-cell>
          <table:table-cell table:formula="of:=[.E417]/[.$I$371]" office:value-type="float" office:value="1.11623278085614" calcext:value-type="float">
            <text:p>1.11623278085614</text:p>
          </table:table-cell>
          <table:table-cell/>
          <table:table-cell table:style-name="ce1" office:value-type="float" office:value="83974300000000" calcext:value-type="float">
            <text:p>8.40E+13</text:p>
          </table:table-cell>
          <table:table-cell table:style-name="ce1" office:value-type="float" office:value="102092000000000" calcext:value-type="float">
            <text:p>1.02E+14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667300000000" calcext:value-type="float">
            <text:p>3.77E+13</text:p>
          </table:table-cell>
          <table:table-cell office:value-type="float" office:value="99801900000000" calcext:value-type="float">
            <text:p>9.98E+13</text:p>
          </table:table-cell>
          <table:table-cell/>
          <table:table-cell table:formula="of:=(1+[.A418])*[.C418]" office:value-type="float" office:value="4391283600000000" calcext:value-type="float">
            <text:p>4391283600000000</text:p>
          </table:table-cell>
          <table:table-cell table:formula="of:=[.E418]/[.$I$371]" office:value-type="float" office:value="1.11657034930554" calcext:value-type="float">
            <text:p>1.11657034930554</text:p>
          </table:table-cell>
          <table:table-cell/>
          <table:table-cell table:style-name="ce1" office:value-type="float" office:value="82101500000000" calcext:value-type="float">
            <text:p>8.21E+13</text:p>
          </table:table-cell>
          <table:table-cell table:style-name="ce1" office:value-type="float" office:value="99801900000000" calcext:value-type="float">
            <text:p>9.98E+13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892600000000" calcext:value-type="float">
            <text:p>3.69E+13</text:p>
          </table:table-cell>
          <table:table-cell office:value-type="float" office:value="97612200000000" calcext:value-type="float">
            <text:p>9.76E+13</text:p>
          </table:table-cell>
          <table:table-cell/>
          <table:table-cell table:formula="of:=(1+[.A419])*[.C419]" office:value-type="float" office:value="4392549000000000" calcext:value-type="float">
            <text:p>4392549000000000</text:p>
          </table:table-cell>
          <table:table-cell table:formula="of:=[.E419]/[.$I$371]" office:value-type="float" office:value="1.1168921021798" calcext:value-type="float">
            <text:p>1.1168921021798</text:p>
          </table:table-cell>
          <table:table-cell/>
          <table:table-cell table:style-name="ce1" office:value-type="float" office:value="80311300000000" calcext:value-type="float">
            <text:p>8.03E+13</text:p>
          </table:table-cell>
          <table:table-cell table:style-name="ce1" office:value-type="float" office:value="97612200000000" calcext:value-type="float">
            <text:p>9.76E+13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150500000000" calcext:value-type="float">
            <text:p>3.62E+13</text:p>
          </table:table-cell>
          <table:table-cell office:value-type="float" office:value="95515500000000" calcext:value-type="float">
            <text:p>9.55E+13</text:p>
          </table:table-cell>
          <table:table-cell/>
          <table:table-cell table:formula="of:=(1+[.A420])*[.C420]" office:value-type="float" office:value="4393713000000000" calcext:value-type="float">
            <text:p>4393713000000000</text:p>
          </table:table-cell>
          <table:table-cell table:formula="of:=[.E420]/[.$I$371]" office:value-type="float" office:value="1.11718807210682" calcext:value-type="float">
            <text:p>1.11718807210682</text:p>
          </table:table-cell>
          <table:table-cell/>
          <table:table-cell table:style-name="ce1" office:value-type="float" office:value="78597800000000" calcext:value-type="float">
            <text:p>7.86E+13</text:p>
          </table:table-cell>
          <table:table-cell table:style-name="ce1" office:value-type="float" office:value="95515500000000" calcext:value-type="float">
            <text:p>9.55E+13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438900000000" calcext:value-type="float">
            <text:p>3.54E+13</text:p>
          </table:table-cell>
          <table:table-cell office:value-type="float" office:value="93505400000000" calcext:value-type="float">
            <text:p>9.35E+13</text:p>
          </table:table-cell>
          <table:table-cell/>
          <table:table-cell table:formula="of:=(1+[.A421])*[.C421]" office:value-type="float" office:value="4394753800000000" calcext:value-type="float">
            <text:p>4394753800000000</text:p>
          </table:table-cell>
          <table:table-cell table:formula="of:=[.E421]/[.$I$371]" office:value-type="float" office:value="1.11745271600719" calcext:value-type="float">
            <text:p>1.11745271600719</text:p>
          </table:table-cell>
          <table:table-cell/>
          <table:table-cell table:style-name="ce1" office:value-type="float" office:value="76955600000000" calcext:value-type="float">
            <text:p>7.70E+13</text:p>
          </table:table-cell>
          <table:table-cell table:style-name="ce1" office:value-type="float" office:value="93505400000000" calcext:value-type="float">
            <text:p>9.35E+13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755900000000" calcext:value-type="float">
            <text:p>3.48E+13</text:p>
          </table:table-cell>
          <table:table-cell office:value-type="float" office:value="91576100000000" calcext:value-type="float">
            <text:p>9.16E+13</text:p>
          </table:table-cell>
          <table:table-cell/>
          <table:table-cell table:formula="of:=(1+[.A422])*[.C422]" office:value-type="float" office:value="4395652800000000" calcext:value-type="float">
            <text:p>4395652800000000</text:p>
          </table:table-cell>
          <table:table-cell table:formula="of:=[.E422]/[.$I$371]" office:value-type="float" office:value="1.11768130446457" calcext:value-type="float">
            <text:p>1.11768130446457</text:p>
          </table:table-cell>
          <table:table-cell/>
          <table:table-cell table:style-name="ce1" office:value-type="float" office:value="75379900000000" calcext:value-type="float">
            <text:p>7.54E+13</text:p>
          </table:table-cell>
          <table:table-cell table:style-name="ce1" office:value-type="float" office:value="91576100000000" calcext:value-type="float">
            <text:p>9.16E+13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099500000000" calcext:value-type="float">
            <text:p>3.41E+13</text:p>
          </table:table-cell>
          <table:table-cell office:value-type="float" office:value="89722300000000" calcext:value-type="float">
            <text:p>8.97E+13</text:p>
          </table:table-cell>
          <table:table-cell/>
          <table:table-cell table:formula="of:=(1+[.A423])*[.C423]" office:value-type="float" office:value="4396392700000000" calcext:value-type="float">
            <text:p>4396392700000000</text:p>
          </table:table-cell>
          <table:table-cell table:formula="of:=[.E423]/[.$I$371]" office:value-type="float" office:value="1.11786943861319" calcext:value-type="float">
            <text:p>1.11786943861319</text:p>
          </table:table-cell>
          <table:table-cell/>
          <table:table-cell table:style-name="ce1" office:value-type="float" office:value="73866400000000" calcext:value-type="float">
            <text:p>7.39E+13</text:p>
          </table:table-cell>
          <table:table-cell table:style-name="ce1" office:value-type="float" office:value="89722300000000" calcext:value-type="float">
            <text:p>8.97E+13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468100000000" calcext:value-type="float">
            <text:p>3.35E+13</text:p>
          </table:table-cell>
          <table:table-cell office:value-type="float" office:value="87939100000000" calcext:value-type="float">
            <text:p>8.79E+13</text:p>
          </table:table-cell>
          <table:table-cell/>
          <table:table-cell table:formula="of:=(1+[.A424])*[.C424]" office:value-type="float" office:value="4396955000000000" calcext:value-type="float">
            <text:p>4396955000000000</text:p>
          </table:table-cell>
          <table:table-cell table:formula="of:=[.E424]/[.$I$371]" office:value-type="float" office:value="1.11801241446367" calcext:value-type="float">
            <text:p>1.11801241446367</text:p>
          </table:table-cell>
          <table:table-cell/>
          <table:table-cell table:style-name="ce1" office:value-type="float" office:value="72411000000000" calcext:value-type="float">
            <text:p>7.24E+13</text:p>
          </table:table-cell>
          <table:table-cell table:style-name="ce1" office:value-type="float" office:value="87939100000000" calcext:value-type="float">
            <text:p>8.79E+13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860200000000" calcext:value-type="float">
            <text:p>3.29E+13</text:p>
          </table:table-cell>
          <table:table-cell office:value-type="float" office:value="86222200000000" calcext:value-type="float">
            <text:p>8.62E+13</text:p>
          </table:table-cell>
          <table:table-cell/>
          <table:table-cell table:formula="of:=(1+[.A425])*[.C425]" office:value-type="float" office:value="4397332200000000" calcext:value-type="float">
            <text:p>4397332200000000</text:p>
          </table:table-cell>
          <table:table-cell table:formula="of:=[.E425]/[.$I$371]" office:value-type="float" office:value="1.11810832499329" calcext:value-type="float">
            <text:p>1.11810832499329</text:p>
          </table:table-cell>
          <table:table-cell/>
          <table:table-cell table:style-name="ce1" office:value-type="float" office:value="71010000000000" calcext:value-type="float">
            <text:p>7.10E+13</text:p>
          </table:table-cell>
          <table:table-cell table:style-name="ce1" office:value-type="float" office:value="86222200000000" calcext:value-type="float">
            <text:p>8.62E+13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274400000000" calcext:value-type="float">
            <text:p>3.23E+13</text:p>
          </table:table-cell>
          <table:table-cell office:value-type="float" office:value="84567600000000" calcext:value-type="float">
            <text:p>8.46E+13</text:p>
          </table:table-cell>
          <table:table-cell/>
          <table:table-cell table:formula="of:=(1+[.A426])*[.C426]" office:value-type="float" office:value="4397515200000000" calcext:value-type="float">
            <text:p>4397515200000000</text:p>
          </table:table-cell>
          <table:table-cell table:formula="of:=[.E426]/[.$I$371]" office:value-type="float" office:value="1.11815485634779" calcext:value-type="float">
            <text:p>1.11815485634779</text:p>
          </table:table-cell>
          <table:table-cell/>
          <table:table-cell table:style-name="ce1" office:value-type="float" office:value="69660200000000" calcext:value-type="float">
            <text:p>6.97E+13</text:p>
          </table:table-cell>
          <table:table-cell table:style-name="ce1" office:value-type="float" office:value="84567600000000" calcext:value-type="float">
            <text:p>8.46E+13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709400000000" calcext:value-type="float">
            <text:p>3.17E+13</text:p>
          </table:table-cell>
          <table:table-cell office:value-type="float" office:value="82971400000000" calcext:value-type="float">
            <text:p>8.30E+13</text:p>
          </table:table-cell>
          <table:table-cell/>
          <table:table-cell table:formula="of:=(1+[.A427])*[.C427]" office:value-type="float" office:value="4397484200000000" calcext:value-type="float">
            <text:p>4397484200000000</text:p>
          </table:table-cell>
          <table:table-cell table:formula="of:=[.E427]/[.$I$371]" office:value-type="float" office:value="1.11814697398719" calcext:value-type="float">
            <text:p>1.11814697398719</text:p>
          </table:table-cell>
          <table:table-cell/>
          <table:table-cell table:style-name="ce1" office:value-type="float" office:value="68358500000000" calcext:value-type="float">
            <text:p>6.84E+13</text:p>
          </table:table-cell>
          <table:table-cell table:style-name="ce1" office:value-type="float" office:value="82971400000000" calcext:value-type="float">
            <text:p>8.30E+13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164000000000" calcext:value-type="float">
            <text:p>3.12E+13</text:p>
          </table:table-cell>
          <table:table-cell office:value-type="float" office:value="81430400000000" calcext:value-type="float">
            <text:p>8.14E+13</text:p>
          </table:table-cell>
          <table:table-cell/>
          <table:table-cell table:formula="of:=(1+[.A428])*[.C428]" office:value-type="float" office:value="4397241600000000" calcext:value-type="float">
            <text:p>4397241600000000</text:p>
          </table:table-cell>
          <table:table-cell table:formula="of:=[.E428]/[.$I$371]" office:value-type="float" office:value="1.11808528815876" calcext:value-type="float">
            <text:p>1.11808528815876</text:p>
          </table:table-cell>
          <table:table-cell/>
          <table:table-cell table:style-name="ce1" office:value-type="float" office:value="67102100000000" calcext:value-type="float">
            <text:p>6.71E+13</text:p>
          </table:table-cell>
          <table:table-cell table:style-name="ce1" office:value-type="float" office:value="81430400000000" calcext:value-type="float">
            <text:p>8.14E+13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637200000000" calcext:value-type="float">
            <text:p>3.06E+13</text:p>
          </table:table-cell>
          <table:table-cell office:value-type="float" office:value="79941500000000" calcext:value-type="float">
            <text:p>7.99E+13</text:p>
          </table:table-cell>
          <table:table-cell/>
          <table:table-cell table:formula="of:=(1+[.A429])*[.C429]" office:value-type="float" office:value="4396782500000000" calcext:value-type="float">
            <text:p>4396782500000000</text:p>
          </table:table-cell>
          <table:table-cell table:formula="of:=[.E429]/[.$I$371]" office:value-type="float" office:value="1.11796855294099" calcext:value-type="float">
            <text:p>1.11796855294099</text:p>
          </table:table-cell>
          <table:table-cell/>
          <table:table-cell table:style-name="ce1" office:value-type="float" office:value="65888400000000" calcext:value-type="float">
            <text:p>6.59E+13</text:p>
          </table:table-cell>
          <table:table-cell table:style-name="ce1" office:value-type="float" office:value="79941500000000" calcext:value-type="float">
            <text:p>7.99E+13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127800000000" calcext:value-type="float">
            <text:p>3.01E+13</text:p>
          </table:table-cell>
          <table:table-cell office:value-type="float" office:value="78501700000000" calcext:value-type="float">
            <text:p>7.85E+13</text:p>
          </table:table-cell>
          <table:table-cell/>
          <table:table-cell table:formula="of:=(1+[.A430])*[.C430]" office:value-type="float" office:value="4396095200000000" calcext:value-type="float">
            <text:p>4396095200000000</text:p>
          </table:table-cell>
          <table:table-cell table:formula="of:=[.E430]/[.$I$371]" office:value-type="float" office:value="1.11779379337841" calcext:value-type="float">
            <text:p>1.11779379337841</text:p>
          </table:table-cell>
          <table:table-cell/>
          <table:table-cell table:style-name="ce1" office:value-type="float" office:value="64715100000000" calcext:value-type="float">
            <text:p>6.47E+13</text:p>
          </table:table-cell>
          <table:table-cell table:style-name="ce1" office:value-type="float" office:value="78501700000000" calcext:value-type="float">
            <text:p>7.85E+13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635000000000" calcext:value-type="float">
            <text:p>2.96E+13</text:p>
          </table:table-cell>
          <table:table-cell office:value-type="float" office:value="77108400000000" calcext:value-type="float">
            <text:p>7.71E+13</text:p>
          </table:table-cell>
          <table:table-cell/>
          <table:table-cell table:formula="of:=(1+[.A431])*[.C431]" office:value-type="float" office:value="4395178800000000" calcext:value-type="float">
            <text:p>4395178800000000</text:p>
          </table:table-cell>
          <table:table-cell table:formula="of:=[.E431]/[.$I$371]" office:value-type="float" office:value="1.11756078062831" calcext:value-type="float">
            <text:p>1.11756078062831</text:p>
          </table:table-cell>
          <table:table-cell/>
          <table:table-cell table:style-name="ce1" office:value-type="float" office:value="63579900000000" calcext:value-type="float">
            <text:p>6.36E+13</text:p>
          </table:table-cell>
          <table:table-cell table:style-name="ce1" office:value-type="float" office:value="77108400000000" calcext:value-type="float">
            <text:p>7.71E+13</text:p>
          </table:table-cell>
          <table:table-cell table:number-columns-repeated="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158000000000" calcext:value-type="float">
            <text:p>2.92E+13</text:p>
          </table:table-cell>
          <table:table-cell office:value-type="float" office:value="75759200000000" calcext:value-type="float">
            <text:p>7.58E+13</text:p>
          </table:table-cell>
          <table:table-cell/>
          <table:table-cell table:formula="of:=(1+[.A432])*[.C432]" office:value-type="float" office:value="4394033600000000" calcext:value-type="float">
            <text:p>4394033600000000</text:p>
          </table:table-cell>
          <table:table-cell table:formula="of:=[.E432]/[.$I$371]" office:value-type="float" office:value="1.1172695909716" calcext:value-type="float">
            <text:p>1.1172695909716</text:p>
          </table:table-cell>
          <table:table-cell/>
          <table:table-cell table:style-name="ce1" office:value-type="float" office:value="62480900000000" calcext:value-type="float">
            <text:p>6.25E+13</text:p>
          </table:table-cell>
          <table:table-cell table:style-name="ce1" office:value-type="float" office:value="75759200000000" calcext:value-type="float">
            <text:p>7.58E+13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695800000000" calcext:value-type="float">
            <text:p>2.87E+13</text:p>
          </table:table-cell>
          <table:table-cell office:value-type="float" office:value="74451800000000" calcext:value-type="float">
            <text:p>7.45E+13</text:p>
          </table:table-cell>
          <table:table-cell/>
          <table:table-cell table:formula="of:=(1+[.A433])*[.C433]" office:value-type="float" office:value="4392656200000000" calcext:value-type="float">
            <text:p>4392656200000000</text:p>
          </table:table-cell>
          <table:table-cell table:formula="of:=[.E433]/[.$I$371]" office:value-type="float" office:value="1.11691935989129" calcext:value-type="float">
            <text:p>1.11691935989129</text:p>
          </table:table-cell>
          <table:table-cell/>
          <table:table-cell table:style-name="ce1" office:value-type="float" office:value="61416300000000" calcext:value-type="float">
            <text:p>6.14E+13</text:p>
          </table:table-cell>
          <table:table-cell table:style-name="ce1" office:value-type="float" office:value="74451800000000" calcext:value-type="float">
            <text:p>7.45E+13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247700000000" calcext:value-type="float">
            <text:p>2.82E+13</text:p>
          </table:table-cell>
          <table:table-cell office:value-type="float" office:value="73184100000000" calcext:value-type="float">
            <text:p>7.32E+13</text:p>
          </table:table-cell>
          <table:table-cell/>
          <table:table-cell table:formula="of:=(1+[.A434])*[.C434]" office:value-type="float" office:value="4391046000000000" calcext:value-type="float">
            <text:p>4391046000000000</text:p>
          </table:table-cell>
          <table:table-cell table:formula="of:=[.E434]/[.$I$371]" office:value-type="float" office:value="1.11650993482559" calcext:value-type="float">
            <text:p>1.11650993482559</text:p>
          </table:table-cell>
          <table:table-cell/>
          <table:table-cell table:style-name="ce1" office:value-type="float" office:value="60384200000000" calcext:value-type="float">
            <text:p>6.04E+13</text:p>
          </table:table-cell>
          <table:table-cell table:style-name="ce1" office:value-type="float" office:value="73184100000000" calcext:value-type="float">
            <text:p>7.32E+13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813200000000" calcext:value-type="float">
            <text:p>2.78E+13</text:p>
          </table:table-cell>
          <table:table-cell office:value-type="float" office:value="71954200000000" calcext:value-type="float">
            <text:p>7.20E+13</text:p>
          </table:table-cell>
          <table:table-cell/>
          <table:table-cell table:formula="of:=(1+[.A435])*[.C435]" office:value-type="float" office:value="4389206200000000" calcext:value-type="float">
            <text:p>4389206200000000</text:p>
          </table:table-cell>
          <table:table-cell table:formula="of:=[.E435]/[.$I$371]" office:value-type="float" office:value="1.11604212943751" calcext:value-type="float">
            <text:p>1.11604212943751</text:p>
          </table:table-cell>
          <table:table-cell/>
          <table:table-cell table:style-name="ce1" office:value-type="float" office:value="59383100000000" calcext:value-type="float">
            <text:p>5.94E+13</text:p>
          </table:table-cell>
          <table:table-cell table:style-name="ce1" office:value-type="float" office:value="71954200000000" calcext:value-type="float">
            <text:p>7.20E+13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391400000000" calcext:value-type="float">
            <text:p>2.74E+13</text:p>
          </table:table-cell>
          <table:table-cell office:value-type="float" office:value="70760300000000" calcext:value-type="float">
            <text:p>7.08E+13</text:p>
          </table:table-cell>
          <table:table-cell/>
          <table:table-cell table:formula="of:=(1+[.A436])*[.C436]" office:value-type="float" office:value="4387138600000000" calcext:value-type="float">
            <text:p>4387138600000000</text:p>
          </table:table-cell>
          <table:table-cell table:formula="of:=[.E436]/[.$I$371]" office:value-type="float" office:value="1.11551640141252" calcext:value-type="float">
            <text:p>1.11551640141252</text:p>
          </table:table-cell>
          <table:table-cell/>
          <table:table-cell table:style-name="ce1" office:value-type="float" office:value="58411500000000" calcext:value-type="float">
            <text:p>5.84E+13</text:p>
          </table:table-cell>
          <table:table-cell table:style-name="ce1" office:value-type="float" office:value="70760300000000" calcext:value-type="float">
            <text:p>7.08E+13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981800000000" calcext:value-type="float">
            <text:p>2.70E+13</text:p>
          </table:table-cell>
          <table:table-cell office:value-type="float" office:value="69600700000000" calcext:value-type="float">
            <text:p>6.96E+13</text:p>
          </table:table-cell>
          <table:table-cell/>
          <table:table-cell table:formula="of:=(1+[.A437])*[.C437]" office:value-type="float" office:value="4384844100000000" calcext:value-type="float">
            <text:p>4384844100000000</text:p>
          </table:table-cell>
          <table:table-cell table:formula="of:=[.E437]/[.$I$371]" office:value-type="float" office:value="1.11493297959333" calcext:value-type="float">
            <text:p>1.11493297959333</text:p>
          </table:table-cell>
          <table:table-cell/>
          <table:table-cell table:style-name="ce1" office:value-type="float" office:value="57468100000000" calcext:value-type="float">
            <text:p>5.75E+13</text:p>
          </table:table-cell>
          <table:table-cell table:style-name="ce1" office:value-type="float" office:value="69600700000000" calcext:value-type="float">
            <text:p>6.96E+13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583900000000" calcext:value-type="float">
            <text:p>2.66E+13</text:p>
          </table:table-cell>
          <table:table-cell office:value-type="float" office:value="68473900000000" calcext:value-type="float">
            <text:p>6.85E+13</text:p>
          </table:table-cell>
          <table:table-cell/>
          <table:table-cell table:formula="of:=(1+[.A438])*[.C438]" office:value-type="float" office:value="4382329600000000" calcext:value-type="float">
            <text:p>4382329600000000</text:p>
          </table:table-cell>
          <table:table-cell table:formula="of:=[.E438]/[.$I$371]" office:value-type="float" office:value="1.11429361844086" calcext:value-type="float">
            <text:p>1.11429361844086</text:p>
          </table:table-cell>
          <table:table-cell/>
          <table:table-cell table:style-name="ce1" office:value-type="float" office:value="56551400000000" calcext:value-type="float">
            <text:p>5.66E+13</text:p>
          </table:table-cell>
          <table:table-cell table:style-name="ce1" office:value-type="float" office:value="68473900000000" calcext:value-type="float">
            <text:p>6.85E+13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197100000000" calcext:value-type="float">
            <text:p>2.62E+13</text:p>
          </table:table-cell>
          <table:table-cell office:value-type="float" office:value="67378400000000" calcext:value-type="float">
            <text:p>6.74E+13</text:p>
          </table:table-cell>
          <table:table-cell/>
          <table:table-cell table:formula="of:=(1+[.A439])*[.C439]" office:value-type="float" office:value="4379596000000000" calcext:value-type="float">
            <text:p>4379596000000000</text:p>
          </table:table-cell>
          <table:table-cell table:formula="of:=[.E439]/[.$I$371]" office:value-type="float" office:value="1.11359854679783" calcext:value-type="float">
            <text:p>1.11359854679783</text:p>
          </table:table-cell>
          <table:table-cell/>
          <table:table-cell table:style-name="ce1" office:value-type="float" office:value="55660400000000" calcext:value-type="float">
            <text:p>5.57E+13</text:p>
          </table:table-cell>
          <table:table-cell table:style-name="ce1" office:value-type="float" office:value="67378400000000" calcext:value-type="float">
            <text:p>6.74E+13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820900000000" calcext:value-type="float">
            <text:p>2.58E+13</text:p>
          </table:table-cell>
          <table:table-cell office:value-type="float" office:value="66312700000000" calcext:value-type="float">
            <text:p>6.63E+13</text:p>
          </table:table-cell>
          <table:table-cell/>
          <table:table-cell table:formula="of:=(1+[.A440])*[.C440]" office:value-type="float" office:value="4376638200000000" calcext:value-type="float">
            <text:p>4376638200000000</text:p>
          </table:table-cell>
          <table:table-cell table:formula="of:=[.E440]/[.$I$371]" office:value-type="float" office:value="1.11284646788879" calcext:value-type="float">
            <text:p>1.11284646788879</text:p>
          </table:table-cell>
          <table:table-cell/>
          <table:table-cell table:style-name="ce1" office:value-type="float" office:value="54793900000000" calcext:value-type="float">
            <text:p>5.48E+13</text:p>
          </table:table-cell>
          <table:table-cell table:style-name="ce1" office:value-type="float" office:value="66312700000000" calcext:value-type="float">
            <text:p>6.63E+13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454900000000" calcext:value-type="float">
            <text:p>2.55E+13</text:p>
          </table:table-cell>
          <table:table-cell office:value-type="float" office:value="65275800000000" calcext:value-type="float">
            <text:p>6.53E+13</text:p>
          </table:table-cell>
          <table:table-cell/>
          <table:table-cell table:formula="of:=(1+[.A441])*[.C441]" office:value-type="float" office:value="4373478600000000" calcext:value-type="float">
            <text:p>4373478600000000</text:p>
          </table:table-cell>
          <table:table-cell table:formula="of:=[.E441]/[.$I$371]" office:value-type="float" office:value="1.11204307735494" calcext:value-type="float">
            <text:p>1.11204307735494</text:p>
          </table:table-cell>
          <table:table-cell/>
          <table:table-cell table:style-name="ce1" office:value-type="float" office:value="53950900000000" calcext:value-type="float">
            <text:p>5.40E+13</text:p>
          </table:table-cell>
          <table:table-cell table:style-name="ce1" office:value-type="float" office:value="65275800000000" calcext:value-type="float">
            <text:p>6.53E+13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098700000000" calcext:value-type="float">
            <text:p>2.51E+13</text:p>
          </table:table-cell>
          <table:table-cell office:value-type="float" office:value="64266300000000" calcext:value-type="float">
            <text:p>6.43E+13</text:p>
          </table:table-cell>
          <table:table-cell/>
          <table:table-cell table:formula="of:=(1+[.A442])*[.C442]" office:value-type="float" office:value="4370108400000000" calcext:value-type="float">
            <text:p>4370108400000000</text:p>
          </table:table-cell>
          <table:table-cell table:formula="of:=[.E442]/[.$I$371]" office:value-type="float" office:value="1.11118613762296" calcext:value-type="float">
            <text:p>1.11118613762296</text:p>
          </table:table-cell>
          <table:table-cell/>
          <table:table-cell table:style-name="ce1" office:value-type="float" office:value="53130300000000" calcext:value-type="float">
            <text:p>5.31E+13</text:p>
          </table:table-cell>
          <table:table-cell table:style-name="ce1" office:value-type="float" office:value="64266300000000" calcext:value-type="float">
            <text:p>6.43E+13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751700000000" calcext:value-type="float">
            <text:p>2.48E+13</text:p>
          </table:table-cell>
          <table:table-cell office:value-type="float" office:value="63283100000000" calcext:value-type="float">
            <text:p>6.33E+13</text:p>
          </table:table-cell>
          <table:table-cell/>
          <table:table-cell table:formula="of:=(1+[.A443])*[.C443]" office:value-type="float" office:value="4366533900000000" calcext:value-type="float">
            <text:p>4366533900000000</text:p>
          </table:table-cell>
          <table:table-cell table:formula="of:=[.E443]/[.$I$371]" office:value-type="float" office:value="1.11027725059194" calcext:value-type="float">
            <text:p>1.11027725059194</text:p>
          </table:table-cell>
          <table:table-cell/>
          <table:table-cell table:style-name="ce1" office:value-type="float" office:value="52331300000000" calcext:value-type="float">
            <text:p>5.23E+13</text:p>
          </table:table-cell>
          <table:table-cell table:style-name="ce1" office:value-type="float" office:value="63283100000000" calcext:value-type="float">
            <text:p>6.33E+13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413700000000" calcext:value-type="float">
            <text:p>2.44E+13</text:p>
          </table:table-cell>
          <table:table-cell office:value-type="float" office:value="62325200000000" calcext:value-type="float">
            <text:p>6.23E+13</text:p>
          </table:table-cell>
          <table:table-cell/>
          <table:table-cell table:formula="of:=(1+[.A444])*[.C444]" office:value-type="float" office:value="4362764000000000" calcext:value-type="float">
            <text:p>4362764000000000</text:p>
          </table:table-cell>
          <table:table-cell table:formula="of:=[.E444]/[.$I$371]" office:value-type="float" office:value="1.10931867926217" calcext:value-type="float">
            <text:p>1.10931867926217</text:p>
          </table:table-cell>
          <table:table-cell/>
          <table:table-cell table:style-name="ce1" office:value-type="float" office:value="51552900000000" calcext:value-type="float">
            <text:p>5.16E+13</text:p>
          </table:table-cell>
          <table:table-cell table:style-name="ce1" office:value-type="float" office:value="62325200000000" calcext:value-type="float">
            <text:p>6.23E+13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084300000000" calcext:value-type="float">
            <text:p>2.41E+13</text:p>
          </table:table-cell>
          <table:table-cell office:value-type="float" office:value="61391600000000" calcext:value-type="float">
            <text:p>6.14E+13</text:p>
          </table:table-cell>
          <table:table-cell/>
          <table:table-cell table:formula="of:=(1+[.A445])*[.C445]" office:value-type="float" office:value="4358803600000000" calcext:value-type="float">
            <text:p>4358803600000000</text:p>
          </table:table-cell>
          <table:table-cell table:formula="of:=[.E445]/[.$I$371]" office:value-type="float" office:value="1.10831166955517" calcext:value-type="float">
            <text:p>1.10831166955517</text:p>
          </table:table-cell>
          <table:table-cell/>
          <table:table-cell table:style-name="ce1" office:value-type="float" office:value="50794400000000" calcext:value-type="float">
            <text:p>5.08E+13</text:p>
          </table:table-cell>
          <table:table-cell table:style-name="ce1" office:value-type="float" office:value="61391600000000" calcext:value-type="float">
            <text:p>6.14E+13</text:p>
          </table:table-cell>
          <table:table-cell table:number-columns-repeated="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763200000000" calcext:value-type="float">
            <text:p>2.38E+13</text:p>
          </table:table-cell>
          <table:table-cell office:value-type="float" office:value="60481400000000" calcext:value-type="float">
            <text:p>6.05E+13</text:p>
          </table:table-cell>
          <table:table-cell/>
          <table:table-cell table:formula="of:=(1+[.A446])*[.C446]" office:value-type="float" office:value="4354660800000000" calcext:value-type="float">
            <text:p>4354660800000000</text:p>
          </table:table-cell>
          <table:table-cell table:formula="of:=[.E446]/[.$I$371]" office:value-type="float" office:value="1.10725828105548" calcext:value-type="float">
            <text:p>1.10725828105548</text:p>
          </table:table-cell>
          <table:table-cell/>
          <table:table-cell table:style-name="ce1" office:value-type="float" office:value="50055000000000" calcext:value-type="float">
            <text:p>5.01E+13</text:p>
          </table:table-cell>
          <table:table-cell table:style-name="ce1" office:value-type="float" office:value="60481400000000" calcext:value-type="float">
            <text:p>6.05E+13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450000000000" calcext:value-type="float">
            <text:p>2.35E+13</text:p>
          </table:table-cell>
          <table:table-cell office:value-type="float" office:value="59593600000000" calcext:value-type="float">
            <text:p>5.96E+13</text:p>
          </table:table-cell>
          <table:table-cell/>
          <table:table-cell table:formula="of:=(1+[.A447])*[.C447]" office:value-type="float" office:value="4350332800000000" calcext:value-type="float">
            <text:p>4350332800000000</text:p>
          </table:table-cell>
          <table:table-cell table:formula="of:=[.E447]/[.$I$371]" office:value-type="float" office:value="1.10615780180796" calcext:value-type="float">
            <text:p>1.10615780180796</text:p>
          </table:table-cell>
          <table:table-cell/>
          <table:table-cell table:style-name="ce1" office:value-type="float" office:value="49334000000000" calcext:value-type="float">
            <text:p>4.93E+13</text:p>
          </table:table-cell>
          <table:table-cell table:style-name="ce1" office:value-type="float" office:value="59593600000000" calcext:value-type="float">
            <text:p>5.96E+13</text:p>
          </table:table-cell>
          <table:table-cell table:number-columns-repeated="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144400000000" calcext:value-type="float">
            <text:p>2.31E+13</text:p>
          </table:table-cell>
          <table:table-cell office:value-type="float" office:value="58727500000000" calcext:value-type="float">
            <text:p>5.87E+13</text:p>
          </table:table-cell>
          <table:table-cell/>
          <table:table-cell table:formula="of:=(1+[.A448])*[.C448]" office:value-type="float" office:value="4345835000000000" calcext:value-type="float">
            <text:p>4345835000000000</text:p>
          </table:table-cell>
          <table:table-cell table:formula="of:=[.E448]/[.$I$371]" office:value-type="float" office:value="1.10501414756593" calcext:value-type="float">
            <text:p>1.10501414756593</text:p>
          </table:table-cell>
          <table:table-cell/>
          <table:table-cell table:style-name="ce1" office:value-type="float" office:value="48630600000000" calcext:value-type="float">
            <text:p>4.86E+13</text:p>
          </table:table-cell>
          <table:table-cell table:style-name="ce1" office:value-type="float" office:value="58727500000000" calcext:value-type="float">
            <text:p>5.87E+13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846100000000" calcext:value-type="float">
            <text:p>2.28E+13</text:p>
          </table:table-cell>
          <table:table-cell office:value-type="float" office:value="57882300000000" calcext:value-type="float">
            <text:p>5.79E+13</text:p>
          </table:table-cell>
          <table:table-cell/>
          <table:table-cell table:formula="of:=(1+[.A449])*[.C449]" office:value-type="float" office:value="4341172500000000" calcext:value-type="float">
            <text:p>4341172500000000</text:p>
          </table:table-cell>
          <table:table-cell table:formula="of:=[.E449]/[.$I$371]" office:value-type="float" office:value="1.10382861510484" calcext:value-type="float">
            <text:p>1.10382861510484</text:p>
          </table:table-cell>
          <table:table-cell/>
          <table:table-cell table:style-name="ce1" office:value-type="float" office:value="47944200000000" calcext:value-type="float">
            <text:p>4.79E+13</text:p>
          </table:table-cell>
          <table:table-cell table:style-name="ce1" office:value-type="float" office:value="57882300000000" calcext:value-type="float">
            <text:p>5.79E+13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554900000000" calcext:value-type="float">
            <text:p>2.26E+13</text:p>
          </table:table-cell>
          <table:table-cell office:value-type="float" office:value="57057200000000" calcext:value-type="float">
            <text:p>5.71E+13</text:p>
          </table:table-cell>
          <table:table-cell/>
          <table:table-cell table:formula="of:=(1+[.A450])*[.C450]" office:value-type="float" office:value="4336347200000000" calcext:value-type="float">
            <text:p>4336347200000000</text:p>
          </table:table-cell>
          <table:table-cell table:formula="of:=[.E450]/[.$I$371]" office:value-type="float" office:value="1.10260168753712" calcext:value-type="float">
            <text:p>1.10260168753712</text:p>
          </table:table-cell>
          <table:table-cell/>
          <table:table-cell table:style-name="ce1" office:value-type="float" office:value="47274200000000" calcext:value-type="float">
            <text:p>4.73E+13</text:p>
          </table:table-cell>
          <table:table-cell table:style-name="ce1" office:value-type="float" office:value="57057200000000" calcext:value-type="float">
            <text:p>5.71E+13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270600000000" calcext:value-type="float">
            <text:p>2.23E+13</text:p>
          </table:table-cell>
          <table:table-cell office:value-type="float" office:value="56251500000000" calcext:value-type="float">
            <text:p>5.63E+13</text:p>
          </table:table-cell>
          <table:table-cell/>
          <table:table-cell table:formula="of:=(1+[.A451])*[.C451]" office:value-type="float" office:value="4331365500000000" calcext:value-type="float">
            <text:p>4331365500000000</text:p>
          </table:table-cell>
          <table:table-cell table:formula="of:=[.E451]/[.$I$371]" office:value-type="float" office:value="1.10133499218884" calcext:value-type="float">
            <text:p>1.10133499218884</text:p>
          </table:table-cell>
          <table:table-cell/>
          <table:table-cell table:style-name="ce1" office:value-type="float" office:value="46620000000000" calcext:value-type="float">
            <text:p>4.66E+13</text:p>
          </table:table-cell>
          <table:table-cell table:style-name="ce1" office:value-type="float" office:value="56251500000000" calcext:value-type="float">
            <text:p>5.63E+13</text:p>
          </table:table-cell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992800000000" calcext:value-type="float">
            <text:p>2.20E+13</text:p>
          </table:table-cell>
          <table:table-cell office:value-type="float" office:value="55464500000000" calcext:value-type="float">
            <text:p>5.55E+13</text:p>
          </table:table-cell>
          <table:table-cell/>
          <table:table-cell table:formula="of:=(1+[.A452])*[.C452]" office:value-type="float" office:value="4326231000000000" calcext:value-type="float">
            <text:p>4326231000000000</text:p>
          </table:table-cell>
          <table:table-cell table:formula="of:=[.E452]/[.$I$371]" office:value-type="float" office:value="1.10002944443088" calcext:value-type="float">
            <text:p>1.10002944443088</text:p>
          </table:table-cell>
          <table:table-cell/>
          <table:table-cell table:style-name="ce1" office:value-type="float" office:value="45981100000000" calcext:value-type="float">
            <text:p>4.60E+13</text:p>
          </table:table-cell>
          <table:table-cell table:style-name="ce1" office:value-type="float" office:value="55464500000000" calcext:value-type="float">
            <text:p>5.55E+13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721400000000" calcext:value-type="float">
            <text:p>2.17E+13</text:p>
          </table:table-cell>
          <table:table-cell office:value-type="float" office:value="54695700000000" calcext:value-type="float">
            <text:p>5.47E+13</text:p>
          </table:table-cell>
          <table:table-cell/>
          <table:table-cell table:formula="of:=(1+[.A453])*[.C453]" office:value-type="float" office:value="4320960300000000" calcext:value-type="float">
            <text:p>4320960300000000</text:p>
          </table:table-cell>
          <table:table-cell table:formula="of:=[.E453]/[.$I$371]" office:value-type="float" office:value="1.09868926514024" calcext:value-type="float">
            <text:p>1.09868926514024</text:p>
          </table:table-cell>
          <table:table-cell/>
          <table:table-cell table:style-name="ce1" office:value-type="float" office:value="45357000000000" calcext:value-type="float">
            <text:p>4.54E+13</text:p>
          </table:table-cell>
          <table:table-cell table:style-name="ce1" office:value-type="float" office:value="54695700000000" calcext:value-type="float">
            <text:p>5.47E+13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456000000000" calcext:value-type="float">
            <text:p>2.15E+13</text:p>
          </table:table-cell>
          <table:table-cell office:value-type="float" office:value="53944400000000" calcext:value-type="float">
            <text:p>5.39E+13</text:p>
          </table:table-cell>
          <table:table-cell/>
          <table:table-cell table:formula="of:=(1+[.A454])*[.C454]" office:value-type="float" office:value="4315552000000000" calcext:value-type="float">
            <text:p>4315552000000000</text:p>
          </table:table-cell>
          <table:table-cell table:formula="of:=[.E454]/[.$I$371]" office:value-type="float" office:value="1.09731409833931" calcext:value-type="float">
            <text:p>1.09731409833931</text:p>
          </table:table-cell>
          <table:table-cell/>
          <table:table-cell table:style-name="ce1" office:value-type="float" office:value="44747100000000" calcext:value-type="float">
            <text:p>4.47E+13</text:p>
          </table:table-cell>
          <table:table-cell table:style-name="ce1" office:value-type="float" office:value="53944400000000" calcext:value-type="float">
            <text:p>5.39E+13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196700000000" calcext:value-type="float">
            <text:p>2.12E+13</text:p>
          </table:table-cell>
          <table:table-cell office:value-type="float" office:value="53210000000000" calcext:value-type="float">
            <text:p>5.32E+13</text:p>
          </table:table-cell>
          <table:table-cell/>
          <table:table-cell table:formula="of:=(1+[.A455])*[.C455]" office:value-type="float" office:value="4310010000000000" calcext:value-type="float">
            <text:p>4310010000000000</text:p>
          </table:table-cell>
          <table:table-cell table:formula="of:=[.E455]/[.$I$371]" office:value-type="float" office:value="1.09590493567994" calcext:value-type="float">
            <text:p>1.09590493567994</text:p>
          </table:table-cell>
          <table:table-cell/>
          <table:table-cell table:style-name="ce1" office:value-type="float" office:value="44151000000000" calcext:value-type="float">
            <text:p>4.42E+13</text:p>
          </table:table-cell>
          <table:table-cell table:style-name="ce1" office:value-type="float" office:value="53210000000000" calcext:value-type="float">
            <text:p>5.32E+13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943000000000" calcext:value-type="float">
            <text:p>2.09E+13</text:p>
          </table:table-cell>
          <table:table-cell office:value-type="float" office:value="52491900000000" calcext:value-type="float">
            <text:p>5.25E+13</text:p>
          </table:table-cell>
          <table:table-cell/>
          <table:table-cell table:formula="of:=(1+[.A456])*[.C456]" office:value-type="float" office:value="4304335800000000" calcext:value-type="float">
            <text:p>4304335800000000</text:p>
          </table:table-cell>
          <table:table-cell table:formula="of:=[.E456]/[.$I$371]" office:value-type="float" office:value="1.09446215856665" calcext:value-type="float">
            <text:p>1.09446215856665</text:p>
          </table:table-cell>
          <table:table-cell/>
          <table:table-cell table:style-name="ce1" office:value-type="float" office:value="43568200000000" calcext:value-type="float">
            <text:p>4.36E+13</text:p>
          </table:table-cell>
          <table:table-cell table:style-name="ce1" office:value-type="float" office:value="52491900000000" calcext:value-type="float">
            <text:p>5.25E+13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694900000000" calcext:value-type="float">
            <text:p>2.07E+13</text:p>
          </table:table-cell>
          <table:table-cell office:value-type="float" office:value="51789800000000" calcext:value-type="float">
            <text:p>5.18E+13</text:p>
          </table:table-cell>
          <table:table-cell/>
          <table:table-cell table:formula="of:=(1+[.A457])*[.C457]" office:value-type="float" office:value="4298553400000000" calcext:value-type="float">
            <text:p>4298553400000000</text:p>
          </table:table-cell>
          <table:table-cell table:formula="of:=[.E457]/[.$I$371]" office:value-type="float" office:value="1.09299186947218" calcext:value-type="float">
            <text:p>1.09299186947218</text:p>
          </table:table-cell>
          <table:table-cell/>
          <table:table-cell table:style-name="ce1" office:value-type="float" office:value="42998200000000" calcext:value-type="float">
            <text:p>4.30E+13</text:p>
          </table:table-cell>
          <table:table-cell table:style-name="ce1" office:value-type="float" office:value="51789800000000" calcext:value-type="float">
            <text:p>5.18E+13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452100000000" calcext:value-type="float">
            <text:p>2.05E+13</text:p>
          </table:table-cell>
          <table:table-cell office:value-type="float" office:value="51103000000000" calcext:value-type="float">
            <text:p>5.11E+13</text:p>
          </table:table-cell>
          <table:table-cell/>
          <table:table-cell table:formula="of:=(1+[.A458])*[.C458]" office:value-type="float" office:value="4292652000000000" calcext:value-type="float">
            <text:p>4292652000000000</text:p>
          </table:table-cell>
          <table:table-cell table:formula="of:=[.E458]/[.$I$371]" office:value-type="float" office:value="1.09149132228379" calcext:value-type="float">
            <text:p>1.09149132228379</text:p>
          </table:table-cell>
          <table:table-cell/>
          <table:table-cell table:style-name="ce1" office:value-type="float" office:value="42440800000000" calcext:value-type="float">
            <text:p>4.24E+13</text:p>
          </table:table-cell>
          <table:table-cell table:style-name="ce1" office:value-type="float" office:value="51103000000000" calcext:value-type="float">
            <text:p>5.11E+13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214500000000" calcext:value-type="float">
            <text:p>2.02E+13</text:p>
          </table:table-cell>
          <table:table-cell office:value-type="float" office:value="50431100000000" calcext:value-type="float">
            <text:p>5.04E+13</text:p>
          </table:table-cell>
          <table:table-cell/>
          <table:table-cell table:formula="of:=(1+[.A459])*[.C459]" office:value-type="float" office:value="4286643500000000" calcext:value-type="float">
            <text:p>4286643500000000</text:p>
          </table:table-cell>
          <table:table-cell table:formula="of:=[.E459]/[.$I$371]" office:value-type="float" office:value="1.08996354281088" calcext:value-type="float">
            <text:p>1.08996354281088</text:p>
          </table:table-cell>
          <table:table-cell/>
          <table:table-cell table:style-name="ce1" office:value-type="float" office:value="41895400000000" calcext:value-type="float">
            <text:p>4.19E+13</text:p>
          </table:table-cell>
          <table:table-cell table:style-name="ce1" office:value-type="float" office:value="50431100000000" calcext:value-type="float">
            <text:p>5.04E+13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982000000000" calcext:value-type="float">
            <text:p>2.00E+13</text:p>
          </table:table-cell>
          <table:table-cell office:value-type="float" office:value="49773700000000" calcext:value-type="float">
            <text:p>4.98E+13</text:p>
          </table:table-cell>
          <table:table-cell/>
          <table:table-cell table:formula="of:=(1+[.A460])*[.C460]" office:value-type="float" office:value="4280538200000000" calcext:value-type="float">
            <text:p>4280538200000000</text:p>
          </table:table-cell>
          <table:table-cell table:formula="of:=[.E460]/[.$I$371]" office:value-type="float" office:value="1.08841115003133" calcext:value-type="float">
            <text:p>1.08841115003133</text:p>
          </table:table-cell>
          <table:table-cell/>
          <table:table-cell table:style-name="ce1" office:value-type="float" office:value="41361800000000" calcext:value-type="float">
            <text:p>4.14E+13</text:p>
          </table:table-cell>
          <table:table-cell table:style-name="ce1" office:value-type="float" office:value="49773700000000" calcext:value-type="float">
            <text:p>4.98E+13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754300000000" calcext:value-type="float">
            <text:p>1.98E+13</text:p>
          </table:table-cell>
          <table:table-cell office:value-type="float" office:value="49130200000000" calcext:value-type="float">
            <text:p>4.91E+13</text:p>
          </table:table-cell>
          <table:table-cell/>
          <table:table-cell table:formula="of:=(1+[.A461])*[.C461]" office:value-type="float" office:value="4274327400000000" calcext:value-type="float">
            <text:p>4274327400000000</text:p>
          </table:table-cell>
          <table:table-cell table:formula="of:=[.E461]/[.$I$371]" office:value-type="float" office:value="1.08683193179877" calcext:value-type="float">
            <text:p>1.08683193179877</text:p>
          </table:table-cell>
          <table:table-cell/>
          <table:table-cell table:style-name="ce1" office:value-type="float" office:value="40839500000000" calcext:value-type="float">
            <text:p>4.08E+13</text:p>
          </table:table-cell>
          <table:table-cell table:style-name="ce1" office:value-type="float" office:value="49130200000000" calcext:value-type="float">
            <text:p>4.91E+13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531300000000" calcext:value-type="float">
            <text:p>1.95E+13</text:p>
          </table:table-cell>
          <table:table-cell office:value-type="float" office:value="48500400000000" calcext:value-type="float">
            <text:p>4.85E+13</text:p>
          </table:table-cell>
          <table:table-cell/>
          <table:table-cell table:formula="of:=(1+[.A462])*[.C462]" office:value-type="float" office:value="4268035200000000" calcext:value-type="float">
            <text:p>4268035200000000</text:p>
          </table:table-cell>
          <table:table-cell table:formula="of:=[.E462]/[.$I$371]" office:value-type="float" office:value="1.08523201601289" calcext:value-type="float">
            <text:p>1.08523201601289</text:p>
          </table:table-cell>
          <table:table-cell/>
          <table:table-cell table:style-name="ce1" office:value-type="float" office:value="40328200000000" calcext:value-type="float">
            <text:p>4.03E+13</text:p>
          </table:table-cell>
          <table:table-cell table:style-name="ce1" office:value-type="float" office:value="48500400000000" calcext:value-type="float">
            <text:p>4.85E+13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312900000000" calcext:value-type="float">
            <text:p>1.93E+13</text:p>
          </table:table-cell>
          <table:table-cell office:value-type="float" office:value="47883700000000" calcext:value-type="float">
            <text:p>4.79E+13</text:p>
          </table:table-cell>
          <table:table-cell/>
          <table:table-cell table:formula="of:=(1+[.A463])*[.C463]" office:value-type="float" office:value="4261649300000000" calcext:value-type="float">
            <text:p>4261649300000000</text:p>
          </table:table-cell>
          <table:table-cell table:formula="of:=[.E463]/[.$I$371]" office:value-type="float" office:value="1.08360827515643" calcext:value-type="float">
            <text:p>1.08360827515643</text:p>
          </table:table-cell>
          <table:table-cell/>
          <table:table-cell table:style-name="ce1" office:value-type="float" office:value="39827600000000" calcext:value-type="float">
            <text:p>3.98E+13</text:p>
          </table:table-cell>
          <table:table-cell table:style-name="ce1" office:value-type="float" office:value="47883700000000" calcext:value-type="float">
            <text:p>4.79E+13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098900000000" calcext:value-type="float">
            <text:p>1.91E+13</text:p>
          </table:table-cell>
          <table:table-cell office:value-type="float" office:value="47279900000000" calcext:value-type="float">
            <text:p>4.73E+13</text:p>
          </table:table-cell>
          <table:table-cell/>
          <table:table-cell table:formula="of:=(1+[.A464])*[.C464]" office:value-type="float" office:value="4255191000000000" calcext:value-type="float">
            <text:p>4255191000000000</text:p>
          </table:table-cell>
          <table:table-cell table:formula="of:=[.E464]/[.$I$371]" office:value-type="float" office:value="1.08196612517392" calcext:value-type="float">
            <text:p>1.08196612517392</text:p>
          </table:table-cell>
          <table:table-cell/>
          <table:table-cell table:style-name="ce1" office:value-type="float" office:value="39337400000000" calcext:value-type="float">
            <text:p>3.93E+13</text:p>
          </table:table-cell>
          <table:table-cell table:style-name="ce1" office:value-type="float" office:value="47279900000000" calcext:value-type="float">
            <text:p>4.73E+13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889300000000" calcext:value-type="float">
            <text:p>1.89E+13</text:p>
          </table:table-cell>
          <table:table-cell office:value-type="float" office:value="46688500000000" calcext:value-type="float">
            <text:p>4.67E+13</text:p>
          </table:table-cell>
          <table:table-cell/>
          <table:table-cell table:formula="of:=(1+[.A465])*[.C465]" office:value-type="float" office:value="4248653500000000" calcext:value-type="float">
            <text:p>4248653500000000</text:p>
          </table:table-cell>
          <table:table-cell table:formula="of:=[.E465]/[.$I$371]" office:value-type="float" office:value="1.08030383703143" calcext:value-type="float">
            <text:p>1.08030383703143</text:p>
          </table:table-cell>
          <table:table-cell/>
          <table:table-cell table:style-name="ce1" office:value-type="float" office:value="38857200000000" calcext:value-type="float">
            <text:p>3.89E+13</text:p>
          </table:table-cell>
          <table:table-cell table:style-name="ce1" office:value-type="float" office:value="46688500000000" calcext:value-type="float">
            <text:p>4.67E+13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683800000000" calcext:value-type="float">
            <text:p>1.87E+13</text:p>
          </table:table-cell>
          <table:table-cell office:value-type="float" office:value="46109100000000" calcext:value-type="float">
            <text:p>4.61E+13</text:p>
          </table:table-cell>
          <table:table-cell/>
          <table:table-cell table:formula="of:=(1+[.A466])*[.C466]" office:value-type="float" office:value="4242037200000000" calcext:value-type="float">
            <text:p>4242037200000000</text:p>
          </table:table-cell>
          <table:table-cell table:formula="of:=[.E466]/[.$I$371]" office:value-type="float" office:value="1.07862151243684" calcext:value-type="float">
            <text:p>1.07862151243684</text:p>
          </table:table-cell>
          <table:table-cell/>
          <table:table-cell table:style-name="ce1" office:value-type="float" office:value="38386800000000" calcext:value-type="float">
            <text:p>3.84E+13</text:p>
          </table:table-cell>
          <table:table-cell table:style-name="ce1" office:value-type="float" office:value="46109100000000" calcext:value-type="float">
            <text:p>4.61E+13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482400000000" calcext:value-type="float">
            <text:p>1.85E+13</text:p>
          </table:table-cell>
          <table:table-cell office:value-type="float" office:value="45541500000000" calcext:value-type="float">
            <text:p>4.55E+13</text:p>
          </table:table-cell>
          <table:table-cell/>
          <table:table-cell table:formula="of:=(1+[.A467])*[.C467]" office:value-type="float" office:value="4235359500000000" calcext:value-type="float">
            <text:p>4235359500000000</text:p>
          </table:table-cell>
          <table:table-cell table:formula="of:=[.E467]/[.$I$371]" office:value-type="float" office:value="1.07692357568287" calcext:value-type="float">
            <text:p>1.07692357568287</text:p>
          </table:table-cell>
          <table:table-cell/>
          <table:table-cell table:style-name="ce1" office:value-type="float" office:value="37925900000000" calcext:value-type="float">
            <text:p>3.79E+13</text:p>
          </table:table-cell>
          <table:table-cell table:style-name="ce1" office:value-type="float" office:value="45541500000000" calcext:value-type="float">
            <text:p>4.55E+13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284900000000" calcext:value-type="float">
            <text:p>1.83E+13</text:p>
          </table:table-cell>
          <table:table-cell office:value-type="float" office:value="44985400000000" calcext:value-type="float">
            <text:p>4.50E+13</text:p>
          </table:table-cell>
          <table:table-cell/>
          <table:table-cell table:formula="of:=(1+[.A468])*[.C468]" office:value-type="float" office:value="4228627600000000" calcext:value-type="float">
            <text:p>4228627600000000</text:p>
          </table:table-cell>
          <table:table-cell table:formula="of:=[.E468]/[.$I$371]" office:value-type="float" office:value="1.07521185751133" calcext:value-type="float">
            <text:p>1.07521185751133</text:p>
          </table:table-cell>
          <table:table-cell/>
          <table:table-cell table:style-name="ce1" office:value-type="float" office:value="37474300000000" calcext:value-type="float">
            <text:p>3.75E+13</text:p>
          </table:table-cell>
          <table:table-cell table:style-name="ce1" office:value-type="float" office:value="44985400000000" calcext:value-type="float">
            <text:p>4.50E+13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091300000000" calcext:value-type="float">
            <text:p>1.81E+13</text:p>
          </table:table-cell>
          <table:table-cell office:value-type="float" office:value="44440300000000" calcext:value-type="float">
            <text:p>4.44E+13</text:p>
          </table:table-cell>
          <table:table-cell/>
          <table:table-cell table:formula="of:=(1+[.A469])*[.C469]" office:value-type="float" office:value="4221828500000000" calcext:value-type="float">
            <text:p>4221828500000000</text:p>
          </table:table-cell>
          <table:table-cell table:formula="of:=[.E469]/[.$I$371]" office:value-type="float" office:value="1.07348305241617" calcext:value-type="float">
            <text:p>1.07348305241617</text:p>
          </table:table-cell>
          <table:table-cell/>
          <table:table-cell table:style-name="ce1" office:value-type="float" office:value="37031600000000" calcext:value-type="float">
            <text:p>3.70E+13</text:p>
          </table:table-cell>
          <table:table-cell table:style-name="ce1" office:value-type="float" office:value="44440300000000" calcext:value-type="float">
            <text:p>4.44E+13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901400000000" calcext:value-type="float">
            <text:p>1.79E+13</text:p>
          </table:table-cell>
          <table:table-cell office:value-type="float" office:value="43906100000000" calcext:value-type="float">
            <text:p>4.39E+13</text:p>
          </table:table-cell>
          <table:table-cell/>
          <table:table-cell table:formula="of:=(1+[.A470])*[.C470]" office:value-type="float" office:value="4214985600000000" calcext:value-type="float">
            <text:p>4214985600000000</text:p>
          </table:table-cell>
          <table:table-cell table:formula="of:=[.E470]/[.$I$371]" office:value-type="float" office:value="1.0717431103083" calcext:value-type="float">
            <text:p>1.0717431103083</text:p>
          </table:table-cell>
          <table:table-cell/>
          <table:table-cell table:style-name="ce1" office:value-type="float" office:value="36597700000000" calcext:value-type="float">
            <text:p>3.66E+13</text:p>
          </table:table-cell>
          <table:table-cell table:style-name="ce1" office:value-type="float" office:value="43906100000000" calcext:value-type="float">
            <text:p>4.39E+13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715100000000" calcext:value-type="float">
            <text:p>1.77E+13</text:p>
          </table:table-cell>
          <table:table-cell office:value-type="float" office:value="43382400000000" calcext:value-type="float">
            <text:p>4.34E+13</text:p>
          </table:table-cell>
          <table:table-cell/>
          <table:table-cell table:formula="of:=(1+[.A471])*[.C471]" office:value-type="float" office:value="4208092800000000" calcext:value-type="float">
            <text:p>4208092800000000</text:p>
          </table:table-cell>
          <table:table-cell table:formula="of:=[.E471]/[.$I$371]" office:value-type="float" office:value="1.06999048014255" calcext:value-type="float">
            <text:p>1.06999048014255</text:p>
          </table:table-cell>
          <table:table-cell/>
          <table:table-cell table:style-name="ce1" office:value-type="float" office:value="36172200000000" calcext:value-type="float">
            <text:p>3.62E+13</text:p>
          </table:table-cell>
          <table:table-cell table:style-name="ce1" office:value-type="float" office:value="43382400000000" calcext:value-type="float">
            <text:p>4.34E+13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532300000000" calcext:value-type="float">
            <text:p>1.75E+13</text:p>
          </table:table-cell>
          <table:table-cell office:value-type="float" office:value="42868900000000" calcext:value-type="float">
            <text:p>4.29E+13</text:p>
          </table:table-cell>
          <table:table-cell/>
          <table:table-cell table:formula="of:=(1+[.A472])*[.C472]" office:value-type="float" office:value="4201152200000000" calcext:value-type="float">
            <text:p>4201152200000000</text:p>
          </table:table-cell>
          <table:table-cell table:formula="of:=[.E472]/[.$I$371]" office:value-type="float" office:value="1.06822569588531" calcext:value-type="float">
            <text:p>1.06822569588531</text:p>
          </table:table-cell>
          <table:table-cell/>
          <table:table-cell table:style-name="ce1" office:value-type="float" office:value="35755000000000" calcext:value-type="float">
            <text:p>3.58E+13</text:p>
          </table:table-cell>
          <table:table-cell table:style-name="ce1" office:value-type="float" office:value="42868900000000" calcext:value-type="float">
            <text:p>4.29E+13</text:p>
          </table:table-cell>
          <table:table-cell table:number-columns-repeated="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353000000000" calcext:value-type="float">
            <text:p>1.74E+13</text:p>
          </table:table-cell>
          <table:table-cell office:value-type="float" office:value="42365400000000" calcext:value-type="float">
            <text:p>4.24E+13</text:p>
          </table:table-cell>
          <table:table-cell/>
          <table:table-cell table:formula="of:=(1+[.A473])*[.C473]" office:value-type="float" office:value="4194174600000000" calcext:value-type="float">
            <text:p>4194174600000000</text:p>
          </table:table-cell>
          <table:table-cell table:formula="of:=[.E473]/[.$I$371]" office:value-type="float" office:value="1.06645150364928" calcext:value-type="float">
            <text:p>1.06645150364928</text:p>
          </table:table-cell>
          <table:table-cell/>
          <table:table-cell table:style-name="ce1" office:value-type="float" office:value="35345900000000" calcext:value-type="float">
            <text:p>3.53E+13</text:p>
          </table:table-cell>
          <table:table-cell table:style-name="ce1" office:value-type="float" office:value="42365400000000" calcext:value-type="float">
            <text:p>4.24E+13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177000000000" calcext:value-type="float">
            <text:p>1.72E+13</text:p>
          </table:table-cell>
          <table:table-cell office:value-type="float" office:value="41871600000000" calcext:value-type="float">
            <text:p>4.19E+13</text:p>
          </table:table-cell>
          <table:table-cell/>
          <table:table-cell table:formula="of:=(1+[.A474])*[.C474]" office:value-type="float" office:value="4187160000000000" calcext:value-type="float">
            <text:p>4187160000000000</text:p>
          </table:table-cell>
          <table:table-cell table:formula="of:=[.E474]/[.$I$371]" office:value-type="float" office:value="1.06466790343447" calcext:value-type="float">
            <text:p>1.06466790343447</text:p>
          </table:table-cell>
          <table:table-cell/>
          <table:table-cell table:style-name="ce1" office:value-type="float" office:value="34944600000000" calcext:value-type="float">
            <text:p>3.49E+13</text:p>
          </table:table-cell>
          <table:table-cell table:style-name="ce1" office:value-type="float" office:value="41871600000000" calcext:value-type="float">
            <text:p>4.19E+13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4200000000" calcext:value-type="float">
            <text:p>1.70E+13</text:p>
          </table:table-cell>
          <table:table-cell office:value-type="float" office:value="41387300000000" calcext:value-type="float">
            <text:p>4.14E+13</text:p>
          </table:table-cell>
          <table:table-cell/>
          <table:table-cell table:formula="of:=(1+[.A475])*[.C475]" office:value-type="float" office:value="4180117300000000" calcext:value-type="float">
            <text:p>4180117300000000</text:p>
          </table:table-cell>
          <table:table-cell table:formula="of:=[.E475]/[.$I$371]" office:value-type="float" office:value="1.06287715824119" calcext:value-type="float">
            <text:p>1.06287715824119</text:p>
          </table:table-cell>
          <table:table-cell/>
          <table:table-cell table:style-name="ce1" office:value-type="float" office:value="34550900000000" calcext:value-type="float">
            <text:p>3.46E+13</text:p>
          </table:table-cell>
          <table:table-cell table:style-name="ce1" office:value-type="float" office:value="41387300000000" calcext:value-type="float">
            <text:p>4.14E+13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iteration method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ct</text:p>
          </table:table-cell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.31099E+020" calcext:value-type="float">
            <text:p>3.31099E+020</text:p>
          </table:table-cell>
          <table:table-cell office:value-type="float" office:value="1.63521E+016" calcext:value-type="float">
            <text:p>1.64E+16</text:p>
          </table:table-cell>
          <table:table-cell/>
          <table:table-cell table:formula="of:=(1+[.A481])*[.C481]" office:value-type="float" office:value="1.63521E+016" calcext:value-type="float">
            <text:p>1.63521E+016</text:p>
          </table:table-cell>
          <table:table-cell table:formula="of:=[.E481]/[.$I$6]" office:value-type="float" office:value="0.93333904109589" calcext:value-type="float">
            <text:p>0.9333390410958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1820000000000" calcext:value-type="float">
            <text:p>2.69E+15</text:p>
          </table:table-cell>
          <table:table-cell office:value-type="float" office:value="9.89256E+015" calcext:value-type="float">
            <text:p>9.89E+15</text:p>
          </table:table-cell>
          <table:table-cell/>
          <table:table-cell table:formula="of:=(1+[.A482])*[.C482]" office:value-type="float" office:value="1.978512E+016" calcext:value-type="float">
            <text:p>1.978512E+016</text:p>
          </table:table-cell>
          <table:table-cell table:formula="of:=[.E482]/[.$I$6]" office:value-type="float" office:value="1.12928767123288" calcext:value-type="float">
            <text:p>1.1292876712328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0880000000000" calcext:value-type="float">
            <text:p>2.02E+15</text:p>
          </table:table-cell>
          <table:table-cell office:value-type="float" office:value="7164840000000000" calcext:value-type="float">
            <text:p>7.16E+15</text:p>
          </table:table-cell>
          <table:table-cell/>
          <table:table-cell table:formula="of:=(1+[.A483])*[.C483]" office:value-type="float" office:value="2.149452E+016" calcext:value-type="float">
            <text:p>2.149452E+016</text:p>
          </table:table-cell>
          <table:table-cell table:formula="of:=[.E483]/[.$I$6]" office:value-type="float" office:value="1.22685616438356" calcext:value-type="float">
            <text:p>1.2268561643835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198E+015" calcext:value-type="float">
            <text:p>1.62E+15</text:p>
          </table:table-cell>
          <table:table-cell office:value-type="float" office:value="5596540000000000" calcext:value-type="float">
            <text:p>5.60E+15</text:p>
          </table:table-cell>
          <table:table-cell/>
          <table:table-cell table:formula="of:=(1+[.A484])*[.C484]" office:value-type="float" office:value="2.238616E+016" calcext:value-type="float">
            <text:p>2.238616E+016</text:p>
          </table:table-cell>
          <table:table-cell table:formula="of:=[.E484]/[.$I$6]" office:value-type="float" office:value="1.27774885844749" calcext:value-type="float">
            <text:p>1.2777488584474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9720000000000" calcext:value-type="float">
            <text:p>1.35E+15</text:p>
          </table:table-cell>
          <table:table-cell office:value-type="float" office:value="4573360000000000" calcext:value-type="float">
            <text:p>4.57E+15</text:p>
          </table:table-cell>
          <table:table-cell/>
          <table:table-cell table:formula="of:=(1+[.A485])*[.C485]" office:value-type="float" office:value="2.28668E+016" calcext:value-type="float">
            <text:p>2.28668E+016</text:p>
          </table:table-cell>
          <table:table-cell table:formula="of:=[.E485]/[.$I$6]" office:value-type="float" office:value="1.30518264840183" calcext:value-type="float">
            <text:p>1.3051826484018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4810000000000" calcext:value-type="float">
            <text:p>1.15E+15</text:p>
          </table:table-cell>
          <table:table-cell office:value-type="float" office:value="3852510000000000" calcext:value-type="float">
            <text:p>3.85E+15</text:p>
          </table:table-cell>
          <table:table-cell/>
          <table:table-cell table:formula="of:=(1+[.A486])*[.C486]" office:value-type="float" office:value="2.311506E+016" calcext:value-type="float">
            <text:p>2.311506E+016</text:p>
          </table:table-cell>
          <table:table-cell table:formula="of:=[.E486]/[.$I$6]" office:value-type="float" office:value="1.31935273972603" calcext:value-type="float">
            <text:p>1.3193527397260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7420000000000" calcext:value-type="float">
            <text:p>1.01E+15</text:p>
          </table:table-cell>
          <table:table-cell office:value-type="float" office:value="3316990000000000" calcext:value-type="float">
            <text:p>3.32E+15</text:p>
          </table:table-cell>
          <table:table-cell/>
          <table:table-cell table:formula="of:=(1+[.A487])*[.C487]" office:value-type="float" office:value="2.321893E+016" calcext:value-type="float">
            <text:p>2.321893E+016</text:p>
          </table:table-cell>
          <table:table-cell table:formula="of:=[.E487]/[.$I$6]" office:value-type="float" office:value="1.32528139269406" calcext:value-type="float">
            <text:p>1.3252813926940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2122000000000" calcext:value-type="float">
            <text:p>8.92E+14</text:p>
          </table:table-cell>
          <table:table-cell office:value-type="float" office:value="2903540000000000" calcext:value-type="float">
            <text:p>2.90E+15</text:p>
          </table:table-cell>
          <table:table-cell/>
          <table:table-cell table:formula="of:=(1+[.A488])*[.C488]" office:value-type="float" office:value="2.322832E+016" calcext:value-type="float">
            <text:p>2.322832E+016</text:p>
          </table:table-cell>
          <table:table-cell table:formula="of:=[.E488]/[.$I$6]" office:value-type="float" office:value="1.32581735159817" calcext:value-type="float">
            <text:p>1.3258173515981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554000000000" calcext:value-type="float">
            <text:p>8.00E+14</text:p>
          </table:table-cell>
          <table:table-cell office:value-type="float" office:value="2574960000000000" calcext:value-type="float">
            <text:p>2.57E+15</text:p>
          </table:table-cell>
          <table:table-cell/>
          <table:table-cell table:formula="of:=(1+[.A489])*[.C489]" office:value-type="float" office:value="2.317464E+016" calcext:value-type="float">
            <text:p>2.317464E+016</text:p>
          </table:table-cell>
          <table:table-cell table:formula="of:=[.E489]/[.$I$6]" office:value-type="float" office:value="1.32275342465753" calcext:value-type="float">
            <text:p>1.3227534246575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3689000000000" calcext:value-type="float">
            <text:p>7.24E+14</text:p>
          </table:table-cell>
          <table:table-cell office:value-type="float" office:value="2307920000000000" calcext:value-type="float">
            <text:p>2.31E+15</text:p>
          </table:table-cell>
          <table:table-cell/>
          <table:table-cell table:formula="of:=(1+[.A490])*[.C490]" office:value-type="float" office:value="2.30792E+016" calcext:value-type="float">
            <text:p>2.30792E+016</text:p>
          </table:table-cell>
          <table:table-cell table:formula="of:=[.E490]/[.$I$6]" office:value-type="float" office:value="1.31730593607306" calcext:value-type="float">
            <text:p>1.3173059360730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0452000000000" calcext:value-type="float">
            <text:p>6.60E+14</text:p>
          </table:table-cell>
          <table:table-cell office:value-type="float" office:value="2086960000000000" calcext:value-type="float">
            <text:p>2.09E+15</text:p>
          </table:table-cell>
          <table:table-cell/>
          <table:table-cell table:formula="of:=(1+[.A491])*[.C491]" office:value-type="float" office:value="2.295656E+016" calcext:value-type="float">
            <text:p>2.295656E+016</text:p>
          </table:table-cell>
          <table:table-cell table:formula="of:=[.E491]/[.$I$6]" office:value-type="float" office:value="1.31030593607306" calcext:value-type="float">
            <text:p>1.3103059360730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87000000000" calcext:value-type="float">
            <text:p>6.07E+14</text:p>
          </table:table-cell>
          <table:table-cell office:value-type="float" office:value="1901440000000000" calcext:value-type="float">
            <text:p>1.90E+15</text:p>
          </table:table-cell>
          <table:table-cell/>
          <table:table-cell table:formula="of:=(1+[.A492])*[.C492]" office:value-type="float" office:value="2.281728E+016" calcext:value-type="float">
            <text:p>2.281728E+016</text:p>
          </table:table-cell>
          <table:table-cell table:formula="of:=[.E492]/[.$I$6]" office:value-type="float" office:value="1.30235616438356" calcext:value-type="float">
            <text:p>1.3023561643835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1234000000000" calcext:value-type="float">
            <text:p>5.61E+14</text:p>
          </table:table-cell>
          <table:table-cell office:value-type="float" office:value="1743750000000000" calcext:value-type="float">
            <text:p>1.74E+15</text:p>
          </table:table-cell>
          <table:table-cell/>
          <table:table-cell table:formula="of:=(1+[.A493])*[.C493]" office:value-type="float" office:value="2.266875E+016" calcext:value-type="float">
            <text:p>2.266875E+016</text:p>
          </table:table-cell>
          <table:table-cell table:formula="of:=[.E493]/[.$I$6]" office:value-type="float" office:value="1.29387842465753" calcext:value-type="float">
            <text:p>1.2938784246575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1669000000000" calcext:value-type="float">
            <text:p>5.22E+14</text:p>
          </table:table-cell>
          <table:table-cell office:value-type="float" office:value="1608300000000000" calcext:value-type="float">
            <text:p>1.61E+15</text:p>
          </table:table-cell>
          <table:table-cell/>
          <table:table-cell table:formula="of:=(1+[.A494])*[.C494]" office:value-type="float" office:value="2.25162E+016" calcext:value-type="float">
            <text:p>2.25162E+016</text:p>
          </table:table-cell>
          <table:table-cell table:formula="of:=[.E494]/[.$I$6]" office:value-type="float" office:value="1.28517123287671" calcext:value-type="float">
            <text:p>1.28517123287671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7141000000000" calcext:value-type="float">
            <text:p>4.87E+14</text:p>
          </table:table-cell>
          <table:table-cell office:value-type="float" office:value="1490900000000000" calcext:value-type="float">
            <text:p>1.49E+15</text:p>
          </table:table-cell>
          <table:table-cell/>
          <table:table-cell table:formula="of:=(1+[.A495])*[.C495]" office:value-type="float" office:value="2.23635E+016" calcext:value-type="float">
            <text:p>2.23635E+016</text:p>
          </table:table-cell>
          <table:table-cell table:formula="of:=[.E495]/[.$I$6]" office:value-type="float" office:value="1.27645547945205" calcext:value-type="float">
            <text:p>1.2764554794520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6768000000000" calcext:value-type="float">
            <text:p>4.57E+14</text:p>
          </table:table-cell>
          <table:table-cell office:value-type="float" office:value="1388350000000000" calcext:value-type="float">
            <text:p>1.39E+15</text:p>
          </table:table-cell>
          <table:table-cell/>
          <table:table-cell table:formula="of:=(1+[.A496])*[.C496]" office:value-type="float" office:value="2.22136E+016" calcext:value-type="float">
            <text:p>2.22136E+016</text:p>
          </table:table-cell>
          <table:table-cell table:formula="of:=[.E496]/[.$I$6]" office:value-type="float" office:value="1.267899543379" calcext:value-type="float">
            <text:p>1.26789954337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862000000000" calcext:value-type="float">
            <text:p>4.30E+14</text:p>
          </table:table-cell>
          <table:table-cell office:value-type="float" office:value="1298160000000000" calcext:value-type="float">
            <text:p>1.30E+15</text:p>
          </table:table-cell>
          <table:table-cell/>
          <table:table-cell table:formula="of:=(1+[.A497])*[.C497]" office:value-type="float" office:value="2.206872E+016" calcext:value-type="float">
            <text:p>2.206872E+016</text:p>
          </table:table-cell>
          <table:table-cell table:formula="of:=[.E497]/[.$I$6]" office:value-type="float" office:value="1.2596301369863" calcext:value-type="float">
            <text:p>1.259630136986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5879000000000" calcext:value-type="float">
            <text:p>4.06E+14</text:p>
          </table:table-cell>
          <table:table-cell office:value-type="float" office:value="1218330000000000" calcext:value-type="float">
            <text:p>1.22E+15</text:p>
          </table:table-cell>
          <table:table-cell/>
          <table:table-cell table:formula="of:=(1+[.A498])*[.C498]" office:value-type="float" office:value="2.192994E+016" calcext:value-type="float">
            <text:p>2.192994E+016</text:p>
          </table:table-cell>
          <table:table-cell table:formula="of:=[.E498]/[.$I$6]" office:value-type="float" office:value="1.25170890410959" calcext:value-type="float">
            <text:p>1.2517089041095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4380000000000" calcext:value-type="float">
            <text:p>3.84E+14</text:p>
          </table:table-cell>
          <table:table-cell office:value-type="float" office:value="1147300000000000" calcext:value-type="float">
            <text:p>1.15E+15</text:p>
          </table:table-cell>
          <table:table-cell/>
          <table:table-cell table:formula="of:=(1+[.A499])*[.C499]" office:value-type="float" office:value="2.17987E+016" calcext:value-type="float">
            <text:p>2.17987E+016</text:p>
          </table:table-cell>
          <table:table-cell table:formula="of:=[.E499]/[.$I$6]" office:value-type="float" office:value="1.24421803652968" calcext:value-type="float">
            <text:p>1.2442180365296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5014000000000" calcext:value-type="float">
            <text:p>3.65E+14</text:p>
          </table:table-cell>
          <table:table-cell office:value-type="float" office:value="1083780000000000" calcext:value-type="float">
            <text:p>1.08E+15</text:p>
          </table:table-cell>
          <table:table-cell/>
          <table:table-cell table:formula="of:=(1+[.A500])*[.C500]" office:value-type="float" office:value="2.16756E+016" calcext:value-type="float">
            <text:p>2.16756E+016</text:p>
          </table:table-cell>
          <table:table-cell table:formula="of:=[.E500]/[.$I$6]" office:value-type="float" office:value="1.23719178082192" calcext:value-type="float">
            <text:p>1.23719178082192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7488000000000" calcext:value-type="float">
            <text:p>3.47E+14</text:p>
          </table:table-cell>
          <table:table-cell office:value-type="float" office:value="1026710000000000" calcext:value-type="float">
            <text:p>1.03E+15</text:p>
          </table:table-cell>
          <table:table-cell/>
          <table:table-cell table:formula="of:=(1+[.A501])*[.C501]" office:value-type="float" office:value="2.156091E+016" calcext:value-type="float">
            <text:p>2.156091E+016</text:p>
          </table:table-cell>
          <table:table-cell table:formula="of:=[.E501]/[.$I$6]" office:value-type="float" office:value="1.23064554794521" calcext:value-type="float">
            <text:p>1.23064554794521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1563000000000" calcext:value-type="float">
            <text:p>3.32E+14</text:p>
          </table:table-cell>
          <table:table-cell office:value-type="float" office:value="975218000000000" calcext:value-type="float">
            <text:p>9.75E+14</text:p>
          </table:table-cell>
          <table:table-cell/>
          <table:table-cell table:formula="of:=(1+[.A502])*[.C502]" office:value-type="float" office:value="2.1454796E+016" calcext:value-type="float">
            <text:p>2.1454796E+016</text:p>
          </table:table-cell>
          <table:table-cell table:formula="of:=[.E502]/[.$I$6]" office:value-type="float" office:value="1.22458881278539" calcext:value-type="float">
            <text:p>1.2245888127853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7037000000000" calcext:value-type="float">
            <text:p>3.17E+14</text:p>
          </table:table-cell>
          <table:table-cell office:value-type="float" office:value="928581000000000" calcext:value-type="float">
            <text:p>9.29E+14</text:p>
          </table:table-cell>
          <table:table-cell/>
          <table:table-cell table:formula="of:=(1+[.A503])*[.C503]" office:value-type="float" office:value="2.1357363E+016" calcext:value-type="float">
            <text:p>2.1357363E+016</text:p>
          </table:table-cell>
          <table:table-cell table:formula="of:=[.E503]/[.$I$6]" office:value-type="float" office:value="1.21902756849315" calcext:value-type="float">
            <text:p>1.2190275684931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3740000000000" calcext:value-type="float">
            <text:p>3.04E+14</text:p>
          </table:table-cell>
          <table:table-cell office:value-type="float" office:value="886182000000000" calcext:value-type="float">
            <text:p>8.86E+14</text:p>
          </table:table-cell>
          <table:table-cell/>
          <table:table-cell table:formula="of:=(1+[.A504])*[.C504]" office:value-type="float" office:value="2.1268368E+016" calcext:value-type="float">
            <text:p>2.1268368E+016</text:p>
          </table:table-cell>
          <table:table-cell table:formula="of:=[.E504]/[.$I$6]" office:value-type="float" office:value="1.21394794520548" calcext:value-type="float">
            <text:p>1.2139479452054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1530000000000" calcext:value-type="float">
            <text:p>2.92E+14</text:p>
          </table:table-cell>
          <table:table-cell office:value-type="float" office:value="847504000000000" calcext:value-type="float">
            <text:p>8.48E+14</text:p>
          </table:table-cell>
          <table:table-cell/>
          <table:table-cell table:formula="of:=(1+[.A505])*[.C505]" office:value-type="float" office:value="2.11876E+016" calcext:value-type="float">
            <text:p>2.11876E+016</text:p>
          </table:table-cell>
          <table:table-cell table:formula="of:=[.E505]/[.$I$6]" office:value-type="float" office:value="1.20933789954338" calcext:value-type="float">
            <text:p>1.2093378995433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0282000000000" calcext:value-type="float">
            <text:p>2.80E+14</text:p>
          </table:table-cell>
          <table:table-cell office:value-type="float" office:value="812103000000000" calcext:value-type="float">
            <text:p>8.12E+14</text:p>
          </table:table-cell>
          <table:table-cell/>
          <table:table-cell table:formula="of:=(1+[.A506])*[.C506]" office:value-type="float" office:value="2.1114678E+016" calcext:value-type="float">
            <text:p>2.1114678E+016</text:p>
          </table:table-cell>
          <table:table-cell table:formula="of:=[.E506]/[.$I$6]" office:value-type="float" office:value="1.20517568493151" calcext:value-type="float">
            <text:p>1.20517568493151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9891000000000" calcext:value-type="float">
            <text:p>2.70E+14</text:p>
          </table:table-cell>
          <table:table-cell office:value-type="float" office:value="779598000000000" calcext:value-type="float">
            <text:p>7.80E+14</text:p>
          </table:table-cell>
          <table:table-cell/>
          <table:table-cell table:formula="of:=(1+[.A507])*[.C507]" office:value-type="float" office:value="2.1049146E+016" calcext:value-type="float">
            <text:p>2.1049146E+016</text:p>
          </table:table-cell>
          <table:table-cell table:formula="of:=[.E507]/[.$I$6]" office:value-type="float" office:value="1.2014352739726" calcext:value-type="float">
            <text:p>1.201435273972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0265000000000" calcext:value-type="float">
            <text:p>2.60E+14</text:p>
          </table:table-cell>
          <table:table-cell office:value-type="float" office:value="749664000000000" calcext:value-type="float">
            <text:p>7.50E+14</text:p>
          </table:table-cell>
          <table:table-cell/>
          <table:table-cell table:formula="of:=(1+[.A508])*[.C508]" office:value-type="float" office:value="2.0990592E+016" calcext:value-type="float">
            <text:p>2.0990592E+016</text:p>
          </table:table-cell>
          <table:table-cell table:formula="of:=[.E508]/[.$I$6]" office:value-type="float" office:value="1.19809315068493" calcext:value-type="float">
            <text:p>1.1980931506849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1325000000000" calcext:value-type="float">
            <text:p>2.51E+14</text:p>
          </table:table-cell>
          <table:table-cell office:value-type="float" office:value="722018000000000" calcext:value-type="float">
            <text:p>7.22E+14</text:p>
          </table:table-cell>
          <table:table-cell/>
          <table:table-cell table:formula="of:=(1+[.A509])*[.C509]" office:value-type="float" office:value="2.0938522E+016" calcext:value-type="float">
            <text:p>2.0938522E+016</text:p>
          </table:table-cell>
          <table:table-cell table:formula="of:=[.E509]/[.$I$6]" office:value-type="float" office:value="1.19512111872146" calcext:value-type="float">
            <text:p>1.1951211187214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3002000000000" calcext:value-type="float">
            <text:p>2.43E+14</text:p>
          </table:table-cell>
          <table:table-cell office:value-type="float" office:value="696414000000000" calcext:value-type="float">
            <text:p>6.96E+14</text:p>
          </table:table-cell>
          <table:table-cell/>
          <table:table-cell table:formula="of:=(1+[.A510])*[.C510]" office:value-type="float" office:value="2.089242E+016" calcext:value-type="float">
            <text:p>2.089242E+016</text:p>
          </table:table-cell>
          <table:table-cell table:formula="of:=[.E510]/[.$I$6]" office:value-type="float" office:value="1.1924897260274" calcext:value-type="float">
            <text:p>1.192489726027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5234000000000" calcext:value-type="float">
            <text:p>2.35E+14</text:p>
          </table:table-cell>
          <table:table-cell office:value-type="float" office:value="672638000000000" calcext:value-type="float">
            <text:p>6.73E+14</text:p>
          </table:table-cell>
          <table:table-cell/>
          <table:table-cell table:formula="of:=(1+[.A511])*[.C511]" office:value-type="float" office:value="2.0851778E+016" calcext:value-type="float">
            <text:p>2.0851778E+016</text:p>
          </table:table-cell>
          <table:table-cell table:formula="of:=[.E511]/[.$I$6]" office:value-type="float" office:value="1.19016997716895" calcext:value-type="float">
            <text:p>1.1901699771689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7969000000000" calcext:value-type="float">
            <text:p>2.28E+14</text:p>
          </table:table-cell>
          <table:table-cell office:value-type="float" office:value="650504000000000" calcext:value-type="float">
            <text:p>6.51E+14</text:p>
          </table:table-cell>
          <table:table-cell/>
          <table:table-cell table:formula="of:=(1+[.A512])*[.C512]" office:value-type="float" office:value="2.0816128E+016" calcext:value-type="float">
            <text:p>2.0816128E+016</text:p>
          </table:table-cell>
          <table:table-cell table:formula="of:=[.E512]/[.$I$6]" office:value-type="float" office:value="1.18813515981735" calcext:value-type="float">
            <text:p>1.1881351598173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1159000000000" calcext:value-type="float">
            <text:p>2.21E+14</text:p>
          </table:table-cell>
          <table:table-cell office:value-type="float" office:value="629846000000000" calcext:value-type="float">
            <text:p>6.30E+14</text:p>
          </table:table-cell>
          <table:table-cell/>
          <table:table-cell table:formula="of:=(1+[.A513])*[.C513]" office:value-type="float" office:value="2.0784918E+016" calcext:value-type="float">
            <text:p>2.0784918E+016</text:p>
          </table:table-cell>
          <table:table-cell table:formula="of:=[.E513]/[.$I$6]" office:value-type="float" office:value="1.18635376712329" calcext:value-type="float">
            <text:p>1.1863537671232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4762000000000" calcext:value-type="float">
            <text:p>2.15E+14</text:p>
          </table:table-cell>
          <table:table-cell office:value-type="float" office:value="610522000000000" calcext:value-type="float">
            <text:p>6.11E+14</text:p>
          </table:table-cell>
          <table:table-cell/>
          <table:table-cell table:formula="of:=(1+[.A514])*[.C514]" office:value-type="float" office:value="2.0757748E+016" calcext:value-type="float">
            <text:p>2.0757748E+016</text:p>
          </table:table-cell>
          <table:table-cell table:formula="of:=[.E514]/[.$I$6]" office:value-type="float" office:value="1.18480296803653" calcext:value-type="float">
            <text:p>1.1848029680365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8742000000000" calcext:value-type="float">
            <text:p>2.09E+14</text:p>
          </table:table-cell>
          <table:table-cell office:value-type="float" office:value="592404000000000" calcext:value-type="float">
            <text:p>5.92E+14</text:p>
          </table:table-cell>
          <table:table-cell/>
          <table:table-cell table:formula="of:=(1+[.A515])*[.C515]" office:value-type="float" office:value="2.073414E+016" calcext:value-type="float">
            <text:p>2.073414E+016</text:p>
          </table:table-cell>
          <table:table-cell table:formula="of:=[.E515]/[.$I$6]" office:value-type="float" office:value="1.18345547945205" calcext:value-type="float">
            <text:p>1.1834554794520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3066000000000" calcext:value-type="float">
            <text:p>2.03E+14</text:p>
          </table:table-cell>
          <table:table-cell office:value-type="float" office:value="575379000000000" calcext:value-type="float">
            <text:p>5.75E+14</text:p>
          </table:table-cell>
          <table:table-cell/>
          <table:table-cell table:formula="of:=(1+[.A516])*[.C516]" office:value-type="float" office:value="2.0713644E+016" calcext:value-type="float">
            <text:p>2.0713644E+016</text:p>
          </table:table-cell>
          <table:table-cell table:formula="of:=[.E516]/[.$I$6]" office:value-type="float" office:value="1.18228561643836" calcext:value-type="float">
            <text:p>1.1822856164383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7704000000000" calcext:value-type="float">
            <text:p>1.98E+14</text:p>
          </table:table-cell>
          <table:table-cell office:value-type="float" office:value="559349000000000" calcext:value-type="float">
            <text:p>5.59E+14</text:p>
          </table:table-cell>
          <table:table-cell/>
          <table:table-cell table:formula="of:=(1+[.A517])*[.C517]" office:value-type="float" office:value="2.0695913E+016" calcext:value-type="float">
            <text:p>2.0695913E+016</text:p>
          </table:table-cell>
          <table:table-cell table:formula="of:=[.E517]/[.$I$6]" office:value-type="float" office:value="1.18127357305936" calcext:value-type="float">
            <text:p>1.1812735730593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2631000000000" calcext:value-type="float">
            <text:p>1.93E+14</text:p>
          </table:table-cell>
          <table:table-cell office:value-type="float" office:value="544225000000000" calcext:value-type="float">
            <text:p>5.44E+14</text:p>
          </table:table-cell>
          <table:table-cell/>
          <table:table-cell table:formula="of:=(1+[.A518])*[.C518]" office:value-type="float" office:value="2.068055E+016" calcext:value-type="float">
            <text:p>2.068055E+016</text:p>
          </table:table-cell>
          <table:table-cell table:formula="of:=[.E518]/[.$I$6]" office:value-type="float" office:value="1.18039668949772" calcext:value-type="float">
            <text:p>1.18039668949772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7823000000000" calcext:value-type="float">
            <text:p>1.88E+14</text:p>
          </table:table-cell>
          <table:table-cell office:value-type="float" office:value="529928000000000" calcext:value-type="float">
            <text:p>5.30E+14</text:p>
          </table:table-cell>
          <table:table-cell/>
          <table:table-cell table:formula="of:=(1+[.A519])*[.C519]" office:value-type="float" office:value="2.0667192E+016" calcext:value-type="float">
            <text:p>2.0667192E+016</text:p>
          </table:table-cell>
          <table:table-cell table:formula="of:=[.E519]/[.$I$6]" office:value-type="float" office:value="1.17963424657534" calcext:value-type="float">
            <text:p>1.1796342465753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3258000000000" calcext:value-type="float">
            <text:p>1.83E+14</text:p>
          </table:table-cell>
          <table:table-cell office:value-type="float" office:value="516389000000000" calcext:value-type="float">
            <text:p>5.16E+14</text:p>
          </table:table-cell>
          <table:table-cell/>
          <table:table-cell table:formula="of:=(1+[.A520])*[.C520]" office:value-type="float" office:value="2.065556E+016" calcext:value-type="float">
            <text:p>2.065556E+016</text:p>
          </table:table-cell>
          <table:table-cell table:formula="of:=[.E520]/[.$I$6]" office:value-type="float" office:value="1.1789703196347" calcext:value-type="float">
            <text:p>1.178970319634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8918000000000" calcext:value-type="float">
            <text:p>1.79E+14</text:p>
          </table:table-cell>
          <table:table-cell office:value-type="float" office:value="503545000000000" calcext:value-type="float">
            <text:p>5.04E+14</text:p>
          </table:table-cell>
          <table:table-cell/>
          <table:table-cell table:formula="of:=(1+[.A521])*[.C521]" office:value-type="float" office:value="2.0645345E+016" calcext:value-type="float">
            <text:p>2.0645345E+016</text:p>
          </table:table-cell>
          <table:table-cell table:formula="of:=[.E521]/[.$I$6]" office:value-type="float" office:value="1.1783872716895" calcext:value-type="float">
            <text:p>1.178387271689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4786000000000" calcext:value-type="float">
            <text:p>1.75E+14</text:p>
          </table:table-cell>
          <table:table-cell office:value-type="float" office:value="491340000000000" calcext:value-type="float">
            <text:p>4.91E+14</text:p>
          </table:table-cell>
          <table:table-cell/>
          <table:table-cell table:formula="of:=(1+[.A522])*[.C522]" office:value-type="float" office:value="2.063628E+016" calcext:value-type="float">
            <text:p>2.063628E+016</text:p>
          </table:table-cell>
          <table:table-cell table:formula="of:=[.E522]/[.$I$6]" office:value-type="float" office:value="1.1778698630137" calcext:value-type="float">
            <text:p>1.177869863013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0847000000000" calcext:value-type="float">
            <text:p>1.71E+14</text:p>
          </table:table-cell>
          <table:table-cell office:value-type="float" office:value="479724000000000" calcext:value-type="float">
            <text:p>4.80E+14</text:p>
          </table:table-cell>
          <table:table-cell/>
          <table:table-cell table:formula="of:=(1+[.A523])*[.C523]" office:value-type="float" office:value="2.0628132E+016" calcext:value-type="float">
            <text:p>2.0628132E+016</text:p>
          </table:table-cell>
          <table:table-cell table:formula="of:=[.E523]/[.$I$6]" office:value-type="float" office:value="1.17740479452055" calcext:value-type="float">
            <text:p>1.1774047945205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7086000000000" calcext:value-type="float">
            <text:p>1.67E+14</text:p>
          </table:table-cell>
          <table:table-cell office:value-type="float" office:value="468651000000000" calcext:value-type="float">
            <text:p>4.69E+14</text:p>
          </table:table-cell>
          <table:table-cell/>
          <table:table-cell table:formula="of:=(1+[.A524])*[.C524]" office:value-type="float" office:value="2.0620644E+016" calcext:value-type="float">
            <text:p>2.0620644E+016</text:p>
          </table:table-cell>
          <table:table-cell table:formula="of:=[.E524]/[.$I$6]" office:value-type="float" office:value="1.17697739726027" calcext:value-type="float">
            <text:p>1.1769773972602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3491000000000" calcext:value-type="float">
            <text:p>1.63E+14</text:p>
          </table:table-cell>
          <table:table-cell office:value-type="float" office:value="458082000000000" calcext:value-type="float">
            <text:p>4.58E+14</text:p>
          </table:table-cell>
          <table:table-cell/>
          <table:table-cell table:formula="of:=(1+[.A525])*[.C525]" office:value-type="float" office:value="2.061369E+016" calcext:value-type="float">
            <text:p>2.061369E+016</text:p>
          </table:table-cell>
          <table:table-cell table:formula="of:=[.E525]/[.$I$6]" office:value-type="float" office:value="1.17658047945205" calcext:value-type="float">
            <text:p>1.1765804794520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0051000000000" calcext:value-type="float">
            <text:p>1.60E+14</text:p>
          </table:table-cell>
          <table:table-cell office:value-type="float" office:value="447978000000000" calcext:value-type="float">
            <text:p>4.48E+14</text:p>
          </table:table-cell>
          <table:table-cell/>
          <table:table-cell table:formula="of:=(1+[.A526])*[.C526]" office:value-type="float" office:value="2.0606988E+016" calcext:value-type="float">
            <text:p>2.0606988E+016</text:p>
          </table:table-cell>
          <table:table-cell table:formula="of:=[.E526]/[.$I$6]" office:value-type="float" office:value="1.17619794520548" calcext:value-type="float">
            <text:p>1.1761979452054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6754000000000" calcext:value-type="float">
            <text:p>1.57E+14</text:p>
          </table:table-cell>
          <table:table-cell office:value-type="float" office:value="438308000000000" calcext:value-type="float">
            <text:p>4.38E+14</text:p>
          </table:table-cell>
          <table:table-cell/>
          <table:table-cell table:formula="of:=(1+[.A527])*[.C527]" office:value-type="float" office:value="2.0600476E+016" calcext:value-type="float">
            <text:p>2.0600476E+016</text:p>
          </table:table-cell>
          <table:table-cell table:formula="of:=[.E527]/[.$I$6]" office:value-type="float" office:value="1.17582625570776" calcext:value-type="float">
            <text:p>1.1758262557077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3593000000000" calcext:value-type="float">
            <text:p>1.54E+14</text:p>
          </table:table-cell>
          <table:table-cell office:value-type="float" office:value="429042000000000" calcext:value-type="float">
            <text:p>4.29E+14</text:p>
          </table:table-cell>
          <table:table-cell/>
          <table:table-cell table:formula="of:=(1+[.A528])*[.C528]" office:value-type="float" office:value="2.0594016E+016" calcext:value-type="float">
            <text:p>2.0594016E+016</text:p>
          </table:table-cell>
          <table:table-cell table:formula="of:=[.E528]/[.$I$6]" office:value-type="float" office:value="1.17545753424658" calcext:value-type="float">
            <text:p>1.1754575342465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0557000000000" calcext:value-type="float">
            <text:p>1.51E+14</text:p>
          </table:table-cell>
          <table:table-cell office:value-type="float" office:value="420151000000000" calcext:value-type="float">
            <text:p>4.20E+14</text:p>
          </table:table-cell>
          <table:table-cell/>
          <table:table-cell table:formula="of:=(1+[.A529])*[.C529]" office:value-type="float" office:value="2.0587399E+016" calcext:value-type="float">
            <text:p>2.0587399E+016</text:p>
          </table:table-cell>
          <table:table-cell table:formula="of:=[.E529]/[.$I$6]" office:value-type="float" office:value="1.17507985159817" calcext:value-type="float">
            <text:p>1.1750798515981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7639000000000" calcext:value-type="float">
            <text:p>1.48E+14</text:p>
          </table:table-cell>
          <table:table-cell office:value-type="float" office:value="411612000000000" calcext:value-type="float">
            <text:p>4.12E+14</text:p>
          </table:table-cell>
          <table:table-cell/>
          <table:table-cell table:formula="of:=(1+[.A530])*[.C530]" office:value-type="float" office:value="2.05806E+016" calcext:value-type="float">
            <text:p>2.05806E+016</text:p>
          </table:table-cell>
          <table:table-cell table:formula="of:=[.E530]/[.$I$6]" office:value-type="float" office:value="1.17469178082192" calcext:value-type="float">
            <text:p>1.17469178082192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832000000000" calcext:value-type="float">
            <text:p>1.45E+14</text:p>
          </table:table-cell>
          <table:table-cell office:value-type="float" office:value="403401000000000" calcext:value-type="float">
            <text:p>4.03E+14</text:p>
          </table:table-cell>
          <table:table-cell/>
          <table:table-cell table:formula="of:=(1+[.A531])*[.C531]" office:value-type="float" office:value="2.0573451E+016" calcext:value-type="float">
            <text:p>2.0573451E+016</text:p>
          </table:table-cell>
          <table:table-cell table:formula="of:=[.E531]/[.$I$6]" office:value-type="float" office:value="1.17428373287671" calcext:value-type="float">
            <text:p>1.17428373287671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2130000000000" calcext:value-type="float">
            <text:p>1.42E+14</text:p>
          </table:table-cell>
          <table:table-cell office:value-type="float" office:value="395499000000000" calcext:value-type="float">
            <text:p>3.95E+14</text:p>
          </table:table-cell>
          <table:table-cell/>
          <table:table-cell table:formula="of:=(1+[.A532])*[.C532]" office:value-type="float" office:value="2.0565948E+016" calcext:value-type="float">
            <text:p>2.0565948E+016</text:p>
          </table:table-cell>
          <table:table-cell table:formula="of:=[.E532]/[.$I$6]" office:value-type="float" office:value="1.17385547945205" calcext:value-type="float">
            <text:p>1.1738554794520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525000000000" calcext:value-type="float">
            <text:p>1.40E+14</text:p>
          </table:table-cell>
          <table:table-cell office:value-type="float" office:value="387886000000000" calcext:value-type="float">
            <text:p>3.88E+14</text:p>
          </table:table-cell>
          <table:table-cell/>
          <table:table-cell table:formula="of:=(1+[.A533])*[.C533]" office:value-type="float" office:value="2.0557958E+016" calcext:value-type="float">
            <text:p>2.0557958E+016</text:p>
          </table:table-cell>
          <table:table-cell table:formula="of:=[.E533]/[.$I$6]" office:value-type="float" office:value="1.17339942922374" calcext:value-type="float">
            <text:p>1.1733994292237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7013000000000" calcext:value-type="float">
            <text:p>1.37E+14</text:p>
          </table:table-cell>
          <table:table-cell office:value-type="float" office:value="380545000000000" calcext:value-type="float">
            <text:p>3.81E+14</text:p>
          </table:table-cell>
          <table:table-cell/>
          <table:table-cell table:formula="of:=(1+[.A534])*[.C534]" office:value-type="float" office:value="2.054943E+016" calcext:value-type="float">
            <text:p>2.054943E+016</text:p>
          </table:table-cell>
          <table:table-cell table:formula="of:=[.E534]/[.$I$6]" office:value-type="float" office:value="1.17291267123288" calcext:value-type="float">
            <text:p>1.1729126712328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4588000000000" calcext:value-type="float">
            <text:p>1.35E+14</text:p>
          </table:table-cell>
          <table:table-cell office:value-type="float" office:value="373461000000000" calcext:value-type="float">
            <text:p>3.73E+14</text:p>
          </table:table-cell>
          <table:table-cell/>
          <table:table-cell table:formula="of:=(1+[.A535])*[.C535]" office:value-type="float" office:value="2.0540355E+016" calcext:value-type="float">
            <text:p>2.0540355E+016</text:p>
          </table:table-cell>
          <table:table-cell table:formula="of:=[.E535]/[.$I$6]" office:value-type="float" office:value="1.17239469178082" calcext:value-type="float">
            <text:p>1.17239469178082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2245000000000" calcext:value-type="float">
            <text:p>1.32E+14</text:p>
          </table:table-cell>
          <table:table-cell office:value-type="float" office:value="366619000000000" calcext:value-type="float">
            <text:p>3.67E+14</text:p>
          </table:table-cell>
          <table:table-cell/>
          <table:table-cell table:formula="of:=(1+[.A536])*[.C536]" office:value-type="float" office:value="2.0530664E+016" calcext:value-type="float">
            <text:p>2.0530664E+016</text:p>
          </table:table-cell>
          <table:table-cell table:formula="of:=[.E536]/[.$I$6]" office:value-type="float" office:value="1.17184155251142" calcext:value-type="float">
            <text:p>1.17184155251142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9981000000000" calcext:value-type="float">
            <text:p>1.30E+14</text:p>
          </table:table-cell>
          <table:table-cell office:value-type="float" office:value="360005000000000" calcext:value-type="float">
            <text:p>3.60E+14</text:p>
          </table:table-cell>
          <table:table-cell/>
          <table:table-cell table:formula="of:=(1+[.A537])*[.C537]" office:value-type="float" office:value="2.0520285E+016" calcext:value-type="float">
            <text:p>2.0520285E+016</text:p>
          </table:table-cell>
          <table:table-cell table:formula="of:=[.E537]/[.$I$6]" office:value-type="float" office:value="1.17124914383562" calcext:value-type="float">
            <text:p>1.17124914383562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7790000000000" calcext:value-type="float">
            <text:p>1.28E+14</text:p>
          </table:table-cell>
          <table:table-cell office:value-type="float" office:value="353608000000000" calcext:value-type="float">
            <text:p>3.54E+14</text:p>
          </table:table-cell>
          <table:table-cell/>
          <table:table-cell table:formula="of:=(1+[.A538])*[.C538]" office:value-type="float" office:value="2.0509264E+016" calcext:value-type="float">
            <text:p>2.0509264E+016</text:p>
          </table:table-cell>
          <table:table-cell table:formula="of:=[.E538]/[.$I$6]" office:value-type="float" office:value="1.1706200913242" calcext:value-type="float">
            <text:p>1.1706200913242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5670000000000" calcext:value-type="float">
            <text:p>1.26E+14</text:p>
          </table:table-cell>
          <table:table-cell office:value-type="float" office:value="347416000000000" calcext:value-type="float">
            <text:p>3.47E+14</text:p>
          </table:table-cell>
          <table:table-cell/>
          <table:table-cell table:formula="of:=(1+[.A539])*[.C539]" office:value-type="float" office:value="2.0497544E+016" calcext:value-type="float">
            <text:p>2.0497544E+016</text:p>
          </table:table-cell>
          <table:table-cell table:formula="of:=[.E539]/[.$I$6]" office:value-type="float" office:value="1.16995114155251" calcext:value-type="float">
            <text:p>1.16995114155251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3617000000000" calcext:value-type="float">
            <text:p>1.24E+14</text:p>
          </table:table-cell>
          <table:table-cell office:value-type="float" office:value="341419000000000" calcext:value-type="float">
            <text:p>3.41E+14</text:p>
          </table:table-cell>
          <table:table-cell/>
          <table:table-cell table:formula="of:=(1+[.A540])*[.C540]" office:value-type="float" office:value="2.048514E+016" calcext:value-type="float">
            <text:p>2.048514E+016</text:p>
          </table:table-cell>
          <table:table-cell table:formula="of:=[.E540]/[.$I$6]" office:value-type="float" office:value="1.16924315068493" calcext:value-type="float">
            <text:p>1.1692431506849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1626000000000" calcext:value-type="float">
            <text:p>1.22E+14</text:p>
          </table:table-cell>
          <table:table-cell office:value-type="float" office:value="335606000000000" calcext:value-type="float">
            <text:p>3.36E+14</text:p>
          </table:table-cell>
          <table:table-cell/>
          <table:table-cell table:formula="of:=(1+[.A541])*[.C541]" office:value-type="float" office:value="2.0471966E+016" calcext:value-type="float">
            <text:p>2.0471966E+016</text:p>
          </table:table-cell>
          <table:table-cell table:formula="of:=[.E541]/[.$I$6]" office:value-type="float" office:value="1.16849121004566" calcext:value-type="float">
            <text:p>1.1684912100456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9697000000000" calcext:value-type="float">
            <text:p>1.20E+14</text:p>
          </table:table-cell>
          <table:table-cell office:value-type="float" office:value="329969000000000" calcext:value-type="float">
            <text:p>3.30E+14</text:p>
          </table:table-cell>
          <table:table-cell/>
          <table:table-cell table:formula="of:=(1+[.A542])*[.C542]" office:value-type="float" office:value="2.0458078E+016" calcext:value-type="float">
            <text:p>2.0458078E+016</text:p>
          </table:table-cell>
          <table:table-cell table:formula="of:=[.E542]/[.$I$6]" office:value-type="float" office:value="1.16769851598174" calcext:value-type="float">
            <text:p>1.1676985159817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7824000000000" calcext:value-type="float">
            <text:p>1.18E+14</text:p>
          </table:table-cell>
          <table:table-cell office:value-type="float" office:value="324499000000000" calcext:value-type="float">
            <text:p>3.24E+14</text:p>
          </table:table-cell>
          <table:table-cell/>
          <table:table-cell table:formula="of:=(1+[.A543])*[.C543]" office:value-type="float" office:value="2.0443437E+016" calcext:value-type="float">
            <text:p>2.0443437E+016</text:p>
          </table:table-cell>
          <table:table-cell table:formula="of:=[.E543]/[.$I$6]" office:value-type="float" office:value="1.16686284246575" calcext:value-type="float">
            <text:p>1.1668628424657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6007000000000" calcext:value-type="float">
            <text:p>1.16E+14</text:p>
          </table:table-cell>
          <table:table-cell office:value-type="float" office:value="319189000000000" calcext:value-type="float">
            <text:p>3.19E+14</text:p>
          </table:table-cell>
          <table:table-cell/>
          <table:table-cell table:formula="of:=(1+[.A544])*[.C544]" office:value-type="float" office:value="2.0428096E+016" calcext:value-type="float">
            <text:p>2.0428096E+016</text:p>
          </table:table-cell>
          <table:table-cell table:formula="of:=[.E544]/[.$I$6]" office:value-type="float" office:value="1.16598721461187" calcext:value-type="float">
            <text:p>1.1659872146118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4242000000000" calcext:value-type="float">
            <text:p>1.14E+14</text:p>
          </table:table-cell>
          <table:table-cell office:value-type="float" office:value="314031000000000" calcext:value-type="float">
            <text:p>3.14E+14</text:p>
          </table:table-cell>
          <table:table-cell/>
          <table:table-cell table:formula="of:=(1+[.A545])*[.C545]" office:value-type="float" office:value="2.0412015E+016" calcext:value-type="float">
            <text:p>2.0412015E+016</text:p>
          </table:table-cell>
          <table:table-cell table:formula="of:=[.E545]/[.$I$6]" office:value-type="float" office:value="1.16506934931507" calcext:value-type="float">
            <text:p>1.1650693493150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26000000000" calcext:value-type="float">
            <text:p>1.13E+14</text:p>
          </table:table-cell>
          <table:table-cell office:value-type="float" office:value="309018000000000" calcext:value-type="float">
            <text:p>3.09E+14</text:p>
          </table:table-cell>
          <table:table-cell/>
          <table:table-cell table:formula="of:=(1+[.A546])*[.C546]" office:value-type="float" office:value="2.0395188E+016" calcext:value-type="float">
            <text:p>2.0395188E+016</text:p>
          </table:table-cell>
          <table:table-cell table:formula="of:=[.E546]/[.$I$6]" office:value-type="float" office:value="1.16410890410959" calcext:value-type="float">
            <text:p>1.1641089041095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0859000000000" calcext:value-type="float">
            <text:p>1.11E+14</text:p>
          </table:table-cell>
          <table:table-cell office:value-type="float" office:value="304144000000000" calcext:value-type="float">
            <text:p>3.04E+14</text:p>
          </table:table-cell>
          <table:table-cell/>
          <table:table-cell table:formula="of:=(1+[.A547])*[.C547]" office:value-type="float" office:value="2.0377648E+016" calcext:value-type="float">
            <text:p>2.0377648E+016</text:p>
          </table:table-cell>
          <table:table-cell table:formula="of:=[.E547]/[.$I$6]" office:value-type="float" office:value="1.16310776255708" calcext:value-type="float">
            <text:p>1.1631077625570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9238000000000" calcext:value-type="float">
            <text:p>1.09E+14</text:p>
          </table:table-cell>
          <table:table-cell office:value-type="float" office:value="299404000000000" calcext:value-type="float">
            <text:p>2.99E+14</text:p>
          </table:table-cell>
          <table:table-cell/>
          <table:table-cell table:formula="of:=(1+[.A548])*[.C548]" office:value-type="float" office:value="2.0359472E+016" calcext:value-type="float">
            <text:p>2.0359472E+016</text:p>
          </table:table-cell>
          <table:table-cell table:formula="of:=[.E548]/[.$I$6]" office:value-type="float" office:value="1.1620703196347" calcext:value-type="float">
            <text:p>1.162070319634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7660000000000" calcext:value-type="float">
            <text:p>1.08E+14</text:p>
          </table:table-cell>
          <table:table-cell office:value-type="float" office:value="294790000000000" calcext:value-type="float">
            <text:p>2.95E+14</text:p>
          </table:table-cell>
          <table:table-cell/>
          <table:table-cell table:formula="of:=(1+[.A549])*[.C549]" office:value-type="float" office:value="2.034051E+016" calcext:value-type="float">
            <text:p>2.034051E+016</text:p>
          </table:table-cell>
          <table:table-cell table:formula="of:=[.E549]/[.$I$6]" office:value-type="float" office:value="1.16098801369863" calcext:value-type="float">
            <text:p>1.1609880136986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125000000000" calcext:value-type="float">
            <text:p>1.06E+14</text:p>
          </table:table-cell>
          <table:table-cell office:value-type="float" office:value="290300000000000" calcext:value-type="float">
            <text:p>2.90E+14</text:p>
          </table:table-cell>
          <table:table-cell/>
          <table:table-cell table:formula="of:=(1+[.A550])*[.C550]" office:value-type="float" office:value="2.0321E+016" calcext:value-type="float">
            <text:p>2.0321E+016</text:p>
          </table:table-cell>
          <table:table-cell table:formula="of:=[.E550]/[.$I$6]" office:value-type="float" office:value="1.15987442922374" calcext:value-type="float">
            <text:p>1.1598744292237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630000000000" calcext:value-type="float">
            <text:p>1.05E+14</text:p>
          </table:table-cell>
          <table:table-cell office:value-type="float" office:value="285926000000000" calcext:value-type="float">
            <text:p>2.86E+14</text:p>
          </table:table-cell>
          <table:table-cell/>
          <table:table-cell table:formula="of:=(1+[.A551])*[.C551]" office:value-type="float" office:value="2.0300746E+016" calcext:value-type="float">
            <text:p>2.0300746E+016</text:p>
          </table:table-cell>
          <table:table-cell table:formula="of:=[.E551]/[.$I$6]" office:value-type="float" office:value="1.15871837899543" calcext:value-type="float">
            <text:p>1.1587183789954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3173000000000" calcext:value-type="float">
            <text:p>1.03E+14</text:p>
          </table:table-cell>
          <table:table-cell office:value-type="float" office:value="281665000000000" calcext:value-type="float">
            <text:p>2.82E+14</text:p>
          </table:table-cell>
          <table:table-cell/>
          <table:table-cell table:formula="of:=(1+[.A552])*[.C552]" office:value-type="float" office:value="2.027988E+016" calcext:value-type="float">
            <text:p>2.027988E+016</text:p>
          </table:table-cell>
          <table:table-cell table:formula="of:=[.E552]/[.$I$6]" office:value-type="float" office:value="1.15752739726027" calcext:value-type="float">
            <text:p>1.1575273972602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754000000000" calcext:value-type="float">
            <text:p>1.02E+14</text:p>
          </table:table-cell>
          <table:table-cell office:value-type="float" office:value="277512000000000" calcext:value-type="float">
            <text:p>2.78E+14</text:p>
          </table:table-cell>
          <table:table-cell/>
          <table:table-cell table:formula="of:=(1+[.A553])*[.C553]" office:value-type="float" office:value="2.0258376E+016" calcext:value-type="float">
            <text:p>2.0258376E+016</text:p>
          </table:table-cell>
          <table:table-cell table:formula="of:=[.E553]/[.$I$6]" office:value-type="float" office:value="1.1563" calcext:value-type="float">
            <text:p>1.156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371000000000" calcext:value-type="float">
            <text:p>1.00E+14</text:p>
          </table:table-cell>
          <table:table-cell office:value-type="float" office:value="273463000000000" calcext:value-type="float">
            <text:p>2.73E+14</text:p>
          </table:table-cell>
          <table:table-cell/>
          <table:table-cell table:formula="of:=(1+[.A554])*[.C554]" office:value-type="float" office:value="2.0236262E+016" calcext:value-type="float">
            <text:p>2.0236262E+016</text:p>
          </table:table-cell>
          <table:table-cell table:formula="of:=[.E554]/[.$I$6]" office:value-type="float" office:value="1.15503778538813" calcext:value-type="float">
            <text:p>1.1550377853881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022400000000" calcext:value-type="float">
            <text:p>9.90E+13</text:p>
          </table:table-cell>
          <table:table-cell office:value-type="float" office:value="269515000000000" calcext:value-type="float">
            <text:p>2.70E+14</text:p>
          </table:table-cell>
          <table:table-cell/>
          <table:table-cell table:formula="of:=(1+[.A555])*[.C555]" office:value-type="float" office:value="2.0213625E+016" calcext:value-type="float">
            <text:p>2.0213625E+016</text:p>
          </table:table-cell>
          <table:table-cell table:formula="of:=[.E555]/[.$I$6]" office:value-type="float" office:value="1.15374571917808" calcext:value-type="float">
            <text:p>1.1537457191780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706900000000" calcext:value-type="float">
            <text:p>9.77E+13</text:p>
          </table:table-cell>
          <table:table-cell office:value-type="float" office:value="265663000000000" calcext:value-type="float">
            <text:p>2.66E+14</text:p>
          </table:table-cell>
          <table:table-cell/>
          <table:table-cell table:formula="of:=(1+[.A556])*[.C556]" office:value-type="float" office:value="2.0190388E+016" calcext:value-type="float">
            <text:p>2.0190388E+016</text:p>
          </table:table-cell>
          <table:table-cell table:formula="of:=[.E556]/[.$I$6]" office:value-type="float" office:value="1.15241940639269" calcext:value-type="float">
            <text:p>1.1524194063926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6423300000000" calcext:value-type="float">
            <text:p>9.64E+13</text:p>
          </table:table-cell>
          <table:table-cell office:value-type="float" office:value="261904000000000" calcext:value-type="float">
            <text:p>2.62E+14</text:p>
          </table:table-cell>
          <table:table-cell/>
          <table:table-cell table:formula="of:=(1+[.A557])*[.C557]" office:value-type="float" office:value="2.0166608E+016" calcext:value-type="float">
            <text:p>2.0166608E+016</text:p>
          </table:table-cell>
          <table:table-cell table:formula="of:=[.E557]/[.$I$6]" office:value-type="float" office:value="1.15106210045662" calcext:value-type="float">
            <text:p>1.15106210045662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5170500000000" calcext:value-type="float">
            <text:p>9.52E+13</text:p>
          </table:table-cell>
          <table:table-cell office:value-type="float" office:value="258235000000000" calcext:value-type="float">
            <text:p>2.58E+14</text:p>
          </table:table-cell>
          <table:table-cell/>
          <table:table-cell table:formula="of:=(1+[.A558])*[.C558]" office:value-type="float" office:value="2.014233E+016" calcext:value-type="float">
            <text:p>2.014233E+016</text:p>
          </table:table-cell>
          <table:table-cell table:formula="of:=[.E558]/[.$I$6]" office:value-type="float" office:value="1.14967636986301" calcext:value-type="float">
            <text:p>1.14967636986301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947500000000" calcext:value-type="float">
            <text:p>9.39E+13</text:p>
          </table:table-cell>
          <table:table-cell office:value-type="float" office:value="254652000000000" calcext:value-type="float">
            <text:p>2.55E+14</text:p>
          </table:table-cell>
          <table:table-cell/>
          <table:table-cell table:formula="of:=(1+[.A559])*[.C559]" office:value-type="float" office:value="2.0117508E+016" calcext:value-type="float">
            <text:p>2.0117508E+016</text:p>
          </table:table-cell>
          <table:table-cell table:formula="of:=[.E559]/[.$I$6]" office:value-type="float" office:value="1.1482595890411" calcext:value-type="float">
            <text:p>1.1482595890411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2753200000000" calcext:value-type="float">
            <text:p>9.28E+13</text:p>
          </table:table-cell>
          <table:table-cell office:value-type="float" office:value="251153000000000" calcext:value-type="float">
            <text:p>2.51E+14</text:p>
          </table:table-cell>
          <table:table-cell/>
          <table:table-cell table:formula="of:=(1+[.A560])*[.C560]" office:value-type="float" office:value="2.009224E+016" calcext:value-type="float">
            <text:p>2.009224E+016</text:p>
          </table:table-cell>
          <table:table-cell table:formula="of:=[.E560]/[.$I$6]" office:value-type="float" office:value="1.14681735159817" calcext:value-type="float">
            <text:p>1.1468173515981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586500000000" calcext:value-type="float">
            <text:p>9.16E+13</text:p>
          </table:table-cell>
          <table:table-cell office:value-type="float" office:value="247734000000000" calcext:value-type="float">
            <text:p>2.48E+14</text:p>
          </table:table-cell>
          <table:table-cell/>
          <table:table-cell table:formula="of:=(1+[.A561])*[.C561]" office:value-type="float" office:value="2.0066454E+016" calcext:value-type="float">
            <text:p>2.0066454E+016</text:p>
          </table:table-cell>
          <table:table-cell table:formula="of:=[.E561]/[.$I$6]" office:value-type="float" office:value="1.14534554794521" calcext:value-type="float">
            <text:p>1.14534554794521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0446600000000" calcext:value-type="float">
            <text:p>9.04E+13</text:p>
          </table:table-cell>
          <table:table-cell office:value-type="float" office:value="244394000000000" calcext:value-type="float">
            <text:p>2.44E+14</text:p>
          </table:table-cell>
          <table:table-cell/>
          <table:table-cell table:formula="of:=(1+[.A562])*[.C562]" office:value-type="float" office:value="2.0040308E+016" calcext:value-type="float">
            <text:p>2.0040308E+016</text:p>
          </table:table-cell>
          <table:table-cell table:formula="of:=[.E562]/[.$I$6]" office:value-type="float" office:value="1.14385319634703" calcext:value-type="float">
            <text:p>1.1438531963470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9332500000000" calcext:value-type="float">
            <text:p>8.93E+13</text:p>
          </table:table-cell>
          <table:table-cell office:value-type="float" office:value="241129000000000" calcext:value-type="float">
            <text:p>2.41E+14</text:p>
          </table:table-cell>
          <table:table-cell/>
          <table:table-cell table:formula="of:=(1+[.A563])*[.C563]" office:value-type="float" office:value="2.0013707E+016" calcext:value-type="float">
            <text:p>2.0013707E+016</text:p>
          </table:table-cell>
          <table:table-cell table:formula="of:=[.E563]/[.$I$6]" office:value-type="float" office:value="1.14233487442922" calcext:value-type="float">
            <text:p>1.14233487442922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8243500000000" calcext:value-type="float">
            <text:p>8.82E+13</text:p>
          </table:table-cell>
          <table:table-cell office:value-type="float" office:value="237937000000000" calcext:value-type="float">
            <text:p>2.38E+14</text:p>
          </table:table-cell>
          <table:table-cell/>
          <table:table-cell table:formula="of:=(1+[.A564])*[.C564]" office:value-type="float" office:value="1.9986708E+016" calcext:value-type="float">
            <text:p>1.9986708E+016</text:p>
          </table:table-cell>
          <table:table-cell table:formula="of:=[.E564]/[.$I$6]" office:value-type="float" office:value="1.14079383561644" calcext:value-type="float">
            <text:p>1.1407938356164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7178600000000" calcext:value-type="float">
            <text:p>8.72E+13</text:p>
          </table:table-cell>
          <table:table-cell office:value-type="float" office:value="234815000000000" calcext:value-type="float">
            <text:p>2.35E+14</text:p>
          </table:table-cell>
          <table:table-cell/>
          <table:table-cell table:formula="of:=(1+[.A565])*[.C565]" office:value-type="float" office:value="1.9959275E+016" calcext:value-type="float">
            <text:p>1.9959275E+016</text:p>
          </table:table-cell>
          <table:table-cell table:formula="of:=[.E565]/[.$I$6]" office:value-type="float" office:value="1.13922802511416" calcext:value-type="float">
            <text:p>1.1392280251141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137100000000" calcext:value-type="float">
            <text:p>8.61E+13</text:p>
          </table:table-cell>
          <table:table-cell office:value-type="float" office:value="231762000000000" calcext:value-type="float">
            <text:p>2.32E+14</text:p>
          </table:table-cell>
          <table:table-cell/>
          <table:table-cell table:formula="of:=(1+[.A566])*[.C566]" office:value-type="float" office:value="1.9931532E+016" calcext:value-type="float">
            <text:p>1.9931532E+016</text:p>
          </table:table-cell>
          <table:table-cell table:formula="of:=[.E566]/[.$I$6]" office:value-type="float" office:value="1.13764452054795" calcext:value-type="float">
            <text:p>1.1376445205479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118300000000" calcext:value-type="float">
            <text:p>8.51E+13</text:p>
          </table:table-cell>
          <table:table-cell office:value-type="float" office:value="228775000000000" calcext:value-type="float">
            <text:p>2.29E+14</text:p>
          </table:table-cell>
          <table:table-cell/>
          <table:table-cell table:formula="of:=(1+[.A567])*[.C567]" office:value-type="float" office:value="1.9903425E+016" calcext:value-type="float">
            <text:p>1.9903425E+016</text:p>
          </table:table-cell>
          <table:table-cell table:formula="of:=[.E567]/[.$I$6]" office:value-type="float" office:value="1.13604023972603" calcext:value-type="float">
            <text:p>1.1360402397260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4121400000000" calcext:value-type="float">
            <text:p>8.41E+13</text:p>
          </table:table-cell>
          <table:table-cell office:value-type="float" office:value="225853000000000" calcext:value-type="float">
            <text:p>2.26E+14</text:p>
          </table:table-cell>
          <table:table-cell/>
          <table:table-cell table:formula="of:=(1+[.A568])*[.C568]" office:value-type="float" office:value="1.9875064E+016" calcext:value-type="float">
            <text:p>1.9875064E+016</text:p>
          </table:table-cell>
          <table:table-cell table:formula="of:=[.E568]/[.$I$6]" office:value-type="float" office:value="1.13442146118721" calcext:value-type="float">
            <text:p>1.13442146118721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145800000000" calcext:value-type="float">
            <text:p>8.31E+13</text:p>
          </table:table-cell>
          <table:table-cell office:value-type="float" office:value="222992000000000" calcext:value-type="float">
            <text:p>2.23E+14</text:p>
          </table:table-cell>
          <table:table-cell/>
          <table:table-cell table:formula="of:=(1+[.A569])*[.C569]" office:value-type="float" office:value="1.9846288E+016" calcext:value-type="float">
            <text:p>1.9846288E+016</text:p>
          </table:table-cell>
          <table:table-cell table:formula="of:=[.E569]/[.$I$6]" office:value-type="float" office:value="1.13277899543379" calcext:value-type="float">
            <text:p>1.1327789954337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2190800000000" calcext:value-type="float">
            <text:p>8.22E+13</text:p>
          </table:table-cell>
          <table:table-cell office:value-type="float" office:value="220192000000000" calcext:value-type="float">
            <text:p>2.20E+14</text:p>
          </table:table-cell>
          <table:table-cell/>
          <table:table-cell table:formula="of:=(1+[.A570])*[.C570]" office:value-type="float" office:value="1.981728E+016" calcext:value-type="float">
            <text:p>1.981728E+016</text:p>
          </table:table-cell>
          <table:table-cell table:formula="of:=[.E570]/[.$I$6]" office:value-type="float" office:value="1.13112328767123" calcext:value-type="float">
            <text:p>1.1311232876712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255800000000" calcext:value-type="float">
            <text:p>8.13E+13</text:p>
          </table:table-cell>
          <table:table-cell office:value-type="float" office:value="217451000000000" calcext:value-type="float">
            <text:p>2.17E+14</text:p>
          </table:table-cell>
          <table:table-cell/>
          <table:table-cell table:formula="of:=(1+[.A571])*[.C571]" office:value-type="float" office:value="1.9788041E+016" calcext:value-type="float">
            <text:p>1.9788041E+016</text:p>
          </table:table-cell>
          <table:table-cell table:formula="of:=[.E571]/[.$I$6]" office:value-type="float" office:value="1.12945439497717" calcext:value-type="float">
            <text:p>1.1294543949771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340100000000" calcext:value-type="float">
            <text:p>8.03E+13</text:p>
          </table:table-cell>
          <table:table-cell office:value-type="float" office:value="214766000000000" calcext:value-type="float">
            <text:p>2.15E+14</text:p>
          </table:table-cell>
          <table:table-cell/>
          <table:table-cell table:formula="of:=(1+[.A572])*[.C572]" office:value-type="float" office:value="1.9758472E+016" calcext:value-type="float">
            <text:p>1.9758472E+016</text:p>
          </table:table-cell>
          <table:table-cell table:formula="of:=[.E572]/[.$I$6]" office:value-type="float" office:value="1.12776666666667" calcext:value-type="float">
            <text:p>1.1277666666666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9443200000000" calcext:value-type="float">
            <text:p>7.94E+13</text:p>
          </table:table-cell>
          <table:table-cell office:value-type="float" office:value="212136000000000" calcext:value-type="float">
            <text:p>2.12E+14</text:p>
          </table:table-cell>
          <table:table-cell/>
          <table:table-cell table:formula="of:=(1+[.A573])*[.C573]" office:value-type="float" office:value="1.9728648E+016" calcext:value-type="float">
            <text:p>1.9728648E+016</text:p>
          </table:table-cell>
          <table:table-cell table:formula="of:=[.E573]/[.$I$6]" office:value-type="float" office:value="1.12606438356164" calcext:value-type="float">
            <text:p>1.1260643835616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564600000000" calcext:value-type="float">
            <text:p>7.86E+13</text:p>
          </table:table-cell>
          <table:table-cell office:value-type="float" office:value="209560000000000" calcext:value-type="float">
            <text:p>2.10E+14</text:p>
          </table:table-cell>
          <table:table-cell/>
          <table:table-cell table:formula="of:=(1+[.A574])*[.C574]" office:value-type="float" office:value="1.969864E+016" calcext:value-type="float">
            <text:p>1.969864E+016</text:p>
          </table:table-cell>
          <table:table-cell table:formula="of:=[.E574]/[.$I$6]" office:value-type="float" office:value="1.12435159817352" calcext:value-type="float">
            <text:p>1.12435159817352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7703800000000" calcext:value-type="float">
            <text:p>7.77E+13</text:p>
          </table:table-cell>
          <table:table-cell office:value-type="float" office:value="207037000000000" calcext:value-type="float">
            <text:p>2.07E+14</text:p>
          </table:table-cell>
          <table:table-cell/>
          <table:table-cell table:formula="of:=(1+[.A575])*[.C575]" office:value-type="float" office:value="1.9668515E+016" calcext:value-type="float">
            <text:p>1.9668515E+016</text:p>
          </table:table-cell>
          <table:table-cell table:formula="of:=[.E575]/[.$I$6]" office:value-type="float" office:value="1.1226321347032" calcext:value-type="float">
            <text:p>1.1226321347032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6860100000000" calcext:value-type="float">
            <text:p>7.69E+13</text:p>
          </table:table-cell>
          <table:table-cell office:value-type="float" office:value="204563000000000" calcext:value-type="float">
            <text:p>2.05E+14</text:p>
          </table:table-cell>
          <table:table-cell/>
          <table:table-cell table:formula="of:=(1+[.A576])*[.C576]" office:value-type="float" office:value="1.9638048E+016" calcext:value-type="float">
            <text:p>1.9638048E+016</text:p>
          </table:table-cell>
          <table:table-cell table:formula="of:=[.E576]/[.$I$6]" office:value-type="float" office:value="1.12089315068493" calcext:value-type="float">
            <text:p>1.1208931506849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033100000000" calcext:value-type="float">
            <text:p>7.60E+13</text:p>
          </table:table-cell>
          <table:table-cell office:value-type="float" office:value="202139000000000" calcext:value-type="float">
            <text:p>2.02E+14</text:p>
          </table:table-cell>
          <table:table-cell/>
          <table:table-cell table:formula="of:=(1+[.A577])*[.C577]" office:value-type="float" office:value="1.9607483E+016" calcext:value-type="float">
            <text:p>1.9607483E+016</text:p>
          </table:table-cell>
          <table:table-cell table:formula="of:=[.E577]/[.$I$6]" office:value-type="float" office:value="1.11914857305936" calcext:value-type="float">
            <text:p>1.1191485730593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5222400000000" calcext:value-type="float">
            <text:p>7.52E+13</text:p>
          </table:table-cell>
          <table:table-cell office:value-type="float" office:value="199763000000000" calcext:value-type="float">
            <text:p>2.00E+14</text:p>
          </table:table-cell>
          <table:table-cell/>
          <table:table-cell table:formula="of:=(1+[.A578])*[.C578]" office:value-type="float" office:value="1.9576774E+016" calcext:value-type="float">
            <text:p>1.9576774E+016</text:p>
          </table:table-cell>
          <table:table-cell table:formula="of:=[.E578]/[.$I$6]" office:value-type="float" office:value="1.11739577625571" calcext:value-type="float">
            <text:p>1.11739577625571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4427500000000" calcext:value-type="float">
            <text:p>7.44E+13</text:p>
          </table:table-cell>
          <table:table-cell office:value-type="float" office:value="197433000000000" calcext:value-type="float">
            <text:p>1.97E+14</text:p>
          </table:table-cell>
          <table:table-cell/>
          <table:table-cell table:formula="of:=(1+[.A579])*[.C579]" office:value-type="float" office:value="1.9545867E+016" calcext:value-type="float">
            <text:p>1.9545867E+016</text:p>
          </table:table-cell>
          <table:table-cell table:formula="of:=[.E579]/[.$I$6]" office:value-type="float" office:value="1.11563167808219" calcext:value-type="float">
            <text:p>1.1156316780821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3648000000000" calcext:value-type="float">
            <text:p>7.36E+13</text:p>
          </table:table-cell>
          <table:table-cell office:value-type="float" office:value="195149000000000" calcext:value-type="float">
            <text:p>1.95E+14</text:p>
          </table:table-cell>
          <table:table-cell/>
          <table:table-cell table:formula="of:=(1+[.A580])*[.C580]" office:value-type="float" office:value="1.95149E+016" calcext:value-type="float">
            <text:p>1.95149E+016</text:p>
          </table:table-cell>
          <table:table-cell table:formula="of:=[.E580]/[.$I$6]" office:value-type="float" office:value="1.11386415525114" calcext:value-type="float">
            <text:p>1.1138641552511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883400000000" calcext:value-type="float">
            <text:p>7.29E+13</text:p>
          </table:table-cell>
          <table:table-cell office:value-type="float" office:value="192908000000000" calcext:value-type="float">
            <text:p>1.93E+14</text:p>
          </table:table-cell>
          <table:table-cell/>
          <table:table-cell table:formula="of:=(1+[.A581])*[.C581]" office:value-type="float" office:value="1.9483708E+016" calcext:value-type="float">
            <text:p>1.9483708E+016</text:p>
          </table:table-cell>
          <table:table-cell table:formula="of:=[.E581]/[.$I$6]" office:value-type="float" office:value="1.11208378995434" calcext:value-type="float">
            <text:p>1.11208378995434</text:p>
          </table:table-cell>
          <table:table-cell table:number-columns-repeated="4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23:05:10.021659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6T23:09:14.863756456</dc:date>
    <meta:editing-duration>PT10H7M24S</meta:editing-duration>
    <meta:editing-cycles>11</meta:editing-cycles>
    <meta:generator>LibreOffice/6.0.7.3$Linux_X86_64 LibreOffice_project/00m0$Build-3</meta:generator>
    <meta:document-statistic meta:table-count="1" meta:cell-count="4648" meta:object-count="0"/>
  </office:meta>
</office:document-meta>
</file>